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Basic/Standard/script-lb.xml"/>
  <manifest:file-entry manifest:media-type="text/xml" manifest:full-path="Basic/Standard/Module1.xml"/>
  <manifest:file-entry manifest:media-type="text/xml" manifest:full-path="Basic/script-lc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ＭＳ Ｐゴシック1" svg:font-family="'ＭＳ Ｐゴシック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Bold" style:font-family-generic="swiss" style:font-pitch="variable"/>
    <style:font-face style:name="Verdana1" svg:font-family="Verdana" style:font-adornments="Regular" style:font-family-generic="swiss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co46" style:family="table-column">
      <style:table-column-properties fo:break-before="auto" style:column-width="0.4693in"/>
    </style:style>
    <style:style style:name="co47" style:family="table-column">
      <style:table-column-properties fo:break-before="auto" style:column-width="3.7in"/>
    </style:style>
    <style:style style:name="co48" style:family="table-column">
      <style:table-column-properties fo:break-before="auto" style:column-width="1.0035in"/>
    </style:style>
    <style:style style:name="co49" style:family="table-column">
      <style:table-column-properties fo:break-before="auto" style:column-width="2.1819in"/>
    </style:style>
    <style:style style:name="co6" style:family="table-column">
      <style:table-column-properties fo:break-before="auto" style:column-width="0.8925in"/>
    </style:style>
    <style:style style:name="co50" style:family="table-column">
      <style:table-column-properties fo:break-before="auto" style:column-width="0.6236in"/>
    </style:style>
    <style:style style:name="co51" style:family="table-column">
      <style:table-column-properties fo:break-before="auto" style:column-width="0.8437in"/>
    </style:style>
    <style:style style:name="co52" style:family="table-column">
      <style:table-column-properties fo:break-before="auto" style:column-width="5.3445in"/>
    </style:style>
    <style:style style:name="co53" style:family="table-column">
      <style:table-column-properties fo:break-before="auto" style:column-width="1.0382in"/>
    </style:style>
    <style:style style:name="co54" style:family="table-column">
      <style:table-column-properties fo:break-before="auto" style:column-width="2in"/>
    </style:style>
    <style:style style:name="co12" style:family="table-column">
      <style:table-column-properties fo:break-before="auto" style:column-width="0.5098in"/>
    </style:style>
    <style:style style:name="co13" style:family="table-column">
      <style:table-column-properties fo:break-before="auto" style:column-width="3.6402in"/>
    </style:style>
    <style:style style:name="co14" style:family="table-column">
      <style:table-column-properties fo:break-before="auto" style:column-width="1.4882in"/>
    </style:style>
    <style:style style:name="co15" style:family="table-column">
      <style:table-column-properties fo:break-before="auto" style:column-width="0.9638in"/>
    </style:style>
    <style:style style:name="co16" style:family="table-column">
      <style:table-column-properties fo:break-before="auto" style:column-width="0.9984in"/>
    </style:style>
    <style:style style:name="co17" style:family="table-column">
      <style:table-column-properties fo:break-before="auto" style:column-width="1.0102in"/>
    </style:style>
    <style:style style:name="co18" style:family="table-column">
      <style:table-column-properties fo:break-before="auto" style:column-width="1.0484in"/>
    </style:style>
    <style:style style:name="co19" style:family="table-column">
      <style:table-column-properties fo:break-before="auto" style:column-width="1.1016in"/>
    </style:style>
    <style:style style:name="co20" style:family="table-column">
      <style:table-column-properties fo:break-before="auto" style:column-width="1.5047in"/>
    </style:style>
    <style:style style:name="co21" style:family="table-column">
      <style:table-column-properties fo:break-before="auto" style:column-width="1.4839in"/>
    </style:style>
    <style:style style:name="co22" style:family="table-column">
      <style:table-column-properties fo:break-before="auto" style:column-width="1.5992in"/>
    </style:style>
    <style:style style:name="co23" style:family="table-column">
      <style:table-column-properties fo:break-before="auto" style:column-width="1.6165in"/>
    </style:style>
    <style:style style:name="co24" style:family="table-column">
      <style:table-column-properties fo:break-before="auto" style:column-width="1.3161in"/>
    </style:style>
    <style:style style:name="co25" style:family="table-column">
      <style:table-column-properties fo:break-before="auto" style:column-width="4.2055in"/>
    </style:style>
    <style:style style:name="co26" style:family="table-column">
      <style:table-column-properties fo:break-before="auto" style:column-width="0.6673in"/>
    </style:style>
    <style:style style:name="co27" style:family="table-column">
      <style:table-column-properties fo:break-before="auto" style:column-width="0.6008in"/>
    </style:style>
    <style:style style:name="co28" style:family="table-column">
      <style:table-column-properties fo:break-before="auto" style:column-width="0.8283in"/>
    </style:style>
    <style:style style:name="co29" style:family="table-column">
      <style:table-column-properties fo:break-before="auto" style:column-width="0.6772in"/>
    </style:style>
    <style:style style:name="co30" style:family="table-column">
      <style:table-column-properties fo:break-before="auto" style:column-width="0.7146in"/>
    </style:style>
    <style:style style:name="co31" style:family="table-column">
      <style:table-column-properties fo:break-before="auto" style:column-width="1.5209in"/>
    </style:style>
    <style:style style:name="co32" style:family="table-column">
      <style:table-column-properties fo:break-before="auto" style:column-width="0.9071in"/>
    </style:style>
    <style:style style:name="co33" style:family="table-column">
      <style:table-column-properties fo:break-before="auto" style:column-width="0.9055in"/>
    </style:style>
    <style:style style:name="co34" style:family="table-column">
      <style:table-column-properties fo:break-before="auto" style:column-width="1.4917in"/>
    </style:style>
    <style:style style:name="co35" style:family="table-column">
      <style:table-column-properties fo:break-before="auto" style:column-width="1.348in"/>
    </style:style>
    <style:style style:name="co36" style:family="table-column">
      <style:table-column-properties fo:break-before="auto" style:column-width="0.4819in"/>
    </style:style>
    <style:style style:name="co37" style:family="table-column">
      <style:table-column-properties fo:break-before="auto" style:column-width="4.8429in"/>
    </style:style>
    <style:style style:name="co38" style:family="table-column">
      <style:table-column-properties fo:break-before="auto" style:column-width="0.6291in"/>
    </style:style>
    <style:style style:name="co39" style:family="table-column">
      <style:table-column-properties fo:break-before="auto" style:column-width="2.9689in"/>
    </style:style>
    <style:style style:name="co40" style:family="table-column">
      <style:table-column-properties fo:break-before="auto" style:column-width="0.1256in"/>
    </style:style>
    <style:style style:name="co41" style:family="table-column">
      <style:table-column-properties fo:break-before="auto" style:column-width="1.2756in"/>
    </style:style>
    <style:style style:name="co42" style:family="table-column">
      <style:table-column-properties fo:break-before="auto" style:column-width="0.4547in"/>
    </style:style>
    <style:style style:name="co43" style:family="table-column">
      <style:table-column-properties fo:break-before="auto" style:column-width="1.2165in"/>
    </style:style>
    <style:style style:name="co44" style:family="table-column">
      <style:table-column-properties fo:break-before="auto" style:column-width="4.0591in"/>
    </style:style>
    <style:style style:name="co45" style:family="table-column">
      <style:table-column-properties fo:break-before="auto" style:column-width="1.2484in"/>
    </style:style>
    <style:style style:name="co55" style:family="table-column">
      <style:table-column-properties fo:break-before="auto" style:column-width="1.1154in"/>
    </style:style>
    <style:style style:name="co56" style:family="table-column">
      <style:table-column-properties fo:break-before="auto" style:column-width="0.9819in"/>
    </style:style>
    <style:style style:name="co57" style:family="table-column">
      <style:table-column-properties fo:break-before="auto" style:column-width="0.852in"/>
    </style:style>
    <style:style style:name="co58" style:family="table-column">
      <style:table-column-properties fo:break-before="auto" style:column-width="1.1508in"/>
    </style:style>
    <style:style style:name="co59" style:family="table-column">
      <style:table-column-properties fo:break-before="auto" style:column-width="1.4563in"/>
    </style:style>
    <style:style style:name="co60" style:family="table-column">
      <style:table-column-properties fo:break-before="auto" style:column-width="1.3472in"/>
    </style:style>
    <style:style style:name="co61" style:family="table-column">
      <style:table-column-properties fo:break-before="auto" style:column-width="1.5236in"/>
    </style:style>
    <style:style style:name="co62" style:family="table-column">
      <style:table-column-properties fo:break-before="auto" style:column-width="1.0339in"/>
    </style:style>
    <style:style style:name="co63" style:family="table-column">
      <style:table-column-properties fo:break-before="auto" style:column-width="1.3602in"/>
    </style:style>
    <style:style style:name="co64" style:family="table-column">
      <style:table-column-properties fo:break-before="auto" style:column-width="1.2437in"/>
    </style:style>
    <style:style style:name="co65" style:family="table-column">
      <style:table-column-properties fo:break-before="auto" style:column-width="1.0925in"/>
    </style:style>
    <style:style style:name="co66" style:family="table-column">
      <style:table-column-properties fo:break-before="auto" style:column-width="1.022in"/>
    </style:style>
    <style:style style:name="co67" style:family="table-column">
      <style:table-column-properties fo:break-before="auto" style:column-width="1.6752in"/>
    </style:style>
    <style:style style:name="ro66" style:family="table-row">
      <style:table-row-properties style:row-height="0.1783in" fo:break-before="auto" style:use-optimal-row-height="true"/>
    </style:style>
    <style:style style:name="ro72" style:family="table-row">
      <style:table-row-properties style:row-height="0.2118in" fo:break-before="auto" style:use-optimal-row-height="true"/>
    </style:style>
    <style:style style:name="ro6" style:family="table-row">
      <style:table-row-properties style:row-height="0.3in" fo:break-before="auto" style:use-optimal-row-height="false"/>
    </style:style>
    <style:style style:name="ro73" style:family="table-row">
      <style:table-row-properties style:row-height="1in" fo:break-before="auto" style:use-optimal-row-height="false"/>
    </style:style>
    <style:style style:name="ro5" style:family="table-row">
      <style:table-row-properties style:row-height="0.2756in" fo:break-before="auto" style:use-optimal-row-height="false"/>
    </style:style>
    <style:style style:name="ro7" style:family="table-row">
      <style:table-row-properties style:row-height="0.339in" fo:break-before="auto" style:use-optimal-row-height="false"/>
    </style:style>
    <style:style style:name="ro8" style:family="table-row">
      <style:table-row-properties style:row-height="0.3016in" fo:break-before="auto" style:use-optimal-row-height="false"/>
    </style:style>
    <style:style style:name="ro9" style:family="table-row">
      <style:table-row-properties style:row-height="0.3311in" fo:break-before="auto" style:use-optimal-row-height="false"/>
    </style:style>
    <style:style style:name="ro10" style:family="table-row">
      <style:table-row-properties style:row-height="0.3102in" fo:break-before="auto" style:use-optimal-row-height="false"/>
    </style:style>
    <style:style style:name="ro11" style:family="table-row">
      <style:table-row-properties style:row-height="0.2634in" fo:break-before="auto" style:use-optimal-row-height="false"/>
    </style:style>
    <style:style style:name="ro12" style:family="table-row">
      <style:table-row-properties style:row-height="0.1445in" fo:break-before="auto" style:use-optimal-row-height="false"/>
    </style:style>
    <style:style style:name="ro13" style:family="table-row">
      <style:table-row-properties style:row-height="0.1862in" fo:break-before="auto" style:use-optimal-row-height="false"/>
    </style:style>
    <style:style style:name="ro14" style:family="table-row">
      <style:table-row-properties style:row-height="0.3626in" fo:break-before="auto" style:use-optimal-row-height="false"/>
    </style:style>
    <style:style style:name="ro15" style:family="table-row">
      <style:table-row-properties style:row-height="0.4425in" fo:break-before="auto" style:use-optimal-row-height="false"/>
    </style:style>
    <style:style style:name="ro16" style:family="table-row">
      <style:table-row-properties style:row-height="0.2799in" fo:break-before="auto" style:use-optimal-row-height="false"/>
    </style:style>
    <style:style style:name="ro17" style:family="table-row">
      <style:table-row-properties style:row-height="0.3098in" fo:break-before="auto" style:use-optimal-row-height="false"/>
    </style:style>
    <style:style style:name="ro18" style:family="table-row">
      <style:table-row-properties style:row-height="0.0937in" fo:break-before="auto" style:use-optimal-row-height="false"/>
    </style:style>
    <style:style style:name="ro19" style:family="table-row">
      <style:table-row-properties style:row-height="0.3728in" fo:break-before="auto" style:use-optimal-row-height="false"/>
    </style:style>
    <style:style style:name="ro20" style:family="table-row">
      <style:table-row-properties style:row-height="0.1783in" fo:break-before="auto" style:use-optimal-row-height="false"/>
    </style:style>
    <style:style style:name="ro21" style:family="table-row">
      <style:table-row-properties style:row-height="0.3484in" fo:break-before="auto" style:use-optimal-row-height="false"/>
    </style:style>
    <style:style style:name="ro22" style:family="table-row">
      <style:table-row-properties style:row-height="0.5063in" fo:break-before="auto" style:use-optimal-row-height="false"/>
    </style:style>
    <style:style style:name="ro23" style:family="table-row">
      <style:table-row-properties style:row-height="0.35in" fo:break-before="auto" style:use-optimal-row-height="false"/>
    </style:style>
    <style:style style:name="ro24" style:family="table-row">
      <style:table-row-properties style:row-height="0.6756in" fo:break-before="auto" style:use-optimal-row-height="false"/>
    </style:style>
    <style:style style:name="ro25" style:family="table-row">
      <style:table-row-properties style:row-height="0.5591in" fo:break-before="auto" style:use-optimal-row-height="true"/>
    </style:style>
    <style:style style:name="ro26" style:family="table-row">
      <style:table-row-properties style:row-height="0.3291in" fo:break-before="auto" style:use-optimal-row-height="false"/>
    </style:style>
    <style:style style:name="ro27" style:family="table-row">
      <style:table-row-properties style:row-height="0.3575in" fo:break-before="auto" style:use-optimal-row-height="false"/>
    </style:style>
    <style:style style:name="ro28" style:family="table-row">
      <style:table-row-properties style:row-height="0.3953in" fo:break-before="auto" style:use-optimal-row-height="false"/>
    </style:style>
    <style:style style:name="ro29" style:family="table-row">
      <style:table-row-properties style:row-height="0.4047in" fo:break-before="auto" style:use-optimal-row-height="false"/>
    </style:style>
    <style:style style:name="ro30" style:family="table-row">
      <style:table-row-properties style:row-height="0.452in" fo:break-before="auto" style:use-optimal-row-height="false"/>
    </style:style>
    <style:style style:name="ro31" style:family="table-row">
      <style:table-row-properties style:row-height="0.4146in" fo:break-before="auto" style:use-optimal-row-height="false"/>
    </style:style>
    <style:style style:name="ro32" style:family="table-row">
      <style:table-row-properties style:row-height="0.3764in" fo:break-before="auto" style:use-optimal-row-height="false"/>
    </style:style>
    <style:style style:name="ro33" style:family="table-row">
      <style:table-row-properties style:row-height="0.5181in" fo:break-before="auto" style:use-optimal-row-height="false"/>
    </style:style>
    <style:style style:name="ro34" style:family="table-row">
      <style:table-row-properties style:row-height="0.3673in" fo:break-before="auto" style:use-optimal-row-height="false"/>
    </style:style>
    <style:style style:name="ro35" style:family="table-row">
      <style:table-row-properties style:row-height="0.2898in" fo:break-before="auto" style:use-optimal-row-height="true"/>
    </style:style>
    <style:style style:name="ro36" style:family="table-row">
      <style:table-row-properties style:row-height="0.3201in" fo:break-before="auto" style:use-optimal-row-height="false"/>
    </style:style>
    <style:style style:name="ro37" style:family="table-row">
      <style:table-row-properties style:row-height="0.4236in" fo:break-before="auto" style:use-optimal-row-height="false"/>
    </style:style>
    <style:style style:name="ro38" style:family="table-row">
      <style:table-row-properties style:row-height="0.4709in" fo:break-before="auto" style:use-optimal-row-height="false"/>
    </style:style>
    <style:style style:name="ro39" style:family="table-row">
      <style:table-row-properties style:row-height="0.3417in" fo:break-before="auto" style:use-optimal-row-height="false"/>
    </style:style>
    <style:style style:name="ro40" style:family="table-row">
      <style:table-row-properties style:row-height="0.5083in" fo:break-before="auto" style:use-optimal-row-height="false"/>
    </style:style>
    <style:style style:name="ro41" style:family="table-row">
      <style:table-row-properties style:row-height="0.3835in" fo:break-before="auto" style:use-optimal-row-height="false"/>
    </style:style>
    <style:style style:name="ro42" style:family="table-row">
      <style:table-row-properties style:row-height="0.3835in" fo:break-before="page" style:use-optimal-row-height="false"/>
    </style:style>
    <style:style style:name="ro43" style:family="table-row">
      <style:table-row-properties style:row-height="0.6673in" fo:break-before="auto" style:use-optimal-row-height="false"/>
    </style:style>
    <style:style style:name="ro44" style:family="table-row">
      <style:table-row-properties style:row-height="0.1772in" fo:break-before="auto" style:use-optimal-row-height="false"/>
    </style:style>
    <style:style style:name="ro45" style:family="table-row">
      <style:table-row-properties style:row-height="0.1965in" fo:break-before="auto" style:use-optimal-row-height="false"/>
    </style:style>
    <style:style style:name="ro46" style:family="table-row">
      <style:table-row-properties style:row-height="0.0398in" fo:break-before="auto" style:use-optimal-row-height="false"/>
    </style:style>
    <style:style style:name="ro47" style:family="table-row">
      <style:table-row-properties style:row-height="0.2528in" fo:break-before="auto" style:use-optimal-row-height="false"/>
    </style:style>
    <style:style style:name="ro48" style:family="table-row">
      <style:table-row-properties style:row-height="0.3799in" fo:break-before="auto" style:use-optimal-row-height="false"/>
    </style:style>
    <style:style style:name="ro49" style:family="table-row">
      <style:table-row-properties style:row-height="0.7118in" fo:break-before="auto" style:use-optimal-row-height="false"/>
    </style:style>
    <style:style style:name="ro50" style:family="table-row">
      <style:table-row-properties style:row-height="0.5693in" fo:break-before="auto" style:use-optimal-row-height="true"/>
    </style:style>
    <style:style style:name="ro51" style:family="table-row">
      <style:table-row-properties style:row-height="0.3209in" fo:break-before="auto" style:use-optimal-row-height="false"/>
    </style:style>
    <style:style style:name="ro52" style:family="table-row">
      <style:table-row-properties style:row-height="0.3937in" fo:break-before="auto" style:use-optimal-row-height="false"/>
    </style:style>
    <style:style style:name="ro53" style:family="table-row">
      <style:table-row-properties style:row-height="0.6591in" fo:break-before="auto" style:use-optimal-row-height="false"/>
    </style:style>
    <style:style style:name="ro54" style:family="table-row">
      <style:table-row-properties style:row-height="0.6028in" fo:break-before="auto" style:use-optimal-row-height="false"/>
    </style:style>
    <style:style style:name="ro55" style:family="table-row">
      <style:table-row-properties style:row-height="0.8382in" fo:break-before="auto" style:use-optimal-row-height="false"/>
    </style:style>
    <style:style style:name="ro56" style:family="table-row">
      <style:table-row-properties style:row-height="0.3862in" fo:break-before="auto" style:use-optimal-row-height="false"/>
    </style:style>
    <style:style style:name="ro57" style:family="table-row">
      <style:table-row-properties style:row-height="0.4335in" fo:break-before="auto" style:use-optimal-row-height="false"/>
    </style:style>
    <style:style style:name="ro58" style:family="table-row">
      <style:table-row-properties style:row-height="0.5492in" fo:break-before="auto" style:use-optimal-row-height="false"/>
    </style:style>
    <style:style style:name="ro59" style:family="table-row">
      <style:table-row-properties style:row-height="0.2898in" fo:break-before="auto" style:use-optimal-row-height="false"/>
    </style:style>
    <style:style style:name="ro60" style:family="table-row">
      <style:table-row-properties style:row-height="0.678in" fo:break-before="auto" style:use-optimal-row-height="false"/>
    </style:style>
    <style:style style:name="ro61" style:family="table-row">
      <style:table-row-properties style:row-height="0.4953in" fo:break-before="auto" style:use-optimal-row-height="false"/>
    </style:style>
    <style:style style:name="ro62" style:family="table-row">
      <style:table-row-properties style:row-height="0.6937in" fo:break-before="auto" style:use-optimal-row-height="false"/>
    </style:style>
    <style:style style:name="ro63" style:family="table-row">
      <style:table-row-properties style:row-height="0.45in" fo:break-before="auto" style:use-optimal-row-height="false"/>
    </style:style>
    <style:style style:name="ro64" style:family="table-row">
      <style:table-row-properties style:row-height="0.5654in" fo:break-before="auto" style:use-optimal-row-height="false"/>
    </style:style>
    <style:style style:name="ro65" style:family="table-row">
      <style:table-row-properties style:row-height="0.4in" fo:break-before="auto" style:use-optimal-row-height="false"/>
    </style:style>
    <style:style style:name="ro67" style:family="table-row">
      <style:table-row-properties style:row-height="0.5555in" fo:break-before="auto" style:use-optimal-row-height="false"/>
    </style:style>
    <style:style style:name="ro68" style:family="table-row">
      <style:table-row-properties style:row-height="0.3453in" fo:break-before="auto" style:use-optimal-row-height="false"/>
    </style:style>
    <style:style style:name="ro69" style:family="table-row">
      <style:table-row-properties style:row-height="0.7138in" fo:break-before="auto" style:use-optimal-row-height="false"/>
    </style:style>
    <style:style style:name="ro70" style:family="table-row">
      <style:table-row-properties style:row-height="0.3756in" fo:break-before="auto" style:use-optimal-row-height="false"/>
    </style:style>
    <style:style style:name="ro71" style:family="table-row">
      <style:table-row-properties style:row-height="0.2591in" fo:break-before="auto" style:use-optimal-row-height="false"/>
    </style:style>
    <style:style style:name="ro74" style:family="table-row">
      <style:table-row-properties style:row-height="0.0783in" fo:break-before="auto" style:use-optimal-row-height="false"/>
    </style:style>
    <style:style style:name="ro75" style:family="table-row">
      <style:table-row-properties style:row-height="0.0799in" fo:break-before="auto" style:use-optimal-row-height="false"/>
    </style:style>
    <style:style style:name="ro76" style:family="table-row">
      <style:table-row-properties style:row-height="0.3154in" fo:break-before="auto" style:use-optimal-row-height="false"/>
    </style:style>
    <style:style style:name="ro77" style:family="table-row">
      <style:table-row-properties style:row-height="0.3189in" fo:break-before="auto" style:use-optimal-row-height="false"/>
    </style:style>
    <style:style style:name="ta5" style:family="table" style:master-page-name="Default">
      <style:table-properties table:display="true" style:writing-mode="lr-tb"/>
    </style:style>
    <style:style style:name="ta2" style:family="table" style:master-page-name="PageStyle_5f_Summary">
      <style:table-properties table:display="true" style:writing-mode="lr-tb"/>
    </style:style>
    <style:style style:name="ta3" style:family="table" style:master-page-name="PageStyle_5f_Schedule">
      <style:table-properties table:display="true" style:writing-mode="lr-tb"/>
    </style:style>
    <style:style style:name="ta4" style:family="table" style:master-page-name="PageStyle_5f_Reference">
      <style:table-properties table:display="true" style:writing-mode="lr-tb"/>
    </style:style>
    <style:style style:name="ta6" style:family="table" style:master-page-name="PageStyle_5f_DateSchedule">
      <style:table-properties table:display="true" style:writing-mode="lr-tb" tableooo:tab-color="#eeeeee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4">
      <number:number number:decimal-places="2" number:min-integer-digits="1" number:grouping="true"/>
    </number:number-style>
    <number:date-style style:name="N36" number:automatic-order="true">
      <number:month number:style="long"/>
      <number:text>/</number:text>
      <number:day number:style="long"/>
      <number:text>/</number:text>
      <number:year number:style="long"/>
    </number:dat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3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379" style:family="table-cell" style:parent-style-name="Default">
      <style:table-cell-properties style:text-align-source="fix" style:repeat-content="false" fo:border="0.0008in solid #000000"/>
      <style:paragraph-properties fo:text-align="center" fo:margin-left="0in"/>
      <style:text-properties style:font-name="Verdana"/>
    </style:style>
    <style:style style:name="ce380" style:family="table-cell" style:parent-style-name="Default">
      <style:table-cell-properties fo:border="0.0008in solid #000000"/>
      <style:text-properties style:font-name="Verdana"/>
    </style:style>
    <style:style style:name="ce381" style:family="table-cell" style:parent-style-name="Default">
      <style:table-cell-properties fo:background-color="#999999" style:text-align-source="fix" style:repeat-content="false" fo:border="0.0008in solid #000000"/>
      <style:paragraph-properties fo:text-align="center" fo:margin-left="0in"/>
      <style:text-properties style:font-name="Verdana" fo:font-size="12pt" fo:font-weight="bold" style:font-size-asian="12pt" style:font-weight-asian="bold" style:font-size-complex="12pt" style:font-weight-complex="bold"/>
    </style:style>
    <style:style style:name="ce382" style:family="table-cell" style:parent-style-name="Default" style:data-style-name="N100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Verdana" fo:font-size="11pt" style:font-size-asian="11pt" style:font-size-complex="11pt"/>
    </style:style>
    <style:style style:name="ce383" style:family="table-cell" style:parent-style-name="Default">
      <style:table-cell-properties fo:background-color="#999999" style:text-align-source="fix" style:repeat-content="false" fo:border="0.0008in solid #000000" style:vertical-align="bottom"/>
      <style:paragraph-properties fo:text-align="center" fo:margin-left="0in"/>
      <style:text-properties style:font-name="Verdana" fo:font-size="12pt" fo:font-weight="bold" style:font-size-asian="12pt" style:font-weight-asian="bold" style:font-size-complex="12pt" style:font-weight-complex="bold"/>
    </style:style>
    <style:style style:name="ce384" style:family="table-cell" style:parent-style-name="Default">
      <style:table-cell-properties style:text-align-source="fix" style:repeat-content="false" fo:border="0.0008in solid #000000" style:vertical-align="middle"/>
      <style:paragraph-properties fo:text-align="start" fo:margin-left="0in"/>
      <style:text-properties style:font-name="Verdana" fo:font-size="11pt" style:font-size-asian="11pt" style:font-size-complex="11pt"/>
    </style:style>
    <style:style style:name="ce385" style:family="table-cell" style:parent-style-name="Default" style:data-style-name="N349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Verdana" fo:font-size="11pt" style:font-size-asian="11pt" style:font-size-complex="11pt"/>
    </style:style>
    <style:style style:name="ce10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008in solid #000000" fo:background-color="#83caff" style:cell-protect="none" style:print-content="true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13" style:family="table-cell" style:parent-style-name="Default">
      <style:table-cell-properties style:glyph-orientation-vertical="0" fo:border-bottom="0.0008in solid #000000" fo:background-color="#83caff" style:diagonal-bl-tr="none" style:diagonal-tl-br="none" style:text-align-source="fix" style:repeat-content="false" fo:wrap-option="no-wrap" fo:border-left="0.0008in solid #000000" style:direction="ltr" fo:border-right="none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4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weight="bold" style:font-weight-asian="bold" style:font-weight-complex="bold"/>
    </style:style>
    <style:style style:name="ce15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weight="bold" style:font-weight-asian="bold" style:font-weight-complex="bold"/>
    </style:style>
    <style:style style:name="ce16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7" style:family="table-cell" style:parent-style-name="Default">
      <style:table-cell-properties style:glyph-orientation-vertical="0"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weight="bold" style:font-weight-asian="bold" style:font-weight-complex="bold"/>
    </style:style>
    <style:style style:name="ce18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ackground-color="#eeeeee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20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2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weight="bold" style:font-weight-asian="bold" style:font-weight-complex="bold"/>
    </style:style>
    <style:style style:name="ce22" style:family="table-cell" style:parent-style-name="Default">
      <style:table-cell-properties style:glyph-orientation-vertical="0" fo:background-color="#eeeeee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weight="bold" style:font-weight-asian="bold" style:font-weight-complex="bold"/>
    </style:style>
    <style:style style:name="ce23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weight="bold" style:font-weight-asian="bold" style:font-weight-complex="bold"/>
    </style:style>
    <style:style style:name="ce24" style:family="table-cell" style:parent-style-name="Default">
      <style:table-cell-properties style:glyph-orientation-vertical="0" fo:background-color="#b2b2b2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c5000b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in" style:writing-mode="page"/>
      <style:text-properties fo:font-weight="bold" style:font-weight-asian="bold" style:font-weight-complex="bold"/>
    </style:style>
    <style:style style:name="ce26" style:family="table-cell" style:parent-style-name="Default">
      <style:table-cell-properties style:glyph-orientation-vertical="0" fo:background-color="#eeeee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27" style:family="table-cell" style:parent-style-name="Default">
      <style:table-cell-properties style:glyph-orientation-vertical="0" fo:background-color="#83ca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8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29" style:family="table-cell" style:parent-style-name="Default" style:data-style-name="N126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30" style:family="table-cell" style:parent-style-name="Default">
      <style:table-cell-properties style:glyph-orientation-vertical="0" fo:background-color="#83ca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bold" style:font-name-asian="ＭＳ Ｐゴシック" style:font-size-asian="11pt" style:font-style-asian="normal" style:font-weight-asian="bold" style:font-name-complex="Arial" style:font-size-complex="11pt" style:font-style-complex="normal" style:font-weight-complex="bold"/>
    </style:style>
    <style:style style:name="ce31" style:family="table-cell" style:parent-style-name="Default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name-asian="ＭＳ Ｐゴシック" style:font-size-asian="9pt" style:font-style-asian="normal" style:font-weight-asian="bold" style:font-name-complex="Arial" style:font-size-complex="9pt" style:font-style-complex="normal" style:font-weight-complex="bold"/>
    </style:style>
    <style:style style:name="ce32" style:family="table-cell" style:parent-style-name="Default" style:data-style-name="N126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33" style:family="table-cell" style:parent-style-name="Default" style:data-style-name="N126">
      <style:table-cell-properties style:glyph-orientation-vertical="0" fo:background-color="#ffffff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Lucida Sans" style:font-size-complex="9pt" style:font-style-complex="normal" style:font-weight-complex="normal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34" style:family="table-cell" style:parent-style-name="Default" style:data-style-name="N126">
      <style:table-cell-properties style:glyph-orientation-vertical="0" fo:background-color="#ffffff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35" style:family="table-cell" style:parent-style-name="Default" style:data-style-name="N126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36" style:family="table-cell" style:parent-style-name="Default" style:data-style-name="N126">
      <style:table-cell-properties style:glyph-orientation-vertical="0" fo:background-color="#ffffff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37" style:family="table-cell" style:parent-style-name="Default" style:data-style-name="N126">
      <style:table-cell-properties style:glyph-orientation-vertical="0" fo:background-color="#cccccc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c5000b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8" style:family="table-cell" style:parent-style-name="Default" style:data-style-name="N126">
      <style:table-cell-properties style:glyph-orientation-vertical="0" fo:background-color="#eeeee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39" style:family="table-cell" style:parent-style-name="Default" style:data-style-name="N126">
      <style:table-cell-properties style:glyph-orientation-vertical="0" fo:background-color="#e6e6ff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40" style:family="table-cell" style:parent-style-name="Default" style:data-style-name="N126">
      <style:table-cell-properties style:glyph-orientation-vertical="0" fo:background-color="#dddddd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41" style:family="table-cell" style:parent-style-name="Default" style:data-style-name="N126">
      <style:table-cell-properties style:glyph-orientation-vertical="0" fo:background-color="#eeeee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ce42" style:family="table-cell" style:parent-style-name="Default" style:data-style-name="N126">
      <style:table-cell-properties style:glyph-orientation-vertical="0" fo:border-bottom="none" fo:background-color="#eeeeee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ＭＳ Ｐゴシック" style:font-size-asian="9pt" style:font-style-asian="normal" style:font-weight-asian="normal" style:font-size-complex="9pt" style:font-style-complex="normal" style:font-weight-complex="normal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43" style:family="table-cell" style:parent-style-name="Default" style:data-style-name="N126">
      <style:table-cell-properties style:glyph-orientation-vertical="0" fo:background-color="#ffcccc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Lucida Sans" style:font-size-complex="9pt" style:font-style-complex="normal" style:font-weight-complex="normal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44" style:family="table-cell" style:parent-style-name="Default" style:data-style-name="N126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ＭＳ Ｐゴシック" style:font-size-asian="9pt" style:font-style-asian="normal" style:font-weight-asian="normal" style:font-name-complex="Lucida Sans" style:font-size-complex="9pt" style:font-style-complex="normal" style:font-weight-complex="normal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45" style:family="table-cell" style:parent-style-name="Default" style:data-style-name="N126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46" style:family="table-cell" style:parent-style-name="Default" style:data-style-name="N126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47" style:family="table-cell" style:parent-style-name="Default" style:data-style-name="N126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48" style:family="table-cell" style:parent-style-name="Default" style:data-style-name="N126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ce49" style:family="table-cell" style:parent-style-name="Default" style:data-style-name="N126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name-asian="ＭＳ Ｐゴシック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ce50" style:family="table-cell" style:parent-style-name="Default" style:data-style-name="N126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fo:font-weight="bold" style:font-weight-asian="bold" style:font-weight-complex="bold"/>
    </style:style>
    <style:style style:name="ce51" style:family="table-cell" style:parent-style-name="Default">
      <style:table-cell-properties style:glyph-orientation-vertical="0" fo:background-color="#b2b2b2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style:glyph-orientation-vertical="0" fo:border-bottom="0.0008in solid #000000" fo:background-color="#83ca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4" style:family="table-cell" style:parent-style-name="Default" style:data-style-name="N126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55" style:family="table-cell" style:parent-style-name="Default" style:data-style-name="N126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56" style:family="table-cell" style:parent-style-name="Default" style:data-style-name="N126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57" style:family="table-cell" style:parent-style-name="Default" style:data-style-name="N126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3333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8" style:family="table-cell" style:parent-style-name="Default" style:data-style-name="N126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7e0021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59" style:family="table-cell" style:parent-style-name="Default" style:data-style-name="N126">
      <style:table-cell-properties style:glyph-orientation-vertical="0" fo:background-color="#eeeee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0" style:family="table-cell" style:parent-style-name="Default" style:data-style-name="N126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1" style:family="table-cell" style:parent-style-name="Default" style:data-style-name="N12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7e0021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2" style:family="table-cell" style:parent-style-name="Default" style:data-style-name="N126">
      <style:table-cell-properties style:glyph-orientation-vertical="0" fo:background-color="#eeeeee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7e0021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63" style:family="table-cell" style:parent-style-name="Default" style:data-style-name="N1">
      <style:table-cell-properties style:glyph-orientation-vertical="0" fo:background-color="#b2b2b2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3333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64" style:family="table-cell" style:parent-style-name="Default" style:data-style-name="N12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65" style:family="table-cell" style:parent-style-name="Default" style:data-style-name="N12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66" style:family="table-cell" style:parent-style-name="Default" style:data-style-name="N126">
      <style:table-cell-properties style:glyph-orientation-vertical="0" fo:background-color="#eeeeee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67" style:family="table-cell" style:parent-style-name="Default" style:data-style-name="N12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3333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69" style:family="table-cell" style:parent-style-name="Default" style:data-style-name="N4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70" style:family="table-cell" style:parent-style-name="Default" style:data-style-name="N4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3333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71" style:family="table-cell" style:parent-style-name="Default" style:data-style-name="N4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2" style:family="table-cell" style:parent-style-name="Default" style:data-style-name="N4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3" style:family="table-cell" style:parent-style-name="Default" style:data-style-name="N4">
      <style:table-cell-properties style:glyph-orientation-vertical="0"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6619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4" style:family="table-cell" style:parent-style-name="Default" style:data-style-name="N4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5" style:family="table-cell" style:parent-style-name="Default" style:data-style-name="N4">
      <style:table-cell-properties style:glyph-orientation-vertical="0" fo:background-color="#eeeeee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76" style:family="table-cell" style:parent-style-name="Default" style:data-style-name="N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77" style:family="table-cell" style:parent-style-name="Default" style:data-style-name="N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78" style:family="table-cell" style:parent-style-name="Default" style:data-style-name="N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79" style:family="table-cell" style:parent-style-name="Default" style:data-style-name="N4">
      <style:table-cell-properties style:glyph-orientation-vertical="0" fo:background-color="#eeeeee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0" style:family="table-cell" style:parent-style-name="Default" style:data-style-name="N4">
      <style:table-cell-properties style:glyph-orientation-vertical="0" fo:background-color="#b2b2b2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3333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1" style:family="table-cell" style:parent-style-name="Default" style:data-style-name="N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2" style:family="table-cell" style:parent-style-name="Default" style:data-style-name="N37">
      <style:table-cell-properties style:glyph-orientation-vertical="0" fo:background-color="#cccccc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3" style:family="table-cell" style:parent-style-name="Default" style:data-style-name="N37">
      <style:table-cell-properties style:glyph-orientation-vertical="0" fo:border-bottom="0.0008in solid #000000" fo:background-color="#83ca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84" style:family="table-cell" style:parent-style-name="Default" style:data-style-name="N37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5" style:family="table-cell" style:parent-style-name="Default" style:data-style-name="N36">
      <style:table-cell-properties style:glyph-orientation-vertical="0" fo:background-color="#ffff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86" style:family="table-cell" style:parent-style-name="Default" style:data-style-name="N36">
      <style:table-cell-properties style:glyph-orientation-vertical="0" fo:background-color="#0066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4586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87" style:family="table-cell" style:parent-style-name="Default" style:data-style-name="N36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3333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88" style:family="table-cell" style:parent-style-name="Default" style:data-style-name="N36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style:font-name="Verdana" fo:font-size="9pt" fo:font-weight="bold" style:font-size-asian="9pt" style:font-weight-asian="bold" style:font-size-complex="9pt" style:font-weight-complex="bold"/>
    </style:style>
    <style:style style:name="ce89" style:family="table-cell" style:parent-style-name="Default" style:data-style-name="N36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0" style:family="table-cell" style:parent-style-name="Default" style:data-style-name="N36">
      <style:table-cell-properties style:glyph-orientation-vertical="0" fo:background-color="#dddddd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661900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91" style:family="table-cell" style:parent-style-name="Default" style:data-style-name="N36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2" style:family="table-cell" style:parent-style-name="Default" style:data-style-name="N36">
      <style:table-cell-properties style:glyph-orientation-vertical="0" fo:background-color="#eeeeee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4586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93" style:family="table-cell" style:parent-style-name="Default" style:data-style-name="N36">
      <style:table-cell-properties style:glyph-orientation-vertical="0" fo:background-color="#0066c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4586" style:text-outline="false" style:text-line-through-style="none" style:font-name="Arial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  <style:map style:condition="is-true-formula(ISEVEN(ROW()))" style:apply-style-name="Untitled6" style:base-cell-address="Summary.F12"/>
      <style:map style:condition="is-true-formula(ISODD(ROW()))" style:apply-style-name="Untitled13" style:base-cell-address="Summary.F12"/>
    </style:style>
    <style:style style:name="ce94" style:family="table-cell" style:parent-style-name="Default" style:data-style-name="N3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5" style:family="table-cell" style:parent-style-name="Default" style:data-style-name="N36">
      <style:table-cell-properties style:glyph-orientation-vertical="0" fo:background-color="#eeeeee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96" style:family="table-cell" style:parent-style-name="Default" style:data-style-name="N36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font-weight="bold" style:font-weight-asian="bold" style:font-weight-complex="bold"/>
    </style:style>
    <style:style style:name="ce97" style:family="table-cell" style:parent-style-name="Default" style:data-style-name="N36">
      <style:table-cell-properties style:glyph-orientation-vertical="0" fo:background-color="#b2b2b2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ff3333" style:text-outline="false" style:text-line-through-style="none" style:font-name="Verdana" fo:font-size="9pt" fo:font-style="normal" fo:text-shadow="none" style:text-underline-style="none" fo:font-weight="bold" style:font-name-asian="ＭＳ Ｐゴシック" style:font-size-asian="9pt" style:font-style-asian="normal" style:font-weight-asian="bold" style:font-name-complex="Arial" style:font-size-complex="9pt" style:font-style-complex="normal" style:font-weight-complex="bold"/>
    </style:style>
    <style:style style:name="ce98" style:family="table-cell" style:parent-style-name="Default" style:data-style-name="N37">
      <style:text-properties fo:font-weight="bold" style:font-weight-asian="bold" style:font-weight-complex="bold"/>
    </style:style>
    <style:style style:name="ce99" style:family="table-cell" style:parent-style-name="Default" style:data-style-name="N37"/>
    <style:style style:name="ce100" style:family="table-cell" style:parent-style-name="Default" style:data-style-name="N37">
      <style:table-cell-properties style:glyph-orientation-vertical="0" fo:border-bottom="none" fo:background-color="#cccccc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1" style:family="table-cell" style:parent-style-name="Default" style:data-style-name="N37">
      <style:table-cell-properties style:glyph-orientation-vertical="0" fo:border-bottom="0.0008in solid #000000" fo:background-color="#83caff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02" style:family="table-cell" style:parent-style-name="Default" style:data-style-name="N37">
      <style:table-cell-properties style:glyph-orientation-vertical="0" fo:background-color="#cccccc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name-asian="ＭＳ Ｐゴシック" style:font-size-asian="9pt" style:font-style-asian="normal" style:font-weight-asian="bold" style:font-name-complex="Arial" style:font-size-complex="9pt" style:font-style-complex="normal" style:font-weight-complex="bold"/>
    </style:style>
    <style:style style:name="ce103" style:family="table-cell" style:parent-style-name="Default" style:data-style-name="N36">
      <style:table-cell-properties style:glyph-orientation-vertical="0" fo:background-color="#eeeee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name-asian="ＭＳ Ｐゴシック" style:font-size-asian="9pt" style:font-style-asian="normal" style:font-weight-asian="bold" style:font-name-complex="Arial" style:font-size-complex="9pt" style:font-style-complex="normal" style:font-weight-complex="bold"/>
    </style:style>
    <style:style style:name="ce104" style:family="table-cell" style:parent-style-name="Default" style:data-style-name="N36">
      <style:table-cell-properties style:glyph-orientation-vertical="0" fo:background-color="#b2b2b2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ff3333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0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ＭＳ Ｐゴシック" fo:font-size="8pt" fo:font-style="normal" fo:text-shadow="none" style:text-underline-style="none" fo:font-weight="bold" style:font-name-asian="ＭＳ Ｐゴシック" style:font-size-asian="8pt" style:font-style-asian="normal" style:font-weight-asian="bold" style:font-size-complex="8pt" style:font-style-complex="normal" style:font-weight-complex="bold"/>
    </style:style>
    <style:style style:name="ce106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Times New Roman" fo:font-size="6.80000019073486pt" fo:language="en" fo:country="US" fo:font-style="normal" fo:text-shadow="none" style:text-underline-style="none" fo:font-weight="bold" style:font-name-asian="Lucida Sans Unicode" style:font-size-asian="6.80000019073486pt" style:language-asian="en" style:country-asian="US" style:font-style-asian="normal" style:font-weight-asian="bold" style:font-name-complex="Tahoma" style:font-size-complex="6.80000019073486pt" style:language-complex="en" style:country-complex="US" style:font-style-complex="normal" style:font-weight-complex="bold"/>
    </style:style>
    <style:style style:name="ce107" style:family="table-cell" style:parent-style-name="Default">
      <style:table-cell-properties fo:background-color="#cccccc" style:text-align-source="fix" style:repeat-content="false" fo:border="0.0008in solid #000000" style:vertical-align="middle"/>
      <style:paragraph-properties fo:text-align="center" fo:margin-left="0in"/>
      <style:text-properties style:font-name="Verdana" fo:font-size="11pt" fo:font-weight="bold" style:font-size-asian="11pt" style:font-weight-asian="bold" style:font-size-complex="11pt" style:font-weight-complex="bold"/>
    </style:style>
    <style:style style:name="ce108" style:family="table-cell" style:parent-style-name="Default">
      <style:table-cell-properties fo:background-color="#eeeeee" style:text-align-source="fix" style:repeat-content="false" fo:border="0.0008in solid #000000" style:vertical-align="middle"/>
      <style:paragraph-properties fo:text-align="center" fo:margin-left="0in"/>
      <style:text-properties fo:color="#0000ff" style:font-name="Verdana" fo:font-size="11pt" fo:font-weight="bold" style:font-size-asian="11pt" style:font-weight-asian="bold" style:font-size-complex="11pt" style:font-weight-complex="bold"/>
    </style:style>
    <style:style style:name="ce109" style:family="table-cell" style:parent-style-name="Excel_20_Built-in_20_Normal">
      <style:table-cell-properties style:glyph-orientation-vertical="0" fo:background-color="#cfe7f5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Cambria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10" style:family="table-cell" style:parent-style-name="Default">
      <style:table-cell-properties style:glyph-orientation-vertical="0" fo:background-color="#e6e6ff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Arial" style:font-size-complex="9pt" style:font-style-complex="normal" style:font-weight-complex="bold"/>
    </style:style>
    <style:style style:name="ce111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2" style:family="table-cell" style:parent-style-name="Default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catalog" style:base-cell-address="Estimation.O7"/>
    </style:style>
    <style:style style:name="ce113" style:family="table-cell" style:parent-style-name="Default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title2" style:base-cell-address="Estimation.B43"/>
    </style:style>
    <style:style style:name="ce114" style:family="table-cell" style:parent-style-name="Default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5" style:family="table-cell" style:parent-style-name="Default">
      <style:table-cell-properties style:glyph-orientation-vertical="0" fo:border-bottom="none" fo:background-color="#e6e6ff" style:cell-protect="protected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6" style:family="table-cell" style:parent-style-name="Default">
      <style:table-cell-properties style:glyph-orientation-vertical="0" fo:border-bottom="0.0138in solid #000000" fo:background-color="#cccccc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margin-left="0.139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name-asian="ＭＳ Ｐゴシック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automatic"/>
      <style:paragraph-properties fo:text-align="start" fo:margin-left="0.139in" style:writing-mode="page"/>
      <style:text-properties style:font-name="Verdana"/>
    </style:style>
    <style:style style:name="ce118" style:family="table-cell" style:parent-style-name="Excel_20_Built-in_20_Normal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138in solid #cfe7f5" style:direction="ltr" style:rotation-angle="0" style:rotation-align="none" style:shrink-to-fit="false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19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bottom" style:shrink-to-fit="false" style:vertical-align="middle"/>
      <style:paragraph-properties fo:text-align="center" fo:margin-left="0in" style:writing-mode="page"/>
      <style:text-properties fo:color="#000066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20" style:family="table-cell" style:parent-style-name="Default" style:data-style-name="N100">
      <style:table-cell-properties style:glyph-orientation-vertical="0" fo:background-color="#99cc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bottom" style:shrink-to-fit="false" style:vertical-align="middle"/>
      <style:paragraph-properties fo:text-align="center" fo:margin-left="0in" style:writing-mode="page"/>
      <style:text-properties fo:color="#000066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21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fo:padding-bottom="0.0138in" fo:padding-left="0.0138in" fo:padding-right="0.0417in" fo:padding-top="0.0138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is-true-formula(ISODD(ROW()))" style:apply-style-name="catalog" style:base-cell-address="Estimation.O7"/>
    </style:style>
    <style:style style:name="ce122" style:family="table-cell" style:parent-style-name="Default" style:data-style-name="N10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none" style:direction="ltr" fo:padding-bottom="0.0138in" fo:padding-left="0.0138in" fo:padding-right="0.0417in" fo:padding-top="0.0138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123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fo:padding-bottom="0.0138in" fo:padding-left="0.0138in" fo:padding-right="0.0417in" fo:padding-top="0.0138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is-true-formula(ISODD(ROW()))" style:apply-style-name="title2" style:base-cell-address="Estimation.B43"/>
    </style:style>
    <style:style style:name="ce124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fo:padding-bottom="0.0138in" fo:padding-left="0.0138in" fo:padding-right="0.0417in" fo:padding-top="0.0138in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is-true-formula(ISODD(ROW()))" style:apply-style-name="title2" style:base-cell-address="Estimation.B43"/>
    </style:style>
    <style:style style:name="ce125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fo:padding-bottom="0.0138in" fo:padding-left="0.0138in" fo:padding-right="0.0417in" fo:padding-top="0.0138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is-true-formula(ISODD(ROW()))" style:apply-style-name="title1" style:base-cell-address="Estimation.B44"/>
    </style:style>
    <style:style style:name="ce12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fo:padding-bottom="0.0138in" fo:padding-left="0.0138in" fo:padding-right="0.0417in" fo:padding-top="0.0138in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is-true-formula(ISODD(ROW()))" style:apply-style-name="title2" style:base-cell-address="Estimation.B43"/>
    </style:style>
    <style:style style:name="ce127" style:family="table-cell" style:parent-style-name="Default">
      <style:table-cell-properties style:glyph-orientation-vertical="0" fo:background-color="#99cc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28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0008in solid #000000" style:direction="ltr" fo:padding-bottom="0.0138in" fo:padding-left="0.0138in" fo:padding-right="0.0417in" fo:padding-top="0.0138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is-true-formula(ISEVEN(ROW()))" style:apply-style-name="codeColor2" style:base-cell-address="Estimation.L46"/>
    </style:style>
    <style:style style:name="ce129" style:family="table-cell" style:parent-style-name="Default" style:data-style-name="N126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fo:padding-bottom="0.0138in" fo:padding-left="0.0138in" fo:padding-right="0.0417in" fo:padding-top="0.0138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is-true-formula(ISEVEN(ROW()))" style:apply-style-name="Untitled14" style:base-cell-address="Estimation.O50"/>
    </style:style>
    <style:style style:name="ce130" style:family="table-cell" style:parent-style-name="Default" style:data-style-name="N126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1" style:family="table-cell" style:parent-style-name="Default" style:data-style-name="N126">
      <style:table-cell-properties style:glyph-orientation-vertical="0" fo:border-bottom="none" fo:background-color="#e6e6ff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2" style:family="table-cell" style:parent-style-name="Default" style:data-style-name="N10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3" style:family="table-cell" style:parent-style-name="Default" style:data-style-name="N100">
      <style:table-cell-properties style:glyph-orientation-vertical="0" fo:border-bottom="none" fo:background-color="#e6e6ff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4" style:family="table-cell" style:parent-style-name="Default" style:data-style-name="N100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value-type" style:repeat-content="false" fo:wrap-option="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5" style:family="table-cell" style:parent-style-name="Default" style:data-style-name="N100">
      <style:table-cell-properties style:glyph-orientation-vertical="0" fo:border-bottom="0.0138in solid #000000" fo:background-color="#cccccc" style:cell-protect="protected" style:print-content="true" style:diagonal-bl-tr="none" style:diagonal-tl-br="none" style:text-align-source="value-type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136" style:family="table-cell" style:parent-style-name="Default" style:data-style-name="N100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137" style:family="table-cell" style:parent-style-name="Excel_20_Built-in_20_Normal">
      <style:table-cell-properties style:glyph-orientation-vertical="0" fo:border-bottom="0.0138in solid #cfe7f5" style:cell-protect="protected" style:print-content="tru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38" style:family="table-cell" style:parent-style-name="Default">
      <style:table-cell-properties style:glyph-orientation-vertical="0" fo:background-color="#e6e6ff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bottom" style:shrink-to-fit="false" style:vertical-align="middle"/>
      <style:paragraph-properties fo:text-align="center" fo:margin-left="0in" style:writing-mode="page"/>
      <style:text-properties fo:color="#000066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name-complex="Times New Roman" style:font-size-complex="9pt" style:font-style-complex="normal" style:font-weight-complex="bold"/>
    </style:style>
    <style:style style:name="ce139" style:family="table-cell" style:parent-style-name="Default">
      <style:table-cell-properties style:glyph-orientation-vertical="0" fo:border-bottom="0.0138in solid #000000" fo:background-color="#99cc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40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Default">
      <style:table-cell-properties style:glyph-orientation-vertical="0" fo:border-bottom="0.0008in solid #cc9966" fo:background-color="#ffffff" style:cell-protect="none" style:print-content="true" style:diagonal-bl-tr="none" style:diagonal-tl-br="none" style:text-align-source="fix" style:repeat-content="false" fo:wrap-option="no-wrap" fo:border-left="0.0008in solid #000000" style:direction="ltr" fo:border-right="0.0008in solid #cc9966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catalog" style:base-cell-address="Estimation.O7"/>
    </style:style>
    <style:style style:name="ce142" style:family="table-cell" style:parent-style-name="Default">
      <style:table-cell-properties style:glyph-orientation-vertical="0" fo:border-bottom="0.0008in solid #cc9966" fo:background-color="#ffffff" style:cell-protect="none" style:print-content="true" style:diagonal-bl-tr="none" style:diagonal-tl-br="none" style:text-align-source="fix" style:repeat-content="false" fo:wrap-option="no-wrap" fo:border-left="0.0008in solid #000000" style:direction="ltr" fo:border-right="0.0008in solid #cc9966" style:rotation-angle="0" style:rotation-align="none" style:shrink-to-fit="false" fo:border-top="0.0008in solid #cc9966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catalog" style:base-cell-address="Estimation.O7"/>
    </style:style>
    <style:style style:name="ce143" style:family="table-cell" style:parent-style-name="Default">
      <style:table-cell-properties style:glyph-orientation-vertical="0" fo:border-bottom="0.0008in solid #000000" fo:background-color="#ffffff" style:cell-protect="none" style:print-content="true" style:diagonal-bl-tr="none" style:diagonal-tl-br="none" style:text-align-source="fix" style:repeat-content="false" fo:wrap-option="no-wrap" fo:border-left="0.0008in solid #000000" style:direction="ltr" fo:border-right="0.0008in solid #cc9966" style:rotation-angle="0" style:rotation-align="none" style:shrink-to-fit="false" fo:border-top="0.0008in solid #cc9966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catalog" style:base-cell-address="Estimation.O7"/>
    </style:style>
    <style:style style:name="ce144" style:family="table-cell" style:parent-style-name="Default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cc9966" style:rotation-angle="0" style:rotation-align="none" style:shrink-to-fit="false" fo:border-top="0.0008in solid #cc9966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catalog" style:base-cell-address="Estimation.O7"/>
    </style:style>
    <style:style style:name="ce145" style:family="table-cell" style:parent-style-name="Default">
      <style:table-cell-properties style:glyph-orientation-vertical="0" fo:border-bottom="0.0008in solid #cc9966" fo:background-color="#ffffff" style:cell-protect="none" style:print-content="true" style:diagonal-bl-tr="none" style:diagonal-tl-br="none" style:text-align-source="fix" style:repeat-content="false" fo:wrap-option="no-wrap" fo:border-left="0.0008in solid #000000" style:direction="ltr" fo:border-right="0.0008in solid #cc9966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title2" style:base-cell-address="Estimation.L44"/>
    </style:style>
    <style:style style:name="ce146" style:family="table-cell" style:parent-style-name="Default">
      <style:table-cell-properties style:glyph-orientation-vertical="0" fo:border-bottom="0.0008in solid #cc9966" fo:background-color="#ffffff" style:cell-protect="none" style:print-content="true" style:diagonal-bl-tr="none" style:diagonal-tl-br="none" style:text-align-source="fix" style:repeat-content="false" fo:wrap-option="no-wrap" fo:border-left="0.0008in solid #000000" style:direction="ltr" fo:border-right="0.0008in solid #cc9966" style:rotation-angle="0" style:rotation-align="none" style:shrink-to-fit="false" fo:border-top="0.0008in solid #cc9966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title2" style:base-cell-address="Estimation.L44"/>
    </style:style>
    <style:style style:name="ce147" style:family="table-cell" style:parent-style-name="Default">
      <style:table-cell-properties style:glyph-orientation-vertical="0" fo:border-bottom="0.0008in solid #cc9966" fo:background-color="#ffffff" style:cell-protect="none" style:print-content="true" style:diagonal-bl-tr="none" style:diagonal-tl-br="none" style:text-align-source="fix" style:repeat-content="false" fo:wrap-option="no-wrap" fo:border-left="0.0008in solid #000000" style:direction="ltr" fo:border-right="0.0008in solid #cc9966" style:rotation-angle="0" style:rotation-align="none" style:shrink-to-fit="false" fo:border-top="0.0008in solid #cc9966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title2" style:base-cell-address="Estimation.L44"/>
    </style:style>
    <style:style style:name="ce148" style:family="table-cell" style:parent-style-name="Default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ＭＳ Ｐゴシック1" fo:font-size="10pt" fo:font-style="normal" fo:text-shadow="none" style:text-underline-style="none" fo:font-weight="normal" style:font-name-asian="ＭＳ Ｐゴシック1" style:font-size-asian="10pt" style:font-style-asian="normal" style:font-weight-asian="normal" style:font-size-complex="10pt" style:font-style-complex="normal" style:font-weight-complex="normal"/>
    </style:style>
    <style:style style:name="ce149" style:family="table-cell" style:parent-style-name="Default">
      <style:table-cell-properties style:glyph-orientation-vertical="0" fo:border-bottom="0.0008in solid #cc9966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cc9966" style:rotation-angle="0" style:rotation-align="none" style:shrink-to-fit="false" fo:border-top="0.0008in solid #cc9966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title2" style:base-cell-address="Estimation.L44"/>
    </style:style>
    <style:style style:name="ce150" style:family="table-cell" style:parent-style-name="Default" style:data-style-name="N1">
      <style:table-cell-properties style:glyph-orientation-vertical="0" fo:border-bottom="0.0008in solid #000000" fo:background-color="#ffffff" style:cell-protect="none" style:print-content="true" style:diagonal-bl-tr="none" style:diagonal-tl-br="none" style:text-align-source="fix" style:repeat-content="false" fo:wrap-option="no-wrap" fo:border-left="0.0008in solid #000000" style:direction="ltr" fo:border-right="0.0008in solid #cc9966" style:rotation-angle="0" style:rotation-align="none" style:shrink-to-fit="false" fo:border-top="0.0008in solid #cc9966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title2" style:base-cell-address="Estimation.L44"/>
    </style:style>
    <style:style style:name="ce151" style:family="table-cell" style:parent-style-name="Default">
      <style:table-cell-properties style:glyph-orientation-vertical="0" fo:border-bottom="0.0008in solid #000000" style:cell-protect="formula-hidden" style:print-content="true" style:diagonal-bl-tr="none" style:diagonal-tl-br="none" style:text-align-source="fix" style:repeat-content="false" fo:background-color="transparent" fo:wrap-option="no-wrap" fo:border-left="0.0008in solid #000000" style:direction="ltr" fo:border-right="0.0008in solid #cc9966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ISEVEN(ROW()))" style:apply-style-name="Untitled14" style:base-cell-address="Estimation.O50"/>
    </style:style>
    <style:style style:name="ce152" style:family="table-cell" style:parent-style-name="Default">
      <style:table-cell-properties style:glyph-orientation-vertical="0" fo:border-bottom="0.0008in solid #000000" fo:background-color="#99cc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53" style:family="table-cell" style:parent-style-name="Default">
      <style:table-cell-properties style:glyph-orientation-vertical="0" fo:border-bottom="0.0008in solid #cc9966" fo:background-color="#ffffff" style:cell-protect="hidden-and-protected" style:print-content="true" style:diagonal-bl-tr="none" style:diagonal-tl-br="none" style:text-align-source="fix" style:repeat-content="false" fo:wrap-option="no-wrap" fo:border-left="0.0008in solid #000000" style:direction="ltr" fo:border-right="0.0008in solid #cc9966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title2" style:base-cell-address="Estimation.L44"/>
    </style:style>
    <style:style style:name="ce154" style:family="table-cell" style:parent-style-name="Default">
      <style:table-cell-properties style:glyph-orientation-vertical="0" fo:border-bottom="0.0008in solid #cc9966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cc9966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ISEVEN(ROW()))" style:apply-style-name="Untitled14" style:base-cell-address="Estimation.O50"/>
    </style:style>
    <style:style style:name="ce155" style:family="table-cell" style:parent-style-name="Default">
      <style:table-cell-properties style:glyph-orientation-vertical="0" fo:border-bottom="0.0008in solid #cc9966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cc9966" style:rotation-angle="0" style:rotation-align="none" style:shrink-to-fit="false" fo:border-top="0.0008in solid #cc9966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ISEVEN(ROW()))" style:apply-style-name="Untitled14" style:base-cell-address="Estimation.O50"/>
    </style:style>
    <style:style style:name="ce156" style:family="table-cell" style:parent-style-name="Default">
      <style:table-cell-properties style:glyph-orientation-vertical="0" fo:border-bottom="0.0008in solid #000000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57" style:family="table-cell" style:parent-style-name="Default">
      <style:table-cell-properties style:glyph-orientation-vertical="0" fo:border-bottom="none" fo:background-color="#e6e6ff" style:cell-protect="none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8" style:family="table-cell" style:parent-style-name="Default">
      <style:table-cell-properties style:glyph-orientation-vertical="0" fo:border-bottom="0.0008in solid #000000" style:cell-protect="none" style:print-content="true" style:diagonal-bl-tr="none" style:diagonal-tl-br="none" style:text-align-source="fix" style:repeat-content="false" fo:background-color="transparent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59" style:family="table-cell" style:parent-style-name="Default">
      <style:table-cell-properties style:glyph-orientation-vertical="0" fo:border-bottom="0.0008in solid #000000" fo:background-color="#cccccc" style:cell-protect="protected" style:print-content="tru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60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name-asian="ＭＳ Ｐゴシック" style:font-size-asian="8pt" style:font-style-asian="normal" style:font-weight-asian="bold" style:font-size-complex="8pt" style:font-style-complex="normal" style:font-weight-complex="bold"/>
    </style:style>
    <style:style style:name="ce161" style:family="table-cell" style:parent-style-name="Default">
      <style:table-cell-properties style:glyph-orientation-vertical="0" fo:border-bottom="0.0008in solid #cc9966" fo:background-color="#ffffff" style:cell-protect="protected" style:print-content="true" style:diagonal-bl-tr="none" style:diagonal-tl-br="none" style:text-align-source="fix" style:repeat-content="false" fo:wrap-option="no-wrap" fo:border-left="0.0008in solid #cc9966" style:direction="ltr" fo:border-right="0.0008in solid #cc9966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catalog" style:base-cell-address="Estimation.O7"/>
    </style:style>
    <style:style style:name="ce162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cc9966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catalog" style:base-cell-address="Estimation.O7"/>
    </style:style>
    <style:style style:name="ce163" style:family="table-cell" style:parent-style-name="Default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cc9966" style:direction="ltr" fo:border-right="0.0008in solid #cc9966" style:rotation-angle="0" style:rotation-align="none" style:shrink-to-fit="false" fo:border-top="0.0008in solid #cc9966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catalog" style:base-cell-address="Estimation.O7"/>
    </style:style>
    <style:style style:name="ce164" style:family="table-cell" style:parent-style-name="Default">
      <style:table-cell-properties style:glyph-orientation-vertical="0" fo:border-bottom="0.0008in solid #cc9966" fo:background-color="#ffffff" style:cell-protect="protected" style:print-content="true" style:diagonal-bl-tr="none" style:diagonal-tl-br="none" style:text-align-source="fix" style:repeat-content="false" fo:wrap-option="no-wrap" fo:border-left="0.0008in solid #cc9966" style:direction="ltr" fo:border-right="0.0008in solid #cc9966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title2" style:base-cell-address="Estimation.L44"/>
    </style:style>
    <style:style style:name="ce165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08in solid #cc9966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title2" style:base-cell-address="Estimation.L44"/>
    </style:style>
    <style:style style:name="ce166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cc9966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title2" style:base-cell-address="Estimation.L44"/>
    </style:style>
    <style:style style:name="ce167" style:family="table-cell" style:parent-style-name="Default" style:data-style-name="N1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cc9966" style:direction="ltr" fo:border-right="0.0008in solid #cc9966" style:rotation-angle="0" style:rotation-align="none" style:shrink-to-fit="false" fo:border-top="0.0008in solid #cc9966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title2" style:base-cell-address="Estimation.L44"/>
    </style:style>
    <style:style style:name="ce168" style:family="table-cell" style:parent-style-name="Default">
      <style:table-cell-properties style:glyph-orientation-vertical="0" fo:border-bottom="0.0008in solid #000000" style:cell-protect="hidden-and-protected" style:print-content="true" style:diagonal-bl-tr="none" style:diagonal-tl-br="none" style:text-align-source="fix" style:repeat-content="false" fo:background-color="transparent" fo:wrap-option="no-wrap" fo:border-left="0.0008in solid #cc9966" style:direction="ltr" fo:border-right="0.0008in solid #cc9966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  <style:map style:condition="is-true-formula(ISEVEN(ROW()))" style:apply-style-name="Untitled14" style:base-cell-address="Estimation.O50"/>
    </style:style>
    <style:style style:name="ce169" style:family="table-cell" style:parent-style-name="Default">
      <style:table-cell-properties style:glyph-orientation-vertical="0" fo:border-bottom="0.0008in solid #cc9966" fo:background-color="#ffffff" style:cell-protect="hidden-and-protected" style:print-content="true" style:diagonal-bl-tr="none" style:diagonal-tl-br="none" style:text-align-source="fix" style:repeat-content="false" fo:wrap-option="no-wrap" fo:border-left="0.0008in solid #cc9966" style:direction="ltr" fo:border-right="0.0008in solid #cc9966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title2" style:base-cell-address="Estimation.L44"/>
    </style:style>
    <style:style style:name="ce170" style:family="table-cell" style:parent-style-name="Default">
      <style:table-cell-properties style:glyph-orientation-vertical="0" fo:border-bottom="0.0008in solid #cc9966" fo:background-color="#ffffff" style:cell-protect="protected" style:print-content="true" style:diagonal-bl-tr="none" style:diagonal-tl-br="none" style:text-align-source="fix" style:repeat-content="false" fo:wrap-option="no-wrap" fo:border-left="0.0008in solid #cc9966" style:direction="ltr" fo:border-right="0.0008in solid #cc9966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  <style:map style:condition="is-true-formula(ISEVEN(ROW()))" style:apply-style-name="Untitled14" style:base-cell-address="Estimation.O50"/>
    </style:style>
    <style:style style:name="ce17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cc9966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  <style:map style:condition="is-true-formula(ISEVEN(ROW()))" style:apply-style-name="Untitled14" style:base-cell-address="Estimation.O50"/>
    </style:style>
    <style:style style:name="ce172" style:family="table-cell" style:parent-style-name="Default">
      <style:table-cell-properties style:glyph-orientation-vertical="0" fo:border-bottom="0.0008in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73" style:family="table-cell" style:parent-style-name="Default">
      <style:table-cell-properties style:glyph-orientation-vertical="0" fo:background-color="#e6e6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174" style:family="table-cell" style:parent-style-name="Default">
      <style:table-cell-properties style:glyph-orientation-vertical="0" fo:border-bottom="0.0008in solid #000000" fo:background-color="#cccc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normal" style:font-name-asian="ＭＳ Ｐゴシック" style:font-size-asian="12pt" style:font-style-asian="normal" style:font-weight-asian="normal" style:font-size-complex="12pt" style:font-style-complex="normal" style:font-weight-complex="normal"/>
    </style:style>
    <style:style style:name="ce175" style:family="table-cell" style:parent-style-name="Default">
      <style:table-cell-properties style:cell-protect="protected" style:print-content="true"/>
      <style:text-properties style:font-name="Verdana"/>
    </style:style>
    <style:style style:name="ce176" style:family="table-cell" style:parent-style-name="Default">
      <style:table-cell-properties style:glyph-orientation-vertical="0" fo:border-bottom="0.0138in solid #000000" fo:background-color="#99cc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Verdana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77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178" style:family="table-cell" style:parent-style-name="Default">
      <style:table-cell-properties style:glyph-orientation-vertical="0" fo:border-bottom="0.0138in solid #000000" fo:background-color="#99cc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start" fo:margin-left="0in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bold" style:font-name-asian="ＭＳ Ｐゴシック" style:font-size-asian="11pt" style:font-style-asian="normal" style:font-weight-asian="bold" style:font-size-complex="11pt" style:font-style-complex="normal" style:font-weight-complex="bold"/>
    </style:style>
    <style:style style:name="ce179" style:family="table-cell" style:parent-style-name="Default">
      <style:table-cell-properties style:glyph-orientation-vertical="0" fo:border-bottom="0.0008in solid #cc9966" fo:background-color="#ffffff" style:cell-protect="protected" style:print-content="true" style:diagonal-bl-tr="none" style:diagonal-tl-br="none" style:text-align-source="fix" style:repeat-content="false" fo:wrap-option="no-wrap" fo:border-left="0.0008in solid #cc9966" style:direction="ltr" fo:border-right="0.0008in solid #cc9966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catalog" style:base-cell-address="Estimation.O7"/>
    </style:style>
    <style:style style:name="ce180" style:family="table-cell" style:parent-style-name="Default">
      <style:table-cell-properties style:glyph-orientation-vertical="0" fo:border-bottom="0.0008in solid #cc9966" fo:background-color="#ffffff" style:cell-protect="protected" style:print-content="true" style:diagonal-bl-tr="none" style:diagonal-tl-br="none" style:text-align-source="fix" style:repeat-content="false" fo:wrap-option="no-wrap" fo:border-left="0.0008in solid #cc9966" style:direction="ltr" fo:border-right="0.0008in solid #cc9966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title2" style:base-cell-address="Estimation.L44"/>
    </style:style>
    <style:style style:name="ce181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cc9966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title2" style:base-cell-address="Estimation.L44"/>
    </style:style>
    <style:style style:name="ce182" style:family="table-cell" style:parent-style-name="Default" style:data-style-name="N1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008in solid #cc9966" style:direction="ltr" fo:border-right="0.0008in solid #cc9966" style:rotation-angle="0" style:rotation-align="none" style:shrink-to-fit="false" fo:border-top="0.0008in solid #cc9966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ISODD(ROW()))" style:apply-style-name="title2" style:base-cell-address="Estimation.L44"/>
    </style:style>
    <style:style style:name="ce183" style:family="table-cell" style:parent-style-name="Default">
      <style:table-cell-properties style:glyph-orientation-vertical="0" fo:border-bottom="0.0008in solid #000000" style:cell-protect="hidden-and-protected" style:print-content="true" style:diagonal-bl-tr="none" style:diagonal-tl-br="none" style:text-align-source="fix" style:repeat-content="false" fo:background-color="transparent" fo:wrap-option="no-wrap" fo:border-left="0.0008in solid #cc9966" style:direction="ltr" fo:border-right="0.0008in solid #cc9966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ISEVEN(ROW()))" style:apply-style-name="Untitled14" style:base-cell-address="Estimation.O50"/>
    </style:style>
    <style:style style:name="ce184" style:family="table-cell" style:parent-style-name="Default">
      <style:table-cell-properties style:glyph-orientation-vertical="0" fo:border-bottom="0.0008in solid #cc9966" fo:background-color="#ffffff" style:cell-protect="protected" style:print-content="true" style:diagonal-bl-tr="none" style:diagonal-tl-br="none" style:text-align-source="fix" style:repeat-content="false" fo:wrap-option="no-wrap" fo:border-left="0.0008in solid #cc9966" style:direction="ltr" fo:border-right="0.0008in solid #cc9966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ISEVEN(ROW()))" style:apply-style-name="Untitled14" style:base-cell-address="Estimation.O50"/>
    </style:style>
    <style:style style:name="ce185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cc9966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ISEVEN(ROW()))" style:apply-style-name="Untitled14" style:base-cell-address="Estimation.O50"/>
    </style:style>
    <style:style style:name="ce186" style:family="table-cell" style:parent-style-name="Default">
      <style:table-cell-properties style:glyph-orientation-vertical="0" fo:border-bottom="0.0008in solid #000000" fo:background-color="#ffffff" style:cell-protect="none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187" style:family="table-cell" style:parent-style-name="Default">
      <style:table-cell-properties style:glyph-orientation-vertical="0" fo:background-color="#e6e6ff" style:cell-protect="none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8" style:family="table-cell" style:parent-style-name="Default">
      <style:table-cell-properties style:glyph-orientation-vertical="0" fo:border-bottom="0.0008in solid #000000" fo:background-color="#cccccc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89" style:family="table-cell" style:parent-style-name="Excel_20_Built-in_20_Normal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138in solid #cfe7f5" style:direction="ltr" style:rotation-angle="0" style:rotation-align="none" style:shrink-to-fit="false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190" style:family="table-cell" style:parent-style-name="Default" style:data-style-name="N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padding-bottom="0.0138in" fo:padding-left="0.0417in" fo:padding-right="0.0417in" fo:padding-top="0.0417in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99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SODD(ROW()))" style:apply-style-name="count2" style:base-cell-address="Estimation.O44"/>
    </style:style>
    <style:style style:name="ce191" style:family="table-cell" style:parent-style-name="Default" style:data-style-name="N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padding-bottom="0.0138in" fo:padding-left="0.0417in" fo:padding-right="0.0417in" fo:padding-top="0.0417in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000099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SODD(ROW()))" style:apply-style-name="catalog" style:base-cell-address="Estimation.O7"/>
    </style:style>
    <style:style style:name="ce192" style:family="table-cell" style:parent-style-name="Default" style:data-style-name="N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padding-bottom="0.0138in" fo:padding-left="0.0417in" fo:padding-right="0.0417in" fo:padding-top="0.0417in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99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SODD(ROW()))" style:apply-style-name="catalog" style:base-cell-address="Estimation.O7"/>
    </style:style>
    <style:style style:name="ce193" style:family="table-cell" style:parent-style-name="Default">
      <style:table-cell-properties style:glyph-orientation-vertical="0" fo:border-bottom="0.0138in solid #000000" fo:background-color="#99ccff" style:cell-protect="protected" style:print-content="tru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194" style:family="table-cell" style:parent-style-name="Default" style:data-style-name="N2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0.0138in solid #000000" style:direction="ltr" fo:padding-bottom="0.0138in" fo:padding-left="0.0417in" fo:padding-right="0.0417in" fo:padding-top="0.0417in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99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SODD(ROW()))" style:apply-style-name="count2" style:base-cell-address="Estimation.O44"/>
    </style:style>
    <style:style style:name="ce195" style:family="table-cell" style:parent-style-name="Default" style:data-style-name="N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0008in solid #000000" style:direction="ltr" fo:border-right="0.000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cc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SEVEN(ROW()))" style:apply-style-name="Untitled2" style:base-cell-address="Estimation.O46"/>
    </style:style>
    <style:style style:name="ce196" style:family="table-cell" style:parent-style-name="Default" style:data-style-name="N2">
      <style:table-cell-properties fo:border-bottom="none" fo:background-color="#ffffff" style:cell-protect="protected" style:print-content="true" style:text-align-source="fix" style:repeat-content="false" fo:border-left="0.0138in solid #000000" fo:padding-bottom="0.0138in" fo:padding-left="0.0417in" fo:padding-right="0.0417in" fo:padding-top="0.0417in" fo:border-right="0.0138in solid #000000" fo:border-top="none" style:vertical-align="middle"/>
      <style:paragraph-properties fo:text-align="center"/>
      <style:text-properties fo:color="#000099" style:font-name="Verdana" fo:font-size="10pt" fo:font-weight="bold" style:font-name-asian="ＭＳ Ｐゴシック2" style:font-size-asian="10pt" style:font-weight-asian="bold" style:font-name-complex="Mangal" style:font-size-complex="10pt" style:font-weight-complex="bold"/>
      <style:map style:condition="is-true-formula(ISEVEN(ROW()))" style:apply-style-name="Untitled14" style:base-cell-address="Estimation.O50"/>
    </style:style>
    <style:style style:name="ce197" style:family="table-cell" style:parent-style-name="Default" style:data-style-name="N2">
      <style:table-cell-properties style:glyph-orientation-vertical="0" fo:border-bottom="0.0008in solid #000000" fo:background-color="#cccccc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8" style:family="table-cell" style:parent-style-name="Default" style:data-style-name="N2">
      <style:table-cell-properties style:glyph-orientation-vertical="0" fo:border-bottom="none" fo:background-color="#cccccc" style:cell-protect="protected" style:print-content="tru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9" style:family="table-cell" style:parent-style-name="Default" style:data-style-name="N2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no-wrap" fo:border="0.0008in solid #000000" style:direction="ltr" fo:padding-bottom="0.0138in" fo:padding-left="0.028in" fo:padding-right="0.028in" fo:padding-top="0.0138in" style:rotation-angle="0" style:rotation-align="none" style:shrink-to-fit="false" style:vertical-align="middle"/>
      <style:paragraph-properties fo:text-align="center" fo:margin-left="0in" style:writing-mode="page"/>
      <style:text-properties fo:color="#ff3333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0" style:family="table-cell" style:parent-style-name="Default" style:data-style-name="N126">
      <style:table-cell-properties style:glyph-orientation-vertical="0"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201" style:family="table-cell" style:parent-style-name="Excel_20_Built-in_20_Normal">
      <style:table-cell-properties style:glyph-orientation-vertical="0" fo:border-bottom="0.0138in solid #cfe7f5" fo:background-color="#ffff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138in solid #cfe7f5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2" style:family="table-cell" style:parent-style-name="Default" style:data-style-name="N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-bottom="0.0138in" fo:padding-left="0.0417in" fo:padding-right="0.0417in" fo:padding-top="0.0417in" fo:border-right="0.000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99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SODD(ROW()))" style:apply-style-name="catalog" style:base-cell-address="Estimation.O7"/>
    </style:style>
    <style:style style:name="ce203" style:family="table-cell" style:parent-style-name="Default" style:data-style-name="N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-bottom="0.0138in" fo:padding-left="0.0417in" fo:padding-right="0.0417in" fo:padding-top="0.0417in" fo:border-right="0.000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99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SODD(ROW()))" style:apply-style-name="count2" style:base-cell-address="Estimation.O44"/>
    </style:style>
    <style:style style:name="ce204" style:family="table-cell" style:parent-style-name="Default" style:data-style-name="N2">
      <style:table-cell-properties style:glyph-orientation-vertical="0" fo:border-bottom="0.0008in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-bottom="0.0138in" fo:padding-left="0.0417in" fo:padding-right="0.0417in" fo:padding-top="0.0417in" fo:border-right="0.000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99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SODD(ROW()))" style:apply-style-name="count2" style:base-cell-address="Estimation.O44"/>
    </style:style>
    <style:style style:name="ce205" style:family="table-cell" style:parent-style-name="Default" style:data-style-name="N2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-bottom="0.0138in" fo:padding-left="0.0417in" fo:padding-right="0.0417in" fo:padding-top="0.0417in" fo:border-right="0.000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99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  <style:map style:condition="is-true-formula(ISEVEN(ROW()))" style:apply-style-name="Untitled2" style:base-cell-address="Estimation.O46"/>
    </style:style>
    <style:style style:name="ce206" style:family="table-cell" style:parent-style-name="Default" style:data-style-name="N2">
      <style:table-cell-properties style:glyph-orientation-vertical="0" fo:border-bottom="none" fo:background-color="#e6e6ff" style:cell-protect="protected" style:print-content="true" style:diagonal-bl-tr="none" style:diagonal-tl-br="none" style:text-align-source="fix" style:repeat-content="false" fo:wrap-option="no-wrap" fo:border-left="none" style:direction="ltr" fo:padding-bottom="0.0138in" fo:padding-left="0.0417in" fo:padding-right="0.0417in" fo:padding-top="0.0417in" fo:border-right="0.000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99" style:text-outline="false" style:text-line-through-style="none" style:font-name="Verdana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07" style:family="table-cell" style:parent-style-name="Default" style:data-style-name="N126">
      <style:table-cell-properties style:glyph-orientation-vertical="0" fo:border-bottom="none" fo:background-color="#ffffff" style:cell-protect="protected" style:print-content="true" style:text-align-source="value-type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208" style:family="table-cell" style:parent-style-name="Excel_20_Built-in_20_Normal">
      <style:table-cell-properties style:glyph-orientation-vertical="0" fo:border-bottom="0.0138in solid #cfe7f5" fo:background-color="#cfe7f5" style:cell-protect="protected" style:print-content="true" style:diagonal-bl-tr="none" style:diagonal-tl-br="none" style:text-align-source="fix" style:repeat-content="false" fo:wrap-option="no-wrap" fo:border-left="0.0138in solid #cfe7f5" style:direction="ltr" fo:border-right="0.0008in solid #000000" style:rotation-angle="0" style:rotation-align="none" style:shrink-to-fit="false" fo:border-top="0.0138in solid #cfe7f5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name-complex="Arial" style:font-size-complex="8pt" style:font-style-complex="normal" style:font-weight-complex="bold"/>
    </style:style>
    <style:style style:name="ce209" style:family="table-cell" style:parent-style-name="Default">
      <style:table-cell-properties style:glyph-orientation-vertical="0" fo:border-bottom="0.0138in solid #000000" fo:background-color="#99ccff" style:cell-protect="protected" style:print-content="tru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10" style:family="table-cell" style:parent-style-name="Default">
      <style:table-cell-properties style:glyph-orientation-vertical="0" fo:border-bottom="0.0138in solid #000000" fo:background-color="#99ccff" style:cell-protect="protected" style:print-content="true" style:diagonal-bl-tr="none" style:diagonal-tl-br="none" style:text-align-source="fix" style:repeat-content="false" fo:wrap-option="no-wrap" fo:border-left="none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name-asian="ＭＳ Ｐゴシック" style:font-size-asian="10pt" style:font-style-asian="normal" style:font-weight-asian="bold" style:font-size-complex="10pt" style:font-style-complex="normal" style:font-weight-complex="bold"/>
    </style:style>
    <style:style style:name="ce211" style:family="table-cell" style:parent-style-name="Default" style:data-style-name="N100">
      <style:table-cell-properties style:glyph-orientation-vertical="0" fo:background-color="#99ccff" style:cell-protect="protected" style:print-content="true" style:diagonal-bl-tr="none" style:diagonal-tl-br="none" style:text-align-source="value-type" style:repeat-content="false" fo:wrap-option="no-wrap" fo:border="0.0008in solid #000000" style:direction="ltr" fo:padding-bottom="0.0138in" fo:padding-left="0.0138in" fo:padding-right="0.0417in" fo:padding-top="0.0138in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12" style:family="table-cell" style:parent-style-name="Default">
      <style:table-cell-properties style:glyph-orientation-vertical="0" fo:background-color="#ffffff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213" style:family="table-cell" style:parent-style-name="Default">
      <style:table-cell-properties style:glyph-orientation-vertical="0" fo:border-bottom="none" style:cell-protect="protected" style:print-content="true" style:text-align-source="value-type" style:repeat-content="false" fo:wrap-option="no-wrap" fo:border-left="0.0008in solid #000000" style:direction="ltr" fo:border-right="none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214" style:family="table-cell" style:parent-style-name="Default">
      <style:table-cell-properties style:glyph-orientation-vertical="0" fo:background-color="#dddddd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215" style:family="table-cell" style:parent-style-name="Default">
      <style:table-cell-properties style:glyph-orientation-vertical="0" fo:background-color="#cfe7f5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6" style:family="table-cell" style:parent-style-name="Default" style:data-style-name="N127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7" style:family="table-cell" style:parent-style-name="Default" style:data-style-name="N127">
      <style:table-cell-properties style:glyph-orientation-vertical="0" style:cell-protect="protected" style:print-content="true" style:diagonal-bl-tr="none" style:diagonal-tl-br="none" style:text-align-source="value-type" style:repeat-content="false" fo:wrap-option="no-wrap" fo:border="0.013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ce218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219" style:family="table-cell" style:parent-style-name="Default">
      <style:table-cell-properties fo:background-color="#ffcccc" style:text-align-source="fix" style:repeat-content="false" fo:border="0.0008in solid #000000" style:vertical-align="middle"/>
      <style:paragraph-properties fo:text-align="center" fo:margin-left="0in"/>
      <style:text-properties style:font-name="Verdana" fo:font-size="11pt" fo:font-weight="bold" style:font-size-asian="11pt" style:font-weight-asian="bold" style:font-size-complex="11pt" style:font-weight-complex="bold"/>
    </style:style>
    <style:style style:name="ce220" style:family="table-cell" style:parent-style-name="Default">
      <style:table-cell-properties fo:background-color="#eeeeee" style:cell-protect="none" style:print-content="true" style:text-align-source="fix" style:repeat-content="false" fo:border="0.0008in solid #000000" style:vertical-align="middle"/>
      <style:paragraph-properties fo:text-align="center" fo:margin-left="0in"/>
      <style:text-properties fo:color="#0000cc" style:font-name="Verdana" fo:font-size="11pt" fo:font-weight="bold" style:font-size-asian="11pt" style:font-weight-asian="bold" style:font-size-complex="11pt" style:font-weight-complex="bold"/>
    </style:style>
    <style:style style:name="ce221" style:family="table-cell" style:parent-style-name="Default">
      <style:text-properties style:font-name="Verdana"/>
    </style:style>
    <style:style style:name="ce222" style:family="table-cell" style:parent-style-name="Excel_20_Built-in_20_Normal">
      <style:table-cell-properties style:glyph-orientation-vertical="0" fo:background-color="#cc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23" style:family="table-cell" style:parent-style-name="Default">
      <style:table-cell-properties style:glyph-orientation-vertical="0" fo:background-color="#cccccc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bottom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24" style:family="table-cell" style:parent-style-name="Default">
      <style:table-cell-properties style:glyph-orientation-vertical="0" fo:background-color="#cfe7f5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ISEVEN(ROW()))" style:apply-style-name="Untitled6" style:base-cell-address="Reference.C44"/>
      <style:map style:condition="is-true-formula(ISODD(ROW()))" style:apply-style-name="Untitled12" style:base-cell-address="Reference.C44"/>
    </style:style>
    <style:style style:name="ce225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is-true-formula(ISEVEN(ROW()))" style:apply-style-name="Untitled6" style:base-cell-address="Reference.C44"/>
      <style:map style:condition="is-true-formula(ISODD(ROW()))" style:apply-style-name="Untitled12" style:base-cell-address="Reference.C44"/>
    </style:style>
    <style:style style:name="ce226" style:family="table-cell" style:parent-style-name="Default">
      <style:table-cell-properties style:cell-protect="none" style:print-content="true"/>
    </style:style>
    <style:style style:name="ce22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8" style:family="table-cell" style:parent-style-name="Default">
      <style:table-cell-properties style:glyph-orientation-vertical="0" fo:border-bottom="none" fo:background-color="#e6e6ff" style:cell-protect="none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9" style:family="table-cell" style:parent-style-name="Default">
      <style:table-cell-properties style:glyph-orientation-vertical="0" fo:border-bottom="0.0008in solid #000000" style:cell-protect="none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0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1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232" style:family="table-cell" style:parent-style-name="Default">
      <style:table-cell-properties style:cell-protect="none" style:print-content="true"/>
      <style:text-properties style:font-name="Verdana"/>
    </style:style>
    <style:style style:name="ce233" style:family="table-cell" style:parent-style-name="Excel_20_Built-in_20_Normal">
      <style:table-cell-properties style:glyph-orientation-vertical="0" fo:border-bottom="none" fo:background-color="#367bc1" style:cell-protect="protected" style:print-content="true" style:diagonal-bl-tr="none" style:diagonal-tl-br="none" style:text-align-source="fix" style:repeat-content="false" fo:wrap-option="no-wrap" fo:border-left="0.0138in solid #0066cc" style:direction="ltr" fo:border-right="0.0138in solid #0066cc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34" style:family="table-cell" style:parent-style-name="Default" style:data-style-name="N100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35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start" fo:margin-left="0.139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name-asian="ＭＳ Ｐゴシック" style:font-size-asian="9pt" style:font-style-asian="normal" style:font-weight-asian="bold" style:font-name-complex="Arial" style:font-size-complex="9pt" style:font-style-complex="normal" style:font-weight-complex="bold"/>
      <style:map style:condition="is-true-formula(ISEVEN(ROW()))" style:apply-style-name="Untitled6" style:base-cell-address="Reference.C44"/>
      <style:map style:condition="is-true-formula(ISODD(ROW()))" style:apply-style-name="Untitled12" style:base-cell-address="Reference.C44"/>
    </style:style>
    <style:style style:name="ce236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.139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name-asian="ＭＳ Ｐゴシック" style:font-size-asian="9pt" style:font-style-asian="normal" style:font-weight-asian="bold" style:font-name-complex="Arial" style:font-size-complex="9pt" style:font-style-complex="normal" style:font-weight-complex="bold"/>
      <style:map style:condition="is-true-formula(ISEVEN(ROW()))" style:apply-style-name="Untitled6" style:base-cell-address="Reference.C44"/>
      <style:map style:condition="is-true-formula(ISODD(ROW()))" style:apply-style-name="Untitled12" style:base-cell-address="Reference.C44"/>
    </style:style>
    <style:style style:name="ce237" style:family="table-cell" style:parent-style-name="Default" style:data-style-name="N100">
      <style:table-cell-properties style:glyph-orientation-vertical="0" fo:background-color="#83ca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.139in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is-true-formula(ISEVEN(ROW()))" style:apply-style-name="Untitled6" style:base-cell-address="Reference.C44"/>
      <style:map style:condition="is-true-formula(ISODD(ROW()))" style:apply-style-name="Untitled12" style:base-cell-address="Reference.C44"/>
    </style:style>
    <style:style style:name="ce238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.139in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is-true-formula(ISEVEN(ROW()))" style:apply-style-name="Untitled6" style:base-cell-address="Reference.C44"/>
      <style:map style:condition="is-true-formula(ISODD(ROW()))" style:apply-style-name="Untitled12" style:base-cell-address="Reference.C44"/>
    </style:style>
    <style:style style:name="ce239" style:family="table-cell" style:parent-style-name="Default">
      <style:table-cell-properties style:cell-protect="protected" style:print-content="true"/>
    </style:style>
    <style:style style:name="ce240" style:family="table-cell" style:parent-style-name="Default" style:data-style-name="N100">
      <style:table-cell-properties style:glyph-orientation-vertical="0" fo:border-bottom="none" fo:background-color="#e6e6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1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2" style:family="table-cell" style:parent-style-name="Default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3" style:family="table-cell" style:parent-style-name="Default" style:data-style-name="N100">
      <style:table-cell-properties style:glyph-orientation-vertical="0" fo:background-color="#e6e6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4" style:family="table-cell" style:parent-style-name="Default" style:data-style-name="N100">
      <style:table-cell-properties style:glyph-orientation-vertical="0" fo:border-bottom="none" fo:background-color="#e6e6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5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6" style:family="table-cell" style:parent-style-name="Default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0.0008in solid #000000" style:direction="ltr" fo:border-right="0.0008in solid #000000" style:rotation-angle="0" style:rotation-align="none" style:shrink-to-fit="false" fo:border-top="none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7" style:family="table-cell" style:parent-style-name="Default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48" style:family="table-cell" style:parent-style-name="Default" style:data-style-name="N100">
      <style:table-cell-properties style:cell-protect="protected" style:print-content="true"/>
      <style:text-properties style:font-name="Verdana"/>
    </style:style>
    <style:style style:name="ce249" style:family="table-cell" style:parent-style-name="Default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10.5pt" fo:font-style="normal" fo:text-shadow="none" style:text-underline-style="none" fo:font-weight="bold" style:font-size-asian="10.5pt" style:font-style-asian="normal" style:font-weight-asian="bold" style:font-size-complex="10.5pt" style:font-style-complex="normal" style:font-weight-complex="bold"/>
    </style:style>
    <style:style style:name="ce250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  <style:map style:condition="is-true-formula(ISEVEN(ROW()))" style:apply-style-name="Untitled6" style:base-cell-address="Reference.C44"/>
      <style:map style:condition="is-true-formula(ISODD(ROW()))" style:apply-style-name="Untitled12" style:base-cell-address="Reference.C44"/>
    </style:style>
    <style:style style:name="ce251" style:family="table-cell" style:parent-style-name="Default" style:data-style-name="N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  <style:map style:condition="is-true-formula(ISEVEN(ROW()))" style:apply-style-name="Untitled6" style:base-cell-address="Reference.C44"/>
      <style:map style:condition="is-true-formula(ISODD(ROW()))" style:apply-style-name="Untitled12" style:base-cell-address="Reference.C44"/>
    </style:style>
    <style:style style:name="ce252" style:family="table-cell" style:parent-style-name="Default" style:data-style-name="N2">
      <style:table-cell-properties style:glyph-orientation-vertical="0" fo:background-color="#83ca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is-true-formula(ISEVEN(ROW()))" style:apply-style-name="Untitled6" style:base-cell-address="Reference.C44"/>
      <style:map style:condition="is-true-formula(ISODD(ROW()))" style:apply-style-name="Untitled12" style:base-cell-address="Reference.C44"/>
    </style:style>
    <style:style style:name="ce253" style:family="table-cell" style:parent-style-name="Default" style:data-style-name="N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  <style:map style:condition="is-true-formula(ISEVEN(ROW()))" style:apply-style-name="Untitled6" style:base-cell-address="Reference.C44"/>
      <style:map style:condition="is-true-formula(ISODD(ROW()))" style:apply-style-name="Untitled12" style:base-cell-address="Reference.C44"/>
    </style:style>
    <style:style style:name="ce254" style:family="table-cell" style:parent-style-name="Default" style:data-style-name="N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bold" style:font-name-asian="ＭＳ Ｐゴシック" style:font-size-asian="8pt" style:font-style-asian="normal" style:font-weight-asian="bold" style:font-name-complex="Lucida Sans" style:font-size-complex="8pt" style:font-style-complex="normal" style:font-weight-complex="bold"/>
      <style:map style:condition="is-true-formula(ISEVEN(ROW()))" style:apply-style-name="Untitled6" style:base-cell-address="Reference.C44"/>
      <style:map style:condition="is-true-formula(ISODD(ROW()))" style:apply-style-name="Untitled12" style:base-cell-address="Reference.C44"/>
    </style:style>
    <style:style style:name="ce255" style:family="table-cell" style:parent-style-name="Default" style:data-style-name="N2">
      <style:table-cell-properties style:glyph-orientation-vertical="0" fo:border-bottom="none" fo:background-color="#e6e6ff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6" style:family="table-cell" style:parent-style-name="Default" style:data-style-name="N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7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8" style:family="table-cell" style:parent-style-name="Default" style:data-style-name="N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59" style:family="table-cell" style:parent-style-name="Default" style:data-style-name="N2">
      <style:table-cell-properties style:glyph-orientation-vertical="0" fo:background-color="#e6e6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0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name-asian="ＭＳ Ｐゴシック" style:font-size-asian="8pt" style:font-style-asian="normal" style:font-weight-asian="bold" style:font-size-complex="8pt" style:font-style-complex="normal" style:font-weight-complex="bold"/>
    </style:style>
    <style:style style:name="ce261" style:family="table-cell" style:parent-style-name="Excel_20_Built-in_20_Normal">
      <style:table-cell-properties style:glyph-orientation-vertical="0" fo:border-bottom="none" fo:background-color="#367bc1" style:cell-protect="none" style:print-content="true" style:diagonal-bl-tr="none" style:diagonal-tl-br="none" style:text-align-source="fix" style:repeat-content="false" fo:wrap-option="no-wrap" fo:border-left="0.0138in solid #0066cc" style:direction="ltr" fo:border-right="0.0138in solid #0066cc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ffffff" style:text-outline="false" style:text-line-through-style="none" style:font-name="Verdana" fo:font-size="15pt" fo:font-style="normal" fo:text-shadow="none" style:text-underline-style="none" fo:font-weight="bold" style:font-size-asian="15pt" style:font-style-asian="normal" style:font-weight-asian="bold" style:font-size-complex="15pt" style:font-style-complex="normal" style:font-weight-complex="bold"/>
    </style:style>
    <style:style style:name="ce262" style:family="table-cell" style:parent-style-name="Default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63" style:family="table-cell" style:parent-style-name="Default" style:data-style-name="N2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ISEVEN(ROW()))" style:apply-style-name="Untitled6" style:base-cell-address="Reference.D46"/>
      <style:map style:condition="is-true-formula(ISODD(ROW()))" style:apply-style-name="Untitled15" style:base-cell-address="Reference.D46"/>
    </style:style>
    <style:style style:name="ce264" style:family="table-cell" style:parent-style-name="Default" style:data-style-name="N2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ISEVEN(ROW()))" style:apply-style-name="Untitled6" style:base-cell-address="Reference.D46"/>
      <style:map style:condition="is-true-formula(ISODD(ROW()))" style:apply-style-name="Untitled15" style:base-cell-address="Reference.D46"/>
    </style:style>
    <style:style style:name="ce265" style:family="table-cell" style:parent-style-name="Default" style:data-style-name="N2">
      <style:table-cell-properties style:glyph-orientation-vertical="0" fo:background-color="#83ca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  <style:map style:condition="is-true-formula(ISEVEN(ROW()))" style:apply-style-name="Untitled6" style:base-cell-address="Reference.D46"/>
      <style:map style:condition="is-true-formula(ISODD(ROW()))" style:apply-style-name="Untitled15" style:base-cell-address="Reference.D46"/>
    </style:style>
    <style:style style:name="ce266" style:family="table-cell" style:parent-style-name="Default" style:data-style-name="N2">
      <style:table-cell-properties style:glyph-orientation-vertical="0" fo:border-bottom="none" fo:background-color="#e6e6ff" style:cell-protect="none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0.0008in solid #000000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7" style:family="table-cell" style:parent-style-name="Default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8" style:family="table-cell" style:parent-style-name="Default" style:data-style-name="N2">
      <style:table-cell-properties style:glyph-orientation-vertical="0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69" style:family="table-cell" style:parent-style-name="Default" style:data-style-name="N2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0008in solid #000000" style:direction="ltr" fo:border-right="0.000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0" style:family="table-cell" style:parent-style-name="Default" style:data-style-name="N2">
      <style:table-cell-properties style:glyph-orientation-vertical="0" fo:background-color="#e6e6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71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name-asian="ＭＳ Ｐゴシック" style:font-size-asian="8pt" style:font-style-asian="normal" style:font-weight-asian="bold" style:font-size-complex="8pt" style:font-style-complex="normal" style:font-weight-complex="bold"/>
    </style:style>
    <style:style style:name="ce27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bold" style:font-name-asian="ＭＳ Ｐゴシック" style:font-size-asian="8pt" style:font-style-asian="normal" style:font-weight-asian="bold" style:font-size-complex="8pt" style:font-style-complex="normal" style:font-weight-complex="bold"/>
    </style:style>
    <style:style style:name="ce273" style:family="table-cell" style:parent-style-name="Default">
      <style:table-cell-properties style:glyph-orientation-vertical="0" fo:background-color="#ccffff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274" style:family="table-cell" style:parent-style-name="Default">
      <style:table-cell-properties fo:background-color="#ffffff"/>
    </style:style>
    <style:style style:name="ce275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27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277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e278" style:family="table-cell" style:parent-style-name="Default">
      <style:table-cell-properties style:glyph-orientation-vertical="0" fo:background-color="#cfe7f5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279" style:family="table-cell" style:parent-style-name="Default">
      <style:table-cell-properties style:glyph-orientation-vertical="0" fo:border-bottom="none" fo:background-color="#ccffff" style:cell-protect="protected" style:print-content="true" style:text-align-source="value-type" style:repeat-content="false" fo:wrap-option="no-wrap" fo:border-left="none" style:direction="ltr" fo:border-right="0.0008in solid #000000" style:rotation-angle="0" style:rotation-align="none" style:shrink-to-fit="false" fo:border-top="non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280" style:family="table-cell" style:parent-style-name="Default" style:data-style-name="N36">
      <style:table-cell-properties style:glyph-orientation-vertical="0" fo:background-color="#cfe7f5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6" style:base-cell-address="Reference.E15"/>
      <style:map style:condition="is-true-formula(ISODD(ROW()))" style:apply-style-name="Untitled11" style:base-cell-address="Reference.E15"/>
    </style:style>
    <style:style style:name="ce281" style:family="table-cell" style:parent-style-name="Default" style:data-style-name="N36">
      <style:table-cell-properties style:glyph-orientation-vertical="0" fo:background-color="#99ffff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  <style:map style:condition="is-true-formula(ISEVEN(ROW()))" style:apply-style-name="Untitled6" style:base-cell-address="Reference.E15"/>
      <style:map style:condition="is-true-formula(ISODD(ROW()))" style:apply-style-name="Untitled11" style:base-cell-address="Reference.E15"/>
    </style:style>
    <style:style style:name="ce282" style:family="table-cell" style:parent-style-name="Default" style:data-style-name="N36">
      <style:table-cell-properties style:cell-protect="protected" style:print-content="true"/>
      <style:text-properties style:font-name="Verdana"/>
    </style:style>
    <style:style style:name="ce283" style:family="table-cell" style:parent-style-name="Default">
      <style:table-cell-properties style:glyph-orientation-vertical="0" style:cell-protect="protected" style:print-content="true" style:text-align-source="value-type" style:repeat-content="false" fo:background-color="transparent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size-complex="8pt" style:font-style-complex="normal" style:font-weight-complex="normal"/>
    </style:style>
    <style:style style:name="ce284" style:family="table-cell" style:parent-style-name="Default">
      <style:table-cell-properties style:glyph-orientation-vertical="0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8pt" fo:font-style="normal" fo:text-shadow="none" style:text-underline-style="none" fo:font-weight="normal" style:font-name-asian="ＭＳ Ｐゴシック" style:font-size-asian="8pt" style:font-style-asian="normal" style:font-weight-asian="normal" style:font-name-complex="Lucida Sans" style:font-size-complex="8pt" style:font-style-complex="normal" style:font-weight-complex="normal"/>
    </style:style>
    <style:style style:name="ce285" style:family="table-cell" style:parent-style-name="Default">
      <style:table-cell-properties style:glyph-orientation-vertical="0" fo:background-color="#cfe7f5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Verdana" fo:font-size="12pt" fo:font-style="normal" fo:text-shadow="none" style:text-underline-style="none" fo:font-weight="bold" style:font-name-asian="Verdana" style:font-size-asian="12pt" style:font-style-asian="normal" style:font-weight-asian="bold" style:font-name-complex="Arial" style:font-size-complex="12pt" style:font-style-complex="normal" style:font-weight-complex="bold"/>
    </style:style>
    <style:style style:name="ce286" style:family="table-cell" style:parent-style-name="Default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33" style:text-outline="false" style:text-line-through-styl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Arial" style:font-size-complex="10pt" style:font-style-complex="normal" style:font-weight-complex="bold"/>
    </style:style>
    <style:style style:name="ce287" style:family="table-cell" style:parent-style-name="Default">
      <style:table-cell-properties style:glyph-orientation-vertical="0" fo:background-color="#eeeeee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</style:style>
    <style:style style:name="ce288" style:family="table-cell" style:parent-style-name="Default">
      <style:table-cell-properties style:cell-protect="protected" style:print-content="true"/>
      <style:text-properties style:font-name="Verdana" style:font-name-asian="Verdana"/>
    </style:style>
    <style:style style:name="ce289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290" style:family="table-cell" style:parent-style-name="Default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size-complex="10pt" style:font-style-complex="normal" style:font-weight-complex="bold"/>
    </style:style>
    <style:style style:name="ce291" style:family="table-cell" style:parent-style-name="Default">
      <style:table-cell-properties style:glyph-orientation-vertical="0" style:cell-protect="protected" style:print-content="tru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Verdana" style:font-name-asian="Verdana"/>
    </style:style>
    <style:style style:name="ce292" style:family="table-cell" style:parent-style-name="Default">
      <style:table-cell-properties style:glyph-orientation-vertical="0" fo:background-color="#666666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eeeeee" style:text-outline="false" style:text-line-through-style="none" style:font-name="Verdana" fo:font-size="9pt" fo:font-style="normal" fo:text-shadow="none" style:text-underline-style="none" fo:font-weight="bold" style:font-name-asian="Verdana" style:font-size-asian="9pt" style:font-style-asian="normal" style:font-weight-asian="bold" style:font-name-complex="Arial" style:font-size-complex="9pt" style:font-style-complex="normal" style:font-weight-complex="bold"/>
    </style:style>
    <style:style style:name="ce293" style:family="table-cell" style:parent-style-name="Default">
      <style:table-cell-properties style:glyph-orientation-vertical="0" fo:background-color="#eeeee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4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5" style:family="table-cell" style:parent-style-name="Default">
      <style:table-cell-properties style:glyph-orientation-vertical="0" fo:background-color="#eeeeee" style:cell-protect="protected" style:print-content="true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296" style:family="table-cell" style:parent-style-name="Default" style:data-style-name="N126">
      <style:table-cell-properties style:glyph-orientation-vertical="0" fo:background-color="#eeeeee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name-asian="Verdana" style:font-size-asian="9pt" style:font-style-asian="normal" style:font-weight-asian="bold" style:font-size-complex="9pt" style:font-style-complex="normal" style:font-weight-complex="bold"/>
    </style:style>
    <style:style style:name="ce297" style:family="table-cell" style:parent-style-name="Default" style:data-style-name="N126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name-asian="Verdana" style:font-size-asian="9pt" style:font-style-asian="normal" style:font-weight-asian="bold" style:font-size-complex="9pt" style:font-style-complex="normal" style:font-weight-complex="bold"/>
    </style:style>
    <style:style style:name="ce298" style:family="table-cell" style:parent-style-name="Default" style:data-style-name="N12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size-complex="9pt" style:font-style-complex="normal" style:font-weight-complex="normal"/>
      <style:map style:condition="is-true-formula(ISEVEN(ROW()))" style:apply-style-name="Untitled14" style:base-cell-address="DateSchedule.I44"/>
      <style:map style:condition="is-true-formula(ISODD(ROW()))" style:apply-style-name="Untitled15" style:base-cell-address="DateSchedule.I44"/>
    </style:style>
    <style:style style:name="ce299" style:family="table-cell" style:parent-style-name="Default">
      <style:table-cell-properties style:glyph-orientation-vertical="0" fo:background-color="#eeeeee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00" style:family="table-cell" style:parent-style-name="Default" style:data-style-name="N12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size-complex="9pt" style:font-style-complex="normal" style:font-weight-complex="normal"/>
      <style:map style:condition="is-true-formula(ISEVEN(ROW()))" style:apply-style-name="Untitled14" style:base-cell-address="DateSchedule.I44"/>
      <style:map style:condition="is-true-formula(ISODD(ROW()))" style:apply-style-name="Untitled15" style:base-cell-address="DateSchedule.I44"/>
    </style:style>
    <style:style style:name="ce301" style:family="table-cell" style:parent-style-name="Default">
      <style:table-cell-properties style:glyph-orientation-vertical="0" fo:background-color="#eeeeee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.139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2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size-complex="9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03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font-name="Verdana" fo:font-size="9pt" style:font-name-asian="Verdana" style:font-size-asian="9pt" style:font-size-complex="9pt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04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05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Lucida Sans" style:font-size-complex="10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06" style:family="table-cell" style:parent-style-name="Default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c5000b" style:text-outline="false" style:text-line-through-styl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Arial" style:font-size-complex="10pt" style:font-style-complex="normal" style:font-weight-complex="bold"/>
    </style:style>
    <style:style style:name="ce307" style:family="table-cell" style:parent-style-name="Default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8" style:family="table-cell" style:parent-style-name="Default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font-name="Verdana" style:font-name-asian="Verdana"/>
    </style:style>
    <style:style style:name="ce309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10" style:family="table-cell" style:parent-style-name="Default" style:data-style-name="N12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size-complex="9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11" style:family="table-cell" style:parent-style-name="Default" style:data-style-name="N126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2" style:family="table-cell" style:parent-style-name="Default" style:data-style-name="N12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start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</style:style>
    <style:style style:name="ce313" style:family="table-cell" style:parent-style-name="Default">
      <style:table-cell-properties style:glyph-orientation-vertical="0" fo:background-color="#eeeeee" style:cell-protect="none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14" style:family="table-cell" style:parent-style-name="Default">
      <style:table-cell-properties style:glyph-orientation-vertical="0" fo:background-color="#cccccc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Arial" style:font-size-complex="10pt" style:font-style-complex="normal" style:font-weight-complex="bold"/>
    </style:style>
    <style:style style:name="ce315" style:family="table-cell" style:parent-style-name="Default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Arial" style:font-size-complex="10pt" style:font-style-complex="normal" style:font-weight-complex="bold"/>
    </style:style>
    <style:style style:name="ce316" style:family="table-cell" style:parent-style-name="Default">
      <style:text-properties style:font-name="Verdana" style:font-name-asian="Verdana"/>
    </style:style>
    <style:style style:name="ce317" style:family="table-cell" style:parent-style-name="Default" style:data-style-name="N1">
      <style:table-cell-properties style:glyph-orientation-vertical="0" fo:background-color="#ccff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Arial" style:font-size-complex="10pt" style:font-style-complex="normal" style:font-weight-complex="bold"/>
    </style:style>
    <style:style style:name="ce318" style:family="table-cell" style:parent-style-name="Default">
      <style:table-cell-properties style:glyph-orientation-vertical="0" fo:background-color="#cccccc" style:cell-protect="none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name-asian="Verdana" style:font-size-asian="9pt" style:font-style-asian="normal" style:font-weight-asian="bold" style:font-name-complex="Arial" style:font-size-complex="9pt" style:font-style-complex="normal" style:font-weight-complex="bold"/>
    </style:style>
    <style:style style:name="ce319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size-complex="9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20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font-name="Verdana" fo:font-size="9pt" style:font-name-asian="Verdana" style:font-size-asian="9pt" style:font-size-complex="9pt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21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22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normal" style:font-name-asian="Verdana" style:font-size-asian="10pt" style:font-style-asian="normal" style:font-weight-asian="normal" style:font-name-complex="Lucida Sans" style:font-size-complex="10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23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24" style:family="table-cell" style:parent-style-name="Default" style:data-style-name="N12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size-complex="9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25" style:family="table-cell" style:parent-style-name="Default" style:data-style-name="N126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6" style:family="table-cell" style:parent-style-name="Default" style:data-style-name="N126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</style:style>
    <style:style style:name="ce327" style:family="table-cell" style:parent-style-name="Default">
      <style:table-cell-properties style:glyph-orientation-vertical="0" fo:background-color="#eeeeee" style:cell-protect="none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28" style:family="table-cell" style:parent-style-name="Default" style:data-style-name="N1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Arial" style:font-size-complex="10pt" style:font-style-complex="normal" style:font-weight-complex="bold"/>
    </style:style>
    <style:style style:name="ce329" style:family="table-cell" style:parent-style-name="Default" style:data-style-name="N4">
      <style:table-cell-properties style:glyph-orientation-vertical="0" fo:background-color="#eeeeee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0" style:family="table-cell" style:parent-style-name="Default" style:data-style-name="N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31" style:family="table-cell" style:parent-style-name="Default" style:data-style-name="N4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ff3333" style:text-outline="false" style:text-line-through-styl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Arial" style:font-size-complex="10pt" style:font-style-complex="normal" style:font-weight-complex="bold"/>
    </style:style>
    <style:style style:name="ce332" style:family="table-cell" style:parent-style-name="Default" style:data-style-name="N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3" style:family="table-cell" style:parent-style-name="Default" style:data-style-name="N4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4" style:family="table-cell" style:parent-style-name="Default" style:data-style-name="N4">
      <style:table-cell-properties style:glyph-orientation-vertical="0" fo:background-color="#eeeeee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35" style:family="table-cell" style:parent-style-name="Default" style:data-style-name="N126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size-complex="10pt" style:font-style-complex="normal" style:font-weight-complex="bold"/>
    </style:style>
    <style:style style:name="ce336" style:family="table-cell" style:parent-style-name="Default">
      <style:table-cell-properties style:glyph-orientation-vertical="0" fo:background-color="#eeeeee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name-asian="Verdana" style:font-size-asian="9pt" style:font-style-asian="normal" style:font-weight-asian="bold" style:font-name-complex="Arial" style:font-size-complex="9pt" style:font-style-complex="normal" style:font-weight-complex="bold"/>
    </style:style>
    <style:style style:name="ce337" style:family="table-cell" style:parent-style-name="Default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name-asian="Verdana" style:font-size-asian="9pt" style:font-style-asian="normal" style:font-weight-asian="bold" style:font-name-complex="Arial" style:font-size-complex="9pt" style:font-style-complex="normal" style:font-weight-complex="bold"/>
    </style:style>
    <style:style style:name="ce338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EVEN(ROW()))" style:apply-style-name="Untitled14" style:base-cell-address="DateSchedule.I44"/>
      <style:map style:condition="is-true-formula(ISODD(ROW()))" style:apply-style-name="Untitled15" style:base-cell-address="DateSchedule.I44"/>
    </style:style>
    <style:style style:name="ce339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EVEN(ROW()))" style:apply-style-name="Untitled14" style:base-cell-address="DateSchedule.I44"/>
      <style:map style:condition="is-true-formula(ISODD(ROW()))" style:apply-style-name="Untitled15" style:base-cell-address="DateSchedule.I44"/>
    </style:style>
    <style:style style:name="ce340" style:family="table-cell" style:parent-style-name="Default" style:data-style-name="N4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41" style:family="table-cell" style:parent-style-name="Default" style:data-style-name="N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42" style:family="table-cell" style:parent-style-name="Default" style:data-style-name="N4">
      <style:table-cell-properties style:glyph-orientation-vertical="0" fo:background-color="#ffcc99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43" style:family="table-cell" style:parent-style-name="Default" style:data-style-name="N4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4" style:family="table-cell" style:parent-style-name="Default" style:data-style-name="N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5" style:family="table-cell" style:parent-style-name="Default" style:data-style-name="N2">
      <style:table-cell-properties style:glyph-orientation-vertical="0" fo:background-color="#eeeeee" style:cell-protect="protected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6" style:family="table-cell" style:parent-style-name="Default" style:data-style-name="N4">
      <style:table-cell-properties style:glyph-orientation-vertical="0" fo:background-color="#cccccc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7" style:family="table-cell" style:parent-style-name="Default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EVEN(ROW()))" style:apply-style-name="Untitled14" style:base-cell-address="DateSchedule.I44"/>
      <style:map style:condition="is-true-formula(ISODD(ROW()))" style:apply-style-name="Untitled15" style:base-cell-address="DateSchedule.I44"/>
    </style:style>
    <style:style style:name="ce348" style:family="table-cell" style:parent-style-name="Default" style:data-style-name="N4">
      <style:table-cell-properties style:glyph-orientation-vertical="0" fo:background-color="#eeeeee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</style:style>
    <style:style style:name="ce349" style:family="table-cell" style:parent-style-name="Default" style:data-style-name="N4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50" style:family="table-cell" style:parent-style-name="Default" style:data-style-name="N4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51" style:family="table-cell" style:parent-style-name="Default" style:data-style-name="N36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EVEN(ROW()))" style:apply-style-name="Untitled14" style:base-cell-address="DateSchedule.I44"/>
      <style:map style:condition="is-true-formula(ISODD(ROW()))" style:apply-style-name="Untitled15" style:base-cell-address="DateSchedule.I44"/>
    </style:style>
    <style:style style:name="ce352" style:family="table-cell" style:parent-style-name="Default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33" style:text-outline="false" style:text-line-through-styl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Arial" style:font-size-complex="10pt" style:font-style-complex="normal" style:font-weight-complex="bold"/>
    </style:style>
    <style:style style:name="ce353" style:family="table-cell" style:parent-style-name="Default" style:data-style-name="N36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4" style:family="table-cell" style:parent-style-name="Default" style:data-style-name="N36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55" style:family="table-cell" style:parent-style-name="Default" style:data-style-name="N36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56" style:family="table-cell" style:parent-style-name="Default" style:data-style-name="N36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ff3333" style:text-outline="false" style:text-line-through-style="none" style:font-name="Verdana" fo:font-size="9pt" fo:font-style="normal" fo:text-shadow="none" style:text-underline-style="none" fo:font-weight="bold" style:font-name-asian="Verdana" style:font-size-asian="9pt" style:font-style-asian="normal" style:font-weight-asian="bold" style:font-name-complex="Arial" style:font-size-complex="9pt" style:font-style-complex="normal" style:font-weight-complex="bold"/>
    </style:style>
    <style:style style:name="ce357" style:family="table-cell" style:parent-style-name="Default" style:data-style-name="N36">
      <style:table-cell-properties style:glyph-orientation-vertical="0" fo:background-color="#eeeeee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</style:style>
    <style:style style:name="ce358" style:family="table-cell" style:parent-style-name="Default">
      <style:table-cell-properties style:glyph-orientation-vertical="0" fo:background-color="#666666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eeeeee" style:text-outline="false" style:text-line-through-styl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Arial" style:font-size-complex="10pt" style:font-style-complex="normal" style:font-weight-complex="bold"/>
    </style:style>
    <style:style style:name="ce359" style:family="table-cell" style:parent-style-name="Default" style:data-style-name="N36">
      <style:table-cell-properties style:glyph-orientation-vertical="0" fo:background-color="#ffcc99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0" style:family="table-cell" style:parent-style-name="Default" style:data-style-name="N36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</style:style>
    <style:style style:name="ce361" style:family="table-cell" style:parent-style-name="Default" style:data-style-name="N36">
      <style:table-cell-properties style:glyph-orientation-vertical="0" fo:background-color="#cccccc" style:cell-protect="protected" style:print-content="true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end" fo:margin-left="0in" style:writing-mode="page"/>
      <style:text-properties fo:color="#ff3333" style:text-outline="false" style:text-line-through-style="none" style:font-name="Verdana" fo:font-size="10pt" fo:font-style="normal" fo:text-shadow="none" style:text-underline-style="none" fo:font-weight="bold" style:font-name-asian="Verdana" style:font-size-asian="10pt" style:font-style-asian="normal" style:font-weight-asian="bold" style:font-name-complex="Arial" style:font-size-complex="10pt" style:font-style-complex="normal" style:font-weight-complex="bold"/>
    </style:style>
    <style:style style:name="ce362" style:family="table-cell" style:parent-style-name="Default" style:data-style-name="N36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0.0008in solid #000000" style:direction="ltr" style:rotation-angle="0" style:rotation-align="none" style:shrink-to-fit="false" style:vertical-align="middle"/>
      <style:paragraph-properties fo:margin-left="0in" style:writing-mode="page"/>
      <style:text-properties fo:color="#004586" style:text-outline="false" style:text-line-through-style="none" style:font-name="Arial" fo:font-size="9pt" fo:font-style="normal" fo:text-shadow="none" style:text-underline-style="none" fo:font-weight="bold" style:font-name-asian="ＭＳ Ｐゴシック" style:font-size-asian="9pt" style:font-style-asian="normal" style:font-weight-asian="bold" style:font-name-complex="Arial" style:font-size-complex="9pt" style:font-style-complex="normal" style:font-weight-complex="bold"/>
      <style:map style:condition="is-true-formula(ISODD(ROW()))" style:apply-style-name="Untitled9" style:base-cell-address="DateSchedule.A6"/>
      <style:map style:condition="is-true-formula(ISEVEN(ROW()))" style:apply-style-name="Untitled11" style:base-cell-address="DateSchedule.A6"/>
    </style:style>
    <style:style style:name="ce363" style:family="table-cell" style:parent-style-name="Default" style:data-style-name="N36">
      <style:table-cell-properties style:glyph-orientation-vertical="0" fo:background-color="#eeeeee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name-asian="Verdana" style:font-size-asian="9pt" style:font-style-asian="normal" style:font-weight-asian="bold" style:font-name-complex="Arial" style:font-size-complex="9pt" style:font-style-complex="normal" style:font-weight-complex="bold"/>
    </style:style>
    <style:style style:name="ce364" style:family="table-cell" style:parent-style-name="Default" style:data-style-name="N36">
      <style:table-cell-properties style:glyph-orientation-vertical="0" fo:background-color="#ffcc99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name-asian="Verdana" style:font-size-asian="9pt" style:font-style-asian="normal" style:font-weight-asian="bold" style:font-name-complex="Arial" style:font-size-complex="9pt" style:font-style-complex="normal" style:font-weight-complex="bold"/>
    </style:style>
    <style:style style:name="ce365" style:family="table-cell" style:parent-style-name="Default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normal" style:font-name-asian="Verdana" style:font-size-asian="9pt" style:font-style-asian="normal" style:font-weight-asian="normal" style:font-name-complex="Arial" style:font-size-complex="9pt" style:font-style-complex="normal" style:font-weight-complex="normal"/>
      <style:map style:condition="is-true-formula(ISEVEN(ROW()))" style:apply-style-name="Untitled14" style:base-cell-address="DateSchedule.I44"/>
      <style:map style:condition="is-true-formula(ISODD(ROW()))" style:apply-style-name="Untitled15" style:base-cell-address="DateSchedule.I44"/>
    </style:style>
    <style:style style:name="ce366" style:family="table-cell" style:parent-style-name="Default" style:data-style-name="N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style:use-window-font-color="true" style:text-outline="false" style:text-line-through-style="none" style:font-name="Verdana" fo:font-size="9pt" fo:font-style="normal" fo:text-shadow="none" style:text-underline-style="none" fo:font-weight="bold" style:font-name-asian="Verdana" style:font-size-asian="9pt" style:font-style-asian="normal" style:font-weight-asian="bold" style:font-name-complex="Arial" style:font-size-complex="9pt" style:font-style-complex="normal" style:font-weight-complex="bold"/>
      <style:map style:condition="is-true-formula(ISEVEN(ROW()))" style:apply-style-name="Untitled14" style:base-cell-address="DateSchedule.I44"/>
      <style:map style:condition="is-true-formula(ISODD(ROW()))" style:apply-style-name="Untitled15" style:base-cell-address="DateSchedule.I44"/>
    </style:style>
    <style:style style:name="ce367" style:family="table-cell" style:parent-style-name="Default" style:data-style-name="N36">
      <style:table-cell-properties style:cell-protect="protected" style:print-content="true"/>
      <style:text-properties style:font-name="Verdana" style:font-name-asian="Verdana"/>
    </style:style>
    <style:style style:name="ce368" style:family="table-cell" style:parent-style-name="Default" style:data-style-name="N36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font-name="Verdana" style:font-name-asian="Verdana"/>
    </style:style>
    <style:style style:name="ce369" style:family="table-cell" style:parent-style-name="Default" style:data-style-name="N0">
      <style:table-cell-properties style:glyph-orientation-vertical="0" style:cell-protect="protected" style:print-content="true" style:text-align-source="value-type" style:repeat-content="false" fo:wrap-option="no-wrap" style:direction="ltr" style:rotation-angle="0" style:rotation-align="none" style:shrink-to-fit="false" style:vertical-align="middle"/>
      <style:paragraph-properties fo:margin-left="0in" style:writing-mode="page"/>
      <style:text-properties style:font-name="Verdana" style:font-name-asian="Verdana"/>
    </style:style>
    <style:style style:name="ce370" style:family="table-cell" style:parent-style-name="Default" style:data-style-name="N0">
      <style:table-cell-properties style:cell-protect="protected" style:print-content="true"/>
      <style:text-properties style:font-name="Verdana" style:font-name-asian="Verdana"/>
    </style:style>
    <style:style style:name="ce371" style:family="table-cell" style:parent-style-name="Default" style:data-style-name="N37">
      <style:table-cell-properties style:cell-protect="protected" style:print-content="true"/>
      <style:text-properties style:font-name="Verdana" style:font-name-asian="Verdana" style:font-name-complex="Lucida Sans"/>
    </style:style>
    <style:style style:name="ce372" style:family="table-cell" style:parent-style-name="Default">
      <style:table-cell-properties fo:background-color="#cccccc" style:cell-protect="protected" style:print-content="true" style:text-align-source="fix" style:repeat-content="false" fo:border="0.0008in solid #000000" style:vertical-align="middle"/>
      <style:paragraph-properties fo:text-align="center" fo:margin-left="0in"/>
      <style:text-properties style:font-name="Verdana" fo:font-size="11pt" fo:font-weight="bold" style:font-name-asian="Verdana" style:font-size-asian="11pt" style:font-weight-asian="bold" style:font-size-complex="11pt" style:font-weight-complex="bold"/>
    </style:style>
    <style:style style:name="ce373" style:family="table-cell" style:parent-style-name="Default" style:data-style-name="N36">
      <style:table-cell-properties fo:background-color="#eeeeee" style:cell-protect="protected" style:print-content="true" style:text-align-source="fix" style:repeat-content="false" fo:border="0.0008in solid #000000" style:vertical-align="middle"/>
      <style:paragraph-properties fo:text-align="center" fo:margin-left="0in"/>
      <style:text-properties fo:color="#0000ff" style:font-name="Verdana" fo:font-size="11pt" fo:font-weight="bold" style:font-name-asian="Verdana" style:font-size-asian="11pt" style:font-weight-asian="bold" style:font-size-complex="11pt" style:font-weight-complex="bold"/>
    </style:style>
    <style:style style:name="ce37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75" style:family="table-cell" style:parent-style-name="Default">
      <style:table-cell-properties fo:border="0.0008in solid #000000"/>
      <style:text-properties fo:font-weight="bold" style:font-weight-asian="bold" style:font-weight-complex="bold"/>
    </style:style>
    <style:style style:name="ce376" style:family="table-cell" style:parent-style-name="Default" style:data-style-name="N1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77" style:family="table-cell" style:parent-style-name="Default" style:data-style-name="N349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Verdana" fo:font-weight="normal" style:font-name-asian="ＭＳ Ｐゴシック" style:font-weight-asian="normal" style:font-name-complex="Lucida Sans" style:font-weight-complex="normal"/>
    </style:style>
    <style:style style:name="ce378" style:family="table-cell" style:parent-style-name="Default" style:data-style-name="N2">
      <style:table-cell-properties fo:border="0.0008in solid #000000"/>
      <style:text-properties fo:font-weight="bold" style:font-weight-asian="bold" style:font-weight-complex="bold"/>
    </style:style>
    <style:style style:name="ce386" style:family="table-cell" style:parent-style-name="Default" style:data-style-name="N349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ＭＳ Ｐゴシック" fo:font-weight="bold" style:font-name-asian="ＭＳ Ｐゴシック" style:font-weight-asian="bold" style:font-name-complex="Lucida Sans" style:font-weight-complex="bold"/>
    </style:style>
    <style:style style:name="ce387" style:family="table-cell" style:parent-style-name="Default" style:data-style-name="N37">
      <style:table-cell-properties style:cell-protect="protected" style:print-content="true"/>
      <style:text-properties style:font-name="ＭＳ Ｐゴシック" fo:font-weight="bold" style:font-name-asian="ＭＳ Ｐゴシック" style:font-weight-asian="bold" style:font-name-complex="Lucida Sans" style:font-weight-complex="bold"/>
    </style:style>
    <style:style style:name="ce388" style:family="table-cell" style:parent-style-name="Default">
      <style:table-cell-properties style:cell-protect="protected" style:print-content="true" style:text-align-source="fix" style:repeat-content="false" fo:border="0.0008in solid #000000"/>
      <style:paragraph-properties fo:text-align="center" fo:margin-left="0in"/>
      <style:text-properties style:font-name="Verdana" fo:font-size="8pt" fo:font-weight="bold" style:font-name-asian="Verdana" style:font-size-asian="8pt" style:font-weight-asian="bold" style:font-size-complex="8pt" style:font-weight-complex="bold"/>
    </style:style>
    <style:style style:name="ce389" style:family="table-cell" style:parent-style-name="Default">
      <style:table-cell-properties style:cell-protect="protected" style:print-content="true" style:text-align-source="fix" style:repeat-content="false" fo:border="0.0008in solid #000000"/>
      <style:paragraph-properties fo:text-align="center" fo:margin-left="0in"/>
      <style:text-properties style:font-name="Verdana" style:font-name-asian="Verdana"/>
    </style:style>
    <style:style style:name="ce390" style:family="table-cell" style:parent-style-name="Default" style:data-style-name="N349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91" style:family="table-cell" style:parent-style-name="Default" style:data-style-name="N2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392" style:family="table-cell" style:parent-style-name="Default">
      <style:table-cell-properties fo:border="0.0008in solid #000000"/>
      <style:text-properties style:font-name="ＭＳ Ｐゴシック" fo:font-weight="bold" style:font-name-asian="ＭＳ Ｐゴシック" style:font-weight-asian="bold" style:font-name-complex="Lucida Sans" style:font-weight-complex="bold"/>
    </style:style>
    <style:style style:name="ce393" style:family="table-cell" style:parent-style-name="Default">
      <style:table-cell-properties style:cell-protect="protected" style:print-content="true" fo:border="0.0008in solid #000000"/>
      <style:text-properties style:font-name="Verdana" style:font-name-asian="Verdana"/>
    </style:style>
    <style:style style:name="ce394" style:family="table-cell" style:parent-style-name="Default">
      <style:table-cell-properties style:cell-protect="protected" style:print-content="true"/>
      <style:text-properties style:font-name="ＭＳ Ｐゴシック" fo:font-weight="bold" style:font-name-asian="ＭＳ Ｐゴシック" style:font-weight-asian="bold" style:font-name-complex="Lucida Sans" style:font-weight-complex="bold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3382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gr2" style:family="graphic">
      <style:graphic-properties draw:stroke="solid" svg:stroke-width="0.0102in" svg:stroke-color="#808080" draw:marker-start="msArrowEnd_20_5" draw:marker-start-width="0.0827in" draw:marker-start-center="false" svg:stroke-opacity="100%" draw:stroke-linejoin="round" draw:fill="solid" draw:fill-color="#ffffc0" draw:textarea-horizontal-align="justify" draw:textarea-vertical-align="top" draw:auto-grow-height="false" draw:auto-grow-width="false" fo:padding-top="0.022in" fo:padding-bottom="0.022in" fo:padding-left="0.022in" fo:padding-right="0.022in" fo:wrap-option="no-wrap" draw:shadow="hidden" draw:shadow-offset-x="0.0394in" draw:shadow-offset-y="0.0394in" draw:shadow-color="#000000" draw:caption-escape-direction="auto"/>
    </style:style>
    <style:style style:name="gr3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2783in" fo:padding-top="0.0394in" fo:padding-bottom="0.0394in" fo:padding-left="0.0394in" fo:padding-right="0.0394in" draw:shadow="hidden" draw:shadow-offset-x="0.0394in" draw:shadow-offset-y="0.0394in" draw:caption-escape-direction="auto"/>
    </style:style>
    <style:style style:name="P1" style:family="paragraph">
      <style:paragraph-properties style:text-autospace="none" style:line-break="normal" style:writing-mode="page"/>
      <style:text-properties fo:hyphenate="false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Verdana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italic" style:font-weight-asian="normal" style:font-name-complex="Lucida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text-align="start" style:text-autospace="none" style:line-break="normal" style:writing-mode="lr-tb"/>
      <style:text-properties fo:hyphenate="false"/>
    </style:style>
    <style:style style:name="P4" style:family="paragraph">
      <style:paragraph-properties fo:text-align="start" style:text-autospace="none" style:line-break="normal" style:writing-mode="lr-tb"/>
      <style:text-properties style:text-outline="false" style:text-line-through-style="none" style:font-name="ＭＳ Ｐ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center" style:text-autospace="none" style:line-break="normal" style:writing-mode="page"/>
      <style:text-properties fo:hyphenate="false"/>
    </style:style>
    <style:style style:name="P6" style:family="paragraph">
      <style:paragraph-properties fo:text-align="center" style:text-autospace="none" style:line-break="normal" style:writing-mode="page"/>
      <style:text-properties style:text-outline="false" style:text-line-through-style="none" style:font-name="ＭＳ Ｐ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Verdana" fo:font-size="10pt" fo:language="en" fo:country="US" fo:font-style="italic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italic" style:font-weight-asian="normal" style:font-name-complex="Lucida Sans" style:font-size-complex="10pt" style:language-complex="hi" style:country-complex="IN" style:font-style-complex="italic" style:font-weight-complex="normal" style:text-emphasize="none" style:font-relief="none" style:text-overline-style="none" style:text-overline-color="font-color"/>
    </style:style>
    <style:style style:name="T2" style:family="text">
      <style:text-properties style:use-window-font-color="true" style:text-outline="false" style:text-line-through-style="none" style:text-position="0% 100%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text-position="0% 100%" style:font-name="Verdan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outline="false" style:text-line-through-style="none" style:font-name="ＭＳ Ｐゴシック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color="#000000"/>
    </style:style>
    <style:style style:name="T6" style:family="text">
      <style:text-properties fo:color="#000000" style:text-outline="false" style:text-line-through-style="none" style:text-position="0% 100%" style:font-name="Calibri" fo:font-size="15pt" fo:font-style="normal" fo:text-shadow="none" style:text-underline-style="solid" style:text-underline-width="auto" style:text-underline-color="font-color" fo:font-weight="bold" style:font-size-asian="15pt" style:font-style-asian="normal" style:font-weight-asian="bold" style:font-size-complex="15pt" style:font-style-complex="normal" style:font-weight-complex="bold"/>
    </style:style>
    <style:style style:name="T7" style:family="text">
      <style:text-properties style:font-name="Verdana" fo:font-size="8pt" fo:font-weight="normal" style:font-name-asian="ＭＳ Ｐゴシック" style:font-size-asian="8pt" style:font-weight-asian="normal" style:font-name-complex="Lucida Sans" style:font-size-complex="8pt" style:font-weight-complex="normal"/>
    </style:style>
    <style:style style:name="T8" style:family="text">
      <style:text-properties style:font-name="Verdana" fo:font-size="9pt" fo:font-weight="normal" style:font-name-asian="ＭＳ Ｐゴシック" style:font-size-asian="9pt" style:font-weight-asian="normal" style:font-name-complex="Arial" style:font-size-complex="9pt" style:font-weight-complex="normal"/>
    </style:style>
    <style:style style:name="T9" style:family="text">
      <style:text-properties fo:language="en" fo:country="US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style:font-name="Verdana" fo:font-weight="normal" style:font-name-asian="ＭＳ Ｐゴシック" style:font-weight-asian="normal" style:font-name-complex="Lucida Sans" style:font-weight-complex="normal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8pt" fo:font-weight="bold" style:font-size-asian="8pt" style:font-weight-asian="bold" style:font-size-complex="8pt" style:font-weight-complex="bold"/>
    </style:style>
    <style:style style:name="T14" style:family="text">
      <style:text-properties style:font-name="ＭＳ Ｐゴシック" style:font-name-asian="ＭＳ Ｐゴシック" style:font-name-complex="Lucida Sans"/>
    </style:style>
  </office:automatic-styles>
  <office:body>
    <office:spreadsheet>
      <table:calculation-settings table:case-sensitive="false" table:use-regular-expressions="false"/>
      <table:content-validations>
        <table:content-validation table:name="val1" table:condition="of:cell-content-is-in-list(&quot; &quot;;&quot;Simple&quot;;&quot;Medium&quot;;&quot;Complex&quot;)" table:allow-empty-cell="true" table:display-list="unsorted" table:base-cell-address="Estimation.C34"/>
        <table:content-validation table:name="val2" table:condition="of:cell-content-is-in-list(&quot;  &quot;;&quot;Simple&quot;;&quot;Medium&quot;;&quot;Complex&quot;)" table:allow-empty-cell="true" table:display-list="unsorted" table:base-cell-address="Estimation.C5"/>
        <table:content-validation table:name="val3" table:condition="of:cell-content-is-in-list(&quot;&quot;;&quot;NO&quot;;&quot;YES&quot;)" table:allow-empty-cell="true" table:display-list="unsorted" table:base-cell-address="Estimation.C45"/>
        <table:content-validation table:name="val4" table:condition="of:cell-content-is-in-list(&quot;&quot;;&quot;Simple&quot;;&quot;Medium&quot;;&quot;Complex&quot;)" table:allow-empty-cell="true" table:display-list="unsorted" table:base-cell-address="Estimation.C57"/>
        <table:content-validation table:name="val5" table:condition="of:cell-content-is-in-list(&quot;NO&quot;;&quot;YES&quot;)" table:allow-empty-cell="true" table:display-list="unsorted" table:base-cell-address="Estimation.C57"/>
        <table:content-validation table:name="val6" table:condition="of:cell-content-is-in-list(&quot;NEW&quot;;&quot;SPEC CHANGE&quot;)" table:allow-empty-cell="false" table:display-list="unsorted" table:base-cell-address="Estimation.AF3">
          <table:error-message table:message-type="stop" table:title="Error" table:display="true">
            <text:p>Please select the valid Estimation type </text:p>
          </table:error-message>
        </table:content-validation>
        <table:content-validation table:name="val7" table:base-cell-address="Estimation.AG4">
          <table:error-message table:message-type="stop" table:title="ERROR" table:display="true">
            <text:p>Please select the Estimation type</text:p>
          </table:error-message>
        </table:content-validation>
        <table:content-validation table:name="val8" table:condition="of:cell-content-is-whole-number() and cell-content()&gt;=0" table:allow-empty-cell="false" table:base-cell-address="DateSchedule.C38"/>
      </table:content-validations>
      <table:table table:name="Summary" table:style-name="ta2" table:protected="true" table:protection-key="QN4BcLCDG1utsFl83zLtLQ5wDiU=" table:print-ranges="Summary.A1:Summary.J46">
        <office:forms form:automatic-focus="false" form:apply-design-mode="false"/>
        <table:table-column table:style-name="co12" table:default-cell-style-name="ce25"/>
        <table:table-column table:style-name="co13" table:default-cell-style-name="ce52"/>
        <table:table-column table:style-name="co14" table:default-cell-style-name="ce52"/>
        <table:table-column table:style-name="co15" table:default-cell-style-name="ce52"/>
        <table:table-column table:style-name="co16" table:default-cell-style-name="ce52"/>
        <table:table-column table:style-name="co6" table:default-cell-style-name="ce52"/>
        <table:table-column table:style-name="co17" table:default-cell-style-name="ce52"/>
        <table:table-column table:style-name="co18" table:default-cell-style-name="ce98"/>
        <table:table-column table:style-name="co19" table:default-cell-style-name="ce98"/>
        <table:table-column table:style-name="co6" table:number-columns-repeated="2" table:default-cell-style-name="ce52"/>
        <table:table-column table:style-name="co20" table:default-cell-style-name="ce52"/>
        <table:table-column table:style-name="co21" table:default-cell-style-name="ce52"/>
        <table:table-column table:style-name="co22" table:default-cell-style-name="ce52"/>
        <table:table-column table:style-name="co23" table:default-cell-style-name="ce52"/>
        <table:table-column table:style-name="co18" table:number-columns-repeated="2" table:default-cell-style-name="ce52"/>
        <table:table-column table:style-name="co24" table:default-cell-style-name="ce52"/>
        <table:table-column table:style-name="co6" table:number-columns-repeated="1006" table:default-cell-style-name="ce52"/>
        <table:table-row table:style-name="ro5">
          <table:table-cell table:style-name="ce10" table:formula="of:=[$DateSchedule.A1]" office:value-type="string" office:string-value="IVTL_Commuting Costs (Employee Info)" table:number-columns-spanned="7" table:number-rows-spanned="1">
            <text:p>IVTL_Commuting Costs (Employee Info)</text:p>
          </table:table-cell>
          <table:covered-table-cell table:number-columns-repeated="6" table:style-name="ce26"/>
          <table:table-cell table:style-name="ce82"/>
          <table:table-cell table:style-name="ce100"/>
          <table:table-cell table:style-name="Default" table:number-columns-repeated="2"/>
          <table:table-cell table:number-columns-repeated="1013"/>
        </table:table-row>
        <table:table-row table:style-name="ro5">
          <table:table-cell table:style-name="ce11"/>
          <table:table-cell table:style-name="ce27" office:value-type="string" table:number-columns-spanned="8" table:number-rows-spanned="1">
            <text:p>Analysis</text:p>
          </table:table-cell>
          <table:covered-table-cell table:number-columns-repeated="5" table:style-name="ce53"/>
          <table:covered-table-cell table:style-name="ce83"/>
          <table:covered-table-cell table:style-name="ce101"/>
          <table:table-cell table:style-name="ce105" table:number-columns-repeated="2"/>
          <table:table-cell table:style-name="ce107" office:value-type="string">
            <text:p>Estimation Type</text:p>
          </table:table-cell>
          <table:table-cell table:style-name="Default"/>
          <table:table-cell table:number-columns-repeated="1011"/>
        </table:table-row>
        <table:table-row table:style-name="ro5">
          <table:table-cell table:style-name="ce3" office:value-type="string">
            <text:p>S. No</text:p>
          </table:table-cell>
          <table:table-cell table:style-name="ce28" office:value-type="string" table:number-columns-spanned="3" table:number-rows-spanned="1">
            <text:p>Task</text:p>
          </table:table-cell>
          <table:covered-table-cell table:number-columns-repeated="2" table:style-name="ce3"/>
          <table:table-cell table:style-name="ce3" office:value-type="string">
            <text:p>Total Hours</text:p>
          </table:table-cell>
          <table:table-cell table:style-name="ce3" office:value-type="string">
            <text:p>Man Days</text:p>
          </table:table-cell>
          <table:table-cell table:style-name="ce3" office:value-type="string">
            <text:p>Man Months</text:p>
          </table:table-cell>
          <table:table-cell table:style-name="ce84" table:formula="of:=[$DateSchedule.I2]" office:value-type="string" office:string-value="Start Date">
            <text:p>Start Date</text:p>
          </table:table-cell>
          <table:table-cell table:style-name="ce84" table:formula="of:=[$DateSchedule.J2]" office:value-type="string" office:string-value="End Date">
            <text:p>End Date</text:p>
          </table:table-cell>
          <table:table-cell table:style-name="Default"/>
          <table:table-cell table:style-name="ce105"/>
          <table:table-cell table:style-name="ce108" table:formula="of:=[$Estimation.AF3]" office:value-type="string" office:string-value="NEW">
            <text:p>NEW</text:p>
          </table:table-cell>
          <table:table-cell table:number-columns-repeated="1012"/>
        </table:table-row>
        <table:table-row table:style-name="ro7">
          <table:table-cell table:style-name="ce12" office:value-type="float" office:value="1">
            <text:p>1</text:p>
          </table:table-cell>
          <table:table-cell table:style-name="ce29" table:formula="of:=[$DateSchedule.C3]" office:value-type="string" office:string-value="Catalog and Design" table:number-columns-spanned="3" table:number-rows-spanned="1">
            <text:p>Catalog and Design</text:p>
          </table:table-cell>
          <table:covered-table-cell table:number-columns-repeated="2" table:style-name="ce54"/>
          <table:table-cell table:style-name="ce68" table:formula="of:=[Estimation.AD7]" office:value-type="float" office:value="136">
            <text:p>136.00</text:p>
          </table:table-cell>
          <table:table-cell table:style-name="ce68" table:formula="of:=[.E4]/8" office:value-type="float" office:value="17">
            <text:p>17.00</text:p>
          </table:table-cell>
          <table:table-cell table:style-name="ce68" table:formula="of:=[.F4]/20" office:value-type="float" office:value="0.85">
            <text:p>0.85</text:p>
          </table:table-cell>
          <table:table-cell table:style-name="ce85" table:formula="of:=[DateSchedule.I3]" office:value-type="date" office:date-value="2017-06-12">
            <text:p>06/12/2017</text:p>
          </table:table-cell>
          <table:table-cell table:style-name="ce85" table:formula="of:=[DateSchedule.J3]" office:value-type="date" office:date-value="2017-07-05">
            <text:p>07/05/2017</text:p>
          </table:table-cell>
          <table:table-cell table:style-name="Default"/>
          <table:table-cell table:style-name="ce105"/>
          <table:table-cell/>
          <table:table-cell table:style-name="Default" table:number-columns-repeated="7"/>
          <table:table-cell table:number-columns-repeated="1005"/>
        </table:table-row>
        <table:table-row table:style-name="ro8">
          <table:table-cell table:style-name="ce13"/>
          <table:table-cell table:style-name="ce30" office:value-type="string" table:number-columns-spanned="8" table:number-rows-spanned="1">
            <text:p>Development</text:p>
          </table:table-cell>
          <table:covered-table-cell table:number-columns-repeated="5" table:style-name="ce53"/>
          <table:covered-table-cell table:style-name="ce83"/>
          <table:covered-table-cell table:style-name="ce101"/>
          <table:table-cell table:style-name="Default"/>
          <table:table-cell table:style-name="ce105"/>
          <table:table-cell/>
          <table:table-cell table:style-name="Default" table:number-columns-repeated="7"/>
          <table:table-cell table:number-columns-repeated="1005"/>
        </table:table-row>
        <table:table-row table:style-name="ro5">
          <table:table-cell table:style-name="ce3" office:value-type="string">
            <text:p>S. No</text:p>
          </table:table-cell>
          <table:table-cell table:style-name="ce31" office:value-type="string">
            <text:p>Task</text:p>
          </table:table-cell>
          <table:table-cell table:style-name="ce3" office:value-type="string">
            <text:p>Total Components</text:p>
          </table:table-cell>
          <table:table-cell table:style-name="ce3" office:value-type="string">
            <text:p>Checkpoint</text:p>
          </table:table-cell>
          <table:table-cell table:style-name="ce3" office:value-type="string">
            <text:p>Total Hours</text:p>
          </table:table-cell>
          <table:table-cell table:style-name="ce3" office:value-type="string">
            <text:p>Man Days</text:p>
          </table:table-cell>
          <table:table-cell table:style-name="ce3" office:value-type="string">
            <text:p>Man Months</text:p>
          </table:table-cell>
          <table:table-cell table:style-name="ce84" table:formula="of:=[DateSchedule.I2]" office:value-type="string" office:string-value="Start Date">
            <text:p>Start Date</text:p>
          </table:table-cell>
          <table:table-cell table:style-name="ce84" table:formula="of:=[DateSchedule.J2]" office:value-type="string" office:string-value="End Date">
            <text:p>End Date</text:p>
          </table:table-cell>
          <table:table-cell table:style-name="ce105" table:number-columns-repeated="2"/>
          <table:table-cell/>
          <table:table-cell table:style-name="Default" table:number-columns-repeated="7"/>
          <table:table-cell table:number-columns-repeated="1005"/>
        </table:table-row>
        <table:table-row table:style-name="ro9">
          <table:table-cell table:style-name="ce12" office:value-type="float" office:value="1">
            <text:p>1</text:p>
          </table:table-cell>
          <table:table-cell table:style-name="ce32" table:formula="of:=[$DateSchedule.C6]" office:value-type="float" office:value="0">
            <text:p/>
          </table:table-cell>
          <table:table-cell table:style-name="ce55" table:formula="of:=SUM([Estimation.C10:.C39])" office:value-type="float" office:value="190">
            <text:p>190</text:p>
          </table:table-cell>
          <table:table-cell table:style-name="ce64" table:formula="of:=[DateSchedule.D6]" office:value-type="float" office:value="0">
            <text:p/>
          </table:table-cell>
          <table:table-cell table:style-name="ce68" table:formula="of:=[Estimation.T72] -( [.E4]+[.E20]+[.E24]+[.E29]+[.E41])" office:value-type="float" office:value="414.6">
            <text:p>414.60</text:p>
          </table:table-cell>
          <table:table-cell table:style-name="ce68" table:formula="of:=[.E7]/8" office:value-type="float" office:value="51.825">
            <text:p>51.83</text:p>
          </table:table-cell>
          <table:table-cell table:style-name="ce68" table:formula="of:=[.F7]/20" office:value-type="float" office:value="2.59125">
            <text:p>2.59</text:p>
          </table:table-cell>
          <table:table-cell table:style-name="ce86" table:formula="of:=IF([DateSchedule.T6] = 1;[DateSchedule.U6];&quot;&quot;)">
            <text:p/>
          </table:table-cell>
          <table:table-cell table:style-name="ce86" table:formula="of:=IF([DateSchedule.S6] = 1;[DateSchedule.V6];&quot;&quot;)">
            <text:p/>
          </table:table-cell>
          <table:table-cell table:style-name="ce105"/>
          <table:table-cell table:style-name="ce106"/>
          <table:table-cell/>
          <table:table-cell table:style-name="Default" table:number-columns-repeated="7"/>
          <table:table-cell table:number-columns-repeated="1005"/>
        </table:table-row>
        <table:table-row table:style-name="ro10">
          <table:table-cell table:style-name="ce12" office:value-type="float" office:value="2">
            <text:p>2</text:p>
          </table:table-cell>
          <table:table-cell table:style-name="ce33" table:formula="of:=[$DateSchedule.C7]" office:value-type="float" office:value="0">
            <text:p/>
          </table:table-cell>
          <table:table-cell table:style-name="ce56" table:formula="of:=SUM([Estimation.D10:.D39])" office:value-type="float" office:value="0">
            <text:p/>
          </table:table-cell>
          <table:table-cell table:style-name="ce65" table:formula="of:=[DateSchedule.D7]" office:value-type="float" office:value="0">
            <text:p/>
          </table:table-cell>
          <table:table-cell table:style-name="ce69" table:formula="of:=[Estimation.U72]" office:value-type="float" office:value="0">
            <text:p>0.00</text:p>
          </table:table-cell>
          <table:table-cell table:style-name="ce69" table:formula="of:=[.E8]/8" office:value-type="float" office:value="0">
            <text:p>0.00</text:p>
          </table:table-cell>
          <table:table-cell table:style-name="ce69" table:formula="of:=[.F8]/20" office:value-type="float" office:value="0">
            <text:p>0.00</text:p>
          </table:table-cell>
          <table:table-cell table:style-name="ce86" table:formula="of:=IF([DateSchedule.T7] = 1;[DateSchedule.U7];&quot;&quot;)">
            <text:p/>
          </table:table-cell>
          <table:table-cell table:style-name="ce86" table:formula="of:=IF([DateSchedule.S7] = 1;[DateSchedule.V7];&quot;&quot;)">
            <text:p/>
          </table:table-cell>
          <table:table-cell table:style-name="ce105" table:number-columns-repeated="2"/>
          <table:table-cell/>
          <table:table-cell table:style-name="Default" table:number-columns-repeated="7"/>
          <table:table-cell table:number-columns-repeated="1005"/>
        </table:table-row>
        <table:table-row table:style-name="ro6">
          <table:table-cell table:style-name="ce12" office:value-type="float" office:value="3">
            <text:p>3</text:p>
          </table:table-cell>
          <table:table-cell table:style-name="ce33" table:formula="of:=[$DateSchedule.C8]" office:value-type="float" office:value="0">
            <text:p/>
          </table:table-cell>
          <table:table-cell table:style-name="ce55" table:formula="of:=SUM([Estimation.E10:.E39])" office:value-type="float" office:value="0">
            <text:p/>
          </table:table-cell>
          <table:table-cell table:style-name="ce64" table:formula="of:=[DateSchedule.D8]" office:value-type="float" office:value="0">
            <text:p/>
          </table:table-cell>
          <table:table-cell table:style-name="ce68" table:formula="of:=[Estimation.V72]" office:value-type="float" office:value="0">
            <text:p>0.00</text:p>
          </table:table-cell>
          <table:table-cell table:style-name="ce68" table:formula="of:=[.E9]/8" office:value-type="float" office:value="0">
            <text:p>0.00</text:p>
          </table:table-cell>
          <table:table-cell table:style-name="ce68" table:formula="of:=[.F9]/20" office:value-type="float" office:value="0">
            <text:p>0.00</text:p>
          </table:table-cell>
          <table:table-cell table:style-name="ce86" table:formula="of:=IF([DateSchedule.T8] = 1;[DateSchedule.U8];&quot;&quot;)">
            <text:p/>
          </table:table-cell>
          <table:table-cell table:style-name="ce86" table:formula="of:=IF([DateSchedule.S8] = 1;[DateSchedule.V8];&quot;&quot;)">
            <text:p/>
          </table:table-cell>
          <table:table-cell table:style-name="ce105" table:number-columns-repeated="2"/>
          <table:table-cell/>
          <table:table-cell table:style-name="Default" table:number-columns-repeated="7"/>
          <table:table-cell table:number-columns-repeated="1005"/>
        </table:table-row>
        <table:table-row table:style-name="ro10">
          <table:table-cell table:style-name="ce12" office:value-type="float" office:value="4">
            <text:p>4</text:p>
          </table:table-cell>
          <table:table-cell table:style-name="ce34" table:formula="of:=[$DateSchedule.C9]" office:value-type="float" office:value="0">
            <text:p/>
          </table:table-cell>
          <table:table-cell table:style-name="ce56" table:formula="of:=SUM([Estimation.F10:.F39])" office:value-type="float" office:value="0">
            <text:p/>
          </table:table-cell>
          <table:table-cell table:style-name="ce65" table:formula="of:=[DateSchedule.D9]" office:value-type="float" office:value="0">
            <text:p/>
          </table:table-cell>
          <table:table-cell table:style-name="ce69" table:formula="of:=[Estimation.W72]" office:value-type="float" office:value="0">
            <text:p>0.00</text:p>
          </table:table-cell>
          <table:table-cell table:style-name="ce69" table:formula="of:=[.E10]/8" office:value-type="float" office:value="0">
            <text:p>0.00</text:p>
          </table:table-cell>
          <table:table-cell table:style-name="ce69" table:formula="of:=[.F10]/20" office:value-type="float" office:value="0">
            <text:p>0.00</text:p>
          </table:table-cell>
          <table:table-cell table:style-name="ce86" table:formula="of:=IF([DateSchedule.T9] = 1;[DateSchedule.U9];&quot;&quot;)">
            <text:p/>
          </table:table-cell>
          <table:table-cell table:style-name="ce86" table:formula="of:=IF([DateSchedule.S9] = 1;[DateSchedule.V9];&quot;&quot;)">
            <text:p/>
          </table:table-cell>
          <table:table-cell table:number-columns-repeated="3"/>
          <table:table-cell table:style-name="Default" table:number-columns-repeated="7"/>
          <table:table-cell table:number-columns-repeated="1005"/>
        </table:table-row>
        <table:table-row table:style-name="ro9">
          <table:table-cell table:style-name="ce12" office:value-type="float" office:value="5">
            <text:p>5</text:p>
          </table:table-cell>
          <table:table-cell table:style-name="ce35" table:formula="of:=[$DateSchedule.C10]" office:value-type="float" office:value="0">
            <text:p/>
          </table:table-cell>
          <table:table-cell table:style-name="ce55" table:formula="of:=SUM([Estimation.G10:.G39])" office:value-type="float" office:value="0">
            <text:p/>
          </table:table-cell>
          <table:table-cell table:style-name="ce64" table:formula="of:=[DateSchedule.D10]" office:value-type="float" office:value="0">
            <text:p/>
          </table:table-cell>
          <table:table-cell table:style-name="ce68" table:formula="of:=[Estimation.X72]" office:value-type="float" office:value="0">
            <text:p>0.00</text:p>
          </table:table-cell>
          <table:table-cell table:style-name="ce68" table:formula="of:=[.E11]/8" office:value-type="float" office:value="0">
            <text:p>0.00</text:p>
          </table:table-cell>
          <table:table-cell table:style-name="ce68" table:formula="of:=[.F11]/20" office:value-type="float" office:value="0">
            <text:p>0.00</text:p>
          </table:table-cell>
          <table:table-cell table:style-name="ce86" table:formula="of:=IF([DateSchedule.T10] = 1;[DateSchedule.U10];&quot;&quot;)">
            <text:p/>
          </table:table-cell>
          <table:table-cell table:style-name="ce86" table:formula="of:=IF([DateSchedule.S10] = 1;[DateSchedule.V10];&quot;&quot;)">
            <text:p/>
          </table:table-cell>
          <table:table-cell table:style-name="ce105" table:number-columns-repeated="2"/>
          <table:table-cell/>
          <table:table-cell table:style-name="Default" table:number-columns-repeated="7"/>
          <table:table-cell table:number-columns-repeated="1005"/>
        </table:table-row>
        <table:table-row table:style-name="ro5">
          <table:table-cell table:style-name="ce12" office:value-type="float" office:value="6">
            <text:p>6</text:p>
          </table:table-cell>
          <table:table-cell table:style-name="ce34" table:formula="of:=[$DateSchedule.C11]" office:value-type="float" office:value="0">
            <text:p/>
          </table:table-cell>
          <table:table-cell table:style-name="ce56" table:formula="of:=SUM([Estimation.H10:.H39])" office:value-type="float" office:value="0">
            <text:p/>
          </table:table-cell>
          <table:table-cell table:style-name="ce65" table:formula="of:=[DateSchedule.D11]" office:value-type="float" office:value="0">
            <text:p/>
          </table:table-cell>
          <table:table-cell table:style-name="ce69" table:formula="of:=[Estimation.Y72]" office:value-type="float" office:value="0">
            <text:p>0.00</text:p>
          </table:table-cell>
          <table:table-cell table:style-name="ce69" table:formula="of:=[.E12]/8" office:value-type="float" office:value="0">
            <text:p>0.00</text:p>
          </table:table-cell>
          <table:table-cell table:style-name="ce69" table:formula="of:=[.F12]/20" office:value-type="float" office:value="0">
            <text:p>0.00</text:p>
          </table:table-cell>
          <table:table-cell table:style-name="ce86" table:formula="of:=IF([DateSchedule.T11] = 1;[DateSchedule.U11];&quot;&quot;)">
            <text:p/>
          </table:table-cell>
          <table:table-cell table:style-name="ce86" table:formula="of:=IF([DateSchedule.S11] = 1;[DateSchedule.V11];&quot;&quot;)">
            <text:p/>
          </table:table-cell>
          <table:table-cell table:style-name="ce105" table:number-columns-repeated="2"/>
          <table:table-cell/>
          <table:table-cell table:style-name="Default" table:number-columns-repeated="7"/>
          <table:table-cell table:number-columns-repeated="1005"/>
        </table:table-row>
        <table:table-row table:style-name="ro5">
          <table:table-cell table:style-name="ce12" office:value-type="float" office:value="7">
            <text:p>7</text:p>
          </table:table-cell>
          <table:table-cell table:style-name="ce36" table:formula="of:=[$DateSchedule.C12]" office:value-type="float" office:value="0">
            <text:p/>
          </table:table-cell>
          <table:table-cell table:style-name="ce56" table:formula="of:=SUM([Estimation.I10:.I39])" office:value-type="float" office:value="0">
            <text:p/>
          </table:table-cell>
          <table:table-cell table:style-name="ce65" table:formula="of:=[DateSchedule.D12]" office:value-type="float" office:value="0">
            <text:p/>
          </table:table-cell>
          <table:table-cell table:style-name="ce68" table:formula="of:=[Estimation.Z72]" office:value-type="float" office:value="0">
            <text:p>0.00</text:p>
          </table:table-cell>
          <table:table-cell table:style-name="ce68" table:formula="of:=[.E13]/8" office:value-type="float" office:value="0">
            <text:p>0.00</text:p>
          </table:table-cell>
          <table:table-cell table:style-name="ce68" table:formula="of:=[.F13]/20" office:value-type="float" office:value="0">
            <text:p>0.00</text:p>
          </table:table-cell>
          <table:table-cell table:style-name="ce86" table:formula="of:=IF([DateSchedule.T12] = 1;[DateSchedule.U12];&quot;&quot;)">
            <text:p/>
          </table:table-cell>
          <table:table-cell table:style-name="ce86" table:formula="of:=IF([DateSchedule.S12] = 1;[DateSchedule.V12];&quot;&quot;)">
            <text:p/>
          </table:table-cell>
          <table:table-cell table:style-name="ce105" table:number-columns-repeated="2"/>
          <table:table-cell/>
          <table:table-cell table:style-name="Default" table:number-columns-repeated="7"/>
          <table:table-cell table:number-columns-repeated="1005"/>
        </table:table-row>
        <table:table-row table:style-name="ro5">
          <table:table-cell table:style-name="ce12" office:value-type="float" office:value="8">
            <text:p>8</text:p>
          </table:table-cell>
          <table:table-cell table:style-name="ce35" table:formula="of:=[$DateSchedule.C13]" office:value-type="float" office:value="0">
            <text:p/>
          </table:table-cell>
          <table:table-cell table:style-name="ce56" table:formula="of:=SUM([Estimation.J10:.J39])" office:value-type="float" office:value="0">
            <text:p/>
          </table:table-cell>
          <table:table-cell table:style-name="ce65" table:formula="of:=[DateSchedule.D13]" office:value-type="float" office:value="0">
            <text:p/>
          </table:table-cell>
          <table:table-cell table:style-name="ce69" table:formula="of:=[Estimation.AA72]" office:value-type="float" office:value="0">
            <text:p>0.00</text:p>
          </table:table-cell>
          <table:table-cell table:style-name="ce69" table:formula="of:=[.E14]/8" office:value-type="float" office:value="0">
            <text:p>0.00</text:p>
          </table:table-cell>
          <table:table-cell table:style-name="ce69" table:formula="of:=[.F14]/20" office:value-type="float" office:value="0">
            <text:p>0.00</text:p>
          </table:table-cell>
          <table:table-cell table:style-name="ce86" table:formula="of:=IF([DateSchedule.T13] = 1;[DateSchedule.U13];&quot;&quot;)">
            <text:p/>
          </table:table-cell>
          <table:table-cell table:style-name="ce86" table:formula="of:=IF([DateSchedule.S13] = 1;[DateSchedule.V13];&quot;&quot;)">
            <text:p/>
          </table:table-cell>
          <table:table-cell table:style-name="ce105" table:number-columns-repeated="2"/>
          <table:table-cell/>
          <table:table-cell table:style-name="Default" table:number-columns-repeated="7"/>
          <table:table-cell table:number-columns-repeated="1005"/>
        </table:table-row>
        <table:table-row table:style-name="ro5">
          <table:table-cell table:style-name="ce12" office:value-type="float" office:value="9">
            <text:p>9</text:p>
          </table:table-cell>
          <table:table-cell table:style-name="ce36" table:formula="of:=[$DateSchedule.C14]" office:value-type="float" office:value="0">
            <text:p/>
          </table:table-cell>
          <table:table-cell table:style-name="ce56" table:formula="of:=SUM([Estimation.K10:.K39])" office:value-type="float" office:value="0">
            <text:p/>
          </table:table-cell>
          <table:table-cell table:style-name="ce65" table:formula="of:=[DateSchedule.D14]" office:value-type="float" office:value="0">
            <text:p/>
          </table:table-cell>
          <table:table-cell table:style-name="ce68" table:formula="of:=[Estimation.AB72]" office:value-type="float" office:value="0">
            <text:p>0.00</text:p>
          </table:table-cell>
          <table:table-cell table:style-name="ce68" table:formula="of:=[.E15]/8" office:value-type="float" office:value="0">
            <text:p>0.00</text:p>
          </table:table-cell>
          <table:table-cell table:style-name="ce68" table:formula="of:=[.F15]/20" office:value-type="float" office:value="0">
            <text:p>0.00</text:p>
          </table:table-cell>
          <table:table-cell table:style-name="ce86" table:formula="of:=IF([DateSchedule.T14] = 1;[DateSchedule.U14];&quot;&quot;)">
            <text:p/>
          </table:table-cell>
          <table:table-cell table:style-name="ce86" table:formula="of:=IF([DateSchedule.S14] = 1;[DateSchedule.V14];&quot;&quot;)">
            <text:p/>
          </table:table-cell>
          <table:table-cell table:style-name="ce105" table:number-columns-repeated="2"/>
          <table:table-cell/>
          <table:table-cell table:style-name="Default" table:number-columns-repeated="7"/>
          <table:table-cell table:number-columns-repeated="1005"/>
        </table:table-row>
        <table:table-row table:style-name="ro9">
          <table:table-cell table:style-name="ce12" office:value-type="float" office:value="10">
            <text:p>10</text:p>
          </table:table-cell>
          <table:table-cell table:style-name="ce35" table:formula="of:=[$DateSchedule.C15]" office:value-type="float" office:value="0">
            <text:p/>
          </table:table-cell>
          <table:table-cell table:style-name="ce56" table:formula="of:=SUM([Estimation.L10:.L39])" office:value-type="float" office:value="0">
            <text:p/>
          </table:table-cell>
          <table:table-cell table:style-name="ce65" table:formula="of:=[DateSchedule.D15]" office:value-type="float" office:value="0">
            <text:p/>
          </table:table-cell>
          <table:table-cell table:style-name="ce69" table:formula="of:=[Estimation.AC72]" office:value-type="float" office:value="0">
            <text:p>0.00</text:p>
          </table:table-cell>
          <table:table-cell table:style-name="ce69" table:formula="of:=[.E16]/8" office:value-type="float" office:value="0">
            <text:p>0.00</text:p>
          </table:table-cell>
          <table:table-cell table:style-name="ce69" table:formula="of:=[.F16]/20" office:value-type="float" office:value="0">
            <text:p>0.00</text:p>
          </table:table-cell>
          <table:table-cell table:style-name="ce86" table:formula="of:=IF([DateSchedule.T15] = 1;[DateSchedule.U15];&quot;&quot;)">
            <text:p/>
          </table:table-cell>
          <table:table-cell table:style-name="ce86" table:formula="of:=IF([DateSchedule.S15] = 1;[DateSchedule.V15];&quot;&quot;)">
            <text:p/>
          </table:table-cell>
          <table:table-cell table:style-name="ce105" table:number-columns-repeated="2"/>
          <table:table-cell/>
          <table:table-cell table:style-name="Default" table:number-columns-repeated="7"/>
          <table:table-cell table:number-columns-repeated="1005"/>
        </table:table-row>
        <table:table-row table:style-name="ro5">
          <table:table-cell table:style-name="ce14"/>
          <table:table-cell table:style-name="ce37" office:value-type="string">
            <text:p>Total</text:p>
          </table:table-cell>
          <table:table-cell table:style-name="ce57" table:formula="of:=SUM([.C7:.C16])" office:value-type="float" office:value="190">
            <text:p>190</text:p>
          </table:table-cell>
          <table:table-cell table:style-name="ce57"/>
          <table:table-cell table:style-name="ce70" table:formula="of:=SUM([.E7:.E16])" office:value-type="float" office:value="414.6">
            <text:p>414.60</text:p>
          </table:table-cell>
          <table:table-cell table:style-name="ce70" table:formula="of:=SUM([.F7:.F16])" office:value-type="float" office:value="51.825">
            <text:p>51.83</text:p>
          </table:table-cell>
          <table:table-cell table:style-name="ce70" table:formula="of:=SUM([.G7:.G16])" office:value-type="float" office:value="2.59125">
            <text:p>2.59</text:p>
          </table:table-cell>
          <table:table-cell table:style-name="ce87" table:formula="of:=[DateSchedule.I16]" office:value-type="date" office:date-value="2017-07-06">
            <text:p>07/06/2017</text:p>
          </table:table-cell>
          <table:table-cell table:style-name="ce87" table:formula="of:=[DateSchedule.J16]" office:value-type="date" office:date-value="2017-07-31">
            <text:p>07/31/2017</text:p>
          </table:table-cell>
          <table:table-cell table:number-columns-repeated="3"/>
          <table:table-cell table:style-name="Default" table:number-columns-repeated="7"/>
          <table:table-cell table:number-columns-repeated="1005"/>
        </table:table-row>
        <table:table-row table:style-name="ro5">
          <table:table-cell table:style-name="ce13"/>
          <table:table-cell table:style-name="ce30" table:formula="of:=[$Reference.B42]" office:value-type="string" office:string-value="Unit Testing" table:number-columns-spanned="8" table:number-rows-spanned="1">
            <text:p>Unit Testing</text:p>
          </table:table-cell>
          <table:covered-table-cell table:number-columns-repeated="5" table:style-name="ce53"/>
          <table:covered-table-cell table:style-name="ce83"/>
          <table:covered-table-cell table:style-name="ce101"/>
          <table:table-cell table:number-columns-repeated="1015"/>
        </table:table-row>
        <table:table-row table:style-name="ro5">
          <table:table-cell table:style-name="ce3" office:value-type="string">
            <text:p>S. No</text:p>
          </table:table-cell>
          <table:table-cell table:style-name="ce3" office:value-type="string" table:number-columns-spanned="3" table:number-rows-spanned="1">
            <text:p>Task</text:p>
          </table:table-cell>
          <table:covered-table-cell table:number-columns-repeated="2" table:style-name="ce3"/>
          <table:table-cell table:style-name="ce3" office:value-type="string">
            <text:p>Total Hours</text:p>
          </table:table-cell>
          <table:table-cell table:style-name="ce3" office:value-type="string">
            <text:p>Man Days</text:p>
          </table:table-cell>
          <table:table-cell table:style-name="ce3" office:value-type="string">
            <text:p>Man Months</text:p>
          </table:table-cell>
          <table:table-cell table:style-name="ce84" table:formula="of:=[DateSchedule.I2]" office:value-type="string" office:string-value="Start Date">
            <text:p>Start Date</text:p>
          </table:table-cell>
          <table:table-cell table:style-name="ce102" table:formula="of:=[DateSchedule.J2]" office:value-type="string" office:string-value="End Date">
            <text:p>End Date</text:p>
          </table:table-cell>
          <table:table-cell table:number-columns-repeated="1015"/>
        </table:table-row>
        <table:table-row table:style-name="ro5">
          <table:table-cell table:style-name="ce15" office:value-type="float" office:value="1">
            <text:p>1</text:p>
          </table:table-cell>
          <table:table-cell table:style-name="ce38" table:formula="of:=[$Reference.B42]" office:value-type="string" office:string-value="Unit Testing" table:number-columns-spanned="3" table:number-rows-spanned="1">
            <text:p>Unit Testing</text:p>
          </table:table-cell>
          <table:covered-table-cell table:number-columns-repeated="2" table:style-name="ce58"/>
          <table:table-cell table:style-name="ce71" table:formula="of:=[Estimation.M44]" office:value-type="float" office:value="0">
            <text:p>0.00</text:p>
          </table:table-cell>
          <table:table-cell table:style-name="ce71" table:formula="of:=[.E20]/8" office:value-type="float" office:value="0">
            <text:p>0.00</text:p>
          </table:table-cell>
          <table:table-cell table:style-name="ce71" table:formula="of:=[.F20]/20" office:value-type="float" office:value="0">
            <text:p>0.00</text:p>
          </table:table-cell>
          <table:table-cell table:style-name="ce88" table:formula="of:=[DateSchedule.I19]" office:value-type="date" office:date-value="2017-07-31">
            <text:p>07/31/2017</text:p>
          </table:table-cell>
          <table:table-cell table:style-name="ce88" table:formula="of:=[DateSchedule.J19]" office:value-type="date" office:date-value="2017-07-31">
            <text:p>07/31/2017</text:p>
          </table:table-cell>
          <table:table-cell table:number-columns-repeated="1015"/>
        </table:table-row>
        <table:table-row table:style-name="ro11">
          <table:table-cell table:style-name="ce13"/>
          <table:table-cell table:style-name="ce30" table:formula="of:=[$Reference.B43]" office:value-type="string" office:string-value="Code Review" table:number-columns-spanned="8" table:number-rows-spanned="1">
            <text:p>Code Review</text:p>
          </table:table-cell>
          <table:covered-table-cell table:number-columns-repeated="5" table:style-name="ce53"/>
          <table:covered-table-cell table:style-name="ce83"/>
          <table:covered-table-cell table:style-name="ce101"/>
          <table:table-cell table:number-columns-repeated="1015"/>
        </table:table-row>
        <table:table-row table:style-name="ro5">
          <table:table-cell table:style-name="ce3" office:value-type="string">
            <text:p>S. No</text:p>
          </table:table-cell>
          <table:table-cell table:style-name="ce3" office:value-type="string" table:number-columns-spanned="3" table:number-rows-spanned="1">
            <text:p>Task</text:p>
          </table:table-cell>
          <table:covered-table-cell table:number-columns-repeated="2" table:style-name="ce3"/>
          <table:table-cell table:style-name="ce3" office:value-type="string">
            <text:p>Total Hours</text:p>
          </table:table-cell>
          <table:table-cell table:style-name="ce3" office:value-type="string">
            <text:p>Man Days</text:p>
          </table:table-cell>
          <table:table-cell table:style-name="ce3" office:value-type="string">
            <text:p>Man Months</text:p>
          </table:table-cell>
          <table:table-cell table:style-name="ce84" table:formula="of:=[DateSchedule.I2]" office:value-type="string" office:string-value="Start Date">
            <text:p>Start Date</text:p>
          </table:table-cell>
          <table:table-cell table:style-name="ce84" table:formula="of:=[DateSchedule.J2]" office:value-type="string" office:string-value="End Date">
            <text:p>End Date</text:p>
          </table:table-cell>
          <table:table-cell table:number-columns-repeated="1015"/>
        </table:table-row>
        <table:table-row table:style-name="ro12" table:visibility="collapse">
          <table:table-cell table:style-name="ce16" office:value-type="float" office:value="1">
            <text:p>1</text:p>
          </table:table-cell>
          <table:table-cell table:style-name="ce39" office:value-type="string" table:number-columns-spanned="2" table:number-rows-spanned="1">
            <text:p>Testing</text:p>
          </table:table-cell>
          <table:covered-table-cell table:style-name="ce39"/>
          <table:table-cell table:style-name="ce39"/>
          <table:table-cell table:style-name="ce72" table:number-columns-repeated="3"/>
          <table:table-cell table:style-name="ce89" table:number-columns-repeated="2"/>
          <table:table-cell table:style-name="ce105" table:number-columns-repeated="2"/>
          <table:table-cell table:number-columns-repeated="1013"/>
        </table:table-row>
        <table:table-row table:style-name="ro8">
          <table:table-cell table:style-name="ce15" office:value-type="float" office:value="1">
            <text:p>1</text:p>
          </table:table-cell>
          <table:table-cell table:style-name="ce38" table:formula="of:=[$Reference.B43]" office:value-type="string" office:string-value="Code Review" table:number-columns-spanned="3" table:number-rows-spanned="1">
            <text:p>Code Review</text:p>
          </table:table-cell>
          <table:covered-table-cell table:number-columns-repeated="2" table:style-name="ce58"/>
          <table:table-cell table:style-name="ce71" table:formula="of:=IF([.L3]=&quot;NEW&quot;;16;IF([.L3]=&quot;SPEC CHANGE&quot;;0))" office:value-type="float" office:value="16">
            <text:p>16.00</text:p>
          </table:table-cell>
          <table:table-cell table:style-name="ce71" table:formula="of:=[.E24]/8" office:value-type="float" office:value="2">
            <text:p>2.00</text:p>
          </table:table-cell>
          <table:table-cell table:style-name="ce71" table:formula="of:=[.F24]/20" office:value-type="float" office:value="0.1">
            <text:p>0.10</text:p>
          </table:table-cell>
          <table:table-cell table:style-name="ce88" table:formula="of:=[DateSchedule.I21]" office:value-type="date" office:date-value="2017-08-01">
            <text:p>08/01/2017</text:p>
          </table:table-cell>
          <table:table-cell table:style-name="ce88" table:formula="of:=[DateSchedule.J21]" office:value-type="date" office:date-value="2017-08-02">
            <text:p>08/02/2017</text:p>
          </table:table-cell>
          <table:table-cell table:number-columns-repeated="1015"/>
        </table:table-row>
        <table:table-row table:style-name="ro13" table:visibility="collapse">
          <table:table-cell table:style-name="ce17"/>
          <table:table-cell table:style-name="ce40" office:value-type="string" table:number-columns-spanned="2" table:number-rows-spanned="1">
            <text:p>Total</text:p>
          </table:table-cell>
          <table:covered-table-cell table:style-name="ce40"/>
          <table:table-cell table:style-name="ce40"/>
          <table:table-cell table:style-name="ce73"/>
          <table:table-cell table:style-name="ce71" table:formula="of:=[.E25]/8" office:value-type="float" office:value="0">
            <text:p>0.00</text:p>
          </table:table-cell>
          <table:table-cell table:style-name="ce71" table:formula="of:=[.F25]/20" office:value-type="float" office:value="0">
            <text:p>0.00</text:p>
          </table:table-cell>
          <table:table-cell table:style-name="ce90" table:number-columns-repeated="2"/>
          <table:table-cell table:number-columns-repeated="1015"/>
        </table:table-row>
        <table:table-row table:style-name="ro11">
          <table:table-cell table:style-name="ce13"/>
          <table:table-cell table:style-name="ce30" office:value-type="string" table:number-columns-spanned="8" table:number-rows-spanned="1">
            <text:p>Hyouka</text:p>
          </table:table-cell>
          <table:covered-table-cell table:number-columns-repeated="5" table:style-name="ce53"/>
          <table:covered-table-cell table:style-name="ce83"/>
          <table:covered-table-cell table:style-name="ce101"/>
          <table:table-cell table:number-columns-repeated="1015"/>
        </table:table-row>
        <table:table-row table:style-name="ro5">
          <table:table-cell table:style-name="ce3" office:value-type="string">
            <text:p>S. No</text:p>
          </table:table-cell>
          <table:table-cell table:style-name="ce3" office:value-type="string" table:number-columns-spanned="3" table:number-rows-spanned="1">
            <text:p>Task</text:p>
          </table:table-cell>
          <table:covered-table-cell table:number-columns-repeated="2" table:style-name="ce3"/>
          <table:table-cell table:style-name="ce3" office:value-type="string">
            <text:p>Total Hours</text:p>
          </table:table-cell>
          <table:table-cell table:style-name="ce3" office:value-type="string">
            <text:p>Man Days</text:p>
          </table:table-cell>
          <table:table-cell table:style-name="ce3" office:value-type="string">
            <text:p>Man Months</text:p>
          </table:table-cell>
          <table:table-cell table:style-name="ce84" table:formula="of:=[DateSchedule.I2]" office:value-type="string" office:string-value="Start Date">
            <text:p>Start Date</text:p>
          </table:table-cell>
          <table:table-cell table:style-name="ce102" table:formula="of:=[DateSchedule.J2]" office:value-type="string" office:string-value="End Date">
            <text:p>End Date</text:p>
          </table:table-cell>
          <table:table-cell table:number-columns-repeated="1015"/>
        </table:table-row>
        <table:table-row table:style-name="ro14" table:visibility="collapse">
          <table:table-cell table:style-name="ce16" office:value-type="float" office:value="1">
            <text:p>1</text:p>
          </table:table-cell>
          <table:table-cell table:style-name="ce39" office:value-type="string" table:number-columns-spanned="2" table:number-rows-spanned="1">
            <text:p>Testing</text:p>
          </table:table-cell>
          <table:covered-table-cell table:style-name="ce39"/>
          <table:table-cell table:style-name="ce39"/>
          <table:table-cell table:style-name="ce72" table:number-columns-repeated="3"/>
          <table:table-cell table:style-name="ce89" table:number-columns-repeated="2"/>
          <table:table-cell table:number-columns-repeated="1015"/>
        </table:table-row>
        <table:table-row table:style-name="ro15">
          <table:table-cell table:style-name="ce18" office:value-type="float" office:value="1">
            <text:p>1</text:p>
          </table:table-cell>
          <table:table-cell table:style-name="ce41" table:formula="of:=[$DateSchedule.C26]" office:value-type="string" office:string-value="Catalog Analysis  and &#10;Test case preparation" table:number-columns-spanned="3" table:number-rows-spanned="1">
            <text:p>Catalog Analysis <text:s/>and <text:line-break/>Test case preparation</text:p>
          </table:table-cell>
          <table:covered-table-cell table:number-columns-repeated="2" table:style-name="ce59"/>
          <table:table-cell table:style-name="ce74" table:formula="of:=[Estimation.M48]" office:value-type="float" office:value="40">
            <text:p>40.00</text:p>
          </table:table-cell>
          <table:table-cell table:style-name="ce74" table:formula="of:=[.E29]/8" office:value-type="float" office:value="5">
            <text:p>5.00</text:p>
          </table:table-cell>
          <table:table-cell table:style-name="ce74" table:formula="of:=[.F29]/20" office:value-type="float" office:value="0.25">
            <text:p>0.25</text:p>
          </table:table-cell>
          <table:table-cell table:style-name="ce91" table:formula="of:=[DateSchedule.I26]" office:value-type="date" office:date-value="2017-07-06">
            <text:p>07/06/2017</text:p>
          </table:table-cell>
          <table:table-cell table:style-name="ce103" table:formula="of:=[DateSchedule.J26]" office:value-type="date" office:date-value="2017-07-12">
            <text:p>07/12/2017</text:p>
          </table:table-cell>
          <table:table-cell table:number-columns-repeated="1015"/>
        </table:table-row>
        <table:table-row table:style-name="ro16">
          <table:table-cell table:style-name="ce3" office:value-type="string">
            <text:p>S. No</text:p>
          </table:table-cell>
          <table:table-cell table:style-name="ce31" office:value-type="string" table:number-columns-spanned="2" table:number-rows-spanned="1">
            <text:p>Task</text:p>
          </table:table-cell>
          <table:covered-table-cell table:style-name="ce59"/>
          <table:table-cell table:style-name="ce3" office:value-type="string">
            <text:p>Checkpoint</text:p>
          </table:table-cell>
          <table:table-cell table:style-name="ce3" office:value-type="string">
            <text:p>Total Hours</text:p>
          </table:table-cell>
          <table:table-cell table:style-name="ce3" office:value-type="string">
            <text:p>Man Days</text:p>
          </table:table-cell>
          <table:table-cell table:style-name="ce3" office:value-type="string">
            <text:p>Man Months</text:p>
          </table:table-cell>
          <table:table-cell table:style-name="ce84" table:formula="of:=[DateSchedule.I2]" office:value-type="string" office:string-value="Start Date">
            <text:p>Start Date</text:p>
          </table:table-cell>
          <table:table-cell table:style-name="ce84" table:formula="of:=[DateSchedule.J2]" office:value-type="string" office:string-value="End Date">
            <text:p>End Date</text:p>
          </table:table-cell>
          <table:table-cell table:number-columns-repeated="1015"/>
        </table:table-row>
        <table:table-row table:style-name="ro17">
          <table:table-cell table:style-name="ce19" office:value-type="float" office:value="1">
            <text:p>1</text:p>
          </table:table-cell>
          <table:table-cell table:style-name="ce42" table:formula="of:=[DateSchedule.C28]" office:value-type="float" office:value="0" table:number-columns-spanned="2" table:number-rows-spanned="1">
            <text:p/>
          </table:table-cell>
          <table:covered-table-cell table:style-name="ce60"/>
          <table:table-cell table:style-name="ce66" table:formula="of:=[DateSchedule.D28]" office:value-type="float" office:value="0">
            <text:p/>
          </table:table-cell>
          <table:table-cell table:style-name="ce75" table:formula="of:=[DateSchedule.Z6] * 8 * [DateSchedule.J47]" office:value-type="float" office:value="103.65">
            <text:p>103.65</text:p>
          </table:table-cell>
          <table:table-cell table:style-name="ce75" table:formula="of:=[.E31]/8" office:value-type="float" office:value="12.95625">
            <text:p>12.96</text:p>
          </table:table-cell>
          <table:table-cell table:style-name="ce75" table:formula="of:=[.F31]/20" office:value-type="float" office:value="0.6478125">
            <text:p>0.65</text:p>
          </table:table-cell>
          <table:table-cell table:style-name="ce92" table:formula="of:=IF([DateSchedule.T6] = 1;[DateSchedule.AD6];&quot;&quot;)">
            <text:p/>
          </table:table-cell>
          <table:table-cell table:style-name="ce92" table:formula="of:=IF([DateSchedule.S6] = 1;[DateSchedule.AE6];&quot;&quot;)">
            <text:p/>
          </table:table-cell>
          <table:table-cell table:number-columns-repeated="1015"/>
        </table:table-row>
        <table:table-row table:style-name="ro17">
          <table:table-cell table:style-name="ce20" office:value-type="float" office:value="2">
            <text:p>2</text:p>
          </table:table-cell>
          <table:table-cell table:style-name="ce43" table:formula="of:=[DateSchedule.C29]" office:value-type="float" office:value="0" table:number-columns-spanned="2" table:number-rows-spanned="1">
            <text:p/>
          </table:table-cell>
          <table:covered-table-cell table:style-name="ce60"/>
          <table:table-cell table:style-name="ce65" table:formula="of:=[DateSchedule.D29]" office:value-type="float" office:value="0">
            <text:p/>
          </table:table-cell>
          <table:table-cell table:style-name="ce76" table:formula="of:=[DateSchedule.Z7] * 8 * [DateSchedule.J47]" office:value-type="float" office:value="0">
            <text:p>0.00</text:p>
          </table:table-cell>
          <table:table-cell table:style-name="ce76" table:formula="of:=[.E32]/8" office:value-type="float" office:value="0">
            <text:p>0.00</text:p>
          </table:table-cell>
          <table:table-cell table:style-name="ce76" table:formula="of:=[.F32]/20" office:value-type="float" office:value="0">
            <text:p>0.00</text:p>
          </table:table-cell>
          <table:table-cell table:style-name="ce93" table:formula="of:=IF([DateSchedule.T7] = 1;[DateSchedule.AD7];&quot;&quot;)">
            <text:p/>
          </table:table-cell>
          <table:table-cell table:style-name="ce93" table:formula="of:=IF([DateSchedule.S7] = 1;[DateSchedule.AE7];&quot;&quot;)">
            <text:p/>
          </table:table-cell>
          <table:table-cell table:number-columns-repeated="1015"/>
        </table:table-row>
        <table:table-row table:style-name="ro17">
          <table:table-cell table:style-name="ce20" office:value-type="float" office:value="3">
            <text:p>3</text:p>
          </table:table-cell>
          <table:table-cell table:style-name="ce44" table:formula="of:=[DateSchedule.C30]" office:value-type="float" office:value="0" table:number-columns-spanned="2" table:number-rows-spanned="1">
            <text:p/>
          </table:table-cell>
          <table:covered-table-cell table:style-name="ce60"/>
          <table:table-cell table:style-name="ce64" table:formula="of:=[DateSchedule.D30]" office:value-type="float" office:value="0">
            <text:p/>
          </table:table-cell>
          <table:table-cell table:style-name="ce77" table:formula="of:=[DateSchedule.Z8] * 8 * [DateSchedule.J47]" office:value-type="float" office:value="0">
            <text:p>0.00</text:p>
          </table:table-cell>
          <table:table-cell table:style-name="ce77" table:formula="of:=[.E33]/8" office:value-type="float" office:value="0">
            <text:p>0.00</text:p>
          </table:table-cell>
          <table:table-cell table:style-name="ce77" table:formula="of:=[.F33]/20" office:value-type="float" office:value="0">
            <text:p>0.00</text:p>
          </table:table-cell>
          <table:table-cell table:style-name="ce93" table:formula="of:=IF([DateSchedule.T8] = 1;[DateSchedule.AD8];&quot;&quot;)">
            <text:p/>
          </table:table-cell>
          <table:table-cell table:style-name="ce93" table:formula="of:=IF([DateSchedule.S8] = 1;[DateSchedule.AE8];&quot;&quot;)">
            <text:p/>
          </table:table-cell>
          <table:table-cell table:number-columns-repeated="1015"/>
        </table:table-row>
        <table:table-row table:style-name="ro17">
          <table:table-cell table:style-name="ce20" office:value-type="float" office:value="4">
            <text:p>4</text:p>
          </table:table-cell>
          <table:table-cell table:style-name="ce45" table:formula="of:=[DateSchedule.C31]" office:value-type="float" office:value="0" table:number-columns-spanned="2" table:number-rows-spanned="1">
            <text:p/>
          </table:table-cell>
          <table:covered-table-cell table:style-name="ce60"/>
          <table:table-cell table:style-name="ce65" table:formula="of:=[DateSchedule.D31]" office:value-type="float" office:value="0">
            <text:p/>
          </table:table-cell>
          <table:table-cell table:style-name="ce76" table:formula="of:=[DateSchedule.Z9] * 8 * [DateSchedule.J47]" office:value-type="float" office:value="0">
            <text:p>0.00</text:p>
          </table:table-cell>
          <table:table-cell table:style-name="ce76" table:formula="of:=[.E34]/8" office:value-type="float" office:value="0">
            <text:p>0.00</text:p>
          </table:table-cell>
          <table:table-cell table:style-name="ce76" table:formula="of:=[.F34]/20" office:value-type="float" office:value="0">
            <text:p>0.00</text:p>
          </table:table-cell>
          <table:table-cell table:style-name="ce93" table:formula="of:=IF([DateSchedule.T9] = 1;[DateSchedule.AD9];&quot;&quot;)">
            <text:p/>
          </table:table-cell>
          <table:table-cell table:style-name="ce93" table:formula="of:=IF([DateSchedule.S9] = 1;[DateSchedule.AE9];&quot;&quot;)">
            <text:p/>
          </table:table-cell>
          <table:table-cell table:number-columns-repeated="1015"/>
        </table:table-row>
        <table:table-row table:style-name="ro17">
          <table:table-cell table:style-name="ce20" office:value-type="float" office:value="5">
            <text:p>5</text:p>
          </table:table-cell>
          <table:table-cell table:style-name="ce46" table:formula="of:=[DateSchedule.C32]" office:value-type="float" office:value="0" table:number-columns-spanned="2" table:number-rows-spanned="1">
            <text:p/>
          </table:table-cell>
          <table:covered-table-cell table:style-name="ce60"/>
          <table:table-cell table:style-name="ce64" table:formula="of:=[DateSchedule.D32]" office:value-type="float" office:value="0">
            <text:p/>
          </table:table-cell>
          <table:table-cell table:style-name="ce77" table:formula="of:=[DateSchedule.Z10] * 8 * [DateSchedule.J47]" office:value-type="float" office:value="0">
            <text:p>0.00</text:p>
          </table:table-cell>
          <table:table-cell table:style-name="ce77" table:formula="of:=[.E35]/8" office:value-type="float" office:value="0">
            <text:p>0.00</text:p>
          </table:table-cell>
          <table:table-cell table:style-name="ce77" table:formula="of:=[.F35]/20" office:value-type="float" office:value="0">
            <text:p>0.00</text:p>
          </table:table-cell>
          <table:table-cell table:style-name="ce93" table:formula="of:=IF([DateSchedule.T10] = 1;[DateSchedule.AD10];&quot;&quot;)">
            <text:p/>
          </table:table-cell>
          <table:table-cell table:style-name="ce93" table:formula="of:=IF([DateSchedule.S10] = 1;[DateSchedule.AE10];&quot;&quot;)">
            <text:p/>
          </table:table-cell>
          <table:table-cell table:number-columns-repeated="1015"/>
        </table:table-row>
        <table:table-row table:style-name="ro17">
          <table:table-cell table:style-name="ce20" office:value-type="float" office:value="6">
            <text:p>6</text:p>
          </table:table-cell>
          <table:table-cell table:style-name="ce45" table:formula="of:=[DateSchedule.C33]" office:value-type="float" office:value="0" table:number-columns-spanned="2" table:number-rows-spanned="1">
            <text:p/>
          </table:table-cell>
          <table:covered-table-cell table:style-name="ce60"/>
          <table:table-cell table:style-name="ce65" table:formula="of:=[DateSchedule.D33]" office:value-type="float" office:value="0">
            <text:p/>
          </table:table-cell>
          <table:table-cell table:style-name="ce76" table:formula="of:=[DateSchedule.Z11] * 8 * [DateSchedule.J47]" office:value-type="float" office:value="0">
            <text:p>0.00</text:p>
          </table:table-cell>
          <table:table-cell table:style-name="ce76" table:formula="of:=[.E36]/8" office:value-type="float" office:value="0">
            <text:p>0.00</text:p>
          </table:table-cell>
          <table:table-cell table:style-name="ce76" table:formula="of:=[.F36]/20" office:value-type="float" office:value="0">
            <text:p>0.00</text:p>
          </table:table-cell>
          <table:table-cell table:style-name="ce93" table:formula="of:=IF([DateSchedule.T11] = 1;[DateSchedule.AD11];&quot;&quot;)">
            <text:p/>
          </table:table-cell>
          <table:table-cell table:style-name="ce93" table:formula="of:=IF([DateSchedule.S11] = 1;[DateSchedule.AE11];&quot;&quot;)">
            <text:p/>
          </table:table-cell>
          <table:table-cell table:number-columns-repeated="1015"/>
        </table:table-row>
        <table:table-row table:style-name="ro17">
          <table:table-cell table:style-name="ce20" office:value-type="float" office:value="7">
            <text:p>7</text:p>
          </table:table-cell>
          <table:table-cell table:style-name="ce47" table:formula="of:=[DateSchedule.C34]" office:value-type="float" office:value="0" table:number-columns-spanned="2" table:number-rows-spanned="1">
            <text:p/>
          </table:table-cell>
          <table:covered-table-cell table:style-name="ce60"/>
          <table:table-cell table:style-name="ce65" table:formula="of:=[DateSchedule.D34]" office:value-type="float" office:value="0">
            <text:p/>
          </table:table-cell>
          <table:table-cell table:style-name="ce77" table:formula="of:=[DateSchedule.Z12] * 8 * [DateSchedule.J47]" office:value-type="float" office:value="0">
            <text:p>0.00</text:p>
          </table:table-cell>
          <table:table-cell table:style-name="ce77" table:formula="of:=[.E37]/8" office:value-type="float" office:value="0">
            <text:p>0.00</text:p>
          </table:table-cell>
          <table:table-cell table:style-name="ce77" table:formula="of:=[.F37]/20" office:value-type="float" office:value="0">
            <text:p>0.00</text:p>
          </table:table-cell>
          <table:table-cell table:style-name="ce93" table:formula="of:=IF([DateSchedule.T12] = 1;[DateSchedule.AD12];&quot;&quot;)">
            <text:p/>
          </table:table-cell>
          <table:table-cell table:style-name="ce93" table:formula="of:=IF([DateSchedule.S12] = 1;[DateSchedule.AE12];&quot;&quot;)">
            <text:p/>
          </table:table-cell>
          <table:table-cell table:number-columns-repeated="1015"/>
        </table:table-row>
        <table:table-row table:style-name="ro17">
          <table:table-cell table:style-name="ce20" office:value-type="float" office:value="8">
            <text:p>8</text:p>
          </table:table-cell>
          <table:table-cell table:style-name="ce46" table:formula="of:=[DateSchedule.C35]" office:value-type="float" office:value="0" table:number-columns-spanned="2" table:number-rows-spanned="1">
            <text:p/>
          </table:table-cell>
          <table:covered-table-cell table:style-name="ce60"/>
          <table:table-cell table:style-name="ce65" table:formula="of:=[DateSchedule.D35]" office:value-type="float" office:value="0">
            <text:p/>
          </table:table-cell>
          <table:table-cell table:style-name="ce76" table:formula="of:=[DateSchedule.Z13] * 8 * [DateSchedule.J47]" office:value-type="float" office:value="0">
            <text:p>0.00</text:p>
          </table:table-cell>
          <table:table-cell table:style-name="ce76" table:formula="of:=[.E38]/8" office:value-type="float" office:value="0">
            <text:p>0.00</text:p>
          </table:table-cell>
          <table:table-cell table:style-name="ce76" table:formula="of:=[.F38]/20" office:value-type="float" office:value="0">
            <text:p>0.00</text:p>
          </table:table-cell>
          <table:table-cell table:style-name="ce93" table:formula="of:=IF([DateSchedule.T13] = 1;[DateSchedule.AD13];&quot;&quot;)">
            <text:p/>
          </table:table-cell>
          <table:table-cell table:style-name="ce93" table:formula="of:=IF([DateSchedule.S13] = 1;[DateSchedule.AE13];&quot;&quot;)">
            <text:p/>
          </table:table-cell>
          <table:table-cell table:number-columns-repeated="1015"/>
        </table:table-row>
        <table:table-row table:style-name="ro17">
          <table:table-cell table:style-name="ce20" office:value-type="float" office:value="9">
            <text:p>9</text:p>
          </table:table-cell>
          <table:table-cell table:style-name="ce47" table:formula="of:=[DateSchedule.C36]" office:value-type="float" office:value="0" table:number-columns-spanned="2" table:number-rows-spanned="1">
            <text:p/>
          </table:table-cell>
          <table:covered-table-cell table:style-name="ce60"/>
          <table:table-cell table:style-name="ce65" table:formula="of:=[DateSchedule.D36]" office:value-type="float" office:value="0">
            <text:p/>
          </table:table-cell>
          <table:table-cell table:style-name="ce77" table:formula="of:=[DateSchedule.Z14] * 8 * [DateSchedule.J47]" office:value-type="float" office:value="0">
            <text:p>0.00</text:p>
          </table:table-cell>
          <table:table-cell table:style-name="ce77" table:formula="of:=[.E39]/8" office:value-type="float" office:value="0">
            <text:p>0.00</text:p>
          </table:table-cell>
          <table:table-cell table:style-name="ce77" table:formula="of:=[.F39]/20" office:value-type="float" office:value="0">
            <text:p>0.00</text:p>
          </table:table-cell>
          <table:table-cell table:style-name="ce93" table:formula="of:=IF([DateSchedule.T14] = 1;[DateSchedule.AD14];&quot;&quot;)">
            <text:p/>
          </table:table-cell>
          <table:table-cell table:style-name="ce93" table:formula="of:=IF([DateSchedule.S14] = 1;[DateSchedule.AE14];&quot;&quot;)">
            <text:p/>
          </table:table-cell>
          <table:table-cell table:number-columns-repeated="1015"/>
        </table:table-row>
        <table:table-row table:style-name="ro17">
          <table:table-cell table:style-name="ce20" office:value-type="float" office:value="10">
            <text:p>10</text:p>
          </table:table-cell>
          <table:table-cell table:style-name="ce46" table:formula="of:=[DateSchedule.C37]" office:value-type="float" office:value="0" table:number-columns-spanned="2" table:number-rows-spanned="1">
            <text:p/>
          </table:table-cell>
          <table:covered-table-cell table:style-name="ce60"/>
          <table:table-cell table:style-name="ce65" table:formula="of:=[DateSchedule.D37]" office:value-type="float" office:value="0">
            <text:p/>
          </table:table-cell>
          <table:table-cell table:style-name="ce76" table:formula="of:=[DateSchedule.Z15] * 8 * [DateSchedule.J47]" office:value-type="float" office:value="0">
            <text:p>0.00</text:p>
          </table:table-cell>
          <table:table-cell table:style-name="ce76" table:formula="of:=[.E40]/8" office:value-type="float" office:value="0">
            <text:p>0.00</text:p>
          </table:table-cell>
          <table:table-cell table:style-name="ce76" table:formula="of:=[.F40]/20" office:value-type="float" office:value="0">
            <text:p>0.00</text:p>
          </table:table-cell>
          <table:table-cell table:style-name="ce93" table:formula="of:=IF([DateSchedule.T15] = 1;[DateSchedule.AD15];&quot;&quot;)">
            <text:p/>
          </table:table-cell>
          <table:table-cell table:style-name="ce93" table:formula="of:=IF([DateSchedule.S15] = 1;[DateSchedule.AE15];&quot;&quot;)">
            <text:p/>
          </table:table-cell>
          <table:table-cell table:number-columns-repeated="1015"/>
        </table:table-row>
        <table:table-row table:style-name="ro5">
          <table:table-cell table:style-name="ce21" office:value-type="float" office:value="2">
            <text:p>2</text:p>
          </table:table-cell>
          <table:table-cell table:style-name="ce48" table:formula="of:=[DateSchedule.C38]" office:value-type="string" office:string-value="Chennai – Hyouka" table:number-columns-spanned="3" table:number-rows-spanned="1">
            <text:p>Chennai – Hyouka</text:p>
          </table:table-cell>
          <table:covered-table-cell table:style-name="ce61"/>
          <table:covered-table-cell table:style-name="ce67"/>
          <table:table-cell table:style-name="ce78" table:formula="of:=[Estimation.M49]" office:value-type="float" office:value="103.65">
            <text:p>103.65</text:p>
          </table:table-cell>
          <table:table-cell table:style-name="ce81" table:formula="of:=[.E41]/8" office:value-type="float" office:value="12.95625">
            <text:p>12.96</text:p>
          </table:table-cell>
          <table:table-cell table:style-name="ce81" table:formula="of:=[.F41]/20" office:value-type="float" office:value="0.6478125">
            <text:p>0.65</text:p>
          </table:table-cell>
          <table:table-cell table:style-name="ce94" table:formula="of:=[DateSchedule.I28]" office:value-type="date" office:date-value="2017-08-03">
            <text:p>08/03/2017</text:p>
          </table:table-cell>
          <table:table-cell table:style-name="ce94" table:formula="of:=[DateSchedule.J28]" office:value-type="date" office:date-value="2017-08-30">
            <text:p>08/30/2017</text:p>
          </table:table-cell>
          <table:table-cell table:number-columns-repeated="1015"/>
        </table:table-row>
        <table:table-row table:style-name="ro5">
          <table:table-cell table:style-name="ce22" office:value-type="float" office:value="3">
            <text:p>3</text:p>
          </table:table-cell>
          <table:table-cell table:style-name="ce49" table:formula="of:=[$DateSchedule.C39]" office:value-type="string" office:string-value="Support" table:number-columns-spanned="3" table:number-rows-spanned="1">
            <text:p>Support</text:p>
          </table:table-cell>
          <table:covered-table-cell table:number-columns-repeated="2" table:style-name="ce62"/>
          <table:table-cell table:style-name="ce79" table:formula="of:=[Estimation.M50]" office:value-type="float" office:value="103.65">
            <text:p>103.65</text:p>
          </table:table-cell>
          <table:table-cell table:style-name="ce79" table:formula="of:=[.E42]/8" office:value-type="float" office:value="12.95625">
            <text:p>12.96</text:p>
          </table:table-cell>
          <table:table-cell table:style-name="ce79" table:formula="of:=[.F42]/20" office:value-type="float" office:value="0.6478125">
            <text:p>0.65</text:p>
          </table:table-cell>
          <table:table-cell table:style-name="ce95" table:formula="of:=[DateSchedule.I39]" office:value-type="date" office:date-value="2017-08-03">
            <text:p>08/03/2017</text:p>
          </table:table-cell>
          <table:table-cell table:style-name="ce95" table:formula="of:=[DateSchedule.J39]" office:value-type="date" office:date-value="2017-08-30">
            <text:p>08/30/2017</text:p>
          </table:table-cell>
          <table:table-cell table:number-columns-repeated="1015"/>
        </table:table-row>
        <table:table-row table:style-name="ro18">
          <table:table-cell table:style-name="ce23"/>
          <table:table-cell table:style-name="ce50"/>
          <table:table-cell table:style-name="ce23" table:number-columns-repeated="5"/>
          <table:table-cell table:style-name="ce96" table:number-columns-repeated="2"/>
          <table:table-cell table:number-columns-repeated="1015"/>
        </table:table-row>
        <table:table-row table:style-name="ro19">
          <table:table-cell table:style-name="ce24" office:value-type="string" table:number-columns-spanned="4" table:number-rows-spanned="1">
            <text:p>Total</text:p>
          </table:table-cell>
          <table:covered-table-cell table:style-name="ce51"/>
          <table:covered-table-cell table:number-columns-repeated="2" table:style-name="ce63"/>
          <table:table-cell table:style-name="ce80" table:formula="of:=SUM([.E41];[.E17];[.E24];[.E4];[.E42];[.E29];[.E20])" office:value-type="float" office:value="813.9">
            <text:p>813.90</text:p>
          </table:table-cell>
          <table:table-cell table:style-name="ce80" table:formula="of:=SUM([.F41];[.F17];[.F24];[.F4];[.F42];[.F29];[.F20])" office:value-type="float" office:value="101.7375">
            <text:p>101.74</text:p>
          </table:table-cell>
          <table:table-cell table:style-name="ce80" table:formula="of:=SUM([.G29];[.G41];[.G17];[.G24];[.G4];[.G42];[.G20])" office:value-type="float" office:value="5.086875">
            <text:p>5.09</text:p>
          </table:table-cell>
          <table:table-cell table:style-name="ce97" table:formula="of:=[DateSchedule.I41]" office:value-type="date" office:date-value="2017-06-12">
            <text:p>06/12/2017</text:p>
          </table:table-cell>
          <table:table-cell table:style-name="ce104" table:formula="of:=[DateSchedule.J41]" office:value-type="date" office:date-value="2017-08-30">
            <text:p>08/30/2017</text:p>
          </table:table-cell>
          <table:table-cell table:number-columns-repeated="1015"/>
        </table:table-row>
        <table:table-row table:style-name="ro5">
          <table:table-cell table:number-columns-repeated="1024"/>
        </table:table-row>
        <table:table-row table:style-name="ro5" table:number-rows-repeated="3">
          <table:table-cell table:style-name="Default" table:number-columns-repeated="7"/>
          <table:table-cell table:style-name="ce99" table:number-columns-repeated="2"/>
          <table:table-cell table:number-columns-repeated="1015"/>
        </table:table-row>
        <table:table-row table:style-name="ro5" table:number-rows-repeated="1048527">
          <table:table-cell table:number-columns-repeated="1024"/>
        </table:table-row>
        <table:table-row table:style-name="ro20">
          <table:table-cell table:number-columns-repeated="1024"/>
        </table:table-row>
        <table:named-expressions>
          <table:named-range table:name="Excel_BuiltIn_Print_Area" table:base-cell-address="$Summary.$A$1" table:cell-range-address="$Summary.$A$1:.$H$44" table:range-usable-as="print-range"/>
        </table:named-expressions>
      </table:table>
      <table:table table:name="Estimation" table:style-name="ta3" table:protected="true" table:protection-key="QN4BcLCDG1utsFl83zLtLQ5wDiU=" table:print-ranges="Estimation.A1:Estimation.R74">
        <office:forms form:automatic-focus="false" form:apply-design-mode="false"/>
        <table:table-column table:style-name="co12" table:default-cell-style-name="ce117"/>
        <table:table-column table:style-name="co25" table:default-cell-style-name="ce136"/>
        <table:table-column table:style-name="co26" table:default-cell-style-name="ce160"/>
        <table:table-column table:style-name="co27" table:number-columns-repeated="2" table:default-cell-style-name="ce175"/>
        <table:table-column table:style-name="co27" table:number-columns-repeated="7" table:default-cell-style-name="ce177"/>
        <table:table-column table:style-name="co28" table:default-cell-style-name="ce200"/>
        <table:table-column table:style-name="co29" table:default-cell-style-name="ce207"/>
        <table:table-column table:style-name="co30" table:default-cell-style-name="ce200"/>
        <table:table-column table:style-name="co6" table:visibility="collapse" table:default-cell-style-name="ce177"/>
        <table:table-column table:style-name="co31" table:visibility="collapse" table:default-cell-style-name="ce177"/>
        <table:table-column table:style-name="co6" table:visibility="collapse" table:default-cell-style-name="ce177"/>
        <table:table-column table:style-name="co32" table:visibility="collapse" table:default-cell-style-name="ce177"/>
        <table:table-column table:style-name="co33" table:visibility="collapse" table:default-cell-style-name="ce177"/>
        <table:table-column table:style-name="co32" table:visibility="collapse" table:number-columns-repeated="10" table:default-cell-style-name="ce177"/>
        <table:table-column table:style-name="co34" table:number-columns-repeated="2" table:default-cell-style-name="Default"/>
        <table:table-column table:style-name="co35" table:default-cell-style-name="Default"/>
        <table:table-column table:style-name="co32" table:number-columns-repeated="8" table:default-cell-style-name="Default"/>
        <table:table-column table:style-name="co6" table:number-columns-repeated="214" table:default-cell-style-name="ce177"/>
        <table:table-column table:style-name="co6" table:number-columns-repeated="763" table:default-cell-style-name="ce221"/>
        <table:table-row table:style-name="ro21">
          <table:table-cell table:style-name="ce109" table:formula="of:=[$DateSchedule.A1]" office:value-type="string" office:string-value="IVTL_Commuting Costs (Employee Info)" table:number-columns-spanned="14" table:number-rows-spanned="1">
            <text:p>IVTL_Commuting Costs (Employee Info)</text:p>
          </table:table-cell>
          <table:covered-table-cell table:style-name="ce118"/>
          <table:covered-table-cell table:number-columns-repeated="4" table:style-name="ce137"/>
          <table:covered-table-cell table:number-columns-repeated="5" table:style-name="ce118"/>
          <table:covered-table-cell table:style-name="ce137"/>
          <table:covered-table-cell table:style-name="ce189"/>
          <table:covered-table-cell table:style-name="ce201"/>
          <table:table-cell table:style-name="ce208"/>
          <table:table-cell table:number-columns-repeated="1003"/>
        </table:table-row>
        <table:table-row table:style-name="ro22">
          <table:table-cell table:style-name="ce110" office:value-type="string">
            <text:p>S. No</text:p>
          </table:table-cell>
          <table:table-cell table:style-name="ce119" office:value-type="string">
            <text:p>Component and Description</text:p>
          </table:table-cell>
          <table:table-cell table:style-name="ce138" office:value-type="string">
            <text:p>Screen </text:p>
            <text:p>1</text:p>
          </table:table-cell>
          <table:table-cell table:style-name="ce138" office:value-type="string">
            <text:p>Screen 2</text:p>
          </table:table-cell>
          <table:table-cell table:style-name="ce138" office:value-type="string">
            <text:p>Screen 3</text:p>
          </table:table-cell>
          <table:table-cell table:style-name="ce138" office:value-type="string">
            <text:p>Screen 4</text:p>
          </table:table-cell>
          <table:table-cell table:style-name="ce138" office:value-type="string">
            <text:p>Screen 5</text:p>
          </table:table-cell>
          <table:table-cell table:style-name="ce138" office:value-type="string">
            <text:p>Screen 6</text:p>
          </table:table-cell>
          <table:table-cell table:style-name="ce138" office:value-type="string">
            <text:p>Screen 7</text:p>
          </table:table-cell>
          <table:table-cell table:style-name="ce138" office:value-type="string">
            <text:p>Screen 8</text:p>
          </table:table-cell>
          <table:table-cell table:style-name="ce138" office:value-type="string">
            <text:p>Screen 9</text:p>
          </table:table-cell>
          <table:table-cell table:style-name="ce138" office:value-type="string">
            <text:p>Screen 10</text:p>
          </table:table-cell>
          <table:table-cell table:style-name="ce138" office:value-type="string">
            <text:p>Total (Hrs)</text:p>
          </table:table-cell>
          <table:table-cell table:style-name="ce138" office:value-type="string">
            <text:p>Total (Days)</text:p>
          </table:table-cell>
          <table:table-cell table:style-name="ce138" office:value-type="string">
            <text:p>Total (Months)</text:p>
          </table:table-cell>
          <table:table-cell table:number-columns-repeated="4"/>
          <table:table-cell table:style-name="ce215" office:value-type="string">
            <text:p>m1</text:p>
          </table:table-cell>
          <table:table-cell table:style-name="ce215" office:value-type="string">
            <text:p>m2</text:p>
          </table:table-cell>
          <table:table-cell table:style-name="ce215" office:value-type="string">
            <text:p>m3</text:p>
          </table:table-cell>
          <table:table-cell table:style-name="ce215" office:value-type="string">
            <text:p>m4</text:p>
          </table:table-cell>
          <table:table-cell table:style-name="ce215" office:value-type="string">
            <text:p>m5</text:p>
          </table:table-cell>
          <table:table-cell table:style-name="ce215" office:value-type="string">
            <text:p>m6</text:p>
          </table:table-cell>
          <table:table-cell table:style-name="ce215" office:value-type="string">
            <text:p>m7</text:p>
          </table:table-cell>
          <table:table-cell table:style-name="ce215" office:value-type="string">
            <text:p>m8</text:p>
          </table:table-cell>
          <table:table-cell table:style-name="ce215" office:value-type="string">
            <text:p>m9</text:p>
          </table:table-cell>
          <table:table-cell table:style-name="ce215" office:value-type="string">
            <text:p>m10</text:p>
          </table:table-cell>
          <table:table-cell table:style-name="ce218"/>
          <table:table-cell/>
          <table:table-cell table:style-name="ce219" office:value-type="string">
            <text:p>Estimation Type</text:p>
          </table:table-cell>
          <table:table-cell table:number-columns-repeated="986"/>
        </table:table-row>
        <table:table-row table:style-name="ro23">
          <table:table-cell table:style-name="ce111"/>
          <table:table-cell table:style-name="ce120"/>
          <table:table-cell table:style-name="ce139" table:number-columns-repeated="3"/>
          <table:table-cell table:style-name="ce176" office:value-type="string">
            <text:p>Analysis</text:p>
          </table:table-cell>
          <table:table-cell table:style-name="ce178"/>
          <table:table-cell table:style-name="ce139" table:number-columns-repeated="7"/>
          <table:table-cell table:style-name="ce209"/>
          <table:table-cell table:number-columns-repeated="4"/>
          <table:table-cell table:style-name="ce215" table:number-columns-repeated="10"/>
          <table:table-cell table:style-name="ce218"/>
          <table:table-cell/>
          <table:table-cell table:style-name="ce220" table:content-validation-name="val6" office:value-type="string">
            <office:annotation office:display="true" draw:style-name="gr1" draw:text-style-name="P2" svg:width="1.3701in" svg:height="0.4169in" svg:x="16.5012in" svg:y="0.2988in" draw:caption-point-x="-0.5728in" draw:caption-point-y="0.5567in">
              <dc:creator>S</dc:creator>
              <dc:date>2017-06-05T00:00:00</dc:date>
              <text:p text:style-name="P1"><text:span text:style-name="T1">Select the </text:span><text:span text:style-name="T1">Estimation type</text:span></text:p>
            </office:annotation>
            <text:p>NEW</text:p>
          </table:table-cell>
          <table:table-cell table:number-columns-repeated="986"/>
        </table:table-row>
        <table:table-row table:style-name="ro24">
          <table:table-cell table:style-name="ce112" office:value-type="float" office:value="1">
            <text:p>1</text:p>
          </table:table-cell>
          <table:table-cell table:style-name="ce121" table:formula="of:=[$Reference.B3]" office:value-type="string" office:string-value="Catalog Analysis,Prototype Analysis&#10;1. Simple : 40 Hours&#10;2  Medium : 64 Hours&#10;3. Complex : 80 Hours">
            <text:p>Catalog Analysis,Prototype Analysis<text:line-break/>1. Simple : 40 Hours<text:line-break/>2 <text:s/>Medium : 64 Hours<text:line-break/>3. Complex : 80 Hours</text:p>
          </table:table-cell>
          <table:table-cell table:style-name="ce140" table:content-validation-name="val1" office:value-type="string">
            <text:p>Medium</text:p>
          </table:table-cell>
          <table:table-cell table:style-name="ce161" table:number-columns-repeated="3"/>
          <table:table-cell table:style-name="ce179"/>
          <table:table-cell table:style-name="ce161"/>
          <table:table-cell table:style-name="ce161" table:number-columns-repeated="4"/>
          <table:table-cell table:style-name="ce190" table:formula="of:=IF([.C4]=&quot;Simple&quot;;40;IF([.C4]=&quot;Medium&quot;;64;IF([.C4]=&quot;Complex&quot;;80)))" office:value-type="float" office:value="64">
            <text:p>64.00</text:p>
          </table:table-cell>
          <table:table-cell table:style-name="ce202" table:formula="of:=[.M4]/8" office:value-type="float" office:value="8">
            <text:p>8.00</text:p>
          </table:table-cell>
          <table:table-cell table:style-name="ce202" table:formula="of:=[.N4]/20" office:value-type="float" office:value="0.4">
            <text:p>0.40</text:p>
          </table:table-cell>
          <table:table-cell table:number-columns-repeated="4"/>
          <table:table-cell table:style-name="ce190" table:formula="of:=IF([.C4]=&quot;Simple&quot;;40;IF([.C4]=&quot;Medium&quot;;64;IF([.C4]=&quot;Complex&quot;;80)))" office:value-type="float" office:value="64">
            <text:p>64.00</text:p>
          </table:table-cell>
          <table:table-cell table:number-columns-repeated="4" table:style-name="ce216" office:value-type="float" office:value="0">
            <text:p>.00</text:p>
          </table:table-cell>
          <table:table-cell table:style-name="ce216" table:formula="of:=[.H4]*[$Reference.$C3]" office:value-type="float" office:value="0">
            <text:p>.00</text:p>
          </table:table-cell>
          <table:table-cell table:number-columns-repeated="4" table:style-name="ce216" office:value-type="float" office:value="0">
            <text:p>.00</text:p>
          </table:table-cell>
          <table:table-cell table:number-columns-repeated="3"/>
          <table:table-cell table:content-validation-name="val7"/>
          <table:table-cell table:number-columns-repeated="985"/>
        </table:table-row>
        <table:table-row table:style-name="ro25">
          <table:table-cell table:style-name="ce112" office:value-type="float" office:value="2">
            <text:p>2</text:p>
          </table:table-cell>
          <table:table-cell table:style-name="ce121" table:formula="of:=[$Reference.B4]" office:value-type="string" office:string-value="Catalog Translation&#10;1. Simple : 16 Hours&#10;2  Medium : 24 Hours&#10;3. Complex : 32 Hours">
            <text:p>Catalog Translation<text:line-break/>1. Simple : 16 Hours<text:line-break/>2 <text:s/>Medium : 24 Hours<text:line-break/>3. Complex : 32 Hours</text:p>
          </table:table-cell>
          <table:table-cell table:style-name="ce141" table:content-validation-name="val2" office:value-type="string">
            <text:p>Medium</text:p>
          </table:table-cell>
          <table:table-cell table:style-name="ce161" table:number-columns-repeated="3"/>
          <table:table-cell table:style-name="ce179"/>
          <table:table-cell table:style-name="ce161"/>
          <table:table-cell table:style-name="ce161" table:number-columns-repeated="4"/>
          <table:table-cell table:style-name="ce191" table:formula="of:=IF([.C5]=&quot;Simple&quot;;16;IF([.C5]=&quot;Medium&quot;;24;IF([.C5]=&quot;Complex&quot;;32)))" office:value-type="float" office:value="24">
            <text:p>24.00</text:p>
          </table:table-cell>
          <table:table-cell table:style-name="ce202" table:formula="of:=[.M5]/8" office:value-type="float" office:value="3">
            <text:p>3.00</text:p>
          </table:table-cell>
          <table:table-cell table:style-name="ce202" table:formula="of:=[.N5]/20" office:value-type="float" office:value="0.15">
            <text:p>0.15</text:p>
          </table:table-cell>
          <table:table-cell table:number-columns-repeated="4"/>
          <table:table-cell table:style-name="ce216" table:formula="of:=IF([.C5]=&quot;Simple&quot;;16;IF([.C5]=&quot;Medium&quot;;24;IF([.C5]=&quot;Complex&quot;;32)))" office:value-type="float" office:value="24">
            <text:p>24.00</text:p>
          </table:table-cell>
          <table:table-cell table:number-columns-repeated="4" table:style-name="ce216" office:value-type="float" office:value="0">
            <text:p>.00</text:p>
          </table:table-cell>
          <table:table-cell table:style-name="ce216" table:formula="of:=[.H5]*[$Reference.$C4]" office:value-type="float" office:value="0">
            <text:p>.00</text:p>
          </table:table-cell>
          <table:table-cell table:number-columns-repeated="4" table:style-name="ce216" office:value-type="float" office:value="0">
            <text:p>.00</text:p>
          </table:table-cell>
          <table:table-cell table:number-columns-repeated="989"/>
        </table:table-row>
        <table:table-row table:style-name="ro26">
          <table:table-cell table:style-name="ce112" office:value-type="float" office:value="3">
            <text:p>3</text:p>
          </table:table-cell>
          <table:table-cell table:style-name="ce121" table:formula="of:=[$Reference.B5]" office:value-type="string" office:string-value="Design Document preparation">
            <text:p>Design Document preparation</text:p>
          </table:table-cell>
          <table:table-cell table:style-name="ce142" office:value-type="float" office:value="1">
            <text:p>1</text:p>
          </table:table-cell>
          <table:table-cell table:style-name="ce162" table:number-columns-repeated="4"/>
          <table:table-cell table:style-name="ce162"/>
          <table:table-cell table:style-name="ce162" table:number-columns-repeated="4"/>
          <table:table-cell table:style-name="ce192" table:formula="of:=SUM([.C6])*[$Reference.C5]" office:value-type="float" office:value="32">
            <text:p>32.00</text:p>
          </table:table-cell>
          <table:table-cell table:style-name="ce202" table:formula="of:=[.M6]/8" office:value-type="float" office:value="4">
            <text:p>4.00</text:p>
          </table:table-cell>
          <table:table-cell table:style-name="ce202" table:formula="of:=[.N6]/20" office:value-type="float" office:value="0.2">
            <text:p>0.20</text:p>
          </table:table-cell>
          <table:table-cell table:style-name="ce212" table:number-columns-repeated="4"/>
          <table:table-cell table:style-name="ce216" table:formula="of:=[.C6]*[$Reference.$C5]" office:value-type="float" office:value="32">
            <text:p>32.00</text:p>
          </table:table-cell>
          <table:table-cell table:number-columns-repeated="4" table:style-name="ce216" office:value-type="float" office:value="0">
            <text:p>.00</text:p>
          </table:table-cell>
          <table:table-cell table:style-name="ce216" table:formula="of:=[.H6]*[$Reference.$C5]" office:value-type="float" office:value="0">
            <text:p>.00</text:p>
          </table:table-cell>
          <table:table-cell table:number-columns-repeated="4" table:style-name="ce216" office:value-type="float" office:value="0">
            <text:p>.00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7">
          <table:table-cell table:style-name="ce112" office:value-type="float" office:value="4">
            <text:p>4</text:p>
          </table:table-cell>
          <table:table-cell table:style-name="ce121" table:formula="of:=[$Reference.B6]" office:value-type="string" office:string-value="Design Document review and Update">
            <text:p>Design Document review and Update</text:p>
          </table:table-cell>
          <table:table-cell table:style-name="ce143" office:value-type="float" office:value="1">
            <text:p>1</text:p>
          </table:table-cell>
          <table:table-cell table:style-name="ce163" table:number-columns-repeated="9"/>
          <table:table-cell table:style-name="ce192" table:formula="of:=SUM([.C7])*[$Reference.C6]" office:value-type="float" office:value="8">
            <text:p>8.00</text:p>
          </table:table-cell>
          <table:table-cell table:style-name="ce202" table:formula="of:=[.M7]/8" office:value-type="float" office:value="1">
            <text:p>1.00</text:p>
          </table:table-cell>
          <table:table-cell table:style-name="ce202" table:formula="of:=[.N7]/20" office:value-type="float" office:value="0.05">
            <text:p>0.05</text:p>
          </table:table-cell>
          <table:table-cell table:style-name="ce212" table:number-columns-repeated="4"/>
          <table:table-cell table:style-name="ce216" table:formula="of:=[.C7]*[$Reference.$C6]" office:value-type="float" office:value="8">
            <text:p>8.00</text:p>
          </table:table-cell>
          <table:table-cell table:number-columns-repeated="9" table:style-name="ce216" office:value-type="float" office:value="0">
            <text:p>.00</text:p>
          </table:table-cell>
          <table:table-cell table:style-name="ce212" table:formula="of:=SUM([.T4:.T8])" office:value-type="float" office:value="136">
            <text:p>136</text:p>
          </table:table-cell>
          <table:table-cell table:number-columns-repeated="11"/>
          <table:table-cell table:style-name="ce212" table:number-columns-repeated="977"/>
        </table:table-row>
        <table:table-row table:style-name="ro7">
          <table:table-cell table:style-name="ce112" office:value-type="float" office:value="5">
            <text:p>5</text:p>
          </table:table-cell>
          <table:table-cell table:style-name="ce121" office:value-type="string">
            <text:p>Estimation</text:p>
          </table:table-cell>
          <table:table-cell table:style-name="ce144"/>
          <table:table-cell table:style-name="ce163" table:number-columns-repeated="9"/>
          <table:table-cell table:style-name="ce192" table:formula="of:=IF([DateSchedule.C47] =0;0;[$Reference.C47])" office:value-type="float" office:value="8">
            <text:p>8.00</text:p>
          </table:table-cell>
          <table:table-cell table:style-name="ce202" table:formula="of:=IF([.M8]&lt;=0;0;[.M8]/8)" office:value-type="float" office:value="1">
            <text:p>1.00</text:p>
          </table:table-cell>
          <table:table-cell table:style-name="ce202" table:formula="of:=IF([.N8]&lt;=0;0;[.N8]/20)" office:value-type="float" office:value="0.05">
            <text:p>0.05</text:p>
          </table:table-cell>
          <table:table-cell table:style-name="ce212" table:number-columns-repeated="4"/>
          <table:table-cell table:style-name="ce216" table:formula="of:=IF([DateSchedule.C47] =0;0;[$Reference.C47])" office:value-type="float" office:value="8">
            <text:p>8.00</text:p>
          </table:table-cell>
          <table:table-cell table:style-name="ce216" table:number-columns-repeated="9"/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23">
          <table:table-cell table:style-name="ce111"/>
          <table:table-cell table:style-name="ce122"/>
          <table:table-cell table:style-name="ce139" table:number-columns-repeated="3"/>
          <table:table-cell table:style-name="ce139" office:value-type="string">
            <text:p><text:s text:c="8"/>Development</text:p>
          </table:table-cell>
          <table:table-cell table:style-name="ce139" table:number-columns-repeated="6"/>
          <table:table-cell table:style-name="ce193" table:number-columns-repeated="2"/>
          <table:table-cell table:style-name="ce210"/>
          <table:table-cell table:style-name="Default"/>
          <table:table-cell table:style-name="ce212" table:number-columns-repeated="3"/>
          <table:table-cell table:style-name="ce216" table:number-columns-repeated="10"/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10">
          <table:table-cell table:style-name="ce113" office:value-type="float" office:value="6">
            <text:p>6</text:p>
          </table:table-cell>
          <table:table-cell table:style-name="ce123" table:formula="of:=[$Reference.B7]" office:value-type="string" office:string-value="Database table creation(For 50 fields)">
            <text:p>Database table creation(For 50 fields)</text:p>
          </table:table-cell>
          <table:table-cell table:style-name="ce145" office:value-type="float" office:value="4">
            <text:p>4</text:p>
          </table:table-cell>
          <table:table-cell table:style-name="ce164" table:number-columns-repeated="3"/>
          <table:table-cell table:style-name="ce180"/>
          <table:table-cell table:style-name="ce164" table:number-columns-repeated="5"/>
          <table:table-cell table:style-name="ce190" table:formula="of:=SUM([.C10])*[$Reference.C7]" office:value-type="float" office:value="6">
            <text:p>6.00</text:p>
          </table:table-cell>
          <table:table-cell table:style-name="ce203" table:formula="of:=[.M10]/8" office:value-type="float" office:value="0.75">
            <text:p>0.75</text:p>
          </table:table-cell>
          <table:table-cell table:style-name="ce203" table:formula="of:=[.N10]/20" office:value-type="float" office:value="0.0375">
            <text:p>0.04</text:p>
          </table:table-cell>
          <table:table-cell table:number-columns-repeated="4"/>
          <table:table-cell table:style-name="ce216" table:formula="of:=[.C10]*[$Reference.$C7]" office:value-type="float" office:value="6">
            <text:p>6.00</text:p>
          </table:table-cell>
          <table:table-cell table:number-columns-repeated="9" table:style-name="ce216" office:value-type="float" office:value="0">
            <text:p>.00</text:p>
          </table:table-cell>
          <table:table-cell table:number-columns-repeated="989"/>
        </table:table-row>
        <table:table-row table:style-name="ro27">
          <table:table-cell table:style-name="ce113" office:value-type="float" office:value="7">
            <text:p>7</text:p>
          </table:table-cell>
          <table:table-cell table:style-name="ce123" table:formula="of:=[$Reference.B8]" office:value-type="string" office:string-value="Bring up screen and Layout&#10;(without business Logic) ">
            <text:p>Bring up screen and Layout<text:line-break/>(without business Logic) </text:p>
          </table:table-cell>
          <table:table-cell table:style-name="ce146" office:value-type="float" office:value="1">
            <text:p>1</text:p>
          </table:table-cell>
          <table:table-cell table:number-columns-repeated="9" table:style-name="ce165"/>
          <table:table-cell table:style-name="ce190" table:formula="of:=SUM([.C11:.L11])*[$Reference.C8]" office:value-type="float" office:value="5">
            <text:p>5.00</text:p>
          </table:table-cell>
          <table:table-cell table:style-name="ce203" table:formula="of:=[.M11]/8" office:value-type="float" office:value="0.625">
            <text:p>0.63</text:p>
          </table:table-cell>
          <table:table-cell table:style-name="ce203" table:formula="of:=[.N11]/20" office:value-type="float" office:value="0.03125">
            <text:p>0.03</text:p>
          </table:table-cell>
          <table:table-cell table:style-name="ce212" table:number-columns-repeated="4"/>
          <table:table-cell table:style-name="ce216" table:formula="of:=[.C11]*[$Reference.$C8]" office:value-type="float" office:value="5">
            <text:p>5.00</text:p>
          </table:table-cell>
          <table:table-cell table:style-name="ce216" table:formula="of:=[.D11]*[$Reference.$C8]" office:value-type="float" office:value="0">
            <text:p>.00</text:p>
          </table:table-cell>
          <table:table-cell table:style-name="ce216" table:formula="of:=[.E11]*[$Reference.$C8]" office:value-type="float" office:value="0">
            <text:p>.00</text:p>
          </table:table-cell>
          <table:table-cell table:style-name="ce216" table:formula="of:=[.F11]*[$Reference.$C8]" office:value-type="float" office:value="0">
            <text:p>.00</text:p>
          </table:table-cell>
          <table:table-cell table:style-name="ce216" table:formula="of:=[.G11]*[$Reference.$C8]" office:value-type="float" office:value="0">
            <text:p>.00</text:p>
          </table:table-cell>
          <table:table-cell table:style-name="ce216" table:formula="of:=[.H11]*[$Reference.$C8]" office:value-type="float" office:value="0">
            <text:p>.00</text:p>
          </table:table-cell>
          <table:table-cell table:style-name="ce216" table:formula="of:=[.I11]*[$Reference.$C8]" office:value-type="float" office:value="0">
            <text:p>.00</text:p>
          </table:table-cell>
          <table:table-cell table:style-name="ce216" table:formula="of:=[.J11]*[$Reference.$C8]" office:value-type="float" office:value="0">
            <text:p>.00</text:p>
          </table:table-cell>
          <table:table-cell table:style-name="ce216" table:formula="of:=[.K11]*[$Reference.$C8]" office:value-type="float" office:value="0">
            <text:p>.00</text:p>
          </table:table-cell>
          <table:table-cell table:style-name="ce216" table:formula="of:=[.L11]*[$Reference.$C8]" office:value-type="float" office:value="0">
            <text:p>.00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27">
          <table:table-cell table:style-name="ce113" office:value-type="float" office:value="8">
            <text:p>8</text:p>
          </table:table-cell>
          <table:table-cell table:style-name="ce123" table:formula="of:=[$Reference.B9]" office:value-type="string" office:string-value="Input framework&#10;(without business Logic) ">
            <text:p>Input framework<text:line-break/>(without business Logic) </text:p>
          </table:table-cell>
          <table:table-cell table:style-name="ce146" office:value-type="float" office:value="1">
            <text:p>1</text:p>
          </table:table-cell>
          <table:table-cell table:number-columns-repeated="9" table:style-name="ce165"/>
          <table:table-cell table:style-name="ce190" table:formula="of:=SUM([.C12:.L12])*[$Reference.C9]" office:value-type="float" office:value="4">
            <text:p>4.00</text:p>
          </table:table-cell>
          <table:table-cell table:style-name="ce203" table:formula="of:=[.M12]/8" office:value-type="float" office:value="0.5">
            <text:p>0.50</text:p>
          </table:table-cell>
          <table:table-cell table:style-name="ce203" table:formula="of:=[.N12]/20" office:value-type="float" office:value="0.025">
            <text:p>0.03</text:p>
          </table:table-cell>
          <table:table-cell table:number-columns-repeated="4"/>
          <table:table-cell table:style-name="ce216" table:formula="of:=[.C12]*[$Reference.$C9]" office:value-type="float" office:value="4">
            <text:p>4.00</text:p>
          </table:table-cell>
          <table:table-cell table:style-name="ce216" table:formula="of:=[.D12]*[$Reference.$C9]" office:value-type="float" office:value="0">
            <text:p>.00</text:p>
          </table:table-cell>
          <table:table-cell table:style-name="ce216" table:formula="of:=[.E12]*[$Reference.$C9]" office:value-type="float" office:value="0">
            <text:p>.00</text:p>
          </table:table-cell>
          <table:table-cell table:style-name="ce216" table:formula="of:=[.F12]*[$Reference.$C9]" office:value-type="float" office:value="0">
            <text:p>.00</text:p>
          </table:table-cell>
          <table:table-cell table:style-name="ce216" table:formula="of:=[.G12]*[$Reference.$C9]" office:value-type="float" office:value="0">
            <text:p>.00</text:p>
          </table:table-cell>
          <table:table-cell table:style-name="ce216" table:formula="of:=[.H12]*[$Reference.$C9]" office:value-type="float" office:value="0">
            <text:p>.00</text:p>
          </table:table-cell>
          <table:table-cell table:style-name="ce216" table:formula="of:=[.I12]*[$Reference.$C9]" office:value-type="float" office:value="0">
            <text:p>.00</text:p>
          </table:table-cell>
          <table:table-cell table:style-name="ce216" table:formula="of:=[.J12]*[$Reference.$C9]" office:value-type="float" office:value="0">
            <text:p>.00</text:p>
          </table:table-cell>
          <table:table-cell table:style-name="ce216" table:formula="of:=[.K12]*[$Reference.$C9]" office:value-type="float" office:value="0">
            <text:p>.00</text:p>
          </table:table-cell>
          <table:table-cell table:style-name="ce216" table:formula="of:=[.L12]*[$Reference.$C9]" office:value-type="float" office:value="0">
            <text:p>.00</text:p>
          </table:table-cell>
          <table:table-cell table:number-columns-repeated="989"/>
        </table:table-row>
        <table:table-row table:style-name="ro7">
          <table:table-cell table:style-name="ce113" office:value-type="float" office:value="9">
            <text:p>9</text:p>
          </table:table-cell>
          <table:table-cell table:style-name="ce123" table:formula="of:=[$Reference.B10]" office:value-type="string" office:string-value="Button&#10;(without business Logic) ">
            <text:p>Button<text:line-break/>(without business Logic) </text:p>
          </table:table-cell>
          <table:table-cell table:style-name="ce146" office:value-type="float" office:value="15">
            <text:p>15</text:p>
          </table:table-cell>
          <table:table-cell table:number-columns-repeated="9" table:style-name="ce165"/>
          <table:table-cell table:style-name="ce190" table:formula="of:=SUM([.C13:.L13])*[$Reference.C10]" office:value-type="float" office:value="7.5">
            <text:p>7.50</text:p>
          </table:table-cell>
          <table:table-cell table:style-name="ce203" table:formula="of:=[.M13]/8" office:value-type="float" office:value="0.9375">
            <text:p>0.94</text:p>
          </table:table-cell>
          <table:table-cell table:style-name="ce203" table:formula="of:=[.N13]/20" office:value-type="float" office:value="0.046875">
            <text:p>0.05</text:p>
          </table:table-cell>
          <table:table-cell table:style-name="ce212" table:number-columns-repeated="4"/>
          <table:table-cell table:style-name="ce216" table:formula="of:=[.C13]*[$Reference.$C10]" office:value-type="float" office:value="7.5">
            <text:p>7.50</text:p>
          </table:table-cell>
          <table:table-cell table:style-name="ce216" table:formula="of:=[.D13]*[$Reference.$C10]" office:value-type="float" office:value="0">
            <text:p>.00</text:p>
          </table:table-cell>
          <table:table-cell table:style-name="ce216" table:formula="of:=[.E13]*[$Reference.$C10]" office:value-type="float" office:value="0">
            <text:p>.00</text:p>
          </table:table-cell>
          <table:table-cell table:style-name="ce216" table:formula="of:=[.F13]*[$Reference.$C10]" office:value-type="float" office:value="0">
            <text:p>.00</text:p>
          </table:table-cell>
          <table:table-cell table:style-name="ce216" table:formula="of:=[.G13]*[$Reference.$C10]" office:value-type="float" office:value="0">
            <text:p>.00</text:p>
          </table:table-cell>
          <table:table-cell table:style-name="ce216" table:formula="of:=[.H13]*[$Reference.$C10]" office:value-type="float" office:value="0">
            <text:p>.00</text:p>
          </table:table-cell>
          <table:table-cell table:style-name="ce216" table:formula="of:=[.I13]*[$Reference.$C10]" office:value-type="float" office:value="0">
            <text:p>.00</text:p>
          </table:table-cell>
          <table:table-cell table:style-name="ce216" table:formula="of:=[.J13]*[$Reference.$C10]" office:value-type="float" office:value="0">
            <text:p>.00</text:p>
          </table:table-cell>
          <table:table-cell table:style-name="ce216" table:formula="of:=[.K13]*[$Reference.$C10]" office:value-type="float" office:value="0">
            <text:p>.00</text:p>
          </table:table-cell>
          <table:table-cell table:style-name="ce216" table:formula="of:=[.L13]*[$Reference.$C10]" office:value-type="float" office:value="0">
            <text:p>.00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27">
          <table:table-cell table:style-name="ce113" office:value-type="float" office:value="10">
            <text:p>10</text:p>
          </table:table-cell>
          <table:table-cell table:style-name="ce123" table:formula="of:=[$Reference.B11]" office:value-type="string" office:string-value="Single Select&#10;(without business Logic) ">
            <text:p>Single Select<text:line-break/>(without business Logic) </text:p>
          </table:table-cell>
          <table:table-cell table:style-name="ce146" office:value-type="float" office:value="20">
            <text:p>20</text:p>
          </table:table-cell>
          <table:table-cell table:number-columns-repeated="9" table:style-name="ce165"/>
          <table:table-cell table:style-name="ce190" table:formula="of:=SUM([.C14:.L14])*[$Reference.C11]" office:value-type="float" office:value="10">
            <text:p>10.00</text:p>
          </table:table-cell>
          <table:table-cell table:style-name="ce203" table:formula="of:=[.M14]/8" office:value-type="float" office:value="1.25">
            <text:p>1.25</text:p>
          </table:table-cell>
          <table:table-cell table:style-name="ce203" table:formula="of:=[.N14]/20" office:value-type="float" office:value="0.0625">
            <text:p>0.06</text:p>
          </table:table-cell>
          <table:table-cell table:number-columns-repeated="4"/>
          <table:table-cell table:style-name="ce216" table:formula="of:=[.C14]*[$Reference.$C11]" office:value-type="float" office:value="10">
            <text:p>10.00</text:p>
          </table:table-cell>
          <table:table-cell table:style-name="ce216" table:formula="of:=[.D14]*[$Reference.$C11]" office:value-type="float" office:value="0">
            <text:p>.00</text:p>
          </table:table-cell>
          <table:table-cell table:style-name="ce216" table:formula="of:=[.E14]*[$Reference.$C11]" office:value-type="float" office:value="0">
            <text:p>.00</text:p>
          </table:table-cell>
          <table:table-cell table:style-name="ce216" table:formula="of:=[.F14]*[$Reference.$C11]" office:value-type="float" office:value="0">
            <text:p>.00</text:p>
          </table:table-cell>
          <table:table-cell table:style-name="ce216" table:formula="of:=[.G14]*[$Reference.$C11]" office:value-type="float" office:value="0">
            <text:p>.00</text:p>
          </table:table-cell>
          <table:table-cell table:style-name="ce216" table:formula="of:=[.H14]*[$Reference.$C11]" office:value-type="float" office:value="0">
            <text:p>.00</text:p>
          </table:table-cell>
          <table:table-cell table:style-name="ce216" table:formula="of:=[.I14]*[$Reference.$C11]" office:value-type="float" office:value="0">
            <text:p>.00</text:p>
          </table:table-cell>
          <table:table-cell table:style-name="ce216" table:formula="of:=[.J14]*[$Reference.$C11]" office:value-type="float" office:value="0">
            <text:p>.00</text:p>
          </table:table-cell>
          <table:table-cell table:style-name="ce216" table:formula="of:=[.K14]*[$Reference.$C11]" office:value-type="float" office:value="0">
            <text:p>.00</text:p>
          </table:table-cell>
          <table:table-cell table:style-name="ce216" table:formula="of:=[.L14]*[$Reference.$C11]" office:value-type="float" office:value="0">
            <text:p>.00</text:p>
          </table:table-cell>
          <table:table-cell table:number-columns-repeated="989"/>
        </table:table-row>
        <table:table-row table:style-name="ro28">
          <table:table-cell table:style-name="ce113" office:value-type="float" office:value="11">
            <text:p>11</text:p>
          </table:table-cell>
          <table:table-cell table:style-name="ce123" table:formula="of:=[$Reference.B12]" office:value-type="string" office:string-value="WAP Tab implementation&#10;(without business Logic) ">
            <text:p>WAP Tab implementation<text:line-break/>(without business Logic) </text:p>
          </table:table-cell>
          <table:table-cell table:style-name="ce146"/>
          <table:table-cell table:number-columns-repeated="9" table:style-name="ce165"/>
          <table:table-cell table:style-name="ce190" table:formula="of:=SUM([.C15:.L15])*[$Reference.C12]" office:value-type="float" office:value="0">
            <text:p>0.00</text:p>
          </table:table-cell>
          <table:table-cell table:style-name="ce203" table:formula="of:=[.M15]/8" office:value-type="float" office:value="0">
            <text:p>0.00</text:p>
          </table:table-cell>
          <table:table-cell table:style-name="ce203" table:formula="of:=[.N15]/20" office:value-type="float" office:value="0">
            <text:p>0.00</text:p>
          </table:table-cell>
          <table:table-cell table:style-name="ce212" table:number-columns-repeated="4"/>
          <table:table-cell table:style-name="ce216" table:formula="of:=[.C15]*[$Reference.$C12]" office:value-type="float" office:value="0">
            <text:p>.00</text:p>
          </table:table-cell>
          <table:table-cell table:style-name="ce216" table:formula="of:=[.D15]*[$Reference.$C12]" office:value-type="float" office:value="0">
            <text:p>.00</text:p>
          </table:table-cell>
          <table:table-cell table:style-name="ce216" table:formula="of:=[.E15]*[$Reference.$C12]" office:value-type="float" office:value="0">
            <text:p>.00</text:p>
          </table:table-cell>
          <table:table-cell table:style-name="ce216" table:formula="of:=[.F15]*[$Reference.$C12]" office:value-type="float" office:value="0">
            <text:p>.00</text:p>
          </table:table-cell>
          <table:table-cell table:style-name="ce216" table:formula="of:=[.G15]*[$Reference.$C12]" office:value-type="float" office:value="0">
            <text:p>.00</text:p>
          </table:table-cell>
          <table:table-cell table:style-name="ce216" table:formula="of:=[.H15]*[$Reference.$C12]" office:value-type="float" office:value="0">
            <text:p>.00</text:p>
          </table:table-cell>
          <table:table-cell table:style-name="ce216" table:formula="of:=[.I15]*[$Reference.$C12]" office:value-type="float" office:value="0">
            <text:p>.00</text:p>
          </table:table-cell>
          <table:table-cell table:style-name="ce216" table:formula="of:=[.J15]*[$Reference.$C12]" office:value-type="float" office:value="0">
            <text:p>.00</text:p>
          </table:table-cell>
          <table:table-cell table:style-name="ce216" table:formula="of:=[.K15]*[$Reference.$C12]" office:value-type="float" office:value="0">
            <text:p>.00</text:p>
          </table:table-cell>
          <table:table-cell table:style-name="ce216" table:formula="of:=[.L15]*[$Reference.$C12]" office:value-type="float" office:value="0">
            <text:p>.00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29">
          <table:table-cell table:style-name="ce113" office:value-type="float" office:value="12">
            <text:p>12</text:p>
          </table:table-cell>
          <table:table-cell table:style-name="ce123" table:formula="of:=[$Reference.B13]" office:value-type="string" office:string-value="WAP Accordion&#10;(without business Logic) ">
            <text:p>WAP Accordion<text:line-break/>(without business Logic) </text:p>
          </table:table-cell>
          <table:table-cell table:style-name="ce146"/>
          <table:table-cell table:number-columns-repeated="9" table:style-name="ce165"/>
          <table:table-cell table:style-name="ce190" table:formula="of:=SUM([.C16:.L16])*[$Reference.C13]" office:value-type="float" office:value="0">
            <text:p>0.00</text:p>
          </table:table-cell>
          <table:table-cell table:style-name="ce203" table:formula="of:=[.M16]/8" office:value-type="float" office:value="0">
            <text:p>0.00</text:p>
          </table:table-cell>
          <table:table-cell table:style-name="ce203" table:formula="of:=[.N16]/20" office:value-type="float" office:value="0">
            <text:p>0.00</text:p>
          </table:table-cell>
          <table:table-cell table:number-columns-repeated="4"/>
          <table:table-cell table:style-name="ce216" table:formula="of:=[.C16]*[$Reference.$C13]" office:value-type="float" office:value="0">
            <text:p>.00</text:p>
          </table:table-cell>
          <table:table-cell table:style-name="ce216" table:formula="of:=[.D16]*[$Reference.$C13]" office:value-type="float" office:value="0">
            <text:p>.00</text:p>
          </table:table-cell>
          <table:table-cell table:style-name="ce216" table:formula="of:=[.E16]*[$Reference.$C13]" office:value-type="float" office:value="0">
            <text:p>.00</text:p>
          </table:table-cell>
          <table:table-cell table:style-name="ce216" table:formula="of:=[.F16]*[$Reference.$C13]" office:value-type="float" office:value="0">
            <text:p>.00</text:p>
          </table:table-cell>
          <table:table-cell table:style-name="ce216" table:formula="of:=[.G16]*[$Reference.$C13]" office:value-type="float" office:value="0">
            <text:p>.00</text:p>
          </table:table-cell>
          <table:table-cell table:style-name="ce216" table:formula="of:=[.H16]*[$Reference.$C13]" office:value-type="float" office:value="0">
            <text:p>.00</text:p>
          </table:table-cell>
          <table:table-cell table:style-name="ce216" table:formula="of:=[.I16]*[$Reference.$C13]" office:value-type="float" office:value="0">
            <text:p>.00</text:p>
          </table:table-cell>
          <table:table-cell table:style-name="ce216" table:formula="of:=[.J16]*[$Reference.$C13]" office:value-type="float" office:value="0">
            <text:p>.00</text:p>
          </table:table-cell>
          <table:table-cell table:style-name="ce216" table:formula="of:=[.K16]*[$Reference.$C13]" office:value-type="float" office:value="0">
            <text:p>.00</text:p>
          </table:table-cell>
          <table:table-cell table:style-name="ce216" table:formula="of:=[.L16]*[$Reference.$C13]" office:value-type="float" office:value="0">
            <text:p>.00</text:p>
          </table:table-cell>
          <table:table-cell table:number-columns-repeated="989"/>
        </table:table-row>
        <table:table-row table:style-name="ro30">
          <table:table-cell table:style-name="ce113" office:value-type="float" office:value="13">
            <text:p>13</text:p>
          </table:table-cell>
          <table:table-cell table:style-name="ce123" table:formula="of:=[$Reference.B14]" office:value-type="string" office:string-value="WAP Inbox Component&#10;(without business Logic) ">
            <text:p>WAP Inbox Component<text:line-break/>(without business Logic) </text:p>
          </table:table-cell>
          <table:table-cell table:style-name="ce146"/>
          <table:table-cell table:number-columns-repeated="9" table:style-name="ce165"/>
          <table:table-cell table:style-name="ce190" table:formula="of:=SUM([.C17:.L17])*[$Reference.C14]" office:value-type="float" office:value="0">
            <text:p>0.00</text:p>
          </table:table-cell>
          <table:table-cell table:style-name="ce203" table:formula="of:=[.M17]/8" office:value-type="float" office:value="0">
            <text:p>0.00</text:p>
          </table:table-cell>
          <table:table-cell table:style-name="ce203" table:formula="of:=[.N17]/20" office:value-type="float" office:value="0">
            <text:p>0.00</text:p>
          </table:table-cell>
          <table:table-cell table:style-name="ce212" table:number-columns-repeated="4"/>
          <table:table-cell table:style-name="ce216" table:formula="of:=[.C17]*[$Reference.$C14]" office:value-type="float" office:value="0">
            <text:p>.00</text:p>
          </table:table-cell>
          <table:table-cell table:style-name="ce216" table:formula="of:=[.D17]*[$Reference.$C14]" office:value-type="float" office:value="0">
            <text:p>.00</text:p>
          </table:table-cell>
          <table:table-cell table:style-name="ce216" table:formula="of:=[.E17]*[$Reference.$C14]" office:value-type="float" office:value="0">
            <text:p>.00</text:p>
          </table:table-cell>
          <table:table-cell table:style-name="ce216" table:formula="of:=[.F17]*[$Reference.$C14]" office:value-type="float" office:value="0">
            <text:p>.00</text:p>
          </table:table-cell>
          <table:table-cell table:style-name="ce216" table:formula="of:=[.G17]*[$Reference.$C14]" office:value-type="float" office:value="0">
            <text:p>.00</text:p>
          </table:table-cell>
          <table:table-cell table:style-name="ce216" table:formula="of:=[.H17]*[$Reference.$C14]" office:value-type="float" office:value="0">
            <text:p>.00</text:p>
          </table:table-cell>
          <table:table-cell table:style-name="ce216" table:formula="of:=[.I17]*[$Reference.$C14]" office:value-type="float" office:value="0">
            <text:p>.00</text:p>
          </table:table-cell>
          <table:table-cell table:style-name="ce216" table:formula="of:=[.J17]*[$Reference.$C14]" office:value-type="float" office:value="0">
            <text:p>.00</text:p>
          </table:table-cell>
          <table:table-cell table:style-name="ce216" table:formula="of:=[.K17]*[$Reference.$C14]" office:value-type="float" office:value="0">
            <text:p>.00</text:p>
          </table:table-cell>
          <table:table-cell table:style-name="ce216" table:formula="of:=[.L17]*[$Reference.$C14]" office:value-type="float" office:value="0">
            <text:p>.00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31">
          <table:table-cell table:style-name="ce113" office:value-type="float" office:value="14">
            <text:p>14</text:p>
          </table:table-cell>
          <table:table-cell table:style-name="ce123" table:formula="of:=[$Reference.B15]" office:value-type="string" office:string-value="Sima Grid-static(10 fields)&#10;(without business Logic) ">
            <text:p>Sima Grid-static(10 fields)<text:line-break/>(without business Logic) </text:p>
          </table:table-cell>
          <table:table-cell table:style-name="ce146" office:value-type="float" office:value="5">
            <text:p>5</text:p>
          </table:table-cell>
          <table:table-cell table:number-columns-repeated="9" table:style-name="ce165"/>
          <table:table-cell table:style-name="ce190" table:formula="of:=SUM([.C18:.L18])*[$Reference.C15]" office:value-type="float" office:value="15">
            <text:p>15.00</text:p>
          </table:table-cell>
          <table:table-cell table:style-name="ce203" table:formula="of:=[.M18]/8" office:value-type="float" office:value="1.875">
            <text:p>1.88</text:p>
          </table:table-cell>
          <table:table-cell table:style-name="ce203" table:formula="of:=[.N18]/20" office:value-type="float" office:value="0.09375">
            <text:p>0.09</text:p>
          </table:table-cell>
          <table:table-cell table:number-columns-repeated="4"/>
          <table:table-cell table:style-name="ce216" table:formula="of:=[.C18]*[$Reference.$C15]" office:value-type="float" office:value="15">
            <text:p>15.00</text:p>
          </table:table-cell>
          <table:table-cell table:style-name="ce216" table:formula="of:=[.D18]*[$Reference.$C15]" office:value-type="float" office:value="0">
            <text:p>.00</text:p>
          </table:table-cell>
          <table:table-cell table:style-name="ce216" table:formula="of:=[.E18]*[$Reference.$C15]" office:value-type="float" office:value="0">
            <text:p>.00</text:p>
          </table:table-cell>
          <table:table-cell table:style-name="ce216" table:formula="of:=[.F18]*[$Reference.$C15]" office:value-type="float" office:value="0">
            <text:p>.00</text:p>
          </table:table-cell>
          <table:table-cell table:style-name="ce216" table:formula="of:=[.G18]*[$Reference.$C15]" office:value-type="float" office:value="0">
            <text:p>.00</text:p>
          </table:table-cell>
          <table:table-cell table:style-name="ce216" table:formula="of:=[.H18]*[$Reference.$C15]" office:value-type="float" office:value="0">
            <text:p>.00</text:p>
          </table:table-cell>
          <table:table-cell table:style-name="ce216" table:formula="of:=[.I18]*[$Reference.$C15]" office:value-type="float" office:value="0">
            <text:p>.00</text:p>
          </table:table-cell>
          <table:table-cell table:style-name="ce216" table:formula="of:=[.J18]*[$Reference.$C15]" office:value-type="float" office:value="0">
            <text:p>.00</text:p>
          </table:table-cell>
          <table:table-cell table:style-name="ce216" table:formula="of:=[.K18]*[$Reference.$C15]" office:value-type="float" office:value="0">
            <text:p>.00</text:p>
          </table:table-cell>
          <table:table-cell table:style-name="ce216" table:formula="of:=[.L18]*[$Reference.$C15]" office:value-type="float" office:value="0">
            <text:p>.00</text:p>
          </table:table-cell>
          <table:table-cell table:number-columns-repeated="989"/>
        </table:table-row>
        <table:table-row table:style-name="ro32">
          <table:table-cell table:style-name="ce113" office:value-type="float" office:value="15">
            <text:p>15</text:p>
          </table:table-cell>
          <table:table-cell table:style-name="ce123" table:formula="of:=[$Reference.B16]" office:value-type="string" office:string-value="Sima Grid -dynamic&#10;(without business Logic) ">
            <text:p>Sima Grid -dynamic<text:line-break/>(without business Logic) </text:p>
          </table:table-cell>
          <table:table-cell table:style-name="ce146" office:value-type="float" office:value="5">
            <text:p>5</text:p>
          </table:table-cell>
          <table:table-cell table:number-columns-repeated="9" table:style-name="ce165"/>
          <table:table-cell table:style-name="ce190" table:formula="of:=SUM([.C19:.L19])*[$Reference.C16]" office:value-type="float" office:value="30">
            <text:p>30.00</text:p>
          </table:table-cell>
          <table:table-cell table:style-name="ce203" table:formula="of:=[.M19]/8" office:value-type="float" office:value="3.75">
            <text:p>3.75</text:p>
          </table:table-cell>
          <table:table-cell table:style-name="ce203" table:formula="of:=[.N19]/20" office:value-type="float" office:value="0.1875">
            <text:p>0.19</text:p>
          </table:table-cell>
          <table:table-cell table:style-name="ce212" table:number-columns-repeated="4"/>
          <table:table-cell table:style-name="ce216" table:formula="of:=[.C19]*[$Reference.$C16]" office:value-type="float" office:value="30">
            <text:p>30.00</text:p>
          </table:table-cell>
          <table:table-cell table:style-name="ce216" table:formula="of:=[.D19]*[$Reference.$C16]" office:value-type="float" office:value="0">
            <text:p>.00</text:p>
          </table:table-cell>
          <table:table-cell table:style-name="ce216" table:formula="of:=[.E19]*[$Reference.$C16]" office:value-type="float" office:value="0">
            <text:p>.00</text:p>
          </table:table-cell>
          <table:table-cell table:style-name="ce216" table:formula="of:=[.F19]*[$Reference.$C16]" office:value-type="float" office:value="0">
            <text:p>.00</text:p>
          </table:table-cell>
          <table:table-cell table:style-name="ce216" table:formula="of:=[.G19]*[$Reference.$C16]" office:value-type="float" office:value="0">
            <text:p>.00</text:p>
          </table:table-cell>
          <table:table-cell table:style-name="ce216" table:formula="of:=[.H19]*[$Reference.$C16]" office:value-type="float" office:value="0">
            <text:p>.00</text:p>
          </table:table-cell>
          <table:table-cell table:style-name="ce216" table:formula="of:=[.I19]*[$Reference.$C16]" office:value-type="float" office:value="0">
            <text:p>.00</text:p>
          </table:table-cell>
          <table:table-cell table:style-name="ce216" table:formula="of:=[.J19]*[$Reference.$C16]" office:value-type="float" office:value="0">
            <text:p>.00</text:p>
          </table:table-cell>
          <table:table-cell table:style-name="ce216" table:formula="of:=[.K19]*[$Reference.$C16]" office:value-type="float" office:value="0">
            <text:p>.00</text:p>
          </table:table-cell>
          <table:table-cell table:style-name="ce216" table:formula="of:=[.L19]*[$Reference.$C16]" office:value-type="float" office:value="0">
            <text:p>.00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28">
          <table:table-cell table:style-name="ce113" office:value-type="float" office:value="16">
            <text:p>16</text:p>
          </table:table-cell>
          <table:table-cell table:style-name="ce123" table:formula="of:=[$Reference.B17]" office:value-type="string" office:string-value="Magic Input&#10;(without business Logic) ">
            <text:p>Magic Input<text:line-break/>(without business Logic) </text:p>
          </table:table-cell>
          <table:table-cell table:style-name="ce147"/>
          <table:table-cell table:number-columns-repeated="9" table:style-name="ce165"/>
          <table:table-cell table:style-name="ce190" table:formula="of:=SUM([.C20:.L20])*[$Reference.C17]" office:value-type="float" office:value="0">
            <text:p>0.00</text:p>
          </table:table-cell>
          <table:table-cell table:style-name="ce203" table:formula="of:=[.M20]/8" office:value-type="float" office:value="0">
            <text:p>0.00</text:p>
          </table:table-cell>
          <table:table-cell table:style-name="ce203" table:formula="of:=[.N20]/20" office:value-type="float" office:value="0">
            <text:p>0.00</text:p>
          </table:table-cell>
          <table:table-cell table:number-columns-repeated="4"/>
          <table:table-cell table:style-name="ce216" table:formula="of:=[.C20]*[$Reference.$C17]" office:value-type="float" office:value="0">
            <text:p>.00</text:p>
          </table:table-cell>
          <table:table-cell table:style-name="ce216" table:formula="of:=[.D20]*[$Reference.$C17]" office:value-type="float" office:value="0">
            <text:p>.00</text:p>
          </table:table-cell>
          <table:table-cell table:style-name="ce216" table:formula="of:=[.E20]*[$Reference.$C17]" office:value-type="float" office:value="0">
            <text:p>.00</text:p>
          </table:table-cell>
          <table:table-cell table:style-name="ce216" table:formula="of:=[.F20]*[$Reference.$C17]" office:value-type="float" office:value="0">
            <text:p>.00</text:p>
          </table:table-cell>
          <table:table-cell table:style-name="ce216" table:formula="of:=[.G20]*[$Reference.$C17]" office:value-type="float" office:value="0">
            <text:p>.00</text:p>
          </table:table-cell>
          <table:table-cell table:style-name="ce216" table:formula="of:=[.H20]*[$Reference.$C17]" office:value-type="float" office:value="0">
            <text:p>.00</text:p>
          </table:table-cell>
          <table:table-cell table:style-name="ce216" table:formula="of:=[.I20]*[$Reference.$C17]" office:value-type="float" office:value="0">
            <text:p>.00</text:p>
          </table:table-cell>
          <table:table-cell table:style-name="ce216" table:formula="of:=[.J20]*[$Reference.$C17]" office:value-type="float" office:value="0">
            <text:p>.00</text:p>
          </table:table-cell>
          <table:table-cell table:style-name="ce216" table:formula="of:=[.K20]*[$Reference.$C17]" office:value-type="float" office:value="0">
            <text:p>.00</text:p>
          </table:table-cell>
          <table:table-cell table:style-name="ce216" table:formula="of:=[.L20]*[$Reference.$C17]" office:value-type="float" office:value="0">
            <text:p>.00</text:p>
          </table:table-cell>
          <table:table-cell table:number-columns-repeated="989"/>
        </table:table-row>
        <table:table-row table:style-name="ro15">
          <table:table-cell table:style-name="ce113" office:value-type="float" office:value="17">
            <text:p>17</text:p>
          </table:table-cell>
          <table:table-cell table:style-name="ce123" table:formula="of:=[$Reference.B18]" office:value-type="string" office:string-value="Magic Import&#10;(without business Logic) ">
            <text:p>Magic Import<text:line-break/>(without business Logic) </text:p>
          </table:table-cell>
          <table:table-cell table:style-name="ce146"/>
          <table:table-cell table:number-columns-repeated="9" table:style-name="ce165"/>
          <table:table-cell table:style-name="ce190" table:formula="of:=SUM([.C21:.L21])*[$Reference.C18]" office:value-type="float" office:value="0">
            <text:p>0.00</text:p>
          </table:table-cell>
          <table:table-cell table:style-name="ce203" table:formula="of:=[.M21]/8" office:value-type="float" office:value="0">
            <text:p>0.00</text:p>
          </table:table-cell>
          <table:table-cell table:style-name="ce203" table:formula="of:=[.N21]/20" office:value-type="float" office:value="0">
            <text:p>0.00</text:p>
          </table:table-cell>
          <table:table-cell table:style-name="ce212" table:number-columns-repeated="4"/>
          <table:table-cell table:style-name="ce216" table:formula="of:=[.C21]*[$Reference.$C18]" office:value-type="float" office:value="0">
            <text:p>.00</text:p>
          </table:table-cell>
          <table:table-cell table:style-name="ce216" table:formula="of:=[.D21]*[$Reference.$C18]" office:value-type="float" office:value="0">
            <text:p>.00</text:p>
          </table:table-cell>
          <table:table-cell table:style-name="ce216" table:formula="of:=[.E21]*[$Reference.$C18]" office:value-type="float" office:value="0">
            <text:p>.00</text:p>
          </table:table-cell>
          <table:table-cell table:style-name="ce216" table:formula="of:=[.F21]*[$Reference.$C18]" office:value-type="float" office:value="0">
            <text:p>.00</text:p>
          </table:table-cell>
          <table:table-cell table:style-name="ce216" table:formula="of:=[.G21]*[$Reference.$C18]" office:value-type="float" office:value="0">
            <text:p>.00</text:p>
          </table:table-cell>
          <table:table-cell table:style-name="ce216" table:formula="of:=[.H21]*[$Reference.$C18]" office:value-type="float" office:value="0">
            <text:p>.00</text:p>
          </table:table-cell>
          <table:table-cell table:style-name="ce216" table:formula="of:=[.I21]*[$Reference.$C18]" office:value-type="float" office:value="0">
            <text:p>.00</text:p>
          </table:table-cell>
          <table:table-cell table:style-name="ce216" table:formula="of:=[.J21]*[$Reference.$C18]" office:value-type="float" office:value="0">
            <text:p>.00</text:p>
          </table:table-cell>
          <table:table-cell table:style-name="ce216" table:formula="of:=[.K21]*[$Reference.$C18]" office:value-type="float" office:value="0">
            <text:p>.00</text:p>
          </table:table-cell>
          <table:table-cell table:style-name="ce216" table:formula="of:=[.L21]*[$Reference.$C18]" office:value-type="float" office:value="0">
            <text:p>.00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15">
          <table:table-cell table:style-name="ce113" office:value-type="float" office:value="18">
            <text:p>18</text:p>
          </table:table-cell>
          <table:table-cell table:style-name="ce123" table:formula="of:=[$Reference.B19]" office:value-type="string" office:string-value="Elastic search&#10;(without business Logic) ">
            <text:p>Elastic search<text:line-break/>(without business Logic) </text:p>
          </table:table-cell>
          <table:table-cell table:style-name="ce147"/>
          <table:table-cell table:number-columns-repeated="9" table:style-name="ce165"/>
          <table:table-cell table:style-name="ce190" table:formula="of:=SUM([.C22:.L22])*[$Reference.C19]" office:value-type="float" office:value="0">
            <text:p>0.00</text:p>
          </table:table-cell>
          <table:table-cell table:style-name="ce203" table:formula="of:=[.M22]/8" office:value-type="float" office:value="0">
            <text:p>0.00</text:p>
          </table:table-cell>
          <table:table-cell table:style-name="ce203" table:formula="of:=[.N22]/20" office:value-type="float" office:value="0">
            <text:p>0.00</text:p>
          </table:table-cell>
          <table:table-cell table:number-columns-repeated="4"/>
          <table:table-cell table:style-name="ce216" table:formula="of:=[.C22]*[$Reference.$C19]" office:value-type="float" office:value="0">
            <text:p>.00</text:p>
          </table:table-cell>
          <table:table-cell table:style-name="ce216" table:formula="of:=[.D22]*[$Reference.$C19]" office:value-type="float" office:value="0">
            <text:p>.00</text:p>
          </table:table-cell>
          <table:table-cell table:style-name="ce216" table:formula="of:=[.E22]*[$Reference.$C19]" office:value-type="float" office:value="0">
            <text:p>.00</text:p>
          </table:table-cell>
          <table:table-cell table:style-name="ce216" table:formula="of:=[.F22]*[$Reference.$C19]" office:value-type="float" office:value="0">
            <text:p>.00</text:p>
          </table:table-cell>
          <table:table-cell table:style-name="ce216" table:formula="of:=[.G22]*[$Reference.$C19]" office:value-type="float" office:value="0">
            <text:p>.00</text:p>
          </table:table-cell>
          <table:table-cell table:style-name="ce216" table:formula="of:=[.H22]*[$Reference.$C19]" office:value-type="float" office:value="0">
            <text:p>.00</text:p>
          </table:table-cell>
          <table:table-cell table:style-name="ce216" table:formula="of:=[.I22]*[$Reference.$C19]" office:value-type="float" office:value="0">
            <text:p>.00</text:p>
          </table:table-cell>
          <table:table-cell table:style-name="ce216" table:formula="of:=[.J22]*[$Reference.$C19]" office:value-type="float" office:value="0">
            <text:p>.00</text:p>
          </table:table-cell>
          <table:table-cell table:style-name="ce216" table:formula="of:=[.K22]*[$Reference.$C19]" office:value-type="float" office:value="0">
            <text:p>.00</text:p>
          </table:table-cell>
          <table:table-cell table:style-name="ce216" table:formula="of:=[.L22]*[$Reference.$C19]" office:value-type="float" office:value="0">
            <text:p>.00</text:p>
          </table:table-cell>
          <table:table-cell table:number-columns-repeated="989"/>
        </table:table-row>
        <table:table-row table:style-name="ro29">
          <table:table-cell table:style-name="ce113" office:value-type="float" office:value="19">
            <text:p>19</text:p>
          </table:table-cell>
          <table:table-cell table:style-name="ce123" table:formula="of:=[$Reference.B20]" office:value-type="string" office:string-value="Master Input&#10;(without business Logic) ">
            <text:p>Master Input<text:line-break/>(without business Logic) </text:p>
          </table:table-cell>
          <table:table-cell table:style-name="ce146" office:value-type="float" office:value="10">
            <text:p>10</text:p>
          </table:table-cell>
          <table:table-cell table:number-columns-repeated="9" table:style-name="ce165"/>
          <table:table-cell table:style-name="ce190" table:formula="of:=SUM([.C23:.L23])*[$Reference.C20]" office:value-type="float" office:value="20">
            <text:p>20.00</text:p>
          </table:table-cell>
          <table:table-cell table:style-name="ce203" table:formula="of:=[.M23]/8" office:value-type="float" office:value="2.5">
            <text:p>2.50</text:p>
          </table:table-cell>
          <table:table-cell table:style-name="ce203" table:formula="of:=[.N23]/20" office:value-type="float" office:value="0.125">
            <text:p>0.13</text:p>
          </table:table-cell>
          <table:table-cell table:style-name="ce212" table:number-columns-repeated="4"/>
          <table:table-cell table:style-name="ce216" table:formula="of:=[.C23]*[$Reference.$C20]" office:value-type="float" office:value="20">
            <text:p>20.00</text:p>
          </table:table-cell>
          <table:table-cell table:style-name="ce216" table:formula="of:=[.D23]*[$Reference.$C20]" office:value-type="float" office:value="0">
            <text:p>.00</text:p>
          </table:table-cell>
          <table:table-cell table:style-name="ce216" table:formula="of:=[.E23]*[$Reference.$C20]" office:value-type="float" office:value="0">
            <text:p>.00</text:p>
          </table:table-cell>
          <table:table-cell table:style-name="ce216" table:formula="of:=[.F23]*[$Reference.$C20]" office:value-type="float" office:value="0">
            <text:p>.00</text:p>
          </table:table-cell>
          <table:table-cell table:style-name="ce216" table:formula="of:=[.G23]*[$Reference.$C20]" office:value-type="float" office:value="0">
            <text:p>.00</text:p>
          </table:table-cell>
          <table:table-cell table:style-name="ce216" table:formula="of:=[.H23]*[$Reference.$C20]" office:value-type="float" office:value="0">
            <text:p>.00</text:p>
          </table:table-cell>
          <table:table-cell table:style-name="ce216" table:formula="of:=[.I23]*[$Reference.$C20]" office:value-type="float" office:value="0">
            <text:p>.00</text:p>
          </table:table-cell>
          <table:table-cell table:style-name="ce216" table:formula="of:=[.J23]*[$Reference.$C20]" office:value-type="float" office:value="0">
            <text:p>.00</text:p>
          </table:table-cell>
          <table:table-cell table:style-name="ce216" table:formula="of:=[.K23]*[$Reference.$C20]" office:value-type="float" office:value="0">
            <text:p>.00</text:p>
          </table:table-cell>
          <table:table-cell table:style-name="ce216" table:formula="of:=[.L23]*[$Reference.$C20]" office:value-type="float" office:value="0">
            <text:p>.00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33">
          <table:table-cell table:style-name="ce113" office:value-type="float" office:value="20">
            <text:p>20</text:p>
          </table:table-cell>
          <table:table-cell table:style-name="ce123" table:formula="of:=[$Reference.B21]" office:value-type="string" office:string-value="Magic Paste(10 fields)&#10;(without business Logic) ">
            <text:p>Magic Paste(10 fields)<text:line-break/>(without business Logic) </text:p>
          </table:table-cell>
          <table:table-cell table:style-name="ce147"/>
          <table:table-cell table:number-columns-repeated="9" table:style-name="ce165"/>
          <table:table-cell table:style-name="ce190" table:formula="of:=SUM([.C24:.L24])*[$Reference.C21]" office:value-type="float" office:value="0">
            <text:p>0.00</text:p>
          </table:table-cell>
          <table:table-cell table:style-name="ce203" table:formula="of:=[.M24]/8" office:value-type="float" office:value="0">
            <text:p>0.00</text:p>
          </table:table-cell>
          <table:table-cell table:style-name="ce203" table:formula="of:=[.N24]/20" office:value-type="float" office:value="0">
            <text:p>0.00</text:p>
          </table:table-cell>
          <table:table-cell table:number-columns-repeated="4"/>
          <table:table-cell table:style-name="ce216" table:formula="of:=[.C24]*[$Reference.$C21]" office:value-type="float" office:value="0">
            <text:p>.00</text:p>
          </table:table-cell>
          <table:table-cell table:style-name="ce216" table:formula="of:=[.D24]*[$Reference.$C21]" office:value-type="float" office:value="0">
            <text:p>.00</text:p>
          </table:table-cell>
          <table:table-cell table:style-name="ce216" table:formula="of:=[.E24]*[$Reference.$C21]" office:value-type="float" office:value="0">
            <text:p>.00</text:p>
          </table:table-cell>
          <table:table-cell table:style-name="ce216" table:formula="of:=[.F24]*[$Reference.$C21]" office:value-type="float" office:value="0">
            <text:p>.00</text:p>
          </table:table-cell>
          <table:table-cell table:style-name="ce216" table:formula="of:=[.G24]*[$Reference.$C21]" office:value-type="float" office:value="0">
            <text:p>.00</text:p>
          </table:table-cell>
          <table:table-cell table:style-name="ce216" table:formula="of:=[.H24]*[$Reference.$C21]" office:value-type="float" office:value="0">
            <text:p>.00</text:p>
          </table:table-cell>
          <table:table-cell table:style-name="ce216" table:formula="of:=[.I24]*[$Reference.$C21]" office:value-type="float" office:value="0">
            <text:p>.00</text:p>
          </table:table-cell>
          <table:table-cell table:style-name="ce216" table:formula="of:=[.J24]*[$Reference.$C21]" office:value-type="float" office:value="0">
            <text:p>.00</text:p>
          </table:table-cell>
          <table:table-cell table:style-name="ce216" table:formula="of:=[.K24]*[$Reference.$C21]" office:value-type="float" office:value="0">
            <text:p>.00</text:p>
          </table:table-cell>
          <table:table-cell table:style-name="ce216" table:formula="of:=[.L24]*[$Reference.$C21]" office:value-type="float" office:value="0">
            <text:p>.00</text:p>
          </table:table-cell>
          <table:table-cell table:number-columns-repeated="989"/>
        </table:table-row>
        <table:table-row table:style-name="ro34">
          <table:table-cell table:style-name="ce113" office:value-type="float" office:value="21">
            <text:p>21</text:p>
          </table:table-cell>
          <table:table-cell table:style-name="ce123" table:formula="of:=[$Reference.B22]" office:value-type="string" office:string-value="Auto complete editor&#10;(without business Logic) ">
            <text:p>Auto complete editor<text:line-break/>(without business Logic) </text:p>
          </table:table-cell>
          <table:table-cell table:style-name="ce146"/>
          <table:table-cell table:number-columns-repeated="9" table:style-name="ce165"/>
          <table:table-cell table:style-name="ce190" table:formula="of:=SUM([.C25:.L25])*[$Reference.C22]" office:value-type="float" office:value="0">
            <text:p>0.00</text:p>
          </table:table-cell>
          <table:table-cell table:style-name="ce203" table:formula="of:=[.M25]/8" office:value-type="float" office:value="0">
            <text:p>0.00</text:p>
          </table:table-cell>
          <table:table-cell table:style-name="ce203" table:formula="of:=[.N25]/20" office:value-type="float" office:value="0">
            <text:p>0.00</text:p>
          </table:table-cell>
          <table:table-cell table:style-name="ce212" table:number-columns-repeated="4"/>
          <table:table-cell table:style-name="ce216" table:formula="of:=[.C25]*[$Reference.$C22]" office:value-type="float" office:value="0">
            <text:p>.00</text:p>
          </table:table-cell>
          <table:table-cell table:style-name="ce216" table:formula="of:=[.D25]*[$Reference.$C22]" office:value-type="float" office:value="0">
            <text:p>.00</text:p>
          </table:table-cell>
          <table:table-cell table:style-name="ce216" table:formula="of:=[.E25]*[$Reference.$C22]" office:value-type="float" office:value="0">
            <text:p>.00</text:p>
          </table:table-cell>
          <table:table-cell table:style-name="ce216" table:formula="of:=[.F25]*[$Reference.$C22]" office:value-type="float" office:value="0">
            <text:p>.00</text:p>
          </table:table-cell>
          <table:table-cell table:style-name="ce216" table:formula="of:=[.G25]*[$Reference.$C22]" office:value-type="float" office:value="0">
            <text:p>.00</text:p>
          </table:table-cell>
          <table:table-cell table:style-name="ce216" table:formula="of:=[.H25]*[$Reference.$C22]" office:value-type="float" office:value="0">
            <text:p>.00</text:p>
          </table:table-cell>
          <table:table-cell table:style-name="ce216" table:formula="of:=[.I25]*[$Reference.$C22]" office:value-type="float" office:value="0">
            <text:p>.00</text:p>
          </table:table-cell>
          <table:table-cell table:style-name="ce216" table:formula="of:=[.J25]*[$Reference.$C22]" office:value-type="float" office:value="0">
            <text:p>.00</text:p>
          </table:table-cell>
          <table:table-cell table:style-name="ce216" table:formula="of:=[.K25]*[$Reference.$C22]" office:value-type="float" office:value="0">
            <text:p>.00</text:p>
          </table:table-cell>
          <table:table-cell table:style-name="ce216" table:formula="of:=[.L25]*[$Reference.$C22]" office:value-type="float" office:value="0">
            <text:p>.00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27">
          <table:table-cell table:style-name="ce113" office:value-type="float" office:value="22">
            <text:p>22</text:p>
          </table:table-cell>
          <table:table-cell table:style-name="ce123" table:formula="of:=[$Reference.B23]" office:value-type="string" office:string-value="Faceted Navigation&#10;(without business Logic) ">
            <text:p>Faceted Navigation<text:line-break/>(without business Logic) </text:p>
          </table:table-cell>
          <table:table-cell table:style-name="ce147"/>
          <table:table-cell table:number-columns-repeated="9" table:style-name="ce165"/>
          <table:table-cell table:style-name="ce190" table:formula="of:=SUM([.C26:.L26])*[$Reference.C23]" office:value-type="float" office:value="0">
            <text:p>0.00</text:p>
          </table:table-cell>
          <table:table-cell table:style-name="ce203" table:formula="of:=[.M26]/8" office:value-type="float" office:value="0">
            <text:p>0.00</text:p>
          </table:table-cell>
          <table:table-cell table:style-name="ce203" table:formula="of:=[.N26]/20" office:value-type="float" office:value="0">
            <text:p>0.00</text:p>
          </table:table-cell>
          <table:table-cell table:style-name="ce212" table:number-columns-repeated="4"/>
          <table:table-cell table:style-name="ce216" table:formula="of:=[.C26]*[$Reference.$C23]" office:value-type="float" office:value="0">
            <text:p>.00</text:p>
          </table:table-cell>
          <table:table-cell table:style-name="ce216" table:formula="of:=[.D26]*[$Reference.$C23]" office:value-type="float" office:value="0">
            <text:p>.00</text:p>
          </table:table-cell>
          <table:table-cell table:style-name="ce216" table:formula="of:=[.E26]*[$Reference.$C23]" office:value-type="float" office:value="0">
            <text:p>.00</text:p>
          </table:table-cell>
          <table:table-cell table:style-name="ce216" table:formula="of:=[.F26]*[$Reference.$C23]" office:value-type="float" office:value="0">
            <text:p>.00</text:p>
          </table:table-cell>
          <table:table-cell table:style-name="ce216" table:formula="of:=[.G26]*[$Reference.$C23]" office:value-type="float" office:value="0">
            <text:p>.00</text:p>
          </table:table-cell>
          <table:table-cell table:style-name="ce216" table:formula="of:=[.H26]*[$Reference.$C23]" office:value-type="float" office:value="0">
            <text:p>.00</text:p>
          </table:table-cell>
          <table:table-cell table:style-name="ce216" table:formula="of:=[.I26]*[$Reference.$C23]" office:value-type="float" office:value="0">
            <text:p>.00</text:p>
          </table:table-cell>
          <table:table-cell table:style-name="ce216" table:formula="of:=[.J26]*[$Reference.$C23]" office:value-type="float" office:value="0">
            <text:p>.00</text:p>
          </table:table-cell>
          <table:table-cell table:style-name="ce216" table:formula="of:=[.K26]*[$Reference.$C23]" office:value-type="float" office:value="0">
            <text:p>.00</text:p>
          </table:table-cell>
          <table:table-cell table:style-name="ce216" table:formula="of:=[.L26]*[$Reference.$C23]" office:value-type="float" office:value="0">
            <text:p>.00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35">
          <table:table-cell table:style-name="ce113" office:value-type="float" office:value="23">
            <text:p>23</text:p>
          </table:table-cell>
          <table:table-cell table:style-name="ce123" table:formula="of:=[$Reference.B24]" office:value-type="string" office:string-value="Insta Report&#10;(without business Logic) ">
            <text:p>Insta Report<text:line-break/>(without business Logic) </text:p>
          </table:table-cell>
          <table:table-cell table:style-name="ce146"/>
          <table:table-cell table:number-columns-repeated="9" table:style-name="ce165"/>
          <table:table-cell table:style-name="ce190" table:formula="of:=SUM([.C27:.L27])*[$Reference.C24]" office:value-type="float" office:value="0">
            <text:p>0.00</text:p>
          </table:table-cell>
          <table:table-cell table:style-name="ce203" table:formula="of:=[.M27]/8" office:value-type="float" office:value="0">
            <text:p>0.00</text:p>
          </table:table-cell>
          <table:table-cell table:style-name="ce203" table:formula="of:=[.N27]/20" office:value-type="float" office:value="0">
            <text:p>0.00</text:p>
          </table:table-cell>
          <table:table-cell table:number-columns-repeated="4"/>
          <table:table-cell table:style-name="ce216" table:formula="of:=[.C27]*[$Reference.$C24]" office:value-type="float" office:value="0">
            <text:p>.00</text:p>
          </table:table-cell>
          <table:table-cell table:style-name="ce216" table:formula="of:=[.D27]*[$Reference.$C24]" office:value-type="float" office:value="0">
            <text:p>.00</text:p>
          </table:table-cell>
          <table:table-cell table:style-name="ce216" table:formula="of:=[.E27]*[$Reference.$C24]" office:value-type="float" office:value="0">
            <text:p>.00</text:p>
          </table:table-cell>
          <table:table-cell table:style-name="ce216" table:formula="of:=[.F27]*[$Reference.$C24]" office:value-type="float" office:value="0">
            <text:p>.00</text:p>
          </table:table-cell>
          <table:table-cell table:style-name="ce216" table:formula="of:=[.G27]*[$Reference.$C24]" office:value-type="float" office:value="0">
            <text:p>.00</text:p>
          </table:table-cell>
          <table:table-cell table:style-name="ce216" table:formula="of:=[.H27]*[$Reference.$C24]" office:value-type="float" office:value="0">
            <text:p>.00</text:p>
          </table:table-cell>
          <table:table-cell table:style-name="ce216" table:formula="of:=[.I27]*[$Reference.$C24]" office:value-type="float" office:value="0">
            <text:p>.00</text:p>
          </table:table-cell>
          <table:table-cell table:style-name="ce216" table:formula="of:=[.J27]*[$Reference.$C24]" office:value-type="float" office:value="0">
            <text:p>.00</text:p>
          </table:table-cell>
          <table:table-cell table:style-name="ce216" table:formula="of:=[.K27]*[$Reference.$C24]" office:value-type="float" office:value="0">
            <text:p>.00</text:p>
          </table:table-cell>
          <table:table-cell table:style-name="ce216" table:formula="of:=[.L27]*[$Reference.$C24]" office:value-type="float" office:value="0">
            <text:p>.00</text:p>
          </table:table-cell>
          <table:table-cell table:number-columns-repeated="989"/>
        </table:table-row>
        <table:table-row table:style-name="ro34">
          <table:table-cell table:style-name="ce113" office:value-type="float" office:value="24">
            <text:p>24</text:p>
          </table:table-cell>
          <table:table-cell table:style-name="ce123" table:formula="of:=[$Reference.B25]" office:value-type="string" office:string-value="File upload&#10;(without business Logic) ">
            <text:p>File upload<text:line-break/>(without business Logic) </text:p>
          </table:table-cell>
          <table:table-cell table:style-name="ce147"/>
          <table:table-cell table:number-columns-repeated="9" table:style-name="ce165"/>
          <table:table-cell table:style-name="ce190" table:formula="of:=SUM([.C28:.L28])*[$Reference.C25]" office:value-type="float" office:value="0">
            <text:p>0.00</text:p>
          </table:table-cell>
          <table:table-cell table:style-name="ce203" table:formula="of:=[.M28]/8" office:value-type="float" office:value="0">
            <text:p>0.00</text:p>
          </table:table-cell>
          <table:table-cell table:style-name="ce203" table:formula="of:=[.N28]/20" office:value-type="float" office:value="0">
            <text:p>0.00</text:p>
          </table:table-cell>
          <table:table-cell table:style-name="ce212" table:number-columns-repeated="4"/>
          <table:table-cell table:style-name="ce216" table:formula="of:=[.C28]*[$Reference.$C25]" office:value-type="float" office:value="0">
            <text:p>.00</text:p>
          </table:table-cell>
          <table:table-cell table:style-name="ce216" table:formula="of:=[.D28]*[$Reference.$C25]" office:value-type="float" office:value="0">
            <text:p>.00</text:p>
          </table:table-cell>
          <table:table-cell table:style-name="ce216" table:formula="of:=[.E28]*[$Reference.$C25]" office:value-type="float" office:value="0">
            <text:p>.00</text:p>
          </table:table-cell>
          <table:table-cell table:style-name="ce216" table:formula="of:=[.F28]*[$Reference.$C25]" office:value-type="float" office:value="0">
            <text:p>.00</text:p>
          </table:table-cell>
          <table:table-cell table:style-name="ce216" table:formula="of:=[.G28]*[$Reference.$C25]" office:value-type="float" office:value="0">
            <text:p>.00</text:p>
          </table:table-cell>
          <table:table-cell table:style-name="ce216" table:formula="of:=[.H28]*[$Reference.$C25]" office:value-type="float" office:value="0">
            <text:p>.00</text:p>
          </table:table-cell>
          <table:table-cell table:style-name="ce216" table:formula="of:=[.I28]*[$Reference.$C25]" office:value-type="float" office:value="0">
            <text:p>.00</text:p>
          </table:table-cell>
          <table:table-cell table:style-name="ce216" table:formula="of:=[.J28]*[$Reference.$C25]" office:value-type="float" office:value="0">
            <text:p>.00</text:p>
          </table:table-cell>
          <table:table-cell table:style-name="ce216" table:formula="of:=[.K28]*[$Reference.$C25]" office:value-type="float" office:value="0">
            <text:p>.00</text:p>
          </table:table-cell>
          <table:table-cell table:style-name="ce216" table:formula="of:=[.L28]*[$Reference.$C25]" office:value-type="float" office:value="0">
            <text:p>.00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31">
          <table:table-cell table:style-name="ce113" office:value-type="float" office:value="25">
            <text:p>25</text:p>
          </table:table-cell>
          <table:table-cell table:style-name="ce123" table:formula="of:=[$Reference.B26]" office:value-type="string" office:string-value="Comment container&#10;(without business Logic) ">
            <text:p>Comment container<text:line-break/>(without business Logic) </text:p>
          </table:table-cell>
          <table:table-cell table:style-name="ce146"/>
          <table:table-cell table:number-columns-repeated="9" table:style-name="ce165"/>
          <table:table-cell table:style-name="ce190" table:formula="of:=SUM([.C29:.L29])*[$Reference.C26]" office:value-type="float" office:value="0">
            <text:p>0.00</text:p>
          </table:table-cell>
          <table:table-cell table:style-name="ce203" table:formula="of:=[.M29]/8" office:value-type="float" office:value="0">
            <text:p>0.00</text:p>
          </table:table-cell>
          <table:table-cell table:style-name="ce203" table:formula="of:=[.N29]/20" office:value-type="float" office:value="0">
            <text:p>0.00</text:p>
          </table:table-cell>
          <table:table-cell table:number-columns-repeated="4"/>
          <table:table-cell table:style-name="ce216" table:formula="of:=[.C29]*[$Reference.$C26]" office:value-type="float" office:value="0">
            <text:p>.00</text:p>
          </table:table-cell>
          <table:table-cell table:style-name="ce216" table:formula="of:=[.D29]*[$Reference.$C26]" office:value-type="float" office:value="0">
            <text:p>.00</text:p>
          </table:table-cell>
          <table:table-cell table:style-name="ce216" table:formula="of:=[.E29]*[$Reference.$C26]" office:value-type="float" office:value="0">
            <text:p>.00</text:p>
          </table:table-cell>
          <table:table-cell table:style-name="ce216" table:formula="of:=[.F29]*[$Reference.$C26]" office:value-type="float" office:value="0">
            <text:p>.00</text:p>
          </table:table-cell>
          <table:table-cell table:style-name="ce216" table:formula="of:=[.G29]*[$Reference.$C26]" office:value-type="float" office:value="0">
            <text:p>.00</text:p>
          </table:table-cell>
          <table:table-cell table:style-name="ce216" table:formula="of:=[.H29]*[$Reference.$C26]" office:value-type="float" office:value="0">
            <text:p>.00</text:p>
          </table:table-cell>
          <table:table-cell table:style-name="ce216" table:formula="of:=[.I29]*[$Reference.$C26]" office:value-type="float" office:value="0">
            <text:p>.00</text:p>
          </table:table-cell>
          <table:table-cell table:style-name="ce216" table:formula="of:=[.J29]*[$Reference.$C26]" office:value-type="float" office:value="0">
            <text:p>.00</text:p>
          </table:table-cell>
          <table:table-cell table:style-name="ce216" table:formula="of:=[.K29]*[$Reference.$C26]" office:value-type="float" office:value="0">
            <text:p>.00</text:p>
          </table:table-cell>
          <table:table-cell table:style-name="ce216" table:formula="of:=[.L29]*[$Reference.$C26]" office:value-type="float" office:value="0">
            <text:p>.00</text:p>
          </table:table-cell>
          <table:table-cell table:number-columns-repeated="989"/>
        </table:table-row>
        <table:table-row table:style-name="ro28">
          <table:table-cell table:style-name="ce113" office:value-type="float" office:value="26">
            <text:p>26</text:p>
          </table:table-cell>
          <table:table-cell table:style-name="ce123" table:formula="of:=[$Reference.B29]" office:value-type="string" office:string-value="Other WAP components&#10;(without business Logic) ">
            <text:p>Other WAP components<text:line-break/>(without business Logic) </text:p>
          </table:table-cell>
          <table:table-cell table:style-name="ce147" office:value-type="float" office:value="80">
            <text:p>80</text:p>
          </table:table-cell>
          <table:table-cell table:number-columns-repeated="9" table:style-name="ce165"/>
          <table:table-cell table:style-name="ce190" table:formula="of:=SUM([.C30:.L30])*[$Reference.C29]" office:value-type="float" office:value="40">
            <text:p>40.00</text:p>
          </table:table-cell>
          <table:table-cell table:style-name="ce203" table:formula="of:=[.M30]/8" office:value-type="float" office:value="5">
            <text:p>5.00</text:p>
          </table:table-cell>
          <table:table-cell table:style-name="ce203" table:formula="of:=[.N30]/20" office:value-type="float" office:value="0.25">
            <text:p>0.25</text:p>
          </table:table-cell>
          <table:table-cell table:number-columns-repeated="4"/>
          <table:table-cell table:style-name="ce216" table:formula="of:=[.C30]*[$Reference.$C29]" office:value-type="float" office:value="40">
            <text:p>40.00</text:p>
          </table:table-cell>
          <table:table-cell table:style-name="ce216" table:formula="of:=[.D30]*[$Reference.$C29]" office:value-type="float" office:value="0">
            <text:p>.00</text:p>
          </table:table-cell>
          <table:table-cell table:style-name="ce216" table:formula="of:=[.E30]*[$Reference.$C29]" office:value-type="float" office:value="0">
            <text:p>.00</text:p>
          </table:table-cell>
          <table:table-cell table:style-name="ce216" table:formula="of:=[.F30]*[$Reference.$C29]" office:value-type="float" office:value="0">
            <text:p>.00</text:p>
          </table:table-cell>
          <table:table-cell table:style-name="ce216" table:formula="of:=[.G30]*[$Reference.$C29]" office:value-type="float" office:value="0">
            <text:p>.00</text:p>
          </table:table-cell>
          <table:table-cell table:style-name="ce216" table:formula="of:=[.H30]*[$Reference.$C29]" office:value-type="float" office:value="0">
            <text:p>.00</text:p>
          </table:table-cell>
          <table:table-cell table:style-name="ce216" table:formula="of:=[.I30]*[$Reference.$C29]" office:value-type="float" office:value="0">
            <text:p>.00</text:p>
          </table:table-cell>
          <table:table-cell table:style-name="ce216" table:formula="of:=[.J30]*[$Reference.$C29]" office:value-type="float" office:value="0">
            <text:p>.00</text:p>
          </table:table-cell>
          <table:table-cell table:style-name="ce216" table:formula="of:=[.K30]*[$Reference.$C29]" office:value-type="float" office:value="0">
            <text:p>.00</text:p>
          </table:table-cell>
          <table:table-cell table:style-name="ce216" table:formula="of:=[.L30]*[$Reference.$C29]" office:value-type="float" office:value="0">
            <text:p>.00</text:p>
          </table:table-cell>
          <table:table-cell table:number-columns-repeated="989"/>
        </table:table-row>
        <table:table-row table:style-name="ro21">
          <table:table-cell table:style-name="ce113" office:value-type="float" office:value="27">
            <text:p>27</text:p>
          </table:table-cell>
          <table:table-cell table:style-name="ce123" table:formula="of:=[$Reference.B30]" office:value-type="string" office:string-value="Server side check (10 fields)">
            <text:p>Server side check (10 fields)</text:p>
          </table:table-cell>
          <table:table-cell table:style-name="ce146" office:value-type="float" office:value="3">
            <text:p>3</text:p>
          </table:table-cell>
          <table:table-cell table:number-columns-repeated="9" table:style-name="ce165"/>
          <table:table-cell table:style-name="ce190" table:formula="of:=SUM([.C31:.L31])*[$Reference.C30]" office:value-type="float" office:value="3">
            <text:p>3.00</text:p>
          </table:table-cell>
          <table:table-cell table:style-name="ce203" table:formula="of:=[.M31]/8" office:value-type="float" office:value="0.375">
            <text:p>0.38</text:p>
          </table:table-cell>
          <table:table-cell table:style-name="ce203" table:formula="of:=[.N31]/20" office:value-type="float" office:value="0.01875">
            <text:p>0.02</text:p>
          </table:table-cell>
          <table:table-cell table:number-columns-repeated="4"/>
          <table:table-cell table:style-name="ce216" table:formula="of:=[.C31]*[$Reference.$C30]" office:value-type="float" office:value="3">
            <text:p>3.00</text:p>
          </table:table-cell>
          <table:table-cell table:style-name="ce216" table:formula="of:=[.D31]*[$Reference.$C30]" office:value-type="float" office:value="0">
            <text:p>.00</text:p>
          </table:table-cell>
          <table:table-cell table:style-name="ce216" table:formula="of:=[.E31]*[$Reference.$C30]" office:value-type="float" office:value="0">
            <text:p>.00</text:p>
          </table:table-cell>
          <table:table-cell table:style-name="ce216" table:formula="of:=[.F31]*[$Reference.$C30]" office:value-type="float" office:value="0">
            <text:p>.00</text:p>
          </table:table-cell>
          <table:table-cell table:style-name="ce216" table:formula="of:=[.G31]*[$Reference.$C30]" office:value-type="float" office:value="0">
            <text:p>.00</text:p>
          </table:table-cell>
          <table:table-cell table:style-name="ce216" table:formula="of:=[.H31]*[$Reference.$C30]" office:value-type="float" office:value="0">
            <text:p>.00</text:p>
          </table:table-cell>
          <table:table-cell table:style-name="ce216" table:formula="of:=[.I31]*[$Reference.$C30]" office:value-type="float" office:value="0">
            <text:p>.00</text:p>
          </table:table-cell>
          <table:table-cell table:style-name="ce216" table:formula="of:=[.J31]*[$Reference.$C30]" office:value-type="float" office:value="0">
            <text:p>.00</text:p>
          </table:table-cell>
          <table:table-cell table:style-name="ce216" table:formula="of:=[.K31]*[$Reference.$C30]" office:value-type="float" office:value="0">
            <text:p>.00</text:p>
          </table:table-cell>
          <table:table-cell table:style-name="ce216" table:formula="of:=[.L31]*[$Reference.$C30]" office:value-type="float" office:value="0">
            <text:p>.00</text:p>
          </table:table-cell>
          <table:table-cell table:number-columns-repeated="989"/>
        </table:table-row>
        <table:table-row table:style-name="ro26">
          <table:table-cell table:style-name="ce113" office:value-type="float" office:value="28">
            <text:p>28</text:p>
          </table:table-cell>
          <table:table-cell table:style-name="ce123" table:formula="of:=[$Reference.B31]" office:value-type="string" office:string-value="Toaster">
            <text:p>Toaster</text:p>
          </table:table-cell>
          <table:table-cell table:style-name="ce147"/>
          <table:table-cell table:number-columns-repeated="3" table:style-name="ce165"/>
          <table:table-cell table:style-name="ce165"/>
          <table:table-cell table:number-columns-repeated="5" table:style-name="ce165"/>
          <table:table-cell table:style-name="ce190" table:formula="of:=SUM([.C32:.L32])*[$Reference.C31]" office:value-type="float" office:value="0">
            <text:p>0.00</text:p>
          </table:table-cell>
          <table:table-cell table:style-name="ce203" table:formula="of:=[.M32]/8" office:value-type="float" office:value="0">
            <text:p>0.00</text:p>
          </table:table-cell>
          <table:table-cell table:style-name="ce203" table:formula="of:=[.N32]/20" office:value-type="float" office:value="0">
            <text:p>0.00</text:p>
          </table:table-cell>
          <table:table-cell table:style-name="ce212" table:number-columns-repeated="4"/>
          <table:table-cell table:style-name="ce216" table:formula="of:=[.C32]*[$Reference.$C31]" office:value-type="float" office:value="0">
            <text:p>.00</text:p>
          </table:table-cell>
          <table:table-cell table:style-name="ce216" table:formula="of:=[.D32]*[$Reference.$C31]" office:value-type="float" office:value="0">
            <text:p>.00</text:p>
          </table:table-cell>
          <table:table-cell table:style-name="ce216" table:formula="of:=[.E32]*[$Reference.$C31]" office:value-type="float" office:value="0">
            <text:p>.00</text:p>
          </table:table-cell>
          <table:table-cell table:style-name="ce216" table:formula="of:=[.F32]*[$Reference.$C31]" office:value-type="float" office:value="0">
            <text:p>.00</text:p>
          </table:table-cell>
          <table:table-cell table:style-name="ce216" table:formula="of:=[.L32]*[$Reference.$C31]" office:value-type="float" office:value="0">
            <text:p>.00</text:p>
          </table:table-cell>
          <table:table-cell table:style-name="ce216" table:formula="of:=[.H32]*[$Reference.$C31]" office:value-type="float" office:value="0">
            <text:p>.00</text:p>
          </table:table-cell>
          <table:table-cell table:style-name="ce216" table:formula="of:=[.I32]*[$Reference.$C31]" office:value-type="float" office:value="0">
            <text:p>.00</text:p>
          </table:table-cell>
          <table:table-cell table:style-name="ce216" table:formula="of:=[.J32]*[$Reference.$C31]" office:value-type="float" office:value="0">
            <text:p>.00</text:p>
          </table:table-cell>
          <table:table-cell table:style-name="ce216" table:formula="of:=[.K32]*[$Reference.$C31]" office:value-type="float" office:value="0">
            <text:p>.00</text:p>
          </table:table-cell>
          <table:table-cell table:style-name="ce216" table:formula="of:=[.L32]*[$Reference.$C31]" office:value-type="float" office:value="0">
            <text:p>.00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36">
          <table:table-cell table:style-name="ce113" office:value-type="float" office:value="29">
            <text:p>29</text:p>
          </table:table-cell>
          <table:table-cell table:style-name="ce123" table:formula="of:=[$Reference.B32]" office:value-type="string" office:string-value="Approval Flow Implementation">
            <text:p>Approval Flow Implementation</text:p>
          </table:table-cell>
          <table:table-cell table:style-name="ce146"/>
          <table:table-cell table:number-columns-repeated="9" table:style-name="ce165"/>
          <table:table-cell table:style-name="ce190" table:formula="of:=SUM([.C33:.L33])*[$Reference.C32]" office:value-type="float" office:value="0">
            <text:p>0.00</text:p>
          </table:table-cell>
          <table:table-cell table:style-name="ce203" table:formula="of:=[.M33]/8" office:value-type="float" office:value="0">
            <text:p>0.00</text:p>
          </table:table-cell>
          <table:table-cell table:style-name="ce203" table:formula="of:=[.N33]/20" office:value-type="float" office:value="0">
            <text:p>0.00</text:p>
          </table:table-cell>
          <table:table-cell table:number-columns-repeated="4"/>
          <table:table-cell table:style-name="ce216" table:formula="of:=[.C33]*[$Reference.$C32]" office:value-type="float" office:value="0">
            <text:p>.00</text:p>
          </table:table-cell>
          <table:table-cell table:style-name="ce216" table:formula="of:=[.D33]*[$Reference.$C32]" office:value-type="float" office:value="0">
            <text:p>.00</text:p>
          </table:table-cell>
          <table:table-cell table:style-name="ce216" table:formula="of:=[.E33]*[$Reference.$C32]" office:value-type="float" office:value="0">
            <text:p>.00</text:p>
          </table:table-cell>
          <table:table-cell table:style-name="ce216" table:formula="of:=[.F33]*[$Reference.$C32]" office:value-type="float" office:value="0">
            <text:p>.00</text:p>
          </table:table-cell>
          <table:table-cell table:style-name="ce216" table:formula="of:=[.G33]*[$Reference.$C32]" office:value-type="float" office:value="0">
            <text:p>.00</text:p>
          </table:table-cell>
          <table:table-cell table:style-name="ce216" table:formula="of:=[.H33]*[$Reference.$C32]" office:value-type="float" office:value="0">
            <text:p>.00</text:p>
          </table:table-cell>
          <table:table-cell table:style-name="ce216" table:formula="of:=[.I33]*[$Reference.$C32]" office:value-type="float" office:value="0">
            <text:p>.00</text:p>
          </table:table-cell>
          <table:table-cell table:style-name="ce216" table:formula="of:=[.J33]*[$Reference.$C32]" office:value-type="float" office:value="0">
            <text:p>.00</text:p>
          </table:table-cell>
          <table:table-cell table:style-name="ce216" table:formula="of:=[.K33]*[$Reference.$C32]" office:value-type="float" office:value="0">
            <text:p>.00</text:p>
          </table:table-cell>
          <table:table-cell table:style-name="ce216" table:formula="of:=[.L33]*[$Reference.$C32]" office:value-type="float" office:value="0">
            <text:p>.00</text:p>
          </table:table-cell>
          <table:table-cell table:number-columns-repeated="989"/>
        </table:table-row>
        <table:table-row table:style-name="ro36">
          <table:table-cell table:style-name="ce113" office:value-type="float" office:value="30">
            <text:p>30</text:p>
          </table:table-cell>
          <table:table-cell table:style-name="ce123" table:formula="of:=[$Reference.B33]" office:value-type="string" office:string-value="Access Webapi">
            <text:p>Access Webapi</text:p>
          </table:table-cell>
          <table:table-cell table:style-name="ce146"/>
          <table:table-cell table:number-columns-repeated="9" table:style-name="ce165"/>
          <table:table-cell table:style-name="ce190" table:formula="of:=SUM([.C34:.L34])*[$Reference.C33]" office:value-type="float" office:value="0">
            <text:p>0.00</text:p>
          </table:table-cell>
          <table:table-cell table:style-name="ce203" table:formula="of:=[.M34]/8" office:value-type="float" office:value="0">
            <text:p>0.00</text:p>
          </table:table-cell>
          <table:table-cell table:style-name="ce203" table:formula="of:=[.N34]/20" office:value-type="float" office:value="0">
            <text:p>0.00</text:p>
          </table:table-cell>
          <table:table-cell table:number-columns-repeated="4"/>
          <table:table-cell table:style-name="ce216" table:formula="of:=[.C34]*[$Reference.$C33]" office:value-type="float" office:value="0">
            <text:p>.00</text:p>
          </table:table-cell>
          <table:table-cell table:style-name="ce216" table:formula="of:=[.D34]*[$Reference.$C33]" office:value-type="float" office:value="0">
            <text:p>.00</text:p>
          </table:table-cell>
          <table:table-cell table:style-name="ce216" table:formula="of:=[.E34]*[$Reference.$C33]" office:value-type="float" office:value="0">
            <text:p>.00</text:p>
          </table:table-cell>
          <table:table-cell table:style-name="ce216" table:formula="of:=[.F34]*[$Reference.$C33]" office:value-type="float" office:value="0">
            <text:p>.00</text:p>
          </table:table-cell>
          <table:table-cell table:style-name="ce216" table:formula="of:=[.G34]*[$Reference.$C33]" office:value-type="float" office:value="0">
            <text:p>.00</text:p>
          </table:table-cell>
          <table:table-cell table:style-name="ce216" table:formula="of:=[.H34]*[$Reference.$C33]" office:value-type="float" office:value="0">
            <text:p>.00</text:p>
          </table:table-cell>
          <table:table-cell table:style-name="ce216" table:formula="of:=[.I34]*[$Reference.$C33]" office:value-type="float" office:value="0">
            <text:p>.00</text:p>
          </table:table-cell>
          <table:table-cell table:style-name="ce216" table:formula="of:=[.J34]*[$Reference.$C33]" office:value-type="float" office:value="0">
            <text:p>.00</text:p>
          </table:table-cell>
          <table:table-cell table:style-name="ce216" table:formula="of:=[.K34]*[$Reference.$C33]" office:value-type="float" office:value="0">
            <text:p>.00</text:p>
          </table:table-cell>
          <table:table-cell table:style-name="ce216" table:formula="of:=[.L34]*[$Reference.$C33]" office:value-type="float" office:value="0">
            <text:p>.00</text:p>
          </table:table-cell>
          <table:table-cell table:number-columns-repeated="989"/>
        </table:table-row>
        <table:table-row table:style-name="ro25">
          <table:table-cell table:style-name="ce113" office:value-type="float" office:value="31">
            <text:p>31</text:p>
          </table:table-cell>
          <table:table-cell table:style-name="ce123" table:formula="of:=[$Reference.B34]" office:value-type="string" office:string-value="Service Setting Implementation&#10;1. 1-100 Fields :Simple&#10;2. 100-200 Fields :Medium&#10;3. 200&lt; Fields :Complex">
            <text:p>Service Setting Implementation<text:line-break/>1. 1-100 Fields :Simple<text:line-break/>2. 100-200 Fields :Medium<text:line-break/>3. 200&lt; Fields :Complex</text:p>
          </table:table-cell>
          <table:table-cell table:style-name="ce148" table:content-validation-name="val1" office:value-type="string">
            <text:p>Simple</text:p>
          </table:table-cell>
          <table:table-cell table:number-columns-repeated="9" table:style-name="ce166"/>
          <table:table-cell table:style-name="ce190" table:formula="of:=IF([.C35]=&quot;Simple&quot;;8;IF([.C35]=&quot;Medium&quot;;12;IF([.C35]=&quot;Complex&quot;;16)))" office:value-type="float" office:value="8">
            <text:p>8.00</text:p>
          </table:table-cell>
          <table:table-cell table:style-name="ce203" table:formula="of:=[.M35]/8" office:value-type="float" office:value="1">
            <text:p>1.00</text:p>
          </table:table-cell>
          <table:table-cell table:style-name="ce203" table:formula="of:=[.N35]/20" office:value-type="float" office:value="0.05">
            <text:p>0.05</text:p>
          </table:table-cell>
          <table:table-cell table:number-columns-repeated="4"/>
          <table:table-cell table:style-name="ce216" table:formula="of:=IF([.C35]=&quot;Simple&quot;;8;IF([.C35]=&quot;Medium&quot;;12;IF([.C35]=&quot;Complex&quot;;16)))" office:value-type="float" office:value="8">
            <text:p>8.00</text:p>
          </table:table-cell>
          <table:table-cell table:style-name="ce216" table:formula="of:=[.D35]*[$Reference.$C34]" office:value-type="float" office:value="0">
            <text:p>.00</text:p>
          </table:table-cell>
          <table:table-cell table:style-name="ce216" table:formula="of:=[.E35]*[$Reference.$C34]" office:value-type="float" office:value="0">
            <text:p>.00</text:p>
          </table:table-cell>
          <table:table-cell table:style-name="ce216" table:formula="of:=[.F35]*[$Reference.$C34]" office:value-type="float" office:value="0">
            <text:p>.00</text:p>
          </table:table-cell>
          <table:table-cell table:style-name="ce216" table:formula="of:=[.G35]*[$Reference.$C34]" office:value-type="float" office:value="0">
            <text:p>.00</text:p>
          </table:table-cell>
          <table:table-cell table:style-name="ce216" table:formula="of:=[.H35]*[$Reference.$C34]" office:value-type="float" office:value="0">
            <text:p>.00</text:p>
          </table:table-cell>
          <table:table-cell table:style-name="ce216" table:formula="of:=[.I35]*[$Reference.$C34]" office:value-type="float" office:value="0">
            <text:p>.00</text:p>
          </table:table-cell>
          <table:table-cell table:style-name="ce216" table:formula="of:=[.J35]*[$Reference.$C34]" office:value-type="float" office:value="0">
            <text:p>.00</text:p>
          </table:table-cell>
          <table:table-cell table:style-name="ce216" table:formula="of:=[.K35]*[$Reference.$C34]" office:value-type="float" office:value="0">
            <text:p>.00</text:p>
          </table:table-cell>
          <table:table-cell table:style-name="ce216" table:formula="of:=[.L35]*[$Reference.$C34]" office:value-type="float" office:value="0">
            <text:p>.00</text:p>
          </table:table-cell>
          <table:table-cell table:number-columns-repeated="989"/>
        </table:table-row>
        <table:table-row table:style-name="ro36">
          <table:table-cell table:style-name="ce113" office:value-type="float" office:value="32">
            <text:p>32</text:p>
          </table:table-cell>
          <table:table-cell table:style-name="ce123" table:formula="of:=[$Reference.B35]" office:value-type="string" office:string-value="First Time Component(New Component)">
            <text:p>First Time Component(New Component)</text:p>
          </table:table-cell>
          <table:table-cell table:style-name="ce146" office:value-type="float" office:value="2">
            <text:p>2</text:p>
          </table:table-cell>
          <table:table-cell table:number-columns-repeated="9" table:style-name="ce165"/>
          <table:table-cell table:style-name="ce190" table:formula="of:=SUM([.C36:.L36])*[$Reference.C35]" office:value-type="float" office:value="16">
            <text:p>16.00</text:p>
          </table:table-cell>
          <table:table-cell table:style-name="ce203" table:formula="of:=[.M36]/8" office:value-type="float" office:value="2">
            <text:p>2.00</text:p>
          </table:table-cell>
          <table:table-cell table:style-name="ce203" table:formula="of:=[.N36]/20" office:value-type="float" office:value="0.1">
            <text:p>0.10</text:p>
          </table:table-cell>
          <table:table-cell table:number-columns-repeated="4"/>
          <table:table-cell table:style-name="ce216" table:formula="of:=[.C36]*[$Reference.$C35]" office:value-type="float" office:value="16">
            <text:p>16.00</text:p>
          </table:table-cell>
          <table:table-cell table:style-name="ce216" table:formula="of:=[.D36]*[$Reference.$C35]" office:value-type="float" office:value="0">
            <text:p>.00</text:p>
          </table:table-cell>
          <table:table-cell table:style-name="ce216" table:formula="of:=[.E36]*[$Reference.$C35]" office:value-type="float" office:value="0">
            <text:p>.00</text:p>
          </table:table-cell>
          <table:table-cell table:style-name="ce216" table:formula="of:=[.F36]*[$Reference.$C35]" office:value-type="float" office:value="0">
            <text:p>.00</text:p>
          </table:table-cell>
          <table:table-cell table:style-name="ce216" table:formula="of:=[.G36]*[$Reference.$C35]" office:value-type="float" office:value="0">
            <text:p>.00</text:p>
          </table:table-cell>
          <table:table-cell table:style-name="ce216" table:formula="of:=[.H36]*[$Reference.$C35]" office:value-type="float" office:value="0">
            <text:p>.00</text:p>
          </table:table-cell>
          <table:table-cell table:style-name="ce216" table:formula="of:=[.I36]*[$Reference.$C35]" office:value-type="float" office:value="0">
            <text:p>.00</text:p>
          </table:table-cell>
          <table:table-cell table:style-name="ce216" table:formula="of:=[.J36]*[$Reference.$C35]" office:value-type="float" office:value="0">
            <text:p>.00</text:p>
          </table:table-cell>
          <table:table-cell table:style-name="ce216" table:formula="of:=[.K36]*[$Reference.$C35]" office:value-type="float" office:value="0">
            <text:p>.00</text:p>
          </table:table-cell>
          <table:table-cell table:style-name="ce216" table:formula="of:=[.L36]*[$Reference.$C35]" office:value-type="float" office:value="0">
            <text:p>.00</text:p>
          </table:table-cell>
          <table:table-cell table:number-columns-repeated="989"/>
        </table:table-row>
        <table:table-row table:style-name="ro21">
          <table:table-cell table:style-name="ce113" office:value-type="float" office:value="33">
            <text:p>33</text:p>
          </table:table-cell>
          <table:table-cell table:style-name="ce123" table:formula="of:=[$Reference.B36]" office:value-type="string" office:string-value="Special Logic Involved">
            <text:p>Special Logic Involved</text:p>
          </table:table-cell>
          <table:table-cell table:style-name="ce147" office:value-type="float" office:value="40">
            <text:p>40</text:p>
          </table:table-cell>
          <table:table-cell table:number-columns-repeated="9" table:style-name="ce165"/>
          <table:table-cell table:style-name="ce190" table:formula="of:=SUM([.C37:.L37])" office:value-type="float" office:value="40">
            <text:p>40.00</text:p>
          </table:table-cell>
          <table:table-cell table:style-name="ce203" table:formula="of:=[.M37]/8" office:value-type="float" office:value="5">
            <text:p>5.00</text:p>
          </table:table-cell>
          <table:table-cell table:style-name="ce203" table:formula="of:=[.N37]/20" office:value-type="float" office:value="0.25">
            <text:p>0.25</text:p>
          </table:table-cell>
          <table:table-cell table:style-name="ce212" table:number-columns-repeated="4"/>
          <table:table-cell table:style-name="ce216" table:formula="of:=[.C37]" office:value-type="float" office:value="40">
            <text:p>40.00</text:p>
          </table:table-cell>
          <table:table-cell table:style-name="ce216" table:formula="of:=[.D37]" office:value-type="float" office:value="0">
            <text:p>.00</text:p>
          </table:table-cell>
          <table:table-cell table:style-name="ce216" table:formula="of:=[.E37]" office:value-type="float" office:value="0">
            <text:p>.00</text:p>
          </table:table-cell>
          <table:table-cell table:style-name="ce217" table:formula="of:=[.F37]" office:value-type="float" office:value="0">
            <text:p>.00</text:p>
          </table:table-cell>
          <table:table-cell table:style-name="ce217" table:formula="of:=[.G37]" office:value-type="float" office:value="0">
            <text:p>.00</text:p>
          </table:table-cell>
          <table:table-cell table:style-name="ce216" table:formula="of:=[.H37]" office:value-type="float" office:value="0">
            <text:p>.00</text:p>
          </table:table-cell>
          <table:table-cell table:style-name="ce216" table:formula="of:=[.I37]" office:value-type="float" office:value="0">
            <text:p>.00</text:p>
          </table:table-cell>
          <table:table-cell table:style-name="ce216" table:formula="of:=[.J37]" office:value-type="float" office:value="0">
            <text:p>.00</text:p>
          </table:table-cell>
          <table:table-cell table:style-name="ce217" table:formula="of:=[.K37]" office:value-type="float" office:value="0">
            <text:p>.00</text:p>
          </table:table-cell>
          <table:table-cell table:style-name="ce216" table:formula="of:=[.L37]*[$Reference.$C36]" office:value-type="float" office:value="0">
            <text:p>.00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36">
          <table:table-cell table:style-name="ce113" office:value-type="float" office:value="34">
            <text:p>34</text:p>
          </table:table-cell>
          <table:table-cell table:style-name="ce123" table:formula="of:=[$Reference.B37]" office:value-type="string" office:string-value="META DATA entries ( 10fields) ">
            <text:p>META DATA entries ( 10fields) </text:p>
          </table:table-cell>
          <table:table-cell table:style-name="ce146" office:value-type="float" office:value="3">
            <text:p>3</text:p>
          </table:table-cell>
          <table:table-cell table:number-columns-repeated="9" table:style-name="ce165"/>
          <table:table-cell table:style-name="ce190" table:formula="of:=SUM([.C38:.L38])*[$Reference.C37]" office:value-type="float" office:value="1.5">
            <text:p>1.50</text:p>
          </table:table-cell>
          <table:table-cell table:style-name="ce203" table:formula="of:=[.M38]/8" office:value-type="float" office:value="0.1875">
            <text:p>0.19</text:p>
          </table:table-cell>
          <table:table-cell table:style-name="ce203" table:formula="of:=[.N38]/20" office:value-type="float" office:value="0.009375">
            <text:p>0.01</text:p>
          </table:table-cell>
          <table:table-cell table:number-columns-repeated="4"/>
          <table:table-cell table:style-name="ce216" table:formula="of:=[.C38]*[$Reference.$C37]" office:value-type="float" office:value="1.5">
            <text:p>1.50</text:p>
          </table:table-cell>
          <table:table-cell table:style-name="ce216" table:formula="of:=[.D38]*[$Reference.$C37]" office:value-type="float" office:value="0">
            <text:p>.00</text:p>
          </table:table-cell>
          <table:table-cell table:style-name="ce216" table:formula="of:=[.E38]*[$Reference.$C37]" office:value-type="float" office:value="0">
            <text:p>.00</text:p>
          </table:table-cell>
          <table:table-cell table:style-name="ce216" table:formula="of:=[.F38]*[$Reference.$C37]" office:value-type="float" office:value="0">
            <text:p>.00</text:p>
          </table:table-cell>
          <table:table-cell table:style-name="ce216" table:formula="of:=[.G38]*[$Reference.$C37]" office:value-type="float" office:value="0">
            <text:p>.00</text:p>
          </table:table-cell>
          <table:table-cell table:style-name="ce216" table:formula="of:=[.H38]*[$Reference.$C37]" office:value-type="float" office:value="0">
            <text:p>.00</text:p>
          </table:table-cell>
          <table:table-cell table:style-name="ce216" table:formula="of:=[.I38]*[$Reference.$C37]" office:value-type="float" office:value="0">
            <text:p>.00</text:p>
          </table:table-cell>
          <table:table-cell table:style-name="ce216" table:formula="of:=[.J38]*[$Reference.$C37]" office:value-type="float" office:value="0">
            <text:p>.00</text:p>
          </table:table-cell>
          <table:table-cell table:style-name="ce216" table:formula="of:=[.K38]*[$Reference.$C37]" office:value-type="float" office:value="0">
            <text:p>.00</text:p>
          </table:table-cell>
          <table:table-cell table:style-name="ce216" table:formula="of:=[.L38]*[$Reference.$C37]" office:value-type="float" office:value="0">
            <text:p>.00</text:p>
          </table:table-cell>
          <table:table-cell table:number-columns-repeated="989"/>
        </table:table-row>
        <table:table-row table:style-name="ro36">
          <table:table-cell table:style-name="ce113" office:value-type="float" office:value="35">
            <text:p>35</text:p>
          </table:table-cell>
          <table:table-cell table:style-name="ce123" table:formula="of:=[$Reference.B38]" office:value-type="string" office:string-value="Test Data preparation">
            <text:p>Test Data preparation</text:p>
          </table:table-cell>
          <table:table-cell table:style-name="ce146" office:value-type="float" office:value="1">
            <text:p>1</text:p>
          </table:table-cell>
          <table:table-cell table:number-columns-repeated="9" table:style-name="ce165"/>
          <table:table-cell table:style-name="ce190" table:formula="of:=SUM([.C39:.L39])*[$Reference.C38]" office:value-type="float" office:value="8">
            <text:p>8.00</text:p>
          </table:table-cell>
          <table:table-cell table:style-name="ce203" table:formula="of:=[.M39]/8" office:value-type="float" office:value="1">
            <text:p>1.00</text:p>
          </table:table-cell>
          <table:table-cell table:style-name="ce203" table:formula="of:=[.N39]/20" office:value-type="float" office:value="0.05">
            <text:p>0.05</text:p>
          </table:table-cell>
          <table:table-cell table:number-columns-repeated="4"/>
          <table:table-cell table:style-name="ce216" table:formula="of:=[.C39]*[$Reference.$C38]" office:value-type="float" office:value="8">
            <text:p>8.00</text:p>
          </table:table-cell>
          <table:table-cell table:style-name="ce216" table:formula="of:=[.D39]*[$Reference.$C38]" office:value-type="float" office:value="0">
            <text:p>.00</text:p>
          </table:table-cell>
          <table:table-cell table:style-name="ce216" table:formula="of:=[.E39]*[$Reference.$C38]" office:value-type="float" office:value="0">
            <text:p>.00</text:p>
          </table:table-cell>
          <table:table-cell table:style-name="ce216" table:formula="of:=[.F39]*[$Reference.$C38]" office:value-type="float" office:value="0">
            <text:p>.00</text:p>
          </table:table-cell>
          <table:table-cell table:style-name="ce216" table:formula="of:=[.G39]*[$Reference.$C38]" office:value-type="float" office:value="0">
            <text:p>.00</text:p>
          </table:table-cell>
          <table:table-cell table:style-name="ce216" table:formula="of:=[.H39]*[$Reference.$C38]" office:value-type="float" office:value="0">
            <text:p>.00</text:p>
          </table:table-cell>
          <table:table-cell table:style-name="ce216" table:formula="of:=[.I39]*[$Reference.$C38]" office:value-type="float" office:value="0">
            <text:p>.00</text:p>
          </table:table-cell>
          <table:table-cell table:style-name="ce216" table:formula="of:=[.J39]*[$Reference.$C38]" office:value-type="float" office:value="0">
            <text:p>.00</text:p>
          </table:table-cell>
          <table:table-cell table:style-name="ce216" table:formula="of:=[.K39]*[$Reference.$C38]" office:value-type="float" office:value="0">
            <text:p>.00</text:p>
          </table:table-cell>
          <table:table-cell table:style-name="ce216" table:formula="of:=[.L39]*[$Reference.$C38]" office:value-type="float" office:value="0">
            <text:p>.00</text:p>
          </table:table-cell>
          <table:table-cell table:number-columns-repeated="989"/>
        </table:table-row>
        <table:table-row table:style-name="ro37">
          <table:table-cell table:style-name="ce113" office:value-type="float" office:value="36">
            <text:p>36</text:p>
          </table:table-cell>
          <table:table-cell table:style-name="ce124" table:formula="of:=[$Reference.B39]" office:value-type="string" office:string-value="Business Logic Implementation (Development)&#10;100% of component&#10;">
            <text:p>Business Logic Implementation (Development)<text:line-break/>100% of component<text:line-break/></text:p>
          </table:table-cell>
          <table:table-cell table:style-name="ce149"/>
          <table:table-cell table:style-name="ce166" table:number-columns-repeated="3"/>
          <table:table-cell table:style-name="ce181"/>
          <table:table-cell table:style-name="ce166" table:number-columns-repeated="5"/>
          <table:table-cell table:style-name="ce190" table:formula="of:=[.P40]" office:value-type="float" office:value="131.5">
            <text:p>131.50</text:p>
          </table:table-cell>
          <table:table-cell table:style-name="ce203" table:formula="of:=[.M40]/8" office:value-type="float" office:value="16.4375">
            <text:p>16.44</text:p>
          </table:table-cell>
          <table:table-cell table:style-name="ce203" table:formula="of:=[.N40]/20" office:value-type="float" office:value="0.821875">
            <text:p>0.82</text:p>
          </table:table-cell>
          <table:table-cell table:style-name="ce212" table:formula="of:=SUM([.M11:.M30])" office:value-type="float" office:value="131.5">
            <text:p>131.5</text:p>
          </table:table-cell>
          <table:table-cell table:style-name="ce212" table:number-columns-repeated="3"/>
          <table:table-cell table:style-name="ce216" table:formula="of:=SUM([.T11:.T30])" office:value-type="float" office:value="131.5">
            <text:p>131.50</text:p>
          </table:table-cell>
          <table:table-cell table:style-name="ce216" table:formula="of:=SUM([.U11:.U30])" office:value-type="float" office:value="0">
            <text:p>.00</text:p>
          </table:table-cell>
          <table:table-cell table:style-name="ce216" table:formula="of:=SUM([.V11:.V30])" office:value-type="float" office:value="0">
            <text:p>.00</text:p>
          </table:table-cell>
          <table:table-cell table:style-name="ce216" table:formula="of:=SUM([.W11:.W30])" office:value-type="float" office:value="0">
            <text:p>.00</text:p>
          </table:table-cell>
          <table:table-cell table:style-name="ce216" table:formula="of:=SUM([.X11:.X30])" office:value-type="float" office:value="0">
            <text:p>.00</text:p>
          </table:table-cell>
          <table:table-cell table:style-name="ce216" table:formula="of:=SUM([.Y11:.Y30])" office:value-type="float" office:value="0">
            <text:p>.00</text:p>
          </table:table-cell>
          <table:table-cell table:style-name="ce216" table:formula="of:=SUM([.Z11:.Z30])" office:value-type="float" office:value="0">
            <text:p>.00</text:p>
          </table:table-cell>
          <table:table-cell table:style-name="ce216" table:formula="of:=SUM([.AA11:.AA30])" office:value-type="float" office:value="0">
            <text:p>.00</text:p>
          </table:table-cell>
          <table:table-cell table:style-name="ce216" table:formula="of:=SUM([.AB11:.AB30])" office:value-type="float" office:value="0">
            <text:p>.00</text:p>
          </table:table-cell>
          <table:table-cell table:style-name="ce216" table:formula="of:=SUM([.AC11:.AC30])" office:value-type="float" office:value="0">
            <text:p>.00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38">
          <table:table-cell table:style-name="ce113" office:value-type="float" office:value="37">
            <text:p>37</text:p>
          </table:table-cell>
          <table:table-cell table:style-name="ce125" table:formula="of:=[$Reference.B40]" office:value-type="string" office:string-value="First Time Development&#10;1-No : 0 hrs,&#10;2-YES : 20% of Development)">
            <text:p>First Time Development<text:line-break/>1-No : 0 hrs,<text:line-break/>2-YES : 20% of Development)</text:p>
          </table:table-cell>
          <table:table-cell table:style-name="ce140" table:content-validation-name="val3" office:value-type="string">
            <text:p>YES</text:p>
          </table:table-cell>
          <table:table-cell table:number-columns-repeated="9" table:style-name="ce140" table:content-validation-name="val5" office:value-type="string">
            <text:p>NO</text:p>
          </table:table-cell>
          <table:table-cell table:style-name="ce190" table:formula="of:=SUM([.T41:.AC41])" office:value-type="float" office:value="69.1">
            <text:p>69.10</text:p>
          </table:table-cell>
          <table:table-cell table:style-name="ce203" table:formula="of:=[.M41]/8" office:value-type="float" office:value="8.6375">
            <text:p>8.64</text:p>
          </table:table-cell>
          <table:table-cell table:style-name="ce203" table:formula="of:=[.N41]/20" office:value-type="float" office:value="0.431875">
            <text:p>0.43</text:p>
          </table:table-cell>
          <table:table-cell table:style-name="ce212" table:formula="of:=SUM([.P40];[.M40])" office:value-type="float" office:value="263">
            <text:p>263</text:p>
          </table:table-cell>
          <table:table-cell table:number-columns-repeated="3"/>
          <table:table-cell table:style-name="ce216" table:formula="of:=IF([.C41]=&quot;NO&quot;;0; IF([.C41]=&quot;YES&quot;;SUM([.T10:.T40])/5))" office:value-type="float" office:value="69.1">
            <text:p>69.10</text:p>
          </table:table-cell>
          <table:table-cell table:style-name="ce216" table:formula="of:=IF([.D41]=&quot;NO&quot;;0; IF([.D41]=&quot;YES&quot;;SUM([.U10:.U40])/5))" office:value-type="float" office:value="0">
            <text:p>.00</text:p>
          </table:table-cell>
          <table:table-cell table:style-name="ce216" table:formula="of:=IF([.E41]=&quot;NO&quot;;0; IF([.E41]=&quot;YES&quot;;SUM([.V10:.V40])/5))" office:value-type="float" office:value="0">
            <text:p>.00</text:p>
          </table:table-cell>
          <table:table-cell table:style-name="ce216" table:formula="of:=IF([.F41]=&quot;NO&quot;;0; IF([.F41]=&quot;YES&quot;;SUM([.W10:.W40])/5))" office:value-type="float" office:value="0">
            <text:p>.00</text:p>
          </table:table-cell>
          <table:table-cell table:style-name="ce216" table:formula="of:=IF([.G41]=&quot;NO&quot;;0; IF([.G41]=&quot;YES&quot;;SUM([.X10:.X40])/5))" office:value-type="float" office:value="0">
            <text:p>.00</text:p>
          </table:table-cell>
          <table:table-cell table:style-name="ce216" table:formula="of:=IF([.H41]=&quot;NO&quot;;0; IF([.H41]=&quot;YES&quot;;SUM([.Y10:.Y40])/5))" office:value-type="float" office:value="0">
            <text:p>.00</text:p>
          </table:table-cell>
          <table:table-cell table:style-name="ce216" table:formula="of:=IF([.I41]=&quot;NO&quot;;0; IF([.I41]=&quot;YES&quot;;SUM([.Z10:.Z40])/5))" office:value-type="float" office:value="0">
            <text:p>.00</text:p>
          </table:table-cell>
          <table:table-cell table:style-name="ce216" table:formula="of:=IF([.J41]=&quot;NO&quot;;0; IF([.J41]=&quot;YES&quot;;SUM([.AA10:.AA40])/5))" office:value-type="float" office:value="0">
            <text:p>.00</text:p>
          </table:table-cell>
          <table:table-cell table:style-name="ce216" table:formula="of:=IF([.K41]=&quot;NO&quot;;0; IF([.K41]=&quot;YES&quot;;SUM([.AB10:.AB40])/5))" office:value-type="float" office:value="0">
            <text:p>.00</text:p>
          </table:table-cell>
          <table:table-cell table:style-name="ce216" table:formula="of:=IF([.L41]=&quot;NO&quot;;0; IF([.L41]=&quot;YES&quot;;SUM([.AC10:.AC40])/5))" office:value-type="float" office:value="0">
            <text:p>.00</text:p>
          </table:table-cell>
          <table:table-cell table:number-columns-repeated="989"/>
        </table:table-row>
        <table:table-row table:style-name="ro38">
          <table:table-cell table:style-name="ce113" office:value-type="float" office:value="38">
            <text:p>38</text:p>
          </table:table-cell>
          <table:table-cell table:style-name="ce126" table:formula="of:=[$Reference.B41]" office:value-type="string" office:string-value="Scenario video">
            <text:p>Scenario video</text:p>
          </table:table-cell>
          <table:table-cell table:style-name="ce150"/>
          <table:table-cell table:style-name="ce167" table:number-columns-repeated="3"/>
          <table:table-cell table:style-name="ce182"/>
          <table:table-cell table:style-name="ce167" table:number-columns-repeated="5"/>
          <table:table-cell table:style-name="ce194" table:formula="of:=[.C42] *  [Reference.C41]" office:value-type="float" office:value="0">
            <text:p>0.00</text:p>
          </table:table-cell>
          <table:table-cell table:style-name="ce204" table:formula="of:=[.M42]/8" office:value-type="float" office:value="0">
            <text:p>0.00</text:p>
          </table:table-cell>
          <table:table-cell table:style-name="ce204" table:formula="of:=[.N42]/20" office:value-type="float" office:value="0">
            <text:p>0.00</text:p>
          </table:table-cell>
          <table:table-cell table:style-name="ce212"/>
          <table:table-cell table:number-columns-repeated="3"/>
          <table:table-cell table:style-name="ce216" table:formula="of:=[.M42]" office:value-type="float" office:value="0">
            <text:p>.00</text:p>
          </table:table-cell>
          <table:table-cell table:style-name="ce216" table:number-columns-repeated="9"/>
          <table:table-cell table:number-columns-repeated="989"/>
        </table:table-row>
        <table:table-row table:style-name="ro23">
          <table:table-cell table:style-name="ce113" office:value-type="float" office:value="39">
            <text:p>39</text:p>
          </table:table-cell>
          <table:table-cell table:style-name="ce127" table:number-columns-repeated="13"/>
          <table:table-cell table:style-name="ce211"/>
          <table:table-cell table:style-name="ce212"/>
          <table:table-cell table:number-columns-repeated="3"/>
          <table:table-cell table:style-name="ce216" table:number-columns-repeated="10"/>
          <table:table-cell table:number-columns-repeated="989"/>
        </table:table-row>
        <table:table-row table:style-name="ro38">
          <table:table-cell table:style-name="ce113" office:value-type="float" office:value="40">
            <text:p>40</text:p>
          </table:table-cell>
          <table:table-cell table:style-name="ce128" table:formula="of:=[$Reference.B42]" office:value-type="string" office:string-value="Unit Testing">
            <text:p>Unit Testing</text:p>
          </table:table-cell>
          <table:table-cell table:style-name="ce151"/>
          <table:table-cell table:style-name="ce168" table:number-columns-repeated="3"/>
          <table:table-cell table:style-name="ce183"/>
          <table:table-cell table:style-name="ce168" table:number-columns-repeated="5"/>
          <table:table-cell table:style-name="ce195" table:formula="of:=SUM([.C44:.L44])*[$Reference.C42]" office:value-type="float" office:value="0">
            <text:p>0.00</text:p>
          </table:table-cell>
          <table:table-cell table:style-name="ce205" table:formula="of:=[.M44]/8" office:value-type="float" office:value="0">
            <text:p>0.00</text:p>
          </table:table-cell>
          <table:table-cell table:style-name="ce205" table:formula="of:=[.N44]/20" office:value-type="float" office:value="0">
            <text:p>0.00</text:p>
          </table:table-cell>
          <table:table-cell table:style-name="ce212"/>
          <table:table-cell table:number-columns-repeated="3"/>
          <table:table-cell table:style-name="ce216" table:formula="of:=[.C44]*[$Reference.$C42]" office:value-type="float" office:value="0">
            <text:p>.00</text:p>
          </table:table-cell>
          <table:table-cell table:number-columns-repeated="9" table:style-name="ce216" office:value-type="float" office:value="0">
            <text:p>.00</text:p>
          </table:table-cell>
          <table:table-cell table:number-columns-repeated="989"/>
        </table:table-row>
        <table:table-row table:style-name="ro23">
          <table:table-cell table:style-name="ce113" office:value-type="float" office:value="41">
            <text:p>41</text:p>
          </table:table-cell>
          <table:table-cell table:style-name="ce122"/>
          <table:table-cell table:style-name="ce152" table:number-columns-repeated="4"/>
          <table:table-cell table:style-name="ce152" office:value-type="string">
            <text:p>Review</text:p>
          </table:table-cell>
          <table:table-cell table:style-name="ce152" table:number-columns-repeated="5"/>
          <table:table-cell table:style-name="ce193" table:number-columns-repeated="2"/>
          <table:table-cell table:style-name="ce210"/>
          <table:table-cell table:style-name="ce213"/>
          <table:table-cell table:number-columns-repeated="3"/>
          <table:table-cell table:style-name="ce216" office:value-type="float" office:value="0">
            <text:p>.00</text:p>
          </table:table-cell>
          <table:table-cell table:style-name="ce216" table:number-columns-repeated="9"/>
          <table:table-cell table:number-columns-repeated="989"/>
        </table:table-row>
        <table:table-row table:style-name="ro7">
          <table:table-cell table:style-name="ce113" office:value-type="float" office:value="42">
            <text:p>42</text:p>
          </table:table-cell>
          <table:table-cell table:style-name="ce123" office:value-type="string">
            <text:p>Code Review</text:p>
          </table:table-cell>
          <table:table-cell table:style-name="ce153"/>
          <table:table-cell table:style-name="ce169" table:number-columns-repeated="9"/>
          <table:table-cell table:style-name="ce190" table:formula="of:=[Reference.C43]" office:value-type="float" office:value="16">
            <text:p>16.00</text:p>
          </table:table-cell>
          <table:table-cell table:style-name="ce203" table:formula="of:=[.M46]/8" office:value-type="float" office:value="2">
            <text:p>2.00</text:p>
          </table:table-cell>
          <table:table-cell table:style-name="ce203" table:formula="of:=[.N46]/20" office:value-type="float" office:value="0.1">
            <text:p>0.10</text:p>
          </table:table-cell>
          <table:table-cell table:number-columns-repeated="4"/>
          <table:table-cell table:style-name="ce216" office:value-type="float" office:value="16">
            <text:p>16.00</text:p>
          </table:table-cell>
          <table:table-cell table:number-columns-repeated="9" table:style-name="ce216" office:value-type="float" office:value="0">
            <text:p>.00</text:p>
          </table:table-cell>
          <table:table-cell table:number-columns-repeated="989"/>
        </table:table-row>
        <table:table-row table:style-name="ro23">
          <table:table-cell table:style-name="ce113" office:value-type="float" office:value="43">
            <text:p>43</text:p>
          </table:table-cell>
          <table:table-cell table:style-name="ce122"/>
          <table:table-cell table:style-name="ce139" table:number-columns-repeated="4"/>
          <table:table-cell table:style-name="ce139" office:value-type="string">
            <text:p>Testing</text:p>
          </table:table-cell>
          <table:table-cell table:style-name="ce139" table:number-columns-repeated="5"/>
          <table:table-cell table:style-name="ce193" table:number-columns-repeated="2"/>
          <table:table-cell table:style-name="ce210"/>
          <table:table-cell table:style-name="ce213"/>
          <table:table-cell table:style-name="Default"/>
          <table:table-cell table:number-columns-repeated="2"/>
          <table:table-cell table:style-name="ce216" office:value-type="float" office:value="0">
            <text:p>.00</text:p>
          </table:table-cell>
          <table:table-cell table:style-name="ce216" table:number-columns-repeated="9"/>
          <table:table-cell table:number-columns-repeated="989"/>
        </table:table-row>
        <table:table-row table:style-name="ro39">
          <table:table-cell table:style-name="ce113" office:value-type="float" office:value="44">
            <text:p>44</text:p>
          </table:table-cell>
          <table:table-cell table:style-name="ce129" table:formula="of:=[$Reference.B44]" office:value-type="string" office:string-value="Catalog Analysis  and Test case preparation">
            <text:p>Catalog Analysis <text:s/>and Test case preparation</text:p>
          </table:table-cell>
          <table:table-cell table:style-name="ce154"/>
          <table:table-cell table:style-name="ce170" table:number-columns-repeated="3"/>
          <table:table-cell table:style-name="ce184"/>
          <table:table-cell table:style-name="ce170" table:number-columns-repeated="5"/>
          <table:table-cell table:style-name="ce196" table:formula="of:=IF([.O49]&gt;0;IF([.O49] &lt; 1;[Reference.C44];[.M49] *0.25);0)" office:value-type="float" office:value="40">
            <text:p>40.00</text:p>
          </table:table-cell>
          <table:table-cell table:style-name="ce196" table:formula="of:=[.M48]/8" office:value-type="float" office:value="5">
            <text:p>5.00</text:p>
          </table:table-cell>
          <table:table-cell table:style-name="ce196" table:formula="of:=[.N48]/20" office:value-type="float" office:value="0.25">
            <text:p>0.25</text:p>
          </table:table-cell>
          <table:table-cell table:style-name="ce213"/>
          <table:table-cell table:style-name="Default"/>
          <table:table-cell table:number-columns-repeated="2"/>
          <table:table-cell table:style-name="ce216" table:formula="of:=[.M48]" office:value-type="float" office:value="40">
            <text:p>40.00</text:p>
          </table:table-cell>
          <table:table-cell table:number-columns-repeated="9" table:style-name="ce216" office:value-type="float" office:value="0">
            <text:p>.00</text:p>
          </table:table-cell>
          <table:table-cell table:number-columns-repeated="989"/>
        </table:table-row>
        <table:table-row table:style-name="ro40">
          <table:table-cell table:style-name="ce113" office:value-type="float" office:value="45">
            <text:p>45</text:p>
          </table:table-cell>
          <table:table-cell table:style-name="ce129" table:formula="of:=[$Reference.B45]" office:value-type="string" office:string-value="Chennai Hyouka &#10;30% of Overall Development&#10;(Test Case Execution)">
            <text:p>Chennai Hyouka <text:line-break/>30% of Overall Development<text:line-break/>(Test Case Execution)</text:p>
          </table:table-cell>
          <table:table-cell table:style-name="ce155"/>
          <table:table-cell table:style-name="ce171" table:number-columns-repeated="3"/>
          <table:table-cell table:style-name="ce185"/>
          <table:table-cell table:style-name="ce171" table:number-columns-repeated="5"/>
          <table:table-cell table:style-name="ce196" table:formula="of:=[.P49]" office:value-type="float" office:value="103.65">
            <text:p>103.65</text:p>
          </table:table-cell>
          <table:table-cell table:style-name="ce196" table:formula="of:=[.M49]/8" office:value-type="float" office:value="12.95625">
            <text:p>12.96</text:p>
          </table:table-cell>
          <table:table-cell table:style-name="ce196" table:formula="of:=[.N49]/20" office:value-type="float" office:value="0.6478125">
            <text:p>0.65</text:p>
          </table:table-cell>
          <table:table-cell table:style-name="ce214" table:formula="of:=SUM([.M10:.M40])*0.3" office:value-type="float" office:value="103.65">
            <text:p>103.65</text:p>
          </table:table-cell>
          <table:table-cell table:style-name="Default"/>
          <table:table-cell table:number-columns-repeated="2"/>
          <table:table-cell table:style-name="ce216" table:formula="of:=[.M49]" office:value-type="float" office:value="103.65">
            <text:p>103.65</text:p>
          </table:table-cell>
          <table:table-cell table:number-columns-repeated="9" table:style-name="ce216" office:value-type="float" office:value="0">
            <text:p>.00</text:p>
          </table:table-cell>
          <table:table-cell table:formula="of:=SUM([.M48];[.M49])" office:value-type="float" office:value="143.65">
            <text:p>143.65</text:p>
          </table:table-cell>
          <table:table-cell table:number-columns-repeated="988"/>
        </table:table-row>
        <table:table-row table:style-name="ro40">
          <table:table-cell table:style-name="ce113" office:value-type="float" office:value="46">
            <text:p>46</text:p>
          </table:table-cell>
          <table:table-cell table:style-name="ce129" office:value-type="string">
            <text:p>Bug fixing</text:p>
          </table:table-cell>
          <table:table-cell table:style-name="ce155"/>
          <table:table-cell table:style-name="ce171" table:number-columns-repeated="3"/>
          <table:table-cell table:style-name="ce185"/>
          <table:table-cell table:style-name="ce171" table:number-columns-repeated="5"/>
          <table:table-cell table:style-name="ce196" table:formula="of:=[.M49]" office:value-type="float" office:value="103.65">
            <text:p>103.65</text:p>
          </table:table-cell>
          <table:table-cell table:style-name="ce196" table:formula="of:=[.N49]" office:value-type="float" office:value="12.95625">
            <text:p>12.96</text:p>
          </table:table-cell>
          <table:table-cell table:style-name="ce196" table:formula="of:=[.O49]" office:value-type="float" office:value="0.6478125">
            <text:p>0.65</text:p>
          </table:table-cell>
          <table:table-cell table:style-name="ce214"/>
          <table:table-cell table:style-name="Default"/>
          <table:table-cell table:number-columns-repeated="2"/>
          <table:table-cell table:style-name="ce216"/>
          <table:table-cell table:number-columns-repeated="9" table:style-name="ce216" office:value-type="float" office:value="0">
            <text:p>.00</text:p>
          </table:table-cell>
          <table:table-cell table:number-columns-repeated="989"/>
        </table:table-row>
        <table:table-row table:style-name="ro41" table:visibility="collapse">
          <table:table-cell table:style-name="ce114" office:value-type="float" office:value="36">
            <text:p>36</text:p>
          </table:table-cell>
          <table:table-cell table:style-name="ce130" table:formula="of:=[$Reference.B49]" office:value-type="float" office:value="0">
            <text:p/>
          </table:table-cell>
          <table:table-cell table:style-name="ce156"/>
          <table:table-cell table:number-columns-repeated="3" table:style-name="ce172"/>
          <table:table-cell table:style-name="ce186"/>
          <table:table-cell table:style-name="ce186"/>
          <table:table-cell table:number-columns-repeated="4" table:style-name="ce172"/>
          <table:table-cell table:style-name="ce197" table:formula="of:=SUM([.C51]+[.D51]+[.E51]+[.F51]+[.L51])*[$Reference.C49]" office:value-type="float" office:value="0">
            <text:p>0.00</text:p>
          </table:table-cell>
          <table:table-cell table:style-name="ce206" table:formula="of:=[.M51]/8" office:value-type="float" office:value="0">
            <text:p>0.00</text:p>
          </table:table-cell>
          <table:table-cell table:style-name="ce206" table:formula="of:=[.N51]/20" office:value-type="float" office:value="0">
            <text:p>0.00</text:p>
          </table:table-cell>
          <table:table-cell table:style-name="ce212"/>
          <table:table-cell table:style-name="Default"/>
          <table:table-cell table:style-name="ce212" table:number-columns-repeated="2"/>
          <table:table-cell table:style-name="ce216" table:formula="of:=[.C51]*[$Reference.$C49]" office:value-type="float" office:value="0">
            <text:p>.00</text:p>
          </table:table-cell>
          <table:table-cell table:style-name="ce216" table:formula="of:=[.D51]*[$Reference.$C49]" office:value-type="float" office:value="0">
            <text:p>.00</text:p>
          </table:table-cell>
          <table:table-cell table:style-name="ce216" table:formula="of:=[.E51]*[$Reference.$C49]" office:value-type="float" office:value="0">
            <text:p>.00</text:p>
          </table:table-cell>
          <table:table-cell table:style-name="ce216" table:formula="of:=[.F51]*[$Reference.$C49]" office:value-type="float" office:value="0">
            <text:p>.00</text:p>
          </table:table-cell>
          <table:table-cell table:style-name="ce216" table:formula="of:=[.L51]*[$Reference.$C49]" office:value-type="float" office:value="0">
            <text:p>.00</text:p>
          </table:table-cell>
          <table:table-cell table:style-name="ce216" table:formula="of:=[.H51]*[$Reference.$C49]" office:value-type="float" office:value="0">
            <text:p>.00</text:p>
          </table:table-cell>
          <table:table-cell table:style-name="ce216" table:formula="of:=[.I51]*[$Reference.$C49]" office:value-type="float" office:value="0">
            <text:p>.00</text:p>
          </table:table-cell>
          <table:table-cell table:style-name="ce216" table:formula="of:=[.J51]*[$Reference.$C49]" office:value-type="float" office:value="0">
            <text:p>.00</text:p>
          </table:table-cell>
          <table:table-cell table:style-name="ce216" table:formula="of:=[.K51]*[$Reference.$C49]" office:value-type="float" office:value="0">
            <text:p>.00</text:p>
          </table:table-cell>
          <table:table-cell table:style-name="ce216" table:formula="of:=[.Q51]*[$Reference.$C49]" office:value-type="float" office:value="0">
            <text:p>.00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41" table:visibility="collapse">
          <table:table-cell table:style-name="ce115" office:value-type="float" office:value="37">
            <text:p>37</text:p>
          </table:table-cell>
          <table:table-cell table:style-name="ce131" table:formula="of:=[$Reference.B50]" office:value-type="float" office:value="0">
            <text:p/>
          </table:table-cell>
          <table:table-cell table:style-name="ce157"/>
          <table:table-cell table:number-columns-repeated="3" table:style-name="ce173"/>
          <table:table-cell table:style-name="ce187"/>
          <table:table-cell table:number-columns-repeated="5" table:style-name="ce173"/>
          <table:table-cell table:style-name="ce198" table:formula="of:=SUM([.C52]+[.D52]+[.E52]+[.F52]+[.L52])*[$Reference.C50]" office:value-type="float" office:value="0">
            <text:p>0.00</text:p>
          </table:table-cell>
          <table:table-cell table:style-name="ce206" table:formula="of:=[.M52]/8" office:value-type="float" office:value="0">
            <text:p>0.00</text:p>
          </table:table-cell>
          <table:table-cell table:style-name="ce206" table:formula="of:=[.N52]/20" office:value-type="float" office:value="0">
            <text:p>0.00</text:p>
          </table:table-cell>
          <table:table-cell/>
          <table:table-cell table:style-name="Default"/>
          <table:table-cell table:number-columns-repeated="2"/>
          <table:table-cell table:style-name="ce216" table:formula="of:=[.C52]*[$Reference.$C50]" office:value-type="float" office:value="0">
            <text:p>.00</text:p>
          </table:table-cell>
          <table:table-cell table:style-name="ce216" table:formula="of:=[.D52]*[$Reference.$C50]" office:value-type="float" office:value="0">
            <text:p>.00</text:p>
          </table:table-cell>
          <table:table-cell table:style-name="ce216" table:formula="of:=[.E52]*[$Reference.$C50]" office:value-type="float" office:value="0">
            <text:p>.00</text:p>
          </table:table-cell>
          <table:table-cell table:style-name="ce216" table:formula="of:=[.F52]*[$Reference.$C50]" office:value-type="float" office:value="0">
            <text:p>.00</text:p>
          </table:table-cell>
          <table:table-cell table:style-name="ce216" table:formula="of:=[.L52]*[$Reference.$C50]" office:value-type="float" office:value="0">
            <text:p>.00</text:p>
          </table:table-cell>
          <table:table-cell table:style-name="ce216" table:formula="of:=[.H52]*[$Reference.$C50]" office:value-type="float" office:value="0">
            <text:p>.00</text:p>
          </table:table-cell>
          <table:table-cell table:style-name="ce216" table:formula="of:=[.I52]*[$Reference.$C50]" office:value-type="float" office:value="0">
            <text:p>.00</text:p>
          </table:table-cell>
          <table:table-cell table:style-name="ce216" table:formula="of:=[.J52]*[$Reference.$C50]" office:value-type="float" office:value="0">
            <text:p>.00</text:p>
          </table:table-cell>
          <table:table-cell table:style-name="ce216" table:formula="of:=[.K52]*[$Reference.$C50]" office:value-type="float" office:value="0">
            <text:p>.00</text:p>
          </table:table-cell>
          <table:table-cell table:style-name="ce216" table:formula="of:=[.Q52]*[$Reference.$C50]" office:value-type="float" office:value="0">
            <text:p>.00</text:p>
          </table:table-cell>
          <table:table-cell table:number-columns-repeated="989"/>
        </table:table-row>
        <table:table-row table:style-name="ro41" table:visibility="collapse">
          <table:table-cell table:style-name="ce114" office:value-type="float" office:value="38">
            <text:p>38</text:p>
          </table:table-cell>
          <table:table-cell table:style-name="ce130" table:formula="of:=[$Reference.B51]" office:value-type="float" office:value="0">
            <text:p/>
          </table:table-cell>
          <table:table-cell table:style-name="ce156"/>
          <table:table-cell table:number-columns-repeated="3" table:style-name="ce172"/>
          <table:table-cell table:style-name="ce186"/>
          <table:table-cell table:style-name="ce186"/>
          <table:table-cell table:number-columns-repeated="4" table:style-name="ce172"/>
          <table:table-cell table:style-name="ce197" table:formula="of:=SUM([.C53]+[.D53]+[.E53]+[.F53]+[.L53])*[$Reference.C51]" office:value-type="float" office:value="0">
            <text:p>0.00</text:p>
          </table:table-cell>
          <table:table-cell table:style-name="ce206" table:formula="of:=[.M53]/8" office:value-type="float" office:value="0">
            <text:p>0.00</text:p>
          </table:table-cell>
          <table:table-cell table:style-name="ce206" table:formula="of:=[.N53]/20" office:value-type="float" office:value="0">
            <text:p>0.00</text:p>
          </table:table-cell>
          <table:table-cell table:style-name="ce212"/>
          <table:table-cell table:style-name="Default"/>
          <table:table-cell table:style-name="ce212" table:number-columns-repeated="2"/>
          <table:table-cell table:style-name="ce216" table:formula="of:=[.C53]*[$Reference.$C51]" office:value-type="float" office:value="0">
            <text:p>.00</text:p>
          </table:table-cell>
          <table:table-cell table:style-name="ce216" table:formula="of:=[.D53]*[$Reference.$C51]" office:value-type="float" office:value="0">
            <text:p>.00</text:p>
          </table:table-cell>
          <table:table-cell table:style-name="ce216" table:formula="of:=[.E53]*[$Reference.$C51]" office:value-type="float" office:value="0">
            <text:p>.00</text:p>
          </table:table-cell>
          <table:table-cell table:style-name="ce216" table:formula="of:=[.F53]*[$Reference.$C51]" office:value-type="float" office:value="0">
            <text:p>.00</text:p>
          </table:table-cell>
          <table:table-cell table:style-name="ce216" table:formula="of:=[.L53]*[$Reference.$C51]" office:value-type="float" office:value="0">
            <text:p>.00</text:p>
          </table:table-cell>
          <table:table-cell table:style-name="ce216" table:formula="of:=[.H53]*[$Reference.$C51]" office:value-type="float" office:value="0">
            <text:p>.00</text:p>
          </table:table-cell>
          <table:table-cell table:style-name="ce216" table:formula="of:=[.I53]*[$Reference.$C51]" office:value-type="float" office:value="0">
            <text:p>.00</text:p>
          </table:table-cell>
          <table:table-cell table:style-name="ce216" table:formula="of:=[.J53]*[$Reference.$C51]" office:value-type="float" office:value="0">
            <text:p>.00</text:p>
          </table:table-cell>
          <table:table-cell table:style-name="ce216" table:formula="of:=[.K53]*[$Reference.$C51]" office:value-type="float" office:value="0">
            <text:p>.00</text:p>
          </table:table-cell>
          <table:table-cell table:style-name="ce216" table:formula="of:=[.Q53]*[$Reference.$C51]" office:value-type="float" office:value="0">
            <text:p>.00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41" table:visibility="collapse">
          <table:table-cell table:style-name="ce115" office:value-type="float" office:value="39">
            <text:p>39</text:p>
          </table:table-cell>
          <table:table-cell table:style-name="ce131" table:formula="of:=[$Reference.B52]" office:value-type="float" office:value="0">
            <text:p/>
          </table:table-cell>
          <table:table-cell table:style-name="ce157"/>
          <table:table-cell table:number-columns-repeated="3" table:style-name="ce173"/>
          <table:table-cell table:style-name="ce187"/>
          <table:table-cell table:number-columns-repeated="5" table:style-name="ce173"/>
          <table:table-cell table:style-name="ce198" table:formula="of:=SUM([.C54]+[.D54]+[.E54]+[.F54]+[.L54])*[$Reference.C52]" office:value-type="float" office:value="0">
            <text:p>0.00</text:p>
          </table:table-cell>
          <table:table-cell table:style-name="ce206" table:formula="of:=[.M54]/8" office:value-type="float" office:value="0">
            <text:p>0.00</text:p>
          </table:table-cell>
          <table:table-cell table:style-name="ce206" table:formula="of:=[.N54]/20" office:value-type="float" office:value="0">
            <text:p>0.00</text:p>
          </table:table-cell>
          <table:table-cell/>
          <table:table-cell table:style-name="Default"/>
          <table:table-cell table:number-columns-repeated="2"/>
          <table:table-cell table:style-name="ce216" table:formula="of:=[.C54]*[$Reference.$C52]" office:value-type="float" office:value="0">
            <text:p>.00</text:p>
          </table:table-cell>
          <table:table-cell table:style-name="ce216" table:formula="of:=[.D54]*[$Reference.$C52]" office:value-type="float" office:value="0">
            <text:p>.00</text:p>
          </table:table-cell>
          <table:table-cell table:style-name="ce216" table:formula="of:=[.E54]*[$Reference.$C52]" office:value-type="float" office:value="0">
            <text:p>.00</text:p>
          </table:table-cell>
          <table:table-cell table:style-name="ce216" table:formula="of:=[.F54]*[$Reference.$C52]" office:value-type="float" office:value="0">
            <text:p>.00</text:p>
          </table:table-cell>
          <table:table-cell table:style-name="ce216" table:formula="of:=[.L54]*[$Reference.$C52]" office:value-type="float" office:value="0">
            <text:p>.00</text:p>
          </table:table-cell>
          <table:table-cell table:style-name="ce216" table:formula="of:=[.H54]*[$Reference.$C52]" office:value-type="float" office:value="0">
            <text:p>.00</text:p>
          </table:table-cell>
          <table:table-cell table:style-name="ce216" table:formula="of:=[.I54]*[$Reference.$C52]" office:value-type="float" office:value="0">
            <text:p>.00</text:p>
          </table:table-cell>
          <table:table-cell table:style-name="ce216" table:formula="of:=[.J54]*[$Reference.$C52]" office:value-type="float" office:value="0">
            <text:p>.00</text:p>
          </table:table-cell>
          <table:table-cell table:style-name="ce216" table:formula="of:=[.K54]*[$Reference.$C52]" office:value-type="float" office:value="0">
            <text:p>.00</text:p>
          </table:table-cell>
          <table:table-cell table:style-name="ce216" table:formula="of:=[.Q54]*[$Reference.$C52]" office:value-type="float" office:value="0">
            <text:p>.00</text:p>
          </table:table-cell>
          <table:table-cell table:number-columns-repeated="989"/>
        </table:table-row>
        <table:table-row table:style-name="ro41" table:visibility="collapse">
          <table:table-cell table:style-name="ce114" office:value-type="float" office:value="40">
            <text:p>40</text:p>
          </table:table-cell>
          <table:table-cell table:style-name="ce130" table:formula="of:=[$Reference.B53]" office:value-type="float" office:value="0">
            <text:p/>
          </table:table-cell>
          <table:table-cell table:style-name="ce156"/>
          <table:table-cell table:number-columns-repeated="3" table:style-name="ce172"/>
          <table:table-cell table:style-name="ce186"/>
          <table:table-cell table:style-name="ce186"/>
          <table:table-cell table:number-columns-repeated="4" table:style-name="ce172"/>
          <table:table-cell table:style-name="ce197" table:formula="of:=SUM([.C55]+[.D55]+[.E55]+[.F55]+[.L55])*[$Reference.C53]" office:value-type="float" office:value="0">
            <text:p>0.00</text:p>
          </table:table-cell>
          <table:table-cell table:style-name="ce206" table:formula="of:=[.M55]/8" office:value-type="float" office:value="0">
            <text:p>0.00</text:p>
          </table:table-cell>
          <table:table-cell table:style-name="ce206" table:formula="of:=[.N55]/20" office:value-type="float" office:value="0">
            <text:p>0.00</text:p>
          </table:table-cell>
          <table:table-cell table:style-name="ce212"/>
          <table:table-cell table:style-name="Default"/>
          <table:table-cell table:style-name="ce212" table:number-columns-repeated="2"/>
          <table:table-cell table:style-name="ce216" table:formula="of:=[.C55]*[$Reference.$C53]" office:value-type="float" office:value="0">
            <text:p>.00</text:p>
          </table:table-cell>
          <table:table-cell table:style-name="ce216" table:formula="of:=[.D55]*[$Reference.$C53]" office:value-type="float" office:value="0">
            <text:p>.00</text:p>
          </table:table-cell>
          <table:table-cell table:style-name="ce216" table:formula="of:=[.E55]*[$Reference.$C53]" office:value-type="float" office:value="0">
            <text:p>.00</text:p>
          </table:table-cell>
          <table:table-cell table:style-name="ce216" table:formula="of:=[.F55]*[$Reference.$C53]" office:value-type="float" office:value="0">
            <text:p>.00</text:p>
          </table:table-cell>
          <table:table-cell table:style-name="ce216" table:formula="of:=[.L55]*[$Reference.$C53]" office:value-type="float" office:value="0">
            <text:p>.00</text:p>
          </table:table-cell>
          <table:table-cell table:style-name="ce216" table:formula="of:=[.H55]*[$Reference.$C53]" office:value-type="float" office:value="0">
            <text:p>.00</text:p>
          </table:table-cell>
          <table:table-cell table:style-name="ce216" table:formula="of:=[.I55]*[$Reference.$C53]" office:value-type="float" office:value="0">
            <text:p>.00</text:p>
          </table:table-cell>
          <table:table-cell table:style-name="ce216" table:formula="of:=[.J55]*[$Reference.$C53]" office:value-type="float" office:value="0">
            <text:p>.00</text:p>
          </table:table-cell>
          <table:table-cell table:style-name="ce216" table:formula="of:=[.K55]*[$Reference.$C53]" office:value-type="float" office:value="0">
            <text:p>.00</text:p>
          </table:table-cell>
          <table:table-cell table:style-name="ce216" table:formula="of:=[.Q55]*[$Reference.$C53]" office:value-type="float" office:value="0">
            <text:p>.00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41" table:visibility="collapse">
          <table:table-cell table:style-name="ce115" office:value-type="float" office:value="41">
            <text:p>41</text:p>
          </table:table-cell>
          <table:table-cell table:style-name="ce131" table:formula="of:=[$Reference.B54]" office:value-type="float" office:value="0">
            <text:p/>
          </table:table-cell>
          <table:table-cell table:style-name="ce157"/>
          <table:table-cell table:number-columns-repeated="3" table:style-name="ce173"/>
          <table:table-cell table:style-name="ce187"/>
          <table:table-cell table:number-columns-repeated="5" table:style-name="ce173"/>
          <table:table-cell table:style-name="ce198" table:formula="of:=SUM([.C56]+[.D56]+[.E56]+[.F56]+[.L56])*[$Reference.C54]" office:value-type="float" office:value="0">
            <text:p>0.00</text:p>
          </table:table-cell>
          <table:table-cell table:style-name="ce206" table:formula="of:=[.M56]/8" office:value-type="float" office:value="0">
            <text:p>0.00</text:p>
          </table:table-cell>
          <table:table-cell table:style-name="ce206" table:formula="of:=[.N56]/20" office:value-type="float" office:value="0">
            <text:p>0.00</text:p>
          </table:table-cell>
          <table:table-cell/>
          <table:table-cell table:style-name="Default"/>
          <table:table-cell table:number-columns-repeated="2"/>
          <table:table-cell table:style-name="ce216" table:formula="of:=[.C56]*[$Reference.$C54]" office:value-type="float" office:value="0">
            <text:p>.00</text:p>
          </table:table-cell>
          <table:table-cell table:style-name="ce216" table:formula="of:=[.D56]*[$Reference.$C54]" office:value-type="float" office:value="0">
            <text:p>.00</text:p>
          </table:table-cell>
          <table:table-cell table:style-name="ce216" table:formula="of:=[.E56]*[$Reference.$C54]" office:value-type="float" office:value="0">
            <text:p>.00</text:p>
          </table:table-cell>
          <table:table-cell table:style-name="ce216" table:formula="of:=[.F56]*[$Reference.$C54]" office:value-type="float" office:value="0">
            <text:p>.00</text:p>
          </table:table-cell>
          <table:table-cell table:style-name="ce216" table:formula="of:=[.L56]*[$Reference.$C54]" office:value-type="float" office:value="0">
            <text:p>.00</text:p>
          </table:table-cell>
          <table:table-cell table:style-name="ce216" table:formula="of:=[.H56]*[$Reference.$C54]" office:value-type="float" office:value="0">
            <text:p>.00</text:p>
          </table:table-cell>
          <table:table-cell table:style-name="ce216" table:formula="of:=[.I56]*[$Reference.$C54]" office:value-type="float" office:value="0">
            <text:p>.00</text:p>
          </table:table-cell>
          <table:table-cell table:style-name="ce216" table:formula="of:=[.J56]*[$Reference.$C54]" office:value-type="float" office:value="0">
            <text:p>.00</text:p>
          </table:table-cell>
          <table:table-cell table:style-name="ce216" table:formula="of:=[.K56]*[$Reference.$C54]" office:value-type="float" office:value="0">
            <text:p>.00</text:p>
          </table:table-cell>
          <table:table-cell table:style-name="ce216" table:formula="of:=[.Q56]*[$Reference.$C54]" office:value-type="float" office:value="0">
            <text:p>.00</text:p>
          </table:table-cell>
          <table:table-cell table:number-columns-repeated="989"/>
        </table:table-row>
        <table:table-row table:style-name="ro41" table:visibility="collapse">
          <table:table-cell table:style-name="ce114" office:value-type="float" office:value="42">
            <text:p>42</text:p>
          </table:table-cell>
          <table:table-cell table:style-name="ce130" table:formula="of:=[$Reference.B55]" office:value-type="float" office:value="0">
            <text:p/>
          </table:table-cell>
          <table:table-cell table:style-name="ce156"/>
          <table:table-cell table:number-columns-repeated="3" table:style-name="ce172"/>
          <table:table-cell table:style-name="ce186"/>
          <table:table-cell table:style-name="ce186"/>
          <table:table-cell table:number-columns-repeated="4" table:style-name="ce172"/>
          <table:table-cell table:style-name="ce197" table:formula="of:=SUM([.C57]+[.D57]+[.E57]+[.F57]+[.L57])*[$Reference.C55]" office:value-type="float" office:value="0">
            <text:p>0.00</text:p>
          </table:table-cell>
          <table:table-cell table:style-name="ce206" table:formula="of:=[.M57]/8" office:value-type="float" office:value="0">
            <text:p>0.00</text:p>
          </table:table-cell>
          <table:table-cell table:style-name="ce206" table:formula="of:=[.N57]/20" office:value-type="float" office:value="0">
            <text:p>0.00</text:p>
          </table:table-cell>
          <table:table-cell table:style-name="ce212"/>
          <table:table-cell table:style-name="Default"/>
          <table:table-cell table:style-name="ce212" table:number-columns-repeated="2"/>
          <table:table-cell table:style-name="ce216" table:formula="of:=[.C57]*[$Reference.$C55]" office:value-type="float" office:value="0">
            <text:p>.00</text:p>
          </table:table-cell>
          <table:table-cell table:style-name="ce216" table:formula="of:=[.D57]*[$Reference.$C55]" office:value-type="float" office:value="0">
            <text:p>.00</text:p>
          </table:table-cell>
          <table:table-cell table:style-name="ce216" table:formula="of:=[.E57]*[$Reference.$C55]" office:value-type="float" office:value="0">
            <text:p>.00</text:p>
          </table:table-cell>
          <table:table-cell table:style-name="ce216" table:formula="of:=[.F57]*[$Reference.$C55]" office:value-type="float" office:value="0">
            <text:p>.00</text:p>
          </table:table-cell>
          <table:table-cell table:style-name="ce216" table:formula="of:=[.L57]*[$Reference.$C55]" office:value-type="float" office:value="0">
            <text:p>.00</text:p>
          </table:table-cell>
          <table:table-cell table:style-name="ce216" table:formula="of:=[.H57]*[$Reference.$C55]" office:value-type="float" office:value="0">
            <text:p>.00</text:p>
          </table:table-cell>
          <table:table-cell table:style-name="ce216" table:formula="of:=[.I57]*[$Reference.$C55]" office:value-type="float" office:value="0">
            <text:p>.00</text:p>
          </table:table-cell>
          <table:table-cell table:style-name="ce216" table:formula="of:=[.J57]*[$Reference.$C55]" office:value-type="float" office:value="0">
            <text:p>.00</text:p>
          </table:table-cell>
          <table:table-cell table:style-name="ce216" table:formula="of:=[.K57]*[$Reference.$C55]" office:value-type="float" office:value="0">
            <text:p>.00</text:p>
          </table:table-cell>
          <table:table-cell table:style-name="ce216" table:formula="of:=[.Q57]*[$Reference.$C55]" office:value-type="float" office:value="0">
            <text:p>.00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41" table:visibility="collapse">
          <table:table-cell table:style-name="ce115" office:value-type="float" office:value="43">
            <text:p>43</text:p>
          </table:table-cell>
          <table:table-cell table:style-name="ce131" table:formula="of:=[$Reference.B56]" office:value-type="float" office:value="0">
            <text:p/>
          </table:table-cell>
          <table:table-cell table:style-name="ce157"/>
          <table:table-cell table:number-columns-repeated="3" table:style-name="ce173"/>
          <table:table-cell table:style-name="ce187"/>
          <table:table-cell table:number-columns-repeated="5" table:style-name="ce173"/>
          <table:table-cell table:style-name="ce198" table:formula="of:=SUM([.C58]+[.D58]+[.E58]+[.F58]+[.L58])*[$Reference.C56]" office:value-type="float" office:value="0">
            <text:p>0.00</text:p>
          </table:table-cell>
          <table:table-cell table:style-name="ce206" table:formula="of:=[.M58]/8" office:value-type="float" office:value="0">
            <text:p>0.00</text:p>
          </table:table-cell>
          <table:table-cell table:style-name="ce206" table:formula="of:=[.N58]/20" office:value-type="float" office:value="0">
            <text:p>0.00</text:p>
          </table:table-cell>
          <table:table-cell/>
          <table:table-cell table:style-name="Default"/>
          <table:table-cell table:number-columns-repeated="2"/>
          <table:table-cell table:style-name="ce216" table:formula="of:=[.C58]*[$Reference.$C56]" office:value-type="float" office:value="0">
            <text:p>.00</text:p>
          </table:table-cell>
          <table:table-cell table:style-name="ce216" table:formula="of:=[.D58]*[$Reference.$C56]" office:value-type="float" office:value="0">
            <text:p>.00</text:p>
          </table:table-cell>
          <table:table-cell table:style-name="ce216" table:formula="of:=[.E58]*[$Reference.$C56]" office:value-type="float" office:value="0">
            <text:p>.00</text:p>
          </table:table-cell>
          <table:table-cell table:style-name="ce216" table:formula="of:=[.F58]*[$Reference.$C56]" office:value-type="float" office:value="0">
            <text:p>.00</text:p>
          </table:table-cell>
          <table:table-cell table:style-name="ce216" table:formula="of:=[.L58]*[$Reference.$C56]" office:value-type="float" office:value="0">
            <text:p>.00</text:p>
          </table:table-cell>
          <table:table-cell table:style-name="ce216" table:formula="of:=[.H58]*[$Reference.$C56]" office:value-type="float" office:value="0">
            <text:p>.00</text:p>
          </table:table-cell>
          <table:table-cell table:style-name="ce216" table:formula="of:=[.I58]*[$Reference.$C56]" office:value-type="float" office:value="0">
            <text:p>.00</text:p>
          </table:table-cell>
          <table:table-cell table:style-name="ce216" table:formula="of:=[.J58]*[$Reference.$C56]" office:value-type="float" office:value="0">
            <text:p>.00</text:p>
          </table:table-cell>
          <table:table-cell table:style-name="ce216" table:formula="of:=[.K58]*[$Reference.$C56]" office:value-type="float" office:value="0">
            <text:p>.00</text:p>
          </table:table-cell>
          <table:table-cell table:style-name="ce216" table:formula="of:=[.Q58]*[$Reference.$C56]" office:value-type="float" office:value="0">
            <text:p>.00</text:p>
          </table:table-cell>
          <table:table-cell table:number-columns-repeated="989"/>
        </table:table-row>
        <table:table-row table:style-name="ro41" table:visibility="collapse">
          <table:table-cell table:style-name="ce114" office:value-type="float" office:value="44">
            <text:p>44</text:p>
          </table:table-cell>
          <table:table-cell table:style-name="ce130" table:formula="of:=[$Reference.B57]" office:value-type="float" office:value="0">
            <text:p/>
          </table:table-cell>
          <table:table-cell table:style-name="ce156"/>
          <table:table-cell table:number-columns-repeated="3" table:style-name="ce172"/>
          <table:table-cell table:style-name="ce186"/>
          <table:table-cell table:style-name="ce186"/>
          <table:table-cell table:number-columns-repeated="4" table:style-name="ce172"/>
          <table:table-cell table:style-name="ce197" table:formula="of:=SUM([.C59]+[.D59]+[.E59]+[.F59]+[.L59])*[$Reference.C57]" office:value-type="float" office:value="0">
            <text:p>0.00</text:p>
          </table:table-cell>
          <table:table-cell table:style-name="ce206" table:formula="of:=[.M59]/8" office:value-type="float" office:value="0">
            <text:p>0.00</text:p>
          </table:table-cell>
          <table:table-cell table:style-name="ce206" table:formula="of:=[.N59]/20" office:value-type="float" office:value="0">
            <text:p>0.00</text:p>
          </table:table-cell>
          <table:table-cell table:style-name="ce212"/>
          <table:table-cell table:style-name="Default"/>
          <table:table-cell table:style-name="ce212" table:number-columns-repeated="2"/>
          <table:table-cell table:style-name="ce216" table:formula="of:=[.C59]*[$Reference.$C57]" office:value-type="float" office:value="0">
            <text:p>.00</text:p>
          </table:table-cell>
          <table:table-cell table:style-name="ce216" table:formula="of:=[.D59]*[$Reference.$C57]" office:value-type="float" office:value="0">
            <text:p>.00</text:p>
          </table:table-cell>
          <table:table-cell table:style-name="ce216" table:formula="of:=[.E59]*[$Reference.$C57]" office:value-type="float" office:value="0">
            <text:p>.00</text:p>
          </table:table-cell>
          <table:table-cell table:style-name="ce216" table:formula="of:=[.F59]*[$Reference.$C57]" office:value-type="float" office:value="0">
            <text:p>.00</text:p>
          </table:table-cell>
          <table:table-cell table:style-name="ce216" table:formula="of:=[.L59]*[$Reference.$C57]" office:value-type="float" office:value="0">
            <text:p>.00</text:p>
          </table:table-cell>
          <table:table-cell table:style-name="ce216" table:formula="of:=[.H59]*[$Reference.$C57]" office:value-type="float" office:value="0">
            <text:p>.00</text:p>
          </table:table-cell>
          <table:table-cell table:style-name="ce216" table:formula="of:=[.I59]*[$Reference.$C57]" office:value-type="float" office:value="0">
            <text:p>.00</text:p>
          </table:table-cell>
          <table:table-cell table:style-name="ce216" table:formula="of:=[.J59]*[$Reference.$C57]" office:value-type="float" office:value="0">
            <text:p>.00</text:p>
          </table:table-cell>
          <table:table-cell table:style-name="ce216" table:formula="of:=[.K59]*[$Reference.$C57]" office:value-type="float" office:value="0">
            <text:p>.00</text:p>
          </table:table-cell>
          <table:table-cell table:style-name="ce216" table:formula="of:=[.Q59]*[$Reference.$C57]" office:value-type="float" office:value="0">
            <text:p>.00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41" table:visibility="collapse">
          <table:table-cell table:style-name="ce115" office:value-type="float" office:value="45">
            <text:p>45</text:p>
          </table:table-cell>
          <table:table-cell table:style-name="ce131" table:formula="of:=[$Reference.B58]" office:value-type="float" office:value="0">
            <text:p/>
          </table:table-cell>
          <table:table-cell table:style-name="ce157"/>
          <table:table-cell table:number-columns-repeated="3" table:style-name="ce173"/>
          <table:table-cell table:style-name="ce187"/>
          <table:table-cell table:number-columns-repeated="5" table:style-name="ce173"/>
          <table:table-cell table:style-name="ce198" table:formula="of:=SUM([.C60]+[.D60]+[.E60]+[.F60]+[.L60])*[$Reference.C58]" office:value-type="float" office:value="0">
            <text:p>0.00</text:p>
          </table:table-cell>
          <table:table-cell table:style-name="ce206" table:formula="of:=[.M60]/8" office:value-type="float" office:value="0">
            <text:p>0.00</text:p>
          </table:table-cell>
          <table:table-cell table:style-name="ce206" table:formula="of:=[.N60]/20" office:value-type="float" office:value="0">
            <text:p>0.00</text:p>
          </table:table-cell>
          <table:table-cell/>
          <table:table-cell table:style-name="Default"/>
          <table:table-cell table:number-columns-repeated="2"/>
          <table:table-cell table:style-name="ce216" table:formula="of:=[.C60]*[$Reference.$C58]" office:value-type="float" office:value="0">
            <text:p>.00</text:p>
          </table:table-cell>
          <table:table-cell table:style-name="ce216" table:formula="of:=[.D60]*[$Reference.$C58]" office:value-type="float" office:value="0">
            <text:p>.00</text:p>
          </table:table-cell>
          <table:table-cell table:style-name="ce216" table:formula="of:=[.E60]*[$Reference.$C58]" office:value-type="float" office:value="0">
            <text:p>.00</text:p>
          </table:table-cell>
          <table:table-cell table:style-name="ce216" table:formula="of:=[.F60]*[$Reference.$C58]" office:value-type="float" office:value="0">
            <text:p>.00</text:p>
          </table:table-cell>
          <table:table-cell table:style-name="ce216" table:formula="of:=[.L60]*[$Reference.$C58]" office:value-type="float" office:value="0">
            <text:p>.00</text:p>
          </table:table-cell>
          <table:table-cell table:style-name="ce216" table:formula="of:=[.H60]*[$Reference.$C58]" office:value-type="float" office:value="0">
            <text:p>.00</text:p>
          </table:table-cell>
          <table:table-cell table:style-name="ce216" table:formula="of:=[.I60]*[$Reference.$C58]" office:value-type="float" office:value="0">
            <text:p>.00</text:p>
          </table:table-cell>
          <table:table-cell table:style-name="ce216" table:formula="of:=[.J60]*[$Reference.$C58]" office:value-type="float" office:value="0">
            <text:p>.00</text:p>
          </table:table-cell>
          <table:table-cell table:style-name="ce216" table:formula="of:=[.K60]*[$Reference.$C58]" office:value-type="float" office:value="0">
            <text:p>.00</text:p>
          </table:table-cell>
          <table:table-cell table:style-name="ce216" table:formula="of:=[.Q60]*[$Reference.$C58]" office:value-type="float" office:value="0">
            <text:p>.00</text:p>
          </table:table-cell>
          <table:table-cell table:number-columns-repeated="989"/>
        </table:table-row>
        <table:table-row table:style-name="ro41" table:visibility="collapse">
          <table:table-cell table:style-name="ce114" office:value-type="float" office:value="46">
            <text:p>46</text:p>
          </table:table-cell>
          <table:table-cell table:style-name="ce130" table:formula="of:=[$Reference.B59]" office:value-type="float" office:value="0">
            <text:p/>
          </table:table-cell>
          <table:table-cell table:style-name="ce156"/>
          <table:table-cell table:number-columns-repeated="3" table:style-name="ce172"/>
          <table:table-cell table:style-name="ce186"/>
          <table:table-cell table:style-name="ce186"/>
          <table:table-cell table:number-columns-repeated="4" table:style-name="ce172"/>
          <table:table-cell table:style-name="ce197" table:formula="of:=SUM([.C61]+[.D61]+[.E61]+[.F61]+[.L61])*[$Reference.C59]" office:value-type="float" office:value="0">
            <text:p>0.00</text:p>
          </table:table-cell>
          <table:table-cell table:style-name="ce206" table:formula="of:=[.M61]/8" office:value-type="float" office:value="0">
            <text:p>0.00</text:p>
          </table:table-cell>
          <table:table-cell table:style-name="ce206" table:formula="of:=[.N61]/20" office:value-type="float" office:value="0">
            <text:p>0.00</text:p>
          </table:table-cell>
          <table:table-cell table:style-name="ce212"/>
          <table:table-cell table:style-name="Default"/>
          <table:table-cell table:style-name="ce212" table:number-columns-repeated="2"/>
          <table:table-cell table:style-name="ce216" table:formula="of:=[.C61]*[$Reference.$C59]" office:value-type="float" office:value="0">
            <text:p>.00</text:p>
          </table:table-cell>
          <table:table-cell table:style-name="ce216" table:formula="of:=[.D61]*[$Reference.$C59]" office:value-type="float" office:value="0">
            <text:p>.00</text:p>
          </table:table-cell>
          <table:table-cell table:style-name="ce216" table:formula="of:=[.E61]*[$Reference.$C59]" office:value-type="float" office:value="0">
            <text:p>.00</text:p>
          </table:table-cell>
          <table:table-cell table:style-name="ce216" table:formula="of:=[.F61]*[$Reference.$C59]" office:value-type="float" office:value="0">
            <text:p>.00</text:p>
          </table:table-cell>
          <table:table-cell table:style-name="ce216" table:formula="of:=[.L61]*[$Reference.$C59]" office:value-type="float" office:value="0">
            <text:p>.00</text:p>
          </table:table-cell>
          <table:table-cell table:style-name="ce216" table:formula="of:=[.H61]*[$Reference.$C59]" office:value-type="float" office:value="0">
            <text:p>.00</text:p>
          </table:table-cell>
          <table:table-cell table:style-name="ce216" table:formula="of:=[.I61]*[$Reference.$C59]" office:value-type="float" office:value="0">
            <text:p>.00</text:p>
          </table:table-cell>
          <table:table-cell table:style-name="ce216" table:formula="of:=[.J61]*[$Reference.$C59]" office:value-type="float" office:value="0">
            <text:p>.00</text:p>
          </table:table-cell>
          <table:table-cell table:style-name="ce216" table:formula="of:=[.K61]*[$Reference.$C59]" office:value-type="float" office:value="0">
            <text:p>.00</text:p>
          </table:table-cell>
          <table:table-cell table:style-name="ce216" table:formula="of:=[.Q61]*[$Reference.$C59]" office:value-type="float" office:value="0">
            <text:p>.00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41" table:visibility="collapse">
          <table:table-cell table:style-name="ce115" office:value-type="float" office:value="47">
            <text:p>47</text:p>
          </table:table-cell>
          <table:table-cell table:style-name="ce131" table:formula="of:=[$Reference.B60]" office:value-type="float" office:value="0">
            <text:p/>
          </table:table-cell>
          <table:table-cell table:style-name="ce157"/>
          <table:table-cell table:number-columns-repeated="3" table:style-name="ce173"/>
          <table:table-cell table:style-name="ce187"/>
          <table:table-cell table:number-columns-repeated="5" table:style-name="ce173"/>
          <table:table-cell table:style-name="ce198" table:formula="of:=SUM([.C62]+[.D62]+[.E62]+[.F62]+[.L62])*[$Reference.C60]" office:value-type="float" office:value="0">
            <text:p>0.00</text:p>
          </table:table-cell>
          <table:table-cell table:style-name="ce206" table:formula="of:=[.M62]/8" office:value-type="float" office:value="0">
            <text:p>0.00</text:p>
          </table:table-cell>
          <table:table-cell table:style-name="ce206" table:formula="of:=[.N62]/20" office:value-type="float" office:value="0">
            <text:p>0.00</text:p>
          </table:table-cell>
          <table:table-cell/>
          <table:table-cell table:style-name="Default"/>
          <table:table-cell table:number-columns-repeated="2"/>
          <table:table-cell table:style-name="ce216" table:formula="of:=[.C62]*[$Reference.$C60]" office:value-type="float" office:value="0">
            <text:p>.00</text:p>
          </table:table-cell>
          <table:table-cell table:style-name="ce216" table:formula="of:=[.D62]*[$Reference.$C60]" office:value-type="float" office:value="0">
            <text:p>.00</text:p>
          </table:table-cell>
          <table:table-cell table:style-name="ce216" table:formula="of:=[.E62]*[$Reference.$C60]" office:value-type="float" office:value="0">
            <text:p>.00</text:p>
          </table:table-cell>
          <table:table-cell table:style-name="ce216" table:formula="of:=[.F62]*[$Reference.$C60]" office:value-type="float" office:value="0">
            <text:p>.00</text:p>
          </table:table-cell>
          <table:table-cell table:style-name="ce216" table:formula="of:=[.L62]*[$Reference.$C60]" office:value-type="float" office:value="0">
            <text:p>.00</text:p>
          </table:table-cell>
          <table:table-cell table:style-name="ce216" table:formula="of:=[.H62]*[$Reference.$C60]" office:value-type="float" office:value="0">
            <text:p>.00</text:p>
          </table:table-cell>
          <table:table-cell table:style-name="ce216" table:formula="of:=[.I62]*[$Reference.$C60]" office:value-type="float" office:value="0">
            <text:p>.00</text:p>
          </table:table-cell>
          <table:table-cell table:style-name="ce216" table:formula="of:=[.J62]*[$Reference.$C60]" office:value-type="float" office:value="0">
            <text:p>.00</text:p>
          </table:table-cell>
          <table:table-cell table:style-name="ce216" table:formula="of:=[.K62]*[$Reference.$C60]" office:value-type="float" office:value="0">
            <text:p>.00</text:p>
          </table:table-cell>
          <table:table-cell table:style-name="ce216" table:formula="of:=[.Q62]*[$Reference.$C60]" office:value-type="float" office:value="0">
            <text:p>.00</text:p>
          </table:table-cell>
          <table:table-cell table:number-columns-repeated="989"/>
        </table:table-row>
        <table:table-row table:style-name="ro42" table:visibility="collapse">
          <table:table-cell table:style-name="ce114" office:value-type="float" office:value="48">
            <text:p>48</text:p>
          </table:table-cell>
          <table:table-cell table:style-name="ce130" table:formula="of:=[$Reference.B61]" office:value-type="float" office:value="0">
            <text:p/>
          </table:table-cell>
          <table:table-cell table:style-name="ce156"/>
          <table:table-cell table:number-columns-repeated="3" table:style-name="ce172"/>
          <table:table-cell table:style-name="ce186"/>
          <table:table-cell table:style-name="ce186"/>
          <table:table-cell table:number-columns-repeated="4" table:style-name="ce172"/>
          <table:table-cell table:style-name="ce197" table:formula="of:=SUM([.C63]+[.D63]+[.E63]+[.F63]+[.L63])*[$Reference.C61]" office:value-type="float" office:value="0">
            <text:p>0.00</text:p>
          </table:table-cell>
          <table:table-cell table:style-name="ce206" table:formula="of:=[.M63]/8" office:value-type="float" office:value="0">
            <text:p>0.00</text:p>
          </table:table-cell>
          <table:table-cell table:style-name="ce206" table:formula="of:=[.N63]/20" office:value-type="float" office:value="0">
            <text:p>0.00</text:p>
          </table:table-cell>
          <table:table-cell table:style-name="ce212"/>
          <table:table-cell table:style-name="Default"/>
          <table:table-cell table:style-name="ce212" table:number-columns-repeated="2"/>
          <table:table-cell table:style-name="ce216" table:formula="of:=[.C63]*[$Reference.$C61]" office:value-type="float" office:value="0">
            <text:p>.00</text:p>
          </table:table-cell>
          <table:table-cell table:style-name="ce216" table:formula="of:=[.D63]*[$Reference.$C61]" office:value-type="float" office:value="0">
            <text:p>.00</text:p>
          </table:table-cell>
          <table:table-cell table:style-name="ce216" table:formula="of:=[.E63]*[$Reference.$C61]" office:value-type="float" office:value="0">
            <text:p>.00</text:p>
          </table:table-cell>
          <table:table-cell table:style-name="ce216" table:formula="of:=[.F63]*[$Reference.$C61]" office:value-type="float" office:value="0">
            <text:p>.00</text:p>
          </table:table-cell>
          <table:table-cell table:style-name="ce216" table:formula="of:=[.L63]*[$Reference.$C61]" office:value-type="float" office:value="0">
            <text:p>.00</text:p>
          </table:table-cell>
          <table:table-cell table:style-name="ce216" table:formula="of:=[.H63]*[$Reference.$C61]" office:value-type="float" office:value="0">
            <text:p>.00</text:p>
          </table:table-cell>
          <table:table-cell table:style-name="ce216" table:formula="of:=[.I63]*[$Reference.$C61]" office:value-type="float" office:value="0">
            <text:p>.00</text:p>
          </table:table-cell>
          <table:table-cell table:style-name="ce216" table:formula="of:=[.J63]*[$Reference.$C61]" office:value-type="float" office:value="0">
            <text:p>.00</text:p>
          </table:table-cell>
          <table:table-cell table:style-name="ce216" table:formula="of:=[.K63]*[$Reference.$C61]" office:value-type="float" office:value="0">
            <text:p>.00</text:p>
          </table:table-cell>
          <table:table-cell table:style-name="ce216" table:formula="of:=[.Q63]*[$Reference.$C61]" office:value-type="float" office:value="0">
            <text:p>.00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41" table:visibility="collapse">
          <table:table-cell table:style-name="ce115" office:value-type="float" office:value="49">
            <text:p>49</text:p>
          </table:table-cell>
          <table:table-cell table:style-name="ce131" table:formula="of:=[$Reference.B62]" office:value-type="float" office:value="0">
            <text:p/>
          </table:table-cell>
          <table:table-cell table:style-name="ce157"/>
          <table:table-cell table:number-columns-repeated="3" table:style-name="ce173"/>
          <table:table-cell table:style-name="ce187"/>
          <table:table-cell table:number-columns-repeated="5" table:style-name="ce173"/>
          <table:table-cell table:style-name="ce198" table:formula="of:=SUM([.C64]+[.D64]+[.E64]+[.F64]+[.L64])*[$Reference.C62]" office:value-type="float" office:value="0">
            <text:p>0.00</text:p>
          </table:table-cell>
          <table:table-cell table:style-name="ce206" table:formula="of:=[.M64]/8" office:value-type="float" office:value="0">
            <text:p>0.00</text:p>
          </table:table-cell>
          <table:table-cell table:style-name="ce206" table:formula="of:=[.N64]/20" office:value-type="float" office:value="0">
            <text:p>0.00</text:p>
          </table:table-cell>
          <table:table-cell/>
          <table:table-cell table:style-name="Default"/>
          <table:table-cell table:number-columns-repeated="2"/>
          <table:table-cell table:style-name="ce216" table:formula="of:=[.C64]*[$Reference.$C62]" office:value-type="float" office:value="0">
            <text:p>.00</text:p>
          </table:table-cell>
          <table:table-cell table:style-name="ce216" table:formula="of:=[.D64]*[$Reference.$C62]" office:value-type="float" office:value="0">
            <text:p>.00</text:p>
          </table:table-cell>
          <table:table-cell table:style-name="ce216" table:formula="of:=[.E64]*[$Reference.$C62]" office:value-type="float" office:value="0">
            <text:p>.00</text:p>
          </table:table-cell>
          <table:table-cell table:style-name="ce216" table:formula="of:=[.F64]*[$Reference.$C62]" office:value-type="float" office:value="0">
            <text:p>.00</text:p>
          </table:table-cell>
          <table:table-cell table:style-name="ce216" table:formula="of:=[.L64]*[$Reference.$C62]" office:value-type="float" office:value="0">
            <text:p>.00</text:p>
          </table:table-cell>
          <table:table-cell table:style-name="ce216" table:formula="of:=[.H64]*[$Reference.$C62]" office:value-type="float" office:value="0">
            <text:p>.00</text:p>
          </table:table-cell>
          <table:table-cell table:style-name="ce216" table:formula="of:=[.I64]*[$Reference.$C62]" office:value-type="float" office:value="0">
            <text:p>.00</text:p>
          </table:table-cell>
          <table:table-cell table:style-name="ce216" table:formula="of:=[.J64]*[$Reference.$C62]" office:value-type="float" office:value="0">
            <text:p>.00</text:p>
          </table:table-cell>
          <table:table-cell table:style-name="ce216" table:formula="of:=[.K64]*[$Reference.$C62]" office:value-type="float" office:value="0">
            <text:p>.00</text:p>
          </table:table-cell>
          <table:table-cell table:style-name="ce216" table:formula="of:=[.Q64]*[$Reference.$C62]" office:value-type="float" office:value="0">
            <text:p>.00</text:p>
          </table:table-cell>
          <table:table-cell table:number-columns-repeated="989"/>
        </table:table-row>
        <table:table-row table:style-name="ro41" table:visibility="collapse">
          <table:table-cell table:style-name="ce114" office:value-type="float" office:value="50">
            <text:p>50</text:p>
          </table:table-cell>
          <table:table-cell table:style-name="ce132" table:formula="of:=[$Reference.B63]" office:value-type="float" office:value="0">
            <text:p>0</text:p>
          </table:table-cell>
          <table:table-cell table:style-name="ce156"/>
          <table:table-cell table:number-columns-repeated="3" table:style-name="ce172"/>
          <table:table-cell table:style-name="ce186"/>
          <table:table-cell table:style-name="ce186"/>
          <table:table-cell table:number-columns-repeated="4" table:style-name="ce172"/>
          <table:table-cell table:style-name="ce197" table:formula="of:=SUM([.C65]+[.D65]+[.E65]+[.F65]+[.L65])*[$Reference.C63]" office:value-type="float" office:value="0">
            <text:p>0.00</text:p>
          </table:table-cell>
          <table:table-cell table:style-name="ce206" table:formula="of:=[.M65]/8" office:value-type="float" office:value="0">
            <text:p>0.00</text:p>
          </table:table-cell>
          <table:table-cell table:style-name="ce206" table:formula="of:=[.N65]/20" office:value-type="float" office:value="0">
            <text:p>0.00</text:p>
          </table:table-cell>
          <table:table-cell table:style-name="ce212"/>
          <table:table-cell table:style-name="Default"/>
          <table:table-cell table:style-name="ce212" table:number-columns-repeated="2"/>
          <table:table-cell table:style-name="ce216" table:formula="of:=[.C65]*[$Reference.$C63]" office:value-type="float" office:value="0">
            <text:p>.00</text:p>
          </table:table-cell>
          <table:table-cell table:style-name="ce216" table:formula="of:=[.D65]*[$Reference.$C63]" office:value-type="float" office:value="0">
            <text:p>.00</text:p>
          </table:table-cell>
          <table:table-cell table:style-name="ce216" table:formula="of:=[.E65]*[$Reference.$C63]" office:value-type="float" office:value="0">
            <text:p>.00</text:p>
          </table:table-cell>
          <table:table-cell table:style-name="ce216" table:formula="of:=[.F65]*[$Reference.$C63]" office:value-type="float" office:value="0">
            <text:p>.00</text:p>
          </table:table-cell>
          <table:table-cell table:style-name="ce216" table:formula="of:=[.L65]*[$Reference.$C63]" office:value-type="float" office:value="0">
            <text:p>.00</text:p>
          </table:table-cell>
          <table:table-cell table:style-name="ce216" table:formula="of:=[.H65]*[$Reference.$C63]" office:value-type="float" office:value="0">
            <text:p>.00</text:p>
          </table:table-cell>
          <table:table-cell table:style-name="ce216" table:formula="of:=[.I65]*[$Reference.$C63]" office:value-type="float" office:value="0">
            <text:p>.00</text:p>
          </table:table-cell>
          <table:table-cell table:style-name="ce216" table:formula="of:=[.J65]*[$Reference.$C63]" office:value-type="float" office:value="0">
            <text:p>.00</text:p>
          </table:table-cell>
          <table:table-cell table:style-name="ce216" table:formula="of:=[.K65]*[$Reference.$C63]" office:value-type="float" office:value="0">
            <text:p>.00</text:p>
          </table:table-cell>
          <table:table-cell table:style-name="ce216" table:formula="of:=[.Q65]*[$Reference.$C63]" office:value-type="float" office:value="0">
            <text:p>.00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41" table:visibility="collapse">
          <table:table-cell table:style-name="ce115" office:value-type="float" office:value="51">
            <text:p>51</text:p>
          </table:table-cell>
          <table:table-cell table:style-name="ce133" table:formula="of:=[$Reference.B64]" office:value-type="float" office:value="0">
            <text:p>0</text:p>
          </table:table-cell>
          <table:table-cell table:style-name="ce157"/>
          <table:table-cell table:number-columns-repeated="3" table:style-name="ce173"/>
          <table:table-cell table:style-name="ce187"/>
          <table:table-cell table:number-columns-repeated="5" table:style-name="ce173"/>
          <table:table-cell table:style-name="ce198" table:formula="of:=SUM([.C66]+[.D66]+[.E66]+[.F66]+[.L66])*[$Reference.C64]" office:value-type="float" office:value="0">
            <text:p>0.00</text:p>
          </table:table-cell>
          <table:table-cell table:style-name="ce206" table:formula="of:=[.M66]/8" office:value-type="float" office:value="0">
            <text:p>0.00</text:p>
          </table:table-cell>
          <table:table-cell table:style-name="ce206" table:formula="of:=[.N66]/20" office:value-type="float" office:value="0">
            <text:p>0.00</text:p>
          </table:table-cell>
          <table:table-cell/>
          <table:table-cell table:style-name="Default"/>
          <table:table-cell table:number-columns-repeated="2"/>
          <table:table-cell table:style-name="ce216" table:formula="of:=[.C66]*[$Reference.$C64]" office:value-type="float" office:value="0">
            <text:p>.00</text:p>
          </table:table-cell>
          <table:table-cell table:style-name="ce216" table:formula="of:=[.D66]*[$Reference.$C64]" office:value-type="float" office:value="0">
            <text:p>.00</text:p>
          </table:table-cell>
          <table:table-cell table:style-name="ce216" table:formula="of:=[.E66]*[$Reference.$C64]" office:value-type="float" office:value="0">
            <text:p>.00</text:p>
          </table:table-cell>
          <table:table-cell table:style-name="ce216" table:formula="of:=[.F66]*[$Reference.$C64]" office:value-type="float" office:value="0">
            <text:p>.00</text:p>
          </table:table-cell>
          <table:table-cell table:style-name="ce216" table:formula="of:=[.L66]*[$Reference.$C64]" office:value-type="float" office:value="0">
            <text:p>.00</text:p>
          </table:table-cell>
          <table:table-cell table:style-name="ce216" table:formula="of:=[.H66]*[$Reference.$C64]" office:value-type="float" office:value="0">
            <text:p>.00</text:p>
          </table:table-cell>
          <table:table-cell table:style-name="ce216" table:formula="of:=[.I66]*[$Reference.$C64]" office:value-type="float" office:value="0">
            <text:p>.00</text:p>
          </table:table-cell>
          <table:table-cell table:style-name="ce216" table:formula="of:=[.J66]*[$Reference.$C64]" office:value-type="float" office:value="0">
            <text:p>.00</text:p>
          </table:table-cell>
          <table:table-cell table:style-name="ce216" table:formula="of:=[.K66]*[$Reference.$C64]" office:value-type="float" office:value="0">
            <text:p>.00</text:p>
          </table:table-cell>
          <table:table-cell table:style-name="ce216" table:formula="of:=[.Q66]*[$Reference.$C64]" office:value-type="float" office:value="0">
            <text:p>.00</text:p>
          </table:table-cell>
          <table:table-cell table:number-columns-repeated="989"/>
        </table:table-row>
        <table:table-row table:style-name="ro43" table:visibility="collapse">
          <table:table-cell table:style-name="ce114" office:value-type="float" office:value="52">
            <text:p>52</text:p>
          </table:table-cell>
          <table:table-cell table:style-name="ce134" table:formula="of:=[$Reference.B65]" office:value-type="float" office:value="0">
            <text:p>0</text:p>
          </table:table-cell>
          <table:table-cell table:style-name="ce158" table:content-validation-name="val4"/>
          <table:table-cell table:style-name="ce172" table:number-columns-repeated="3"/>
          <table:table-cell table:style-name="ce186" table:number-columns-repeated="2"/>
          <table:table-cell table:style-name="ce172" table:number-columns-repeated="4"/>
          <table:table-cell table:style-name="ce197" table:formula="of:=IF([.C67]=&quot;Simple&quot;;40;IF([.C67]=&quot;Medium&quot;;64;(IF([.C67]=&quot;Complex&quot;;88;0))))" office:value-type="float" office:value="0">
            <text:p>0.00</text:p>
          </table:table-cell>
          <table:table-cell table:style-name="ce206" table:formula="of:=[.M67]/8" office:value-type="float" office:value="0">
            <text:p>0.00</text:p>
          </table:table-cell>
          <table:table-cell table:style-name="ce206" table:formula="of:=[.N67]/20" office:value-type="float" office:value="0">
            <text:p>0.00</text:p>
          </table:table-cell>
          <table:table-cell table:style-name="ce212"/>
          <table:table-cell table:style-name="Default"/>
          <table:table-cell table:style-name="ce212" table:number-columns-repeated="2"/>
          <table:table-cell table:style-name="ce216" table:number-columns-repeated="10"/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41" table:visibility="collapse">
          <table:table-cell table:style-name="ce115" office:value-type="float" office:value="53">
            <text:p>53</text:p>
          </table:table-cell>
          <table:table-cell table:style-name="ce133" table:formula="of:=[$Reference.B66]" office:value-type="float" office:value="0">
            <text:p>0</text:p>
          </table:table-cell>
          <table:table-cell table:style-name="ce157"/>
          <table:table-cell table:number-columns-repeated="3" table:style-name="ce173"/>
          <table:table-cell table:style-name="ce187"/>
          <table:table-cell table:number-columns-repeated="5" table:style-name="ce173"/>
          <table:table-cell table:style-name="ce198" table:formula="of:=[.M67]*0.4" office:value-type="float" office:value="0">
            <text:p>0.00</text:p>
          </table:table-cell>
          <table:table-cell table:style-name="ce206" table:formula="of:=[.M68]/8" office:value-type="float" office:value="0">
            <text:p>0.00</text:p>
          </table:table-cell>
          <table:table-cell table:style-name="ce206" table:formula="of:=[.N68]/20" office:value-type="float" office:value="0">
            <text:p>0.00</text:p>
          </table:table-cell>
          <table:table-cell/>
          <table:table-cell table:style-name="Default"/>
          <table:table-cell table:number-columns-repeated="2"/>
          <table:table-cell table:style-name="ce216" table:formula="of:=[.C68]*[$Reference.$C66]" office:value-type="float" office:value="0">
            <text:p>.00</text:p>
          </table:table-cell>
          <table:table-cell table:style-name="ce216" table:formula="of:=[.D68]*[$Reference.$C66]" office:value-type="float" office:value="0">
            <text:p>.00</text:p>
          </table:table-cell>
          <table:table-cell table:style-name="ce216" table:formula="of:=[.E68]*[$Reference.$C66]" office:value-type="float" office:value="0">
            <text:p>.00</text:p>
          </table:table-cell>
          <table:table-cell table:style-name="ce216" table:formula="of:=[.F68]*[$Reference.$C66]" office:value-type="float" office:value="0">
            <text:p>.00</text:p>
          </table:table-cell>
          <table:table-cell table:style-name="ce216" table:formula="of:=[.L68]*[$Reference.$C66]" office:value-type="float" office:value="0">
            <text:p>.00</text:p>
          </table:table-cell>
          <table:table-cell table:style-name="ce216" table:formula="of:=[.H68]*[$Reference.$C66]" office:value-type="float" office:value="0">
            <text:p>.00</text:p>
          </table:table-cell>
          <table:table-cell table:style-name="ce216" table:formula="of:=[.I68]*[$Reference.$C66]" office:value-type="float" office:value="0">
            <text:p>.00</text:p>
          </table:table-cell>
          <table:table-cell table:style-name="ce216" table:formula="of:=[.J68]*[$Reference.$C66]" office:value-type="float" office:value="0">
            <text:p>.00</text:p>
          </table:table-cell>
          <table:table-cell table:style-name="ce216" table:formula="of:=[.K68]*[$Reference.$C66]" office:value-type="float" office:value="0">
            <text:p>.00</text:p>
          </table:table-cell>
          <table:table-cell table:style-name="ce216" table:formula="of:=[.Q68]*[$Reference.$C66]" office:value-type="float" office:value="0">
            <text:p>.00</text:p>
          </table:table-cell>
          <table:table-cell table:number-columns-repeated="989"/>
        </table:table-row>
        <table:table-row table:style-name="ro41" table:visibility="collapse">
          <table:table-cell table:style-name="ce114" office:value-type="float" office:value="54">
            <text:p>54</text:p>
          </table:table-cell>
          <table:table-cell table:style-name="ce134" table:formula="of:=[$Reference.B67]" office:value-type="float" office:value="0">
            <text:p>0</text:p>
          </table:table-cell>
          <table:table-cell table:style-name="ce156"/>
          <table:table-cell table:number-columns-repeated="3" table:style-name="ce172"/>
          <table:table-cell table:style-name="ce186"/>
          <table:table-cell table:style-name="ce186"/>
          <table:table-cell table:number-columns-repeated="4" table:style-name="ce172"/>
          <table:table-cell table:style-name="ce197" table:formula="of:=SUM([.C69]+[.D69]+[.E69]+[.F69]+[.L69])*[$Reference.C67]" office:value-type="float" office:value="0">
            <text:p>0.00</text:p>
          </table:table-cell>
          <table:table-cell table:style-name="ce206" table:formula="of:=[.M69]/8" office:value-type="float" office:value="0">
            <text:p>0.00</text:p>
          </table:table-cell>
          <table:table-cell table:style-name="ce206" table:formula="of:=[.N69]/20" office:value-type="float" office:value="0">
            <text:p>0.00</text:p>
          </table:table-cell>
          <table:table-cell table:style-name="ce212"/>
          <table:table-cell table:style-name="Default"/>
          <table:table-cell table:style-name="ce212" table:number-columns-repeated="2"/>
          <table:table-cell table:style-name="ce216" table:formula="of:=[.C69]*[$Reference.$C67]" office:value-type="float" office:value="0">
            <text:p>.00</text:p>
          </table:table-cell>
          <table:table-cell table:style-name="ce216" table:formula="of:=[.D69]*[$Reference.$C67]" office:value-type="float" office:value="0">
            <text:p>.00</text:p>
          </table:table-cell>
          <table:table-cell table:style-name="ce216" table:formula="of:=[.E69]*[$Reference.$C67]" office:value-type="float" office:value="0">
            <text:p>.00</text:p>
          </table:table-cell>
          <table:table-cell table:style-name="ce216" table:formula="of:=[.F69]*[$Reference.$C67]" office:value-type="float" office:value="0">
            <text:p>.00</text:p>
          </table:table-cell>
          <table:table-cell table:style-name="ce216" table:formula="of:=[.L69]*[$Reference.$C67]" office:value-type="float" office:value="0">
            <text:p>.00</text:p>
          </table:table-cell>
          <table:table-cell table:style-name="ce216" table:formula="of:=[.H69]*[$Reference.$C67]" office:value-type="float" office:value="0">
            <text:p>.00</text:p>
          </table:table-cell>
          <table:table-cell table:style-name="ce216" table:formula="of:=[.I69]*[$Reference.$C67]" office:value-type="float" office:value="0">
            <text:p>.00</text:p>
          </table:table-cell>
          <table:table-cell table:style-name="ce216" table:formula="of:=[.J69]*[$Reference.$C67]" office:value-type="float" office:value="0">
            <text:p>.00</text:p>
          </table:table-cell>
          <table:table-cell table:style-name="ce216" table:formula="of:=[.K69]*[$Reference.$C67]" office:value-type="float" office:value="0">
            <text:p>.00</text:p>
          </table:table-cell>
          <table:table-cell table:style-name="ce216" table:formula="of:=[.Q69]*[$Reference.$C67]" office:value-type="float" office:value="0">
            <text:p>.00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41" table:visibility="collapse">
          <table:table-cell table:style-name="ce115" office:value-type="float" office:value="55">
            <text:p>55</text:p>
          </table:table-cell>
          <table:table-cell table:style-name="ce133" table:formula="of:=[$Reference.B68]" office:value-type="float" office:value="0">
            <text:p>0</text:p>
          </table:table-cell>
          <table:table-cell table:style-name="ce157"/>
          <table:table-cell table:number-columns-repeated="3" table:style-name="ce173"/>
          <table:table-cell table:style-name="ce187"/>
          <table:table-cell table:number-columns-repeated="5" table:style-name="ce173"/>
          <table:table-cell table:style-name="ce198" table:formula="of:=SUM([.C70]+[.D70]+[.E70]+[.F70]+[.L70])/[$Reference.C68]" office:value-type="float" office:value="0">
            <text:p>#DIV/0!</text:p>
          </table:table-cell>
          <table:table-cell table:style-name="ce206" table:formula="of:=[.M70]/8" office:value-type="float" office:value="0">
            <text:p>#DIV/0!</text:p>
          </table:table-cell>
          <table:table-cell table:style-name="ce206" table:formula="of:=[.N70]/20" office:value-type="float" office:value="0">
            <text:p>#DIV/0!</text:p>
          </table:table-cell>
          <table:table-cell/>
          <table:table-cell table:style-name="Default"/>
          <table:table-cell table:number-columns-repeated="2"/>
          <table:table-cell table:style-name="ce216" table:formula="of:=[.C70]/[$Reference.$C68]" office:value-type="float" office:value="0">
            <text:p>#DIV/0!</text:p>
          </table:table-cell>
          <table:table-cell table:style-name="ce216" table:formula="of:=[.D70]/[$Reference.$C68]" office:value-type="float" office:value="0">
            <text:p>#DIV/0!</text:p>
          </table:table-cell>
          <table:table-cell table:style-name="ce216" table:formula="of:=[.E70]/[$Reference.$C68]" office:value-type="float" office:value="0">
            <text:p>#DIV/0!</text:p>
          </table:table-cell>
          <table:table-cell table:style-name="ce216" table:formula="of:=[.F70]/[$Reference.$C68]" office:value-type="float" office:value="0">
            <text:p>#DIV/0!</text:p>
          </table:table-cell>
          <table:table-cell table:style-name="ce216" table:formula="of:=[.L70]/[$Reference.$C68]" office:value-type="float" office:value="0">
            <text:p>#DIV/0!</text:p>
          </table:table-cell>
          <table:table-cell table:style-name="ce216" table:formula="of:=[.H70]/[$Reference.$C68]" office:value-type="float" office:value="0">
            <text:p>#DIV/0!</text:p>
          </table:table-cell>
          <table:table-cell table:style-name="ce216" table:formula="of:=[.I70]/[$Reference.$C68]" office:value-type="float" office:value="0">
            <text:p>#DIV/0!</text:p>
          </table:table-cell>
          <table:table-cell table:style-name="ce216" table:formula="of:=[.J70]/[$Reference.$C68]" office:value-type="float" office:value="0">
            <text:p>#DIV/0!</text:p>
          </table:table-cell>
          <table:table-cell table:style-name="ce216" table:formula="of:=[.K70]/[$Reference.$C68]" office:value-type="float" office:value="0">
            <text:p>#DIV/0!</text:p>
          </table:table-cell>
          <table:table-cell table:style-name="ce216" table:formula="of:=[.Q70]/[$Reference.$C68]" office:value-type="float" office:value="0">
            <text:p>#DIV/0!</text:p>
          </table:table-cell>
          <table:table-cell table:number-columns-repeated="989"/>
        </table:table-row>
        <table:table-row table:style-name="ro41" table:visibility="collapse">
          <table:table-cell table:style-name="ce114" office:value-type="float" office:value="56">
            <text:p>56</text:p>
          </table:table-cell>
          <table:table-cell table:style-name="ce132" table:formula="of:=[$Reference.B69]" office:value-type="float" office:value="0">
            <text:p>0</text:p>
          </table:table-cell>
          <table:table-cell table:style-name="ce156"/>
          <table:table-cell table:number-columns-repeated="3" table:style-name="ce172"/>
          <table:table-cell table:style-name="ce186"/>
          <table:table-cell table:style-name="ce186"/>
          <table:table-cell table:number-columns-repeated="4" table:style-name="ce172"/>
          <table:table-cell table:style-name="ce197" table:formula="of:=SUM([.C71]+[.D71]+[.E71]+[.F71]+[.L71])/[$Reference.C69]" office:value-type="float" office:value="0">
            <text:p>#DIV/0!</text:p>
          </table:table-cell>
          <table:table-cell table:style-name="ce206" table:formula="of:=[.M71]/8" office:value-type="float" office:value="0">
            <text:p>#DIV/0!</text:p>
          </table:table-cell>
          <table:table-cell table:style-name="ce206" table:formula="of:=[.N71]/20" office:value-type="float" office:value="0">
            <text:p>#DIV/0!</text:p>
          </table:table-cell>
          <table:table-cell table:style-name="ce212"/>
          <table:table-cell table:style-name="Default"/>
          <table:table-cell table:style-name="ce212" table:number-columns-repeated="2"/>
          <table:table-cell table:style-name="ce216" table:formula="of:=[.C71]/[$Reference.$C69]" office:value-type="float" office:value="0">
            <text:p>#DIV/0!</text:p>
          </table:table-cell>
          <table:table-cell table:style-name="ce216" table:formula="of:=[.D71]/[$Reference.$C69]" office:value-type="float" office:value="0">
            <text:p>#DIV/0!</text:p>
          </table:table-cell>
          <table:table-cell table:style-name="ce216" table:formula="of:=[.E71]/[$Reference.$C69]" office:value-type="float" office:value="0">
            <text:p>#DIV/0!</text:p>
          </table:table-cell>
          <table:table-cell table:style-name="ce216" table:formula="of:=[.F71]/[$Reference.$C69]" office:value-type="float" office:value="0">
            <text:p>#DIV/0!</text:p>
          </table:table-cell>
          <table:table-cell table:style-name="ce216" table:formula="of:=[.L71]/[$Reference.$C69]" office:value-type="float" office:value="0">
            <text:p>#DIV/0!</text:p>
          </table:table-cell>
          <table:table-cell table:style-name="ce216" table:formula="of:=[.H71]/[$Reference.$C69]" office:value-type="float" office:value="0">
            <text:p>#DIV/0!</text:p>
          </table:table-cell>
          <table:table-cell table:style-name="ce216" table:formula="of:=[.I71]/[$Reference.$C69]" office:value-type="float" office:value="0">
            <text:p>#DIV/0!</text:p>
          </table:table-cell>
          <table:table-cell table:style-name="ce216" table:formula="of:=[.J71]/[$Reference.$C69]" office:value-type="float" office:value="0">
            <text:p>#DIV/0!</text:p>
          </table:table-cell>
          <table:table-cell table:style-name="ce216" table:formula="of:=[.K71]/[$Reference.$C69]" office:value-type="float" office:value="0">
            <text:p>#DIV/0!</text:p>
          </table:table-cell>
          <table:table-cell table:style-name="ce216" table:formula="of:=[.Q71]/[$Reference.$C69]" office:value-type="float" office:value="0">
            <text:p>#DIV/0!</text:p>
          </table:table-cell>
          <table:table-cell table:style-name="ce212"/>
          <table:table-cell table:number-columns-repeated="11"/>
          <table:table-cell table:style-name="ce212" table:number-columns-repeated="977"/>
        </table:table-row>
        <table:table-row table:style-name="ro41">
          <table:table-cell table:style-name="ce116"/>
          <table:table-cell table:style-name="ce135" office:value-type="string">
            <text:p>Total</text:p>
          </table:table-cell>
          <table:table-cell table:style-name="ce159"/>
          <table:table-cell table:style-name="ce174" table:number-columns-repeated="3"/>
          <table:table-cell table:style-name="ce188" table:number-columns-repeated="5"/>
          <table:table-cell table:style-name="ce174"/>
          <table:table-cell table:style-name="ce199" table:formula="of:=SUM([.M4:.M50])" office:value-type="float" office:value="813.9">
            <text:p>813.90</text:p>
          </table:table-cell>
          <table:table-cell table:style-name="ce199" table:formula="of:=[.M72]/8" office:value-type="float" office:value="101.7375">
            <text:p>101.74</text:p>
          </table:table-cell>
          <table:table-cell table:style-name="ce199" table:formula="of:=[.N72]/20" office:value-type="float" office:value="5.086875">
            <text:p>5.09</text:p>
          </table:table-cell>
          <table:table-cell/>
          <table:table-cell table:style-name="Default"/>
          <table:table-cell table:number-columns-repeated="2"/>
          <table:table-cell table:style-name="ce216" table:formula="of:=SUM([.T4:.T50])" office:value-type="float" office:value="710.25">
            <text:p>710.25</text:p>
          </table:table-cell>
          <table:table-cell table:style-name="ce216" table:formula="of:=SUM([.U4:.U49])" office:value-type="float" office:value="0">
            <text:p>.00</text:p>
          </table:table-cell>
          <table:table-cell table:style-name="ce216" table:formula="of:=SUM([.V4:.V49])" office:value-type="float" office:value="0">
            <text:p>.00</text:p>
          </table:table-cell>
          <table:table-cell table:style-name="ce216" table:formula="of:=SUM([.W4:.W49])" office:value-type="float" office:value="0">
            <text:p>.00</text:p>
          </table:table-cell>
          <table:table-cell table:style-name="ce216" table:formula="of:=SUM([.X4:.X49])" office:value-type="float" office:value="0">
            <text:p>.00</text:p>
          </table:table-cell>
          <table:table-cell table:style-name="ce216" table:formula="of:=SUM([.Y4:.Y49])" office:value-type="float" office:value="0">
            <text:p>.00</text:p>
          </table:table-cell>
          <table:table-cell table:style-name="ce216" table:formula="of:=SUM([.Z4:.Z49])" office:value-type="float" office:value="0">
            <text:p>.00</text:p>
          </table:table-cell>
          <table:table-cell table:style-name="ce216" table:formula="of:=SUM([.AA4:.AA49])" office:value-type="float" office:value="0">
            <text:p>.00</text:p>
          </table:table-cell>
          <table:table-cell table:style-name="ce216" table:formula="of:=SUM([.AB4:.AB49])" office:value-type="float" office:value="0">
            <text:p>.00</text:p>
          </table:table-cell>
          <table:table-cell table:style-name="ce216" table:formula="of:=SUM([.AC4:.AC49])" office:value-type="float" office:value="0">
            <text:p>.00</text:p>
          </table:table-cell>
          <table:table-cell table:formula="of:=SUM([.T72:.AC72])" office:value-type="float" office:value="710.25">
            <text:p>710.25</text:p>
          </table:table-cell>
          <table:table-cell table:number-columns-repeated="988"/>
        </table:table-row>
        <table:table-row table:style-name="ro44">
          <table:table-cell table:number-columns-repeated="16"/>
          <table:table-cell table:style-name="Default"/>
          <table:table-cell table:number-columns-repeated="1001"/>
        </table:table-row>
        <table:table-row table:style-name="ro45" table:number-rows-repeated="3">
          <table:table-cell table:number-columns-repeated="1018"/>
        </table:table-row>
        <table:table-row table:style-name="ro45">
          <table:table-cell table:number-columns-repeated="5"/>
          <table:table-cell table:style-name="Default" table:number-columns-repeated="3"/>
          <table:table-cell table:number-columns-repeated="1010"/>
        </table:table-row>
        <table:table-row table:style-name="ro45" table:number-rows-repeated="320">
          <table:table-cell table:number-columns-repeated="1018"/>
        </table:table-row>
        <table:table-row table:style-name="ro46" table:number-rows-repeated="1048175">
          <table:table-cell table:number-columns-repeated="1018"/>
        </table:table-row>
        <table:table-row table:style-name="ro20" table:number-rows-repeated="3">
          <table:table-cell table:number-columns-repeated="1018"/>
        </table:table-row>
        <table:table-row table:style-name="ro20">
          <table:table-cell table:number-columns-repeated="1018"/>
        </table:table-row>
        <table:named-expressions>
          <table:named-range table:name="Excel_BuiltIn_Print_Area" table:base-cell-address="$Summary.$A$1" table:cell-range-address="$Estimation.$A$1:.$O$73" table:range-usable-as="print-range"/>
        </table:named-expressions>
      </table:table>
      <table:table table:name="Reference" table:style-name="ta4" table:protected="true" table:protection-key="QN4BcLCDG1utsFl83zLtLQ5wDiU=" table:print-ranges="Reference.A1:Reference.I47">
        <table:table-column table:style-name="co36" table:default-cell-style-name="ce231"/>
        <table:table-column table:style-name="co37" table:default-cell-style-name="ce136"/>
        <table:table-column table:style-name="co38" table:default-cell-style-name="ce160"/>
        <table:table-column table:style-name="co39" table:default-cell-style-name="ce272"/>
        <table:table-column table:style-name="co40" table:default-cell-style-name="ce275"/>
        <table:table-column table:style-name="co6" table:visibility="collapse" table:default-cell-style-name="ce275"/>
        <table:table-column table:style-name="co41" table:default-cell-style-name="ce177"/>
        <table:table-column table:style-name="co6" table:visibility="collapse" table:default-cell-style-name="ce275"/>
        <table:table-column table:style-name="co6" table:number-columns-repeated="248" table:default-cell-style-name="ce275"/>
        <table:table-column table:style-name="co6" table:number-columns-repeated="768" table:default-cell-style-name="ce221"/>
        <table:table-row table:style-name="ro47">
          <table:table-cell table:style-name="ce222" office:value-type="string" table:number-columns-spanned="4" table:number-rows-spanned="1">
            <text:p><text:span text:style-name="T5"><text:s text:c="3"/></text:span><text:span text:style-name="T6">Work Schedule Sheet - Reference Schedule</text:span></text:p>
          </table:table-cell>
          <table:covered-table-cell table:number-columns-repeated="2" table:style-name="ce233"/>
          <table:covered-table-cell table:style-name="ce261"/>
          <table:table-cell table:style-name="ce273"/>
          <table:table-cell/>
          <table:table-cell table:style-name="ce279"/>
          <table:table-cell table:number-columns-repeated="1017"/>
        </table:table-row>
        <table:table-row table:style-name="ro48">
          <table:table-cell table:style-name="ce223" office:value-type="string">
            <text:p>S. No</text:p>
          </table:table-cell>
          <table:table-cell table:style-name="ce234" office:value-type="string">
            <text:p>Items</text:p>
          </table:table-cell>
          <table:table-cell table:style-name="ce249" office:value-type="string">
            <text:p>Hours</text:p>
          </table:table-cell>
          <table:table-cell table:style-name="ce262" office:value-type="string">
            <text:p>Description</text:p>
          </table:table-cell>
          <table:table-cell table:style-name="ce226"/>
          <table:table-cell table:style-name="ce277"/>
          <table:table-cell table:style-name="ce249" office:value-type="string">
            <text:p><text:s/>Holidays</text:p>
          </table:table-cell>
          <table:table-cell table:style-name="ce277" table:number-columns-repeated="1017"/>
        </table:table-row>
        <table:table-row table:style-name="ro49">
          <table:table-cell table:style-name="ce224" office:value-type="float" office:value="1">
            <text:p>1</text:p>
          </table:table-cell>
          <table:table-cell table:style-name="ce235" office:value-type="string">
            <text:p>Catalog Analysis,Prototype Analysis</text:p>
            <text:p><text:span text:style-name="T7">1. Simple : 40 Hours</text:span></text:p>
            <text:p><text:span text:style-name="T7">2 <text:s/>Medium : 64 Hours</text:span></text:p>
            <text:p><text:span text:style-name="T7">3. Complex : 80 Hours</text:span></text:p>
          </table:table-cell>
          <table:table-cell table:style-name="ce250" office:value-type="float" office:value="0">
            <text:p>0.00</text:p>
          </table:table-cell>
          <table:table-cell table:style-name="ce263" office:value-type="string">
            <text:p>Analyze Screen Functions and Flow</text:p>
            <text:p/>
          </table:table-cell>
          <table:table-cell table:style-name="ce274"/>
          <table:table-cell table:style-name="ce278"/>
          <table:table-cell table:style-name="ce280" office:value-type="date" office:date-value="2017-01-01">
            <text:p>01/01/2017</text:p>
          </table:table-cell>
          <table:table-cell table:style-name="ce276" table:number-columns-repeated="1017"/>
        </table:table-row>
        <table:table-row table:style-name="ro50">
          <table:table-cell table:style-name="ce225" office:value-type="float" office:value="2">
            <text:p>2</text:p>
          </table:table-cell>
          <table:table-cell table:style-name="ce236" office:value-type="string">
            <text:p>Catalog Translation</text:p>
            <text:p><text:span text:style-name="T7">1. Simple : 16 Hours</text:span></text:p>
            <text:p><text:span text:style-name="T7">2 <text:s/>Medium : 24 Hours</text:span></text:p>
            <text:p><text:span text:style-name="T7">3. Complex : 32 Hours</text:span></text:p>
          </table:table-cell>
          <table:table-cell table:style-name="ce251" office:value-type="float" office:value="0">
            <text:p>0.00</text:p>
          </table:table-cell>
          <table:table-cell table:style-name="ce264" office:value-type="string">
            <text:p>Translate the Catalog related </text:p>
            <text:p>Documents</text:p>
          </table:table-cell>
          <table:table-cell table:style-name="Default"/>
          <table:table-cell table:style-name="ce276"/>
          <table:table-cell table:style-name="ce281" office:value-type="date" office:date-value="2017-01-14">
            <text:p>01/14/2017</text:p>
          </table:table-cell>
          <table:table-cell table:style-name="ce276" table:number-columns-repeated="1017"/>
        </table:table-row>
        <table:table-row table:style-name="ro51">
          <table:table-cell table:style-name="ce225" office:value-type="float" office:value="3">
            <text:p>3</text:p>
          </table:table-cell>
          <table:table-cell table:style-name="ce237" office:value-type="string">
            <text:p>Design Document preparation</text:p>
          </table:table-cell>
          <table:table-cell table:style-name="ce252" office:value-type="float" office:value="32">
            <text:p>32.00</text:p>
          </table:table-cell>
          <table:table-cell table:style-name="ce265" office:value-type="string">
            <text:p>Prepare design document </text:p>
            <text:p>For the screen</text:p>
          </table:table-cell>
          <table:table-cell table:style-name="Default"/>
          <table:table-cell/>
          <table:table-cell table:style-name="ce281" office:value-type="date" office:date-value="2017-01-16">
            <text:p>01/16/2017</text:p>
          </table:table-cell>
          <table:table-cell table:number-columns-repeated="1017"/>
        </table:table-row>
        <table:table-row table:style-name="ro52">
          <table:table-cell table:style-name="ce225" office:value-type="float" office:value="4">
            <text:p>4</text:p>
          </table:table-cell>
          <table:table-cell table:style-name="ce238" office:value-type="string">
            <text:p>Design Document review and Update</text:p>
          </table:table-cell>
          <table:table-cell table:style-name="ce253" office:value-type="float" office:value="8">
            <text:p>8.00</text:p>
          </table:table-cell>
          <table:table-cell table:style-name="ce264" office:value-type="string">
            <text:p>Review the Design Document and </text:p>
            <text:p>Fix the business related issue </text:p>
          </table:table-cell>
          <table:table-cell table:style-name="Default"/>
          <table:table-cell/>
          <table:table-cell table:style-name="ce281" office:value-type="date" office:date-value="2017-01-26">
            <text:p>01/26/2017</text:p>
          </table:table-cell>
          <table:table-cell table:number-columns-repeated="1017"/>
        </table:table-row>
        <table:table-row table:style-name="ro53">
          <table:table-cell table:style-name="ce225" office:value-type="float" office:value="5">
            <text:p>5</text:p>
          </table:table-cell>
          <table:table-cell table:style-name="ce238" office:value-type="string">
            <text:p>Database table creation(For 50 fields)</text:p>
          </table:table-cell>
          <table:table-cell table:style-name="ce253" office:value-type="float" office:value="1.5">
            <text:p>1.50</text:p>
          </table:table-cell>
          <table:table-cell table:style-name="ce264" office:value-type="string">
            <text:p>create tables for the screen and</text:p>
            <text:p><text:s/>review the table structure.</text:p>
            <text:p>Create DTO and DAO related files and</text:p>
            <text:p><text:s/>Master Tables</text:p>
          </table:table-cell>
          <table:table-cell table:style-name="Default"/>
          <table:table-cell table:style-name="ce276"/>
          <table:table-cell table:style-name="ce281" office:value-type="date" office:date-value="2017-04-14">
            <text:p>04/14/2017</text:p>
          </table:table-cell>
          <table:table-cell table:style-name="ce276" table:number-columns-repeated="1017"/>
        </table:table-row>
        <table:table-row table:style-name="ro54">
          <table:table-cell table:style-name="ce225" office:value-type="float" office:value="6">
            <text:p>6</text:p>
          </table:table-cell>
          <table:table-cell table:style-name="ce238" office:value-type="string">
            <text:p>Bring up screen and Layout</text:p>
            <text:p><text:span text:style-name="T8">(without business Logic) </text:span></text:p>
          </table:table-cell>
          <table:table-cell table:style-name="ce253" office:value-type="float" office:value="5">
            <text:p>5.00</text:p>
          </table:table-cell>
          <table:table-cell table:style-name="ce264" office:value-type="string">
            <text:p>Basic Entry for getting </text:p>
            <text:p>screen(Menu icons,service),</text:p>
            <text:p>XML design(without Components),</text:p>
            <text:p>Controller.</text:p>
          </table:table-cell>
          <table:table-cell table:style-name="Default"/>
          <table:table-cell/>
          <table:table-cell table:style-name="ce281" office:value-type="date" office:date-value="2017-05-01">
            <text:p>05/01/2017</text:p>
          </table:table-cell>
          <table:table-cell table:number-columns-repeated="1017"/>
        </table:table-row>
        <table:table-row table:style-name="ro55">
          <table:table-cell table:style-name="ce225" office:value-type="float" office:value="7">
            <text:p>7</text:p>
          </table:table-cell>
          <table:table-cell table:style-name="ce238" office:value-type="string">
            <text:p>Input framework</text:p>
            <text:p><text:span text:style-name="T8">(without business Logic) </text:span></text:p>
          </table:table-cell>
          <table:table-cell table:style-name="ce253" office:value-type="float" office:value="4">
            <text:p>4.00</text:p>
          </table:table-cell>
          <table:table-cell table:style-name="ce264" office:value-type="string">
            <text:p>Implement XML for input,confirm,</text:p>
            <text:p>Finish page. Implement controller for </text:p>
            <text:p>input framework and implement </text:p>
            <text:p>All the Default methods,</text:p>
            <text:p>Validator and resolver creation.</text:p>
          </table:table-cell>
          <table:table-cell table:style-name="Default"/>
          <table:table-cell table:style-name="ce276"/>
          <table:table-cell table:style-name="ce281" office:value-type="date" office:date-value="2017-06-26">
            <text:p>06/26/2017</text:p>
          </table:table-cell>
          <table:table-cell table:style-name="ce276" table:number-columns-repeated="1017"/>
        </table:table-row>
        <table:table-row table:style-name="ro27">
          <table:table-cell table:style-name="ce225" office:value-type="float" office:value="8">
            <text:p>8</text:p>
          </table:table-cell>
          <table:table-cell table:style-name="ce238" office:value-type="string">
            <text:p>Button</text:p>
            <text:p><text:span text:style-name="T8">(without business Logic) </text:span></text:p>
          </table:table-cell>
          <table:table-cell table:style-name="ce253" office:value-type="float" office:value="0.5">
            <text:p>0.50</text:p>
          </table:table-cell>
          <table:table-cell table:style-name="ce264" office:value-type="string">
            <text:p>WAP Button implementation</text:p>
          </table:table-cell>
          <table:table-cell table:style-name="Default"/>
          <table:table-cell/>
          <table:table-cell table:style-name="ce281" office:value-type="date" office:date-value="2017-08-15">
            <text:p>08/15/2017</text:p>
          </table:table-cell>
          <table:table-cell table:number-columns-repeated="1017"/>
        </table:table-row>
        <table:table-row table:style-name="ro34">
          <table:table-cell table:style-name="ce225" office:value-type="float" office:value="9">
            <text:p>9</text:p>
          </table:table-cell>
          <table:table-cell table:style-name="ce238" office:value-type="string">
            <text:p>Single Select</text:p>
            <text:p><text:span text:style-name="T8">(without business Logic) </text:span></text:p>
          </table:table-cell>
          <table:table-cell table:style-name="ce253" office:value-type="float" office:value="0.5">
            <text:p>0.50</text:p>
          </table:table-cell>
          <table:table-cell table:style-name="ce264" office:value-type="string">
            <text:p>Implementation of single select</text:p>
          </table:table-cell>
          <table:table-cell table:style-name="Default"/>
          <table:table-cell table:style-name="ce276"/>
          <table:table-cell table:style-name="ce281" office:value-type="date" office:date-value="2017-08-25">
            <text:p>08/25/2017</text:p>
          </table:table-cell>
          <table:table-cell table:style-name="ce276" table:number-columns-repeated="1017"/>
        </table:table-row>
        <table:table-row table:style-name="ro32">
          <table:table-cell table:style-name="ce225" office:value-type="float" office:value="10">
            <text:p>10</text:p>
          </table:table-cell>
          <table:table-cell table:style-name="ce238" office:value-type="string">
            <text:p>WAP Tab implementation</text:p>
            <text:p><text:span text:style-name="T8">(without business Logic) </text:span></text:p>
          </table:table-cell>
          <table:table-cell table:style-name="ce253" office:value-type="float" office:value="0.5">
            <text:p>0.50</text:p>
          </table:table-cell>
          <table:table-cell table:style-name="ce264" office:value-type="string">
            <text:p>Implementation of WAP Tab</text:p>
          </table:table-cell>
          <table:table-cell table:style-name="Default"/>
          <table:table-cell/>
          <table:table-cell table:style-name="ce281" office:value-type="date" office:date-value="2017-09-29">
            <text:p>09/29/2017</text:p>
          </table:table-cell>
          <table:table-cell table:number-columns-repeated="1017"/>
        </table:table-row>
        <table:table-row table:style-name="ro56">
          <table:table-cell table:style-name="ce225" office:value-type="float" office:value="11">
            <text:p>11</text:p>
          </table:table-cell>
          <table:table-cell table:style-name="ce238" office:value-type="string">
            <text:p><text:span text:style-name="T9">WAP</text:span> Accordion</text:p>
            <text:p><text:span text:style-name="T8">(without business Logic) </text:span></text:p>
          </table:table-cell>
          <table:table-cell table:style-name="ce253" office:value-type="float" office:value="0.5">
            <text:p>0.50</text:p>
          </table:table-cell>
          <table:table-cell table:style-name="ce264" office:value-type="string">
            <text:p>Implementation of WAP Accordion</text:p>
          </table:table-cell>
          <table:table-cell table:style-name="Default"/>
          <table:table-cell table:style-name="ce276"/>
          <table:table-cell table:style-name="ce281" office:value-type="date" office:date-value="2017-10-02">
            <text:p>10/02/2017</text:p>
          </table:table-cell>
          <table:table-cell/>
          <table:table-cell table:style-name="ce276" table:number-columns-repeated="1016"/>
        </table:table-row>
        <table:table-row table:style-name="ro56">
          <table:table-cell table:style-name="ce225" office:value-type="float" office:value="12">
            <text:p>12</text:p>
          </table:table-cell>
          <table:table-cell table:style-name="ce238" office:value-type="string">
            <text:p>WAP Inbox Component</text:p>
            <text:p><text:span text:style-name="T8">(without business Logic) </text:span></text:p>
          </table:table-cell>
          <table:table-cell table:style-name="ce253" office:value-type="float" office:value="4">
            <text:p>4.00</text:p>
          </table:table-cell>
          <table:table-cell table:style-name="ce264" office:value-type="string">
            <text:p>Implementation of WAP Inbox list</text:p>
          </table:table-cell>
          <table:table-cell table:style-name="Default"/>
          <table:table-cell/>
          <table:table-cell table:style-name="ce281" office:value-type="date" office:date-value="2017-10-18">
            <text:p>10/18/2017</text:p>
          </table:table-cell>
          <table:table-cell table:number-columns-repeated="1017"/>
        </table:table-row>
        <table:table-row table:style-name="ro37">
          <table:table-cell table:style-name="ce225" office:value-type="float" office:value="13">
            <text:p>13</text:p>
          </table:table-cell>
          <table:table-cell table:style-name="ce238" office:value-type="string">
            <text:p>Sima Grid-static(10 fields)</text:p>
            <text:p><text:span text:style-name="T8">(without business Logic) </text:span></text:p>
          </table:table-cell>
          <table:table-cell table:style-name="ce253" office:value-type="float" office:value="3">
            <text:p>3.00</text:p>
          </table:table-cell>
          <table:table-cell table:style-name="ce264" office:value-type="string">
            <text:p>Sima grid static design and loading the grid</text:p>
          </table:table-cell>
          <table:table-cell table:style-name="Default"/>
          <table:table-cell table:style-name="ce276"/>
          <table:table-cell table:style-name="ce281" office:value-type="date" office:date-value="2017-12-25">
            <text:p>12/25/2017</text:p>
          </table:table-cell>
          <table:table-cell/>
          <table:table-cell table:style-name="ce276" table:number-columns-repeated="1016"/>
        </table:table-row>
        <table:table-row table:style-name="ro37">
          <table:table-cell table:style-name="ce225" office:value-type="float" office:value="14">
            <text:p>14</text:p>
          </table:table-cell>
          <table:table-cell table:style-name="ce238" office:value-type="string">
            <text:p>Sima Grid -dynamic</text:p>
            <text:p><text:span text:style-name="T8">(without business Logic) </text:span></text:p>
          </table:table-cell>
          <table:table-cell table:style-name="ce253" office:value-type="float" office:value="6">
            <text:p>6.00</text:p>
          </table:table-cell>
          <table:table-cell table:style-name="ce264" office:value-type="string">
            <text:p>sima grid dynamic design and load</text:p>
          </table:table-cell>
          <table:table-cell table:style-name="Default"/>
          <table:table-cell/>
          <table:table-cell table:style-name="Default"/>
          <table:table-cell table:number-columns-repeated="1017"/>
        </table:table-row>
        <table:table-row table:style-name="ro30">
          <table:table-cell table:style-name="ce225" office:value-type="float" office:value="15">
            <text:p>15</text:p>
          </table:table-cell>
          <table:table-cell table:style-name="ce238" office:value-type="string">
            <text:p>Magic Input</text:p>
            <text:p><text:span text:style-name="T8">(without business Logic) </text:span></text:p>
          </table:table-cell>
          <table:table-cell table:style-name="ce253" office:value-type="float" office:value="2">
            <text:p>2.00</text:p>
          </table:table-cell>
          <table:table-cell table:style-name="ce264" office:value-type="string">
            <text:p>Implementation of </text:p>
            <text:p>Magic input component</text:p>
          </table:table-cell>
          <table:table-cell table:style-name="Default"/>
          <table:table-cell table:style-name="ce276"/>
          <table:table-cell table:style-name="ce239"/>
          <table:table-cell/>
          <table:table-cell table:style-name="ce221"/>
          <table:table-cell table:style-name="ce276" table:number-columns-repeated="1015"/>
        </table:table-row>
        <table:table-row table:style-name="ro21">
          <table:table-cell table:style-name="ce225" office:value-type="float" office:value="16">
            <text:p>16</text:p>
          </table:table-cell>
          <table:table-cell table:style-name="ce238" office:value-type="string">
            <text:p>Magic Import</text:p>
            <text:p><text:span text:style-name="T8">(without business Logic) </text:span></text:p>
          </table:table-cell>
          <table:table-cell table:style-name="ce253" office:value-type="float" office:value="0.5">
            <text:p>0.50</text:p>
          </table:table-cell>
          <table:table-cell table:style-name="ce264" office:value-type="string">
            <text:p>Implementation of </text:p>
            <text:p>Magic import component</text:p>
          </table:table-cell>
          <table:table-cell table:style-name="Default"/>
          <table:table-cell/>
          <table:table-cell table:style-name="ce239"/>
          <table:table-cell table:number-columns-repeated="1017"/>
        </table:table-row>
        <table:table-row table:style-name="ro15">
          <table:table-cell table:style-name="ce225" office:value-type="float" office:value="17">
            <text:p>17</text:p>
          </table:table-cell>
          <table:table-cell table:style-name="ce238" office:value-type="string">
            <text:p>Elastic search</text:p>
            <text:p><text:span text:style-name="T8">(without business Logic) </text:span></text:p>
          </table:table-cell>
          <table:table-cell table:style-name="ce253" office:value-type="float" office:value="3">
            <text:p>3.00</text:p>
          </table:table-cell>
          <table:table-cell table:style-name="ce264" office:value-type="string">
            <text:p>create Elastic search and </text:p>
            <text:p>Type layout creation</text:p>
          </table:table-cell>
          <table:table-cell table:style-name="Default"/>
          <table:table-cell table:style-name="ce276"/>
          <table:table-cell table:style-name="ce239"/>
          <table:table-cell/>
          <table:table-cell table:style-name="ce276" table:number-columns-repeated="1016"/>
        </table:table-row>
        <table:table-row table:style-name="ro21">
          <table:table-cell table:style-name="ce225" office:value-type="float" office:value="18">
            <text:p>18</text:p>
          </table:table-cell>
          <table:table-cell table:style-name="ce238" office:value-type="string">
            <text:p>Master Input</text:p>
            <text:p><text:span text:style-name="T8">(without business Logic) </text:span></text:p>
          </table:table-cell>
          <table:table-cell table:style-name="ce253" office:value-type="float" office:value="2">
            <text:p>2.00</text:p>
          </table:table-cell>
          <table:table-cell table:style-name="ce264" office:value-type="string">
            <text:p>Implementation of </text:p>
            <text:p>Master input component</text:p>
          </table:table-cell>
          <table:table-cell table:style-name="Default"/>
          <table:table-cell/>
          <table:table-cell table:style-name="ce239"/>
          <table:table-cell table:number-columns-repeated="1017"/>
        </table:table-row>
        <table:table-row table:style-name="ro57">
          <table:table-cell table:style-name="ce225" office:value-type="float" office:value="19">
            <text:p>19</text:p>
          </table:table-cell>
          <table:table-cell table:style-name="ce238" office:value-type="string">
            <text:p>Magic Paste(10 fields)</text:p>
            <text:p><text:span text:style-name="T8">(without business Logic) </text:span></text:p>
          </table:table-cell>
          <table:table-cell table:style-name="ce253" office:value-type="float" office:value="2">
            <text:p>2.00</text:p>
          </table:table-cell>
          <table:table-cell table:style-name="ce264" office:value-type="string">
            <text:p>Implementation of </text:p>
            <text:p>Magic paste component</text:p>
          </table:table-cell>
          <table:table-cell table:style-name="Default"/>
          <table:table-cell table:style-name="ce276"/>
          <table:table-cell table:style-name="ce239"/>
          <table:table-cell table:style-name="ce276" table:number-columns-repeated="1017"/>
        </table:table-row>
        <table:table-row table:style-name="ro28">
          <table:table-cell table:style-name="ce225" office:value-type="float" office:value="20">
            <text:p>20</text:p>
          </table:table-cell>
          <table:table-cell table:style-name="ce238" office:value-type="string">
            <text:p>Auto complete editor</text:p>
            <text:p><text:span text:style-name="T8">(without business Logic) </text:span></text:p>
          </table:table-cell>
          <table:table-cell table:style-name="ce253" office:value-type="float" office:value="1">
            <text:p>1.00</text:p>
          </table:table-cell>
          <table:table-cell table:style-name="ce264" office:value-type="string">
            <text:p>Implementation of </text:p>
            <text:p>Auto complete editor component</text:p>
          </table:table-cell>
          <table:table-cell table:style-name="Default"/>
          <table:table-cell/>
          <table:table-cell table:style-name="ce239"/>
          <table:table-cell table:number-columns-repeated="1017"/>
        </table:table-row>
        <table:table-row table:style-name="ro37">
          <table:table-cell table:style-name="ce225" office:value-type="float" office:value="21">
            <text:p>21</text:p>
          </table:table-cell>
          <table:table-cell table:style-name="ce238" office:value-type="string">
            <text:p>Faceted Navigation</text:p>
            <text:p><text:span text:style-name="T8">(without business Logic) </text:span></text:p>
          </table:table-cell>
          <table:table-cell table:style-name="ce253" office:value-type="float" office:value="3">
            <text:p>3.00</text:p>
          </table:table-cell>
          <table:table-cell table:style-name="ce264" office:value-type="string">
            <text:p>Implementation of </text:p>
            <text:p>Faceted navigation component</text:p>
          </table:table-cell>
          <table:table-cell table:style-name="Default"/>
          <table:table-cell/>
          <table:table-cell table:style-name="ce239"/>
          <table:table-cell table:number-columns-repeated="1017"/>
        </table:table-row>
        <table:table-row table:style-name="ro57">
          <table:table-cell table:style-name="ce225" office:value-type="float" office:value="22">
            <text:p>22</text:p>
          </table:table-cell>
          <table:table-cell table:style-name="ce238" office:value-type="string">
            <text:p>Insta Report</text:p>
            <text:p><text:span text:style-name="T8">(without business Logic) </text:span></text:p>
          </table:table-cell>
          <table:table-cell table:style-name="ce253" office:value-type="float" office:value="4">
            <text:p>4.00</text:p>
          </table:table-cell>
          <table:table-cell table:style-name="ce264" office:value-type="string">
            <text:p>Implementation of </text:p>
            <text:p>Insta Report component</text:p>
          </table:table-cell>
          <table:table-cell table:style-name="Default"/>
          <table:table-cell table:style-name="ce276"/>
          <table:table-cell table:style-name="ce239"/>
          <table:table-cell table:style-name="ce276" table:number-columns-repeated="1017"/>
        </table:table-row>
        <table:table-row table:style-name="ro21">
          <table:table-cell table:style-name="ce225" office:value-type="float" office:value="23">
            <text:p>23</text:p>
          </table:table-cell>
          <table:table-cell table:style-name="ce238" office:value-type="string">
            <text:p>File upload</text:p>
            <text:p><text:span text:style-name="T8">(without business Logic) </text:span></text:p>
          </table:table-cell>
          <table:table-cell table:style-name="ce253" office:value-type="float" office:value="1">
            <text:p>1.00</text:p>
          </table:table-cell>
          <table:table-cell table:style-name="ce264" office:value-type="string">
            <text:p>Implementation of upload functionality</text:p>
          </table:table-cell>
          <table:table-cell table:style-name="Default"/>
          <table:table-cell/>
          <table:table-cell table:style-name="ce239"/>
          <table:table-cell table:number-columns-repeated="1017"/>
        </table:table-row>
        <table:table-row table:style-name="ro31">
          <table:table-cell table:style-name="ce225" office:value-type="float" office:value="24">
            <text:p>24</text:p>
          </table:table-cell>
          <table:table-cell table:style-name="ce238" office:value-type="string">
            <text:p>Comment container</text:p>
            <text:p><text:span text:style-name="T8">(without business Logic) </text:span></text:p>
          </table:table-cell>
          <table:table-cell table:style-name="ce253" office:value-type="float" office:value="0.1">
            <text:p>0.10</text:p>
          </table:table-cell>
          <table:table-cell table:style-name="ce264" office:value-type="string">
            <text:p>Implementation of </text:p>
            <text:p>Comment container Component</text:p>
          </table:table-cell>
          <table:table-cell table:style-name="Default"/>
          <table:table-cell table:style-name="ce276"/>
          <table:table-cell table:style-name="ce239"/>
          <table:table-cell table:style-name="ce276" table:number-columns-repeated="1017"/>
        </table:table-row>
        <table:table-row table:style-name="ro31">
          <table:table-cell table:style-name="ce225" office:value-type="float" office:value="25">
            <text:p>25</text:p>
          </table:table-cell>
          <table:table-cell table:style-name="ce238" office:value-type="string">
            <text:p>New Application</text:p>
          </table:table-cell>
          <table:table-cell table:style-name="ce253" office:value-type="float" office:value="3">
            <text:p>3.00</text:p>
          </table:table-cell>
          <table:table-cell table:style-name="ce264" office:value-type="string">
            <text:p>Implementation of New application</text:p>
            <text:p>Component includes(buttons,sub items,</text:p>
            <text:p>Properties) </text:p>
          </table:table-cell>
          <table:table-cell table:style-name="Default"/>
          <table:table-cell table:style-name="ce276"/>
          <table:table-cell table:style-name="ce239"/>
          <table:table-cell table:style-name="ce276" table:number-columns-repeated="1017"/>
        </table:table-row>
        <table:table-row table:style-name="ro31">
          <table:table-cell table:style-name="ce225" office:value-type="float" office:value="26">
            <text:p>26</text:p>
          </table:table-cell>
          <table:table-cell table:style-name="ce238" office:value-type="string">
            <text:p>Anchor list Component</text:p>
          </table:table-cell>
          <table:table-cell table:style-name="ce253" office:value-type="float" office:value="2">
            <text:p>2.00</text:p>
          </table:table-cell>
          <table:table-cell table:style-name="ce264" office:value-type="string">
            <text:p>Implementation of Anchor list</text:p>
            <text:p><text:s/>Component</text:p>
          </table:table-cell>
          <table:table-cell table:style-name="Default"/>
          <table:table-cell table:style-name="ce276"/>
          <table:table-cell table:style-name="ce239"/>
          <table:table-cell table:style-name="ce276" table:number-columns-repeated="1017"/>
        </table:table-row>
        <table:table-row table:style-name="ro58">
          <table:table-cell table:style-name="ce225" office:value-type="float" office:value="27">
            <text:p>27</text:p>
          </table:table-cell>
          <table:table-cell table:style-name="ce238" office:value-type="string">
            <text:p>Other WAP components</text:p>
            <text:p><text:span text:style-name="T8">(without business Logic) </text:span></text:p>
          </table:table-cell>
          <table:table-cell table:style-name="ce253" office:value-type="float" office:value="0.5">
            <text:p>0.50</text:p>
          </table:table-cell>
          <table:table-cell table:style-name="ce264" office:value-type="string">
            <text:p>Implementation of other </text:p>
            <text:p>WAP component</text:p>
            <text:p>(not mentioned above)</text:p>
          </table:table-cell>
          <table:table-cell table:style-name="Default"/>
          <table:table-cell table:style-name="ce276"/>
          <table:table-cell table:style-name="ce239"/>
          <table:table-cell table:style-name="ce276" table:number-columns-repeated="1017"/>
        </table:table-row>
        <table:table-row table:style-name="ro59">
          <table:table-cell table:style-name="ce225" office:value-type="float" office:value="28">
            <text:p>28</text:p>
          </table:table-cell>
          <table:table-cell table:style-name="ce238" office:value-type="string">
            <text:p>Server side check (10 fields)</text:p>
          </table:table-cell>
          <table:table-cell table:style-name="ce253" office:value-type="float" office:value="1">
            <text:p>1.00</text:p>
          </table:table-cell>
          <table:table-cell table:style-name="ce264" office:value-type="string">
            <text:p>Implementation of server side validation</text:p>
          </table:table-cell>
          <table:table-cell table:style-name="Default"/>
          <table:table-cell table:style-name="ce276"/>
          <table:table-cell table:style-name="ce239"/>
          <table:table-cell table:style-name="ce276" table:number-columns-repeated="1017"/>
        </table:table-row>
        <table:table-row table:style-name="ro28">
          <table:table-cell table:style-name="ce225" office:value-type="float" office:value="29">
            <text:p>29</text:p>
          </table:table-cell>
          <table:table-cell table:style-name="ce238" office:value-type="string">
            <text:p>Toaster</text:p>
          </table:table-cell>
          <table:table-cell table:style-name="ce253" office:value-type="float" office:value="0.5">
            <text:p>0.50</text:p>
          </table:table-cell>
          <table:table-cell table:style-name="ce264" office:value-type="string">
            <text:p>Implementation of error message, </text:p>
            <text:p>Toaster and pop-up</text:p>
          </table:table-cell>
          <table:table-cell table:style-name="Default"/>
          <table:table-cell/>
          <table:table-cell table:style-name="ce239"/>
          <table:table-cell table:number-columns-repeated="1017"/>
        </table:table-row>
        <table:table-row table:style-name="ro60">
          <table:table-cell table:style-name="ce225" office:value-type="float" office:value="30">
            <text:p>30</text:p>
          </table:table-cell>
          <table:table-cell table:style-name="ce238" office:value-type="string">
            <text:p>Approval Flow Implementation</text:p>
          </table:table-cell>
          <table:table-cell table:style-name="ce253" office:value-type="float" office:value="8">
            <text:p>8.00</text:p>
          </table:table-cell>
          <table:table-cell table:style-name="ce264" office:value-type="string">
            <text:p><text:s/>Data creation and <text:s/>implement XML,</text:p>
            <text:p>Controller for approval tray.</text:p>
            <text:p>Implement listener service </text:p>
            <text:p>And controller for approval flow.</text:p>
          </table:table-cell>
          <table:table-cell table:style-name="Default"/>
          <table:table-cell table:style-name="ce276"/>
          <table:table-cell table:style-name="ce239"/>
          <table:table-cell table:style-name="ce276" table:number-columns-repeated="1017"/>
        </table:table-row>
        <table:table-row table:style-name="ro61">
          <table:table-cell table:style-name="ce225" office:value-type="float" office:value="31">
            <text:p>31</text:p>
          </table:table-cell>
          <table:table-cell table:style-name="ce238" office:value-type="string">
            <text:p>Access Webapi</text:p>
          </table:table-cell>
          <table:table-cell table:style-name="ce253" office:value-type="float" office:value="0.1">
            <text:p>0.10</text:p>
          </table:table-cell>
          <table:table-cell table:style-name="ce264" office:value-type="string">
            <text:p>Accessing already implemented </text:p>
            <text:p>Webapi project</text:p>
          </table:table-cell>
          <table:table-cell table:style-name="Default"/>
          <table:table-cell table:style-name="ce276"/>
          <table:table-cell table:style-name="ce239"/>
          <table:table-cell table:style-name="ce276" table:number-columns-repeated="1017"/>
        </table:table-row>
        <table:table-row table:style-name="ro62">
          <table:table-cell table:style-name="ce225" office:value-type="float" office:value="32">
            <text:p>32</text:p>
          </table:table-cell>
          <table:table-cell table:style-name="ce238" office:value-type="string">
            <text:p>Service Setting Implementation</text:p>
            <text:p><text:span text:style-name="T10">1. 1-100 Fields :Simple</text:span></text:p>
            <text:p><text:span text:style-name="T11">2. 100-200 Fields :Medium</text:span></text:p>
            <text:p><text:span text:style-name="T11">3. 200&lt; Fields :Complex</text:span></text:p>
          </table:table-cell>
          <table:table-cell table:style-name="ce253" office:value-type="float" office:value="0">
            <text:p>0.00</text:p>
          </table:table-cell>
          <table:table-cell table:style-name="ce264" office:value-type="string">
            <text:p>Implementation of <text:s/>service setting</text:p>
          </table:table-cell>
          <table:table-cell table:style-name="Default"/>
          <table:table-cell table:style-name="ce276"/>
          <table:table-cell table:style-name="ce239"/>
          <table:table-cell table:style-name="ce276" table:number-columns-repeated="1017"/>
        </table:table-row>
        <table:table-row table:style-name="ro63">
          <table:table-cell table:style-name="ce225" office:value-type="float" office:value="33">
            <text:p>33</text:p>
          </table:table-cell>
          <table:table-cell table:style-name="ce238" office:value-type="string">
            <text:p>First Time Component(New Component)</text:p>
          </table:table-cell>
          <table:table-cell table:style-name="ce253" office:value-type="float" office:value="8">
            <text:p>8.00</text:p>
          </table:table-cell>
          <table:table-cell table:style-name="ce264" office:value-type="string">
            <text:p>R &amp; D of new component and </text:p>
            <text:p>Implementation</text:p>
          </table:table-cell>
          <table:table-cell table:style-name="Default"/>
          <table:table-cell table:style-name="ce276"/>
          <table:table-cell table:style-name="ce239"/>
          <table:table-cell table:style-name="ce276" table:number-columns-repeated="1017"/>
        </table:table-row>
        <table:table-row table:style-name="ro34">
          <table:table-cell table:style-name="ce225" office:value-type="float" office:value="34">
            <text:p>34</text:p>
          </table:table-cell>
          <table:table-cell table:style-name="ce238" office:value-type="string">
            <text:p>Special Logic Involved</text:p>
          </table:table-cell>
          <table:table-cell table:style-name="ce253"/>
          <table:table-cell table:style-name="ce264" office:value-type="string">
            <text:p>different component and </text:p>
            <text:p>Different functionality</text:p>
          </table:table-cell>
          <table:table-cell table:style-name="Default"/>
          <table:table-cell/>
          <table:table-cell table:style-name="ce239"/>
          <table:table-cell table:number-columns-repeated="1017"/>
        </table:table-row>
        <table:table-row table:style-name="ro26">
          <table:table-cell table:style-name="ce225" office:value-type="float" office:value="35">
            <text:p>35</text:p>
          </table:table-cell>
          <table:table-cell table:style-name="ce238" office:value-type="string">
            <text:p>META DATA entries ( 10fields) </text:p>
          </table:table-cell>
          <table:table-cell table:style-name="ce253" office:value-type="float" office:value="0.5">
            <text:p>0.50</text:p>
          </table:table-cell>
          <table:table-cell table:style-name="ce264" office:value-type="string">
            <text:p>screen component label </text:p>
            <text:p>Meta data entries</text:p>
          </table:table-cell>
          <table:table-cell table:style-name="Default"/>
          <table:table-cell table:style-name="ce276"/>
          <table:table-cell table:style-name="ce239"/>
          <table:table-cell table:style-name="ce276" table:number-columns-repeated="1017"/>
        </table:table-row>
        <table:table-row table:style-name="ro26">
          <table:table-cell table:style-name="ce225" office:value-type="float" office:value="36">
            <text:p>36</text:p>
          </table:table-cell>
          <table:table-cell table:style-name="ce238" office:value-type="string">
            <text:p>Test Data preparation</text:p>
          </table:table-cell>
          <table:table-cell table:style-name="ce253" office:value-type="float" office:value="8">
            <text:p>8.00</text:p>
          </table:table-cell>
          <table:table-cell table:style-name="ce264" office:value-type="string">
            <text:p>preparation of Master table data</text:p>
          </table:table-cell>
          <table:table-cell table:style-name="Default"/>
          <table:table-cell table:style-name="ce276"/>
          <table:table-cell table:style-name="ce239"/>
          <table:table-cell table:style-name="ce276" table:number-columns-repeated="1017"/>
        </table:table-row>
        <table:table-row table:style-name="ro30">
          <table:table-cell table:style-name="ce225" office:value-type="float" office:value="37">
            <text:p>37</text:p>
          </table:table-cell>
          <table:table-cell table:style-name="ce238" office:value-type="string">
            <text:p>Business Logic Implementation (Development)</text:p>
            <text:p>100% of component</text:p>
            <text:p/>
          </table:table-cell>
          <table:table-cell table:style-name="ce253" office:value-type="float" office:value="0">
            <text:p>0.00</text:p>
          </table:table-cell>
          <table:table-cell table:style-name="ce264" office:value-type="string">
            <text:p>Time for implementation of </text:p>
            <text:p>Screen functionality</text:p>
          </table:table-cell>
          <table:table-cell table:style-name="Default"/>
          <table:table-cell table:formula="of:=SUM(c#ref!:[.C38])" office:value-type="string" office:string-value="Err:508">
            <text:p>Err:508</text:p>
          </table:table-cell>
          <table:table-cell table:style-name="ce239"/>
          <table:table-cell table:formula="of:=SUM([.D7:.D37])-16" office:value-type="float" office:value="-16">
            <text:p>-16</text:p>
          </table:table-cell>
          <table:table-cell table:style-name="ce284"/>
          <table:table-cell table:number-columns-repeated="1015"/>
        </table:table-row>
        <table:table-row table:style-name="ro64">
          <table:table-cell table:style-name="ce225" office:value-type="float" office:value="38">
            <text:p>38</text:p>
          </table:table-cell>
          <table:table-cell table:style-name="ce238" office:value-type="string">
            <text:p>First Time Development</text:p>
            <text:p><text:span text:style-name="T10">1-No : 0 hrs,</text:span></text:p>
            <text:p><text:span text:style-name="T10">2-YES : 20% of Development)</text:span></text:p>
          </table:table-cell>
          <table:table-cell table:style-name="ce254" office:value-type="float" office:value="0">
            <text:p>0.00</text:p>
          </table:table-cell>
          <table:table-cell table:style-name="ce264" office:value-type="string">
            <text:p>For first time screen developer</text:p>
          </table:table-cell>
          <table:table-cell table:style-name="Default"/>
          <table:table-cell table:style-name="ce276"/>
          <table:table-cell table:style-name="ce239"/>
          <table:table-cell table:formula="of:=SUM([.H39];[.D39])" office:value-type="float" office:value="-16">
            <text:p>-16</text:p>
          </table:table-cell>
          <table:table-cell table:style-name="ce276" table:number-columns-repeated="1016"/>
        </table:table-row>
        <table:table-row table:style-name="ro65">
          <table:table-cell table:style-name="ce225" office:value-type="float" office:value="39">
            <text:p>39</text:p>
          </table:table-cell>
          <table:table-cell table:style-name="ce238" office:value-type="string">
            <text:p>Scenario video</text:p>
          </table:table-cell>
          <table:table-cell table:style-name="ce254" office:value-type="float" office:value="4">
            <text:p>4.00</text:p>
          </table:table-cell>
          <table:table-cell table:style-name="ce264"/>
          <table:table-cell table:style-name="Default"/>
          <table:table-cell table:style-name="ce276"/>
          <table:table-cell table:style-name="ce239"/>
          <table:table-cell/>
          <table:table-cell table:style-name="ce276" table:number-columns-repeated="1016"/>
        </table:table-row>
        <table:table-row table:style-name="ro31">
          <table:table-cell table:style-name="ce225" office:value-type="float" office:value="40">
            <text:p>40</text:p>
          </table:table-cell>
          <table:table-cell table:style-name="ce238" office:value-type="string">
            <text:p>Unit Testing</text:p>
          </table:table-cell>
          <table:table-cell table:style-name="ce254" office:value-type="float" office:value="24">
            <text:p>24.00</text:p>
          </table:table-cell>
          <table:table-cell table:style-name="ce264"/>
          <table:table-cell table:style-name="Default"/>
          <table:table-cell table:style-name="ce276"/>
          <table:table-cell table:style-name="ce239"/>
          <table:table-cell/>
          <table:table-cell table:style-name="ce276" table:number-columns-repeated="1016"/>
        </table:table-row>
        <table:table-row table:style-name="ro37">
          <table:table-cell table:style-name="ce225" office:value-type="float" office:value="41">
            <text:p>41</text:p>
          </table:table-cell>
          <table:table-cell table:style-name="ce238" office:value-type="string">
            <text:p>Code Review</text:p>
          </table:table-cell>
          <table:table-cell table:style-name="ce253" office:value-type="float" office:value="16">
            <text:p>16.00</text:p>
          </table:table-cell>
          <table:table-cell table:style-name="ce264" office:value-type="string">
            <text:p>Code review and code logic checking </text:p>
            <text:p>And Identify the common functionality</text:p>
          </table:table-cell>
          <table:table-cell table:style-name="Default"/>
          <table:table-cell table:style-name="ce276"/>
          <table:table-cell table:style-name="ce239"/>
          <table:table-cell table:style-name="ce276" table:number-columns-repeated="1017"/>
        </table:table-row>
        <table:table-row table:style-name="ro54">
          <table:table-cell table:style-name="ce225" office:value-type="float" office:value="42">
            <text:p>42</text:p>
          </table:table-cell>
          <table:table-cell table:style-name="ce238" office:value-type="string">
            <text:p>Catalog Analysis <text:s/>and Test case preparation</text:p>
          </table:table-cell>
          <table:table-cell table:style-name="ce253" office:value-type="float" office:value="40">
            <text:p>40.00</text:p>
          </table:table-cell>
          <table:table-cell table:style-name="ce264" office:value-type="string">
            <text:p>Analyze Screen Functions </text:p>
            <text:p><text:s/>and <text:s/>Flow(Tester) and </text:p>
            <text:p>Create Test case for the screen</text:p>
            <text:p/>
          </table:table-cell>
          <table:table-cell table:style-name="Default"/>
          <table:table-cell table:style-name="ce276"/>
          <table:table-cell table:style-name="ce239"/>
          <table:table-cell table:style-name="ce276" table:number-columns-repeated="1017"/>
        </table:table-row>
        <table:table-row table:style-name="ro67">
          <table:table-cell table:style-name="ce225" office:value-type="float" office:value="43">
            <text:p>43</text:p>
          </table:table-cell>
          <table:table-cell table:style-name="ce238" office:value-type="string">
            <text:p><text:span text:style-name="T12">Chennai Hyouka </text:span></text:p>
            <text:p><text:span text:style-name="T12">30% of Overall Development</text:span></text:p>
            <text:p><text:span text:style-name="T10">(Test Case Execution)</text:span></text:p>
          </table:table-cell>
          <table:table-cell table:style-name="ce253" office:value-type="float" office:value="0">
            <text:p>0.00</text:p>
          </table:table-cell>
          <table:table-cell table:style-name="ce264" office:value-type="string">
            <text:p>Testing the screen and </text:p>
            <text:p><text:s/>raise the issues</text:p>
          </table:table-cell>
          <table:table-cell table:style-name="Default"/>
          <table:table-cell/>
          <table:table-cell table:style-name="ce239"/>
          <table:table-cell table:number-columns-repeated="1017"/>
        </table:table-row>
        <table:table-row table:style-name="ro37">
          <table:table-cell table:style-name="ce225" office:value-type="float" office:value="44">
            <text:p>44</text:p>
          </table:table-cell>
          <table:table-cell table:style-name="ce238" office:value-type="string">
            <text:p>support</text:p>
            <text:p><text:span text:style-name="T10">(1Developer-support the Chennai Hyouka Bug fixing)</text:span></text:p>
          </table:table-cell>
          <table:table-cell table:style-name="ce253" office:value-type="float" office:value="0">
            <text:p>0.00</text:p>
          </table:table-cell>
          <table:table-cell table:style-name="ce264" office:value-type="string">
            <text:p>Fixing Chennai hyouka bugs</text:p>
          </table:table-cell>
          <table:table-cell table:style-name="Default"/>
          <table:table-cell/>
          <table:table-cell table:style-name="ce239"/>
          <table:table-cell table:number-columns-repeated="1017"/>
        </table:table-row>
        <table:table-row table:style-name="ro68">
          <table:table-cell table:style-name="ce225" office:value-type="float" office:value="45">
            <text:p>45</text:p>
          </table:table-cell>
          <table:table-cell table:style-name="ce238" office:value-type="string">
            <text:p>Estimation</text:p>
          </table:table-cell>
          <table:table-cell table:style-name="ce253" office:value-type="float" office:value="8">
            <text:p>8.00</text:p>
          </table:table-cell>
          <table:table-cell table:style-name="ce264" office:value-type="string">
            <text:p>Rough Estimation</text:p>
          </table:table-cell>
          <table:table-cell table:style-name="Default" table:number-columns-repeated="2"/>
          <table:table-cell table:style-name="ce239"/>
          <table:table-cell table:style-name="Default" table:number-columns-repeated="1017"/>
        </table:table-row>
        <table:table-row table:style-name="ro64">
          <table:table-cell table:style-name="ce226"/>
          <table:table-cell table:style-name="ce239" table:number-columns-repeated="2"/>
          <table:table-cell table:style-name="ce226"/>
          <table:table-cell table:style-name="Default" table:number-columns-repeated="2"/>
          <table:table-cell table:style-name="ce282"/>
          <table:table-cell table:style-name="Default" table:number-columns-repeated="1017"/>
        </table:table-row>
        <table:table-row table:style-name="ro52" table:visibility="collapse">
          <table:table-cell table:style-name="ce227"/>
          <table:table-cell table:style-name="ce240"/>
          <table:table-cell table:style-name="ce255"/>
          <table:table-cell table:style-name="ce266"/>
          <table:table-cell table:number-columns-repeated="2"/>
          <table:table-cell table:style-name="ce175"/>
          <table:table-cell table:number-columns-repeated="1017"/>
        </table:table-row>
        <table:table-row table:style-name="ro52" table:visibility="collapse">
          <table:table-cell table:style-name="ce228"/>
          <table:table-cell table:style-name="ce241"/>
          <table:table-cell table:style-name="ce256"/>
          <table:table-cell table:style-name="ce267"/>
          <table:table-cell table:style-name="ce276" table:number-columns-repeated="2"/>
          <table:table-cell table:style-name="ce282"/>
          <table:table-cell table:style-name="ce276" table:number-columns-repeated="1017"/>
        </table:table-row>
        <table:table-row table:style-name="ro52" table:visibility="collapse">
          <table:table-cell table:style-name="ce227"/>
          <table:table-cell table:style-name="ce240"/>
          <table:table-cell table:style-name="ce255"/>
          <table:table-cell table:style-name="ce266"/>
          <table:table-cell table:number-columns-repeated="2"/>
          <table:table-cell table:style-name="ce283"/>
          <table:table-cell table:number-columns-repeated="1017"/>
        </table:table-row>
        <table:table-row table:style-name="ro52" table:visibility="collapse">
          <table:table-cell table:style-name="ce228"/>
          <table:table-cell table:style-name="ce241"/>
          <table:table-cell table:style-name="ce256"/>
          <table:table-cell table:style-name="ce267"/>
          <table:table-cell table:style-name="ce276" table:number-columns-repeated="2"/>
          <table:table-cell/>
          <table:table-cell table:style-name="ce276" table:number-columns-repeated="1017"/>
        </table:table-row>
        <table:table-row table:style-name="ro52" table:visibility="collapse">
          <table:table-cell table:style-name="ce227"/>
          <table:table-cell table:style-name="ce240"/>
          <table:table-cell table:style-name="ce255"/>
          <table:table-cell table:style-name="ce266"/>
          <table:table-cell table:number-columns-repeated="2"/>
          <table:table-cell table:style-name="ce283"/>
          <table:table-cell table:number-columns-repeated="1017"/>
        </table:table-row>
        <table:table-row table:style-name="ro52" table:visibility="collapse">
          <table:table-cell table:style-name="ce228"/>
          <table:table-cell table:style-name="ce241"/>
          <table:table-cell table:style-name="ce256"/>
          <table:table-cell table:style-name="ce267"/>
          <table:table-cell table:style-name="ce276" table:number-columns-repeated="2"/>
          <table:table-cell/>
          <table:table-cell table:style-name="ce276" table:number-columns-repeated="1017"/>
        </table:table-row>
        <table:table-row table:style-name="ro52" table:visibility="collapse">
          <table:table-cell table:style-name="ce229"/>
          <table:table-cell table:style-name="ce240"/>
          <table:table-cell table:style-name="ce255"/>
          <table:table-cell table:style-name="ce266"/>
          <table:table-cell table:number-columns-repeated="2"/>
          <table:table-cell table:style-name="ce283"/>
          <table:table-cell table:number-columns-repeated="1017"/>
        </table:table-row>
        <table:table-row table:style-name="ro52" table:visibility="collapse">
          <table:table-cell table:style-name="ce228"/>
          <table:table-cell table:style-name="ce241"/>
          <table:table-cell table:style-name="ce256"/>
          <table:table-cell table:style-name="ce267"/>
          <table:table-cell table:style-name="ce276" table:number-columns-repeated="2"/>
          <table:table-cell/>
          <table:table-cell table:style-name="ce276" table:number-columns-repeated="1017"/>
        </table:table-row>
        <table:table-row table:style-name="ro52" table:visibility="collapse">
          <table:table-cell table:style-name="ce227"/>
          <table:table-cell table:style-name="ce240"/>
          <table:table-cell table:style-name="ce255"/>
          <table:table-cell table:style-name="ce266"/>
          <table:table-cell table:number-columns-repeated="2"/>
          <table:table-cell table:style-name="ce283"/>
          <table:table-cell table:number-columns-repeated="1017"/>
        </table:table-row>
        <table:table-row table:style-name="ro52" table:visibility="collapse">
          <table:table-cell table:style-name="ce228"/>
          <table:table-cell table:style-name="ce242"/>
          <table:table-cell table:style-name="ce257"/>
          <table:table-cell table:style-name="ce268"/>
          <table:table-cell table:style-name="ce276" table:number-columns-repeated="2"/>
          <table:table-cell/>
          <table:table-cell table:style-name="ce276" table:number-columns-repeated="1017"/>
        </table:table-row>
        <table:table-row table:style-name="ro52" table:visibility="collapse">
          <table:table-cell table:style-name="ce227"/>
          <table:table-cell table:style-name="ce240"/>
          <table:table-cell table:style-name="ce255"/>
          <table:table-cell table:style-name="ce266"/>
          <table:table-cell table:number-columns-repeated="2"/>
          <table:table-cell table:style-name="ce283"/>
          <table:table-cell table:number-columns-repeated="1017"/>
        </table:table-row>
        <table:table-row table:style-name="ro52" table:visibility="collapse">
          <table:table-cell table:style-name="ce228"/>
          <table:table-cell table:style-name="ce241"/>
          <table:table-cell table:style-name="ce258"/>
          <table:table-cell table:style-name="ce269"/>
          <table:table-cell table:style-name="ce276" table:number-columns-repeated="2"/>
          <table:table-cell/>
          <table:table-cell table:style-name="ce276" table:number-columns-repeated="1017"/>
        </table:table-row>
        <table:table-row table:style-name="ro52" table:visibility="collapse">
          <table:table-cell table:style-name="ce227"/>
          <table:table-cell table:style-name="ce243"/>
          <table:table-cell table:style-name="ce259"/>
          <table:table-cell table:style-name="ce270"/>
          <table:table-cell table:number-columns-repeated="2"/>
          <table:table-cell table:style-name="ce283"/>
          <table:table-cell table:number-columns-repeated="1017"/>
        </table:table-row>
        <table:table-row table:style-name="ro52" table:visibility="collapse">
          <table:table-cell table:style-name="ce228" office:value-type="float" office:value="49">
            <text:p>49</text:p>
          </table:table-cell>
          <table:table-cell table:style-name="ce244"/>
          <table:table-cell table:style-name="ce255"/>
          <table:table-cell table:style-name="ce266"/>
          <table:table-cell table:style-name="ce276" table:number-columns-repeated="2"/>
          <table:table-cell table:style-name="ce282"/>
          <table:table-cell table:style-name="ce276" table:number-columns-repeated="1017"/>
        </table:table-row>
        <table:table-row table:style-name="ro52" table:visibility="collapse">
          <table:table-cell table:style-name="ce227" office:value-type="float" office:value="50">
            <text:p>50</text:p>
          </table:table-cell>
          <table:table-cell table:style-name="ce245"/>
          <table:table-cell table:style-name="ce258"/>
          <table:table-cell table:style-name="ce269"/>
          <table:table-cell table:number-columns-repeated="2"/>
          <table:table-cell table:style-name="ce283"/>
          <table:table-cell table:number-columns-repeated="1017"/>
        </table:table-row>
        <table:table-row table:style-name="ro52" table:visibility="collapse">
          <table:table-cell table:style-name="ce228" office:value-type="float" office:value="51">
            <text:p>51</text:p>
          </table:table-cell>
          <table:table-cell table:style-name="ce244"/>
          <table:table-cell table:style-name="ce255"/>
          <table:table-cell table:style-name="ce266"/>
          <table:table-cell table:style-name="ce276" table:number-columns-repeated="2"/>
          <table:table-cell/>
          <table:table-cell table:style-name="ce276" table:number-columns-repeated="1017"/>
        </table:table-row>
        <table:table-row table:style-name="ro69" table:visibility="collapse">
          <table:table-cell table:style-name="ce227" office:value-type="float" office:value="52">
            <text:p>52</text:p>
          </table:table-cell>
          <table:table-cell table:style-name="ce246"/>
          <table:table-cell table:style-name="ce258"/>
          <table:table-cell table:style-name="ce269"/>
          <table:table-cell table:number-columns-repeated="2"/>
          <table:table-cell table:style-name="ce283"/>
          <table:table-cell table:number-columns-repeated="1017"/>
        </table:table-row>
        <table:table-row table:style-name="ro52" table:visibility="collapse">
          <table:table-cell table:style-name="ce228" office:value-type="float" office:value="53">
            <text:p>53</text:p>
          </table:table-cell>
          <table:table-cell table:style-name="ce244"/>
          <table:table-cell table:style-name="ce255"/>
          <table:table-cell table:style-name="ce266"/>
          <table:table-cell table:style-name="ce276" table:number-columns-repeated="2"/>
          <table:table-cell/>
          <table:table-cell table:style-name="ce276" table:number-columns-repeated="1017"/>
        </table:table-row>
        <table:table-row table:style-name="ro52" table:visibility="collapse">
          <table:table-cell table:style-name="ce227" office:value-type="float" office:value="54">
            <text:p>54</text:p>
          </table:table-cell>
          <table:table-cell table:style-name="ce246"/>
          <table:table-cell table:style-name="ce258"/>
          <table:table-cell table:style-name="ce269"/>
          <table:table-cell table:number-columns-repeated="2"/>
          <table:table-cell table:style-name="ce283"/>
          <table:table-cell table:number-columns-repeated="1017"/>
        </table:table-row>
        <table:table-row table:style-name="ro52" table:visibility="collapse">
          <table:table-cell table:style-name="ce228" office:value-type="float" office:value="55">
            <text:p>55</text:p>
          </table:table-cell>
          <table:table-cell table:style-name="ce244"/>
          <table:table-cell table:style-name="ce255"/>
          <table:table-cell table:style-name="ce266"/>
          <table:table-cell table:style-name="ce276" table:number-columns-repeated="2"/>
          <table:table-cell/>
          <table:table-cell table:style-name="ce276" table:number-columns-repeated="1017"/>
        </table:table-row>
        <table:table-row table:style-name="ro52" table:visibility="collapse">
          <table:table-cell table:style-name="ce230" office:value-type="float" office:value="56">
            <text:p>56</text:p>
          </table:table-cell>
          <table:table-cell table:style-name="ce247"/>
          <table:table-cell table:style-name="ce257"/>
          <table:table-cell table:style-name="ce268"/>
          <table:table-cell table:number-columns-repeated="1020"/>
        </table:table-row>
        <table:table-row table:style-name="ro52">
          <table:table-cell table:number-columns-repeated="2"/>
          <table:table-cell table:style-name="ce260"/>
          <table:table-cell table:style-name="ce271"/>
          <table:table-cell table:number-columns-repeated="1020"/>
        </table:table-row>
        <table:table-row table:style-name="ro70">
          <table:table-cell table:style-name="ce232"/>
          <table:table-cell table:style-name="ce248"/>
          <table:table-cell table:style-name="ce175"/>
          <table:table-cell table:style-name="ce232"/>
          <table:table-cell table:number-columns-repeated="1020"/>
        </table:table-row>
        <table:table-row table:style-name="ro66">
          <table:table-cell table:style-name="ce232"/>
          <table:table-cell table:style-name="ce248"/>
          <table:table-cell table:style-name="ce175"/>
          <table:table-cell table:style-name="ce232"/>
          <table:table-cell table:number-columns-repeated="1020"/>
        </table:table-row>
        <table:table-row table:style-name="ro70">
          <table:table-cell table:style-name="ce232"/>
          <table:table-cell table:style-name="ce175" table:number-columns-repeated="2"/>
          <table:table-cell table:style-name="ce232"/>
          <table:table-cell table:number-columns-repeated="1020"/>
        </table:table-row>
        <table:table-row table:style-name="ro66">
          <table:table-cell table:style-name="ce232"/>
          <table:table-cell table:style-name="ce175" table:number-columns-repeated="2"/>
          <table:table-cell table:style-name="ce232"/>
          <table:table-cell table:number-columns-repeated="1020"/>
        </table:table-row>
        <table:table-row table:style-name="ro70">
          <table:table-cell table:style-name="ce232"/>
          <table:table-cell table:style-name="ce175" table:number-columns-repeated="2"/>
          <table:table-cell table:style-name="ce232"/>
          <table:table-cell table:number-columns-repeated="1020"/>
        </table:table-row>
        <table:table-row table:style-name="ro66">
          <table:table-cell table:style-name="ce232"/>
          <table:table-cell table:style-name="ce175" table:number-columns-repeated="2"/>
          <table:table-cell table:style-name="ce232"/>
          <table:table-cell table:number-columns-repeated="1020"/>
        </table:table-row>
        <table:table-row table:style-name="ro70" table:number-rows-repeated="2">
          <table:table-cell table:style-name="ce232"/>
          <table:table-cell table:style-name="ce175" table:number-columns-repeated="2"/>
          <table:table-cell table:style-name="ce232"/>
          <table:table-cell table:number-columns-repeated="1020"/>
        </table:table-row>
        <table:table-row table:style-name="ro66">
          <table:table-cell table:style-name="ce232"/>
          <table:table-cell table:style-name="ce175" table:number-columns-repeated="2"/>
          <table:table-cell table:style-name="ce232"/>
          <table:table-cell table:number-columns-repeated="1020"/>
        </table:table-row>
        <table:table-row table:style-name="ro70">
          <table:table-cell table:style-name="ce232"/>
          <table:table-cell table:style-name="ce175" table:number-columns-repeated="2"/>
          <table:table-cell table:style-name="ce232"/>
          <table:table-cell table:number-columns-repeated="1020"/>
        </table:table-row>
        <table:table-row table:style-name="ro66">
          <table:table-cell table:style-name="ce232"/>
          <table:table-cell table:style-name="ce175" table:number-columns-repeated="2"/>
          <table:table-cell table:style-name="ce232"/>
          <table:table-cell table:number-columns-repeated="1020"/>
        </table:table-row>
        <table:table-row table:style-name="ro70" table:number-rows-repeated="3">
          <table:table-cell table:style-name="ce232"/>
          <table:table-cell table:style-name="ce175" table:number-columns-repeated="2"/>
          <table:table-cell table:style-name="ce232"/>
          <table:table-cell table:number-columns-repeated="1020"/>
        </table:table-row>
        <table:table-row table:style-name="ro66">
          <table:table-cell table:style-name="ce232"/>
          <table:table-cell table:style-name="ce175" table:number-columns-repeated="2"/>
          <table:table-cell table:style-name="ce232"/>
          <table:table-cell table:number-columns-repeated="1020"/>
        </table:table-row>
        <table:table-row table:style-name="ro70">
          <table:table-cell table:style-name="ce232"/>
          <table:table-cell table:style-name="ce175" table:number-columns-repeated="2"/>
          <table:table-cell table:style-name="ce232"/>
          <table:table-cell table:number-columns-repeated="1020"/>
        </table:table-row>
        <table:table-row table:style-name="ro70" table:number-rows-repeated="14">
          <table:table-cell/>
          <table:table-cell table:style-name="ce175" table:number-columns-repeated="2"/>
          <table:table-cell table:style-name="ce232"/>
          <table:table-cell table:number-columns-repeated="1020"/>
        </table:table-row>
        <table:table-row table:style-name="ro66" table:number-rows-repeated="2">
          <table:table-cell/>
          <table:table-cell table:style-name="ce175" table:number-columns-repeated="2"/>
          <table:table-cell table:style-name="ce232"/>
          <table:table-cell table:number-columns-repeated="1020"/>
        </table:table-row>
        <table:table-row table:style-name="ro70" table:number-rows-repeated="3">
          <table:table-cell/>
          <table:table-cell table:style-name="ce175" table:number-columns-repeated="2"/>
          <table:table-cell table:style-name="ce232"/>
          <table:table-cell table:number-columns-repeated="1020"/>
        </table:table-row>
        <table:table-row table:style-name="ro70" table:number-rows-repeated="1048469">
          <table:table-cell table:number-columns-repeated="1024"/>
        </table:table-row>
        <table:table-row table:style-name="ro20">
          <table:table-cell table:number-columns-repeated="1024"/>
        </table:table-row>
        <table:table-row table:style-name="ro20">
          <table:table-cell table:number-columns-repeated="1024"/>
        </table:table-row>
        <table:named-expressions>
          <table:named-range table:name="Excel_BuiltIn_Print_Area" table:base-cell-address="$Summary.$A$1" table:cell-range-address="$Reference.$A$1:.$E$69" table:range-usable-as="print-range"/>
        </table:named-expressions>
      </table:table>
      <table:table table:name="DateSchedule" table:style-name="ta6" table:protected="true" table:protection-key="QN4BcLCDG1utsFl83zLtLQ5wDiU=">
        <office:forms form:automatic-focus="false" form:apply-design-mode="false"/>
        <table:table-column table:style-name="co42" table:default-cell-style-name="ce288"/>
        <table:table-column table:style-name="co43" table:default-cell-style-name="ce288"/>
        <table:table-column table:style-name="co44" table:default-cell-style-name="ce288"/>
        <table:table-column table:style-name="co45" table:number-columns-repeated="2" table:default-cell-style-name="ce288"/>
        <table:table-column table:style-name="co55" table:default-cell-style-name="ce288"/>
        <table:table-column table:style-name="co56" table:default-cell-style-name="ce288"/>
        <table:table-column table:style-name="co57" table:default-cell-style-name="ce288"/>
        <table:table-column table:style-name="co58" table:number-columns-repeated="2" table:default-cell-style-name="ce288"/>
        <table:table-column table:style-name="co6" table:visibility="collapse" table:default-cell-style-name="ce367"/>
        <table:table-column table:style-name="co59" table:visibility="collapse" table:default-cell-style-name="ce367"/>
        <table:table-column table:style-name="co6" table:visibility="collapse" table:default-cell-style-name="ce367"/>
        <table:table-column table:style-name="co6" table:default-cell-style-name="ce288"/>
        <table:table-column table:style-name="co6" table:default-cell-style-name="ce367"/>
        <table:table-column table:style-name="co6" table:default-cell-style-name="ce288"/>
        <table:table-column table:style-name="co20" table:default-cell-style-name="ce288"/>
        <table:table-column table:style-name="co60" table:visibility="collapse" table:default-cell-style-name="ce288"/>
        <table:table-column table:style-name="co61" table:visibility="collapse" table:default-cell-style-name="ce288"/>
        <table:table-column table:style-name="co23" table:visibility="collapse" table:default-cell-style-name="ce288"/>
        <table:table-column table:style-name="co6" table:visibility="collapse" table:default-cell-style-name="ce288"/>
        <table:table-column table:style-name="co62" table:visibility="collapse" table:default-cell-style-name="ce288"/>
        <table:table-column table:style-name="co63" table:visibility="collapse" table:default-cell-style-name="ce288"/>
        <table:table-column table:style-name="co62" table:visibility="collapse" table:default-cell-style-name="ce288"/>
        <table:table-column table:style-name="co64" table:visibility="collapse" table:default-cell-style-name="ce288"/>
        <table:table-column table:style-name="co65" table:visibility="collapse" table:number-columns-repeated="2" table:default-cell-style-name="ce288"/>
        <table:table-column table:style-name="co66" table:visibility="collapse" table:number-columns-repeated="2" table:default-cell-style-name="ce288"/>
        <table:table-column table:style-name="co67" table:visibility="collapse" table:number-columns-repeated="2" table:default-cell-style-name="ce288"/>
        <table:table-column table:style-name="co6" table:visibility="collapse" table:default-cell-style-name="ce288"/>
        <table:table-column table:style-name="co62" table:default-cell-style-name="ce288"/>
        <table:table-column table:style-name="co6" table:number-columns-repeated="225" table:default-cell-style-name="ce288"/>
        <table:table-column table:style-name="co6" table:number-columns-repeated="763" table:default-cell-style-name="ce316"/>
        <table:table-row table:style-name="ro71">
          <table:table-cell table:style-name="ce285" office:value-type="string" table:number-columns-spanned="10" table:number-rows-spanned="1">
            <text:p>IVTL_Commuting Costs (Employee Info)</text:p>
          </table:table-cell>
          <table:covered-table-cell table:style-name="ce285"/>
          <table:covered-table-cell table:number-columns-repeated="8" table:style-name="ce301"/>
          <table:table-cell table:number-columns-repeated="3"/>
          <table:table-cell table:style-name="Default" table:number-columns-repeated="2"/>
          <table:table-cell table:number-columns-repeated="1006"/>
        </table:table-row>
        <table:table-row table:style-name="ro31">
          <table:table-cell table:style-name="ce286" office:value-type="string">
            <text:p>S. No</text:p>
          </table:table-cell>
          <table:table-cell table:style-name="ce286"/>
          <table:table-cell table:style-name="ce286" office:value-type="string" table:number-columns-spanned="2" table:number-rows-spanned="1">
            <text:p>Task</text:p>
          </table:table-cell>
          <table:covered-table-cell table:style-name="ce286"/>
          <table:table-cell table:style-name="ce286" office:value-type="string">
            <text:p>Man Days</text:p>
          </table:table-cell>
          <table:table-cell table:style-name="ce286" office:value-type="string">
            <text:p>Man Months</text:p>
          </table:table-cell>
          <table:table-cell table:style-name="ce286" office:value-type="string">
            <text:p>No.of </text:p>
            <text:p>Developers</text:p>
          </table:table-cell>
          <table:table-cell table:style-name="ce286" office:value-type="string">
            <text:p>Delay </text:p>
            <text:p>Days</text:p>
          </table:table-cell>
          <table:table-cell table:style-name="ce352" office:value-type="string">
            <text:p>Start Date</text:p>
          </table:table-cell>
          <table:table-cell table:style-name="ce352" office:value-type="string">
            <text:p>End Date</text:p>
          </table:table-cell>
          <table:table-cell table:style-name="ce368"/>
          <table:table-cell table:style-name="ce288"/>
          <table:table-cell table:number-columns-repeated="4"/>
          <table:table-cell table:style-name="ce372" office:value-type="string">
            <text:p>Estimation Type</text:p>
          </table:table-cell>
          <table:table-cell table:style-name="Default"/>
          <table:table-cell table:number-columns-repeated="1003"/>
        </table:table-row>
        <table:table-row table:style-name="ro38">
          <table:table-cell table:style-name="ce287" office:value-type="float" office:value="1">
            <text:p>1</text:p>
          </table:table-cell>
          <table:table-cell table:style-name="ce287"/>
          <table:table-cell table:style-name="ce287" office:value-type="string" table:number-columns-spanned="2" table:number-rows-spanned="1">
            <text:p>Catalog and Design</text:p>
          </table:table-cell>
          <table:covered-table-cell table:style-name="ce287"/>
          <table:table-cell table:style-name="ce329" table:formula="of:=[Summary.F4]" office:value-type="float" office:value="17">
            <text:p>17.00</text:p>
          </table:table-cell>
          <table:table-cell table:style-name="ce329" table:formula="of:=[.E3]/20" office:value-type="float" office:value="0.85">
            <text:p>0.85</text:p>
          </table:table-cell>
          <table:table-cell table:style-name="ce329" office:value-type="float" office:value="1">
            <text:p>1.00</text:p>
          </table:table-cell>
          <table:table-cell table:style-name="ce348" office:value-type="float" office:value="0">
            <text:p>0.00</text:p>
          </table:table-cell>
          <table:table-cell table:style-name="ce353" office:value-type="date" office:date-value="2017-06-12">
            <office:annotation office:display="true" draw:style-name="gr2" draw:text-style-name="P4" svg:width="1.5972in" svg:height="0.4185in" svg:x="13.4598in" svg:y="0.3547in" draw:caption-point-x="-1.1823in" draw:caption-point-y="0.3201in">
              <dc:creator>S</dc:creator>
              <dc:date>2017-06-05T00:00:00</dc:date>
              <text:p text:style-name="P3"><text:span text:style-name="T2">Enter the starting date </text:span><text:span text:style-name="T3">(YYYY/MM/DD)</text:span><text:span text:style-name="T2"> </text:span></text:p>
            </office:annotation>
            <text:p>06/12/2017</text:p>
          </table:table-cell>
          <table:table-cell table:style-name="ce357" table:formula="of:=WORKDAY([.I3];IF([.G3] &lt;= 0;0;IF([.E3] &lt;= 0;0;[.L3] - 1));[$Reference.G3:.G44])" office:value-type="date" office:date-value="2017-07-05">
            <text:p>07/05/2017</text:p>
          </table:table-cell>
          <table:table-cell table:style-name="ce368"/>
          <table:table-cell table:style-name="ce370" table:formula="of:=IF([.G3] &lt;= 0;0;ROUNDUP(([.E3]/[.G3])+[.H3]))" office:value-type="float" office:value="17">
            <text:p>17</text:p>
          </table:table-cell>
          <table:table-cell table:style-name="ce370"/>
          <table:table-cell table:number-columns-repeated="3"/>
          <table:table-cell table:style-name="ce373" table:formula="of:=[$Estimation.AF3]" office:value-type="string" office:string-value="NEW">
            <text:p>NEW</text:p>
          </table:table-cell>
          <table:table-cell table:number-columns-repeated="1004"/>
        </table:table-row>
        <table:table-row table:style-name="ro74">
          <table:table-cell table:number-columns-repeated="1021"/>
        </table:table-row>
        <table:table-row table:style-name="ro57">
          <table:table-cell table:style-name="ce286" office:value-type="string">
            <text:p>S. No</text:p>
          </table:table-cell>
          <table:table-cell table:style-name="ce286" office:value-type="string">
            <text:p>Screen</text:p>
          </table:table-cell>
          <table:table-cell table:style-name="ce286" office:value-type="string">
            <text:p>Task</text:p>
          </table:table-cell>
          <table:table-cell table:style-name="ce286" office:value-type="string">
            <text:p>Checkpoint</text:p>
          </table:table-cell>
          <table:table-cell table:style-name="ce286" office:value-type="string">
            <text:p>Man Days</text:p>
          </table:table-cell>
          <table:table-cell table:style-name="ce286" office:value-type="string">
            <text:p>Man Months</text:p>
          </table:table-cell>
          <table:table-cell table:style-name="ce286" office:value-type="string">
            <text:p>No.of </text:p>
            <text:p>Developers</text:p>
          </table:table-cell>
          <table:table-cell table:style-name="ce286" office:value-type="string">
            <text:p>Delay </text:p>
            <text:p>Days</text:p>
          </table:table-cell>
          <table:table-cell table:style-name="ce352" office:value-type="string">
            <text:p>Start Date</text:p>
          </table:table-cell>
          <table:table-cell table:style-name="ce352" office:value-type="string">
            <text:p>End Date</text:p>
          </table:table-cell>
          <table:table-cell table:style-name="ce368"/>
          <table:table-cell table:style-name="ce288"/>
          <table:table-cell table:number-columns-repeated="5"/>
          <table:table-cell table:style-name="Default"/>
          <table:table-cell table:style-name="ce375" office:value-type="string">
            <text:p>Checkpoint Enddate</text:p>
            <text:p>Visibility</text:p>
          </table:table-cell>
          <table:table-cell table:style-name="ce375" office:value-type="string">
            <text:p>Checkpoint Startdate</text:p>
            <text:p>Visibility</text:p>
          </table:table-cell>
          <table:table-cell table:style-name="ce374" office:value-type="string">
            <text:p>Startdate</text:p>
          </table:table-cell>
          <table:table-cell table:style-name="ce374" office:value-type="string">
            <text:p>Enddate</text:p>
          </table:table-cell>
          <table:table-cell table:style-name="ce375" office:value-type="string">
            <text:p>Used Hours</text:p>
            <text:p>Per screen </text:p>
          </table:table-cell>
          <table:table-cell table:style-name="ce375" office:value-type="string">
            <text:p>Testing</text:p>
            <text:p>Start date</text:p>
          </table:table-cell>
          <table:table-cell table:style-name="ce375" office:value-type="string">
            <text:p>Testing </text:p>
            <text:p>End date</text:p>
          </table:table-cell>
          <table:table-cell table:style-name="ce375" office:value-type="string">
            <text:p>Testing</text:p>
            <text:p>ManDays</text:p>
          </table:table-cell>
          <table:table-cell table:style-name="ce375" office:value-type="string">
            <text:p>Used Hours</text:p>
            <text:p>Per screen </text:p>
            <text:p>(testing)</text:p>
          </table:table-cell>
          <table:table-cell table:style-name="ce375" office:value-type="string">
            <text:p>Start Date</text:p>
            <text:p>(Checkpoint)</text:p>
          </table:table-cell>
          <table:table-cell table:style-name="ce375" office:value-type="string">
            <text:p>End Date</text:p>
            <text:p><text:span text:style-name="T14">(Checkpoint)</text:span></text:p>
          </table:table-cell>
          <table:table-cell table:style-name="ce375" office:value-type="string">
            <text:p>Start Date</text:p>
            <text:p>(Set Final Checkpoint</text:p>
            <text:p><text:s/>Date as CR Enddate)</text:p>
          </table:table-cell>
          <table:table-cell table:style-name="ce375" office:value-type="string">
            <text:p>End Date</text:p>
            <text:p><text:span text:style-name="T14">(Set Final Checkpoint</text:span></text:p>
            <text:p><text:span text:style-name="T14"><text:s/></text:span><text:span text:style-name="T14">Date as CR Enddate)</text:span></text:p>
          </table:table-cell>
          <table:table-cell table:style-name="ce375" office:value-type="string">
            <text:p>Checkpoint</text:p>
            <text:p>Start date</text:p>
          </table:table-cell>
          <table:table-cell table:style-name="Default"/>
          <table:table-cell table:number-columns-repeated="988"/>
        </table:table-row>
        <table:table-row table:style-name="ro36">
          <table:table-cell table:style-name="ce289" office:value-type="float" office:value="1">
            <text:p>1</text:p>
          </table:table-cell>
          <table:table-cell table:style-name="ce289" office:value-type="string">
            <text:p>Screen 1</text:p>
          </table:table-cell>
          <table:table-cell table:style-name="ce302"/>
          <table:table-cell table:style-name="ce319"/>
          <table:table-cell table:style-name="ce330" table:formula="of:=SUM([$Summary.F7])" office:value-type="float" office:value="51.825">
            <text:p>51.83</text:p>
          </table:table-cell>
          <table:table-cell table:style-name="ce330" table:formula="of:=SUM([$Summary.G7])" office:value-type="float" office:value="2.59125">
            <text:p>2.59</text:p>
          </table:table-cell>
          <table:table-cell table:style-name="ce340" table:formula="of:=[.C47]" office:value-type="float" office:value="3" table:number-columns-spanned="1" table:number-rows-spanned="10">
            <text:p>3.00</text:p>
          </table:table-cell>
          <table:table-cell table:style-name="ce349" office:value-type="float" office:value="0" table:number-columns-spanned="1" table:number-rows-spanned="10">
            <text:p>0.00</text:p>
          </table:table-cell>
          <table:table-cell table:style-name="ce354" table:formula="of:=[.U16]" office:value-type="date" office:date-value="2017-07-06" table:number-columns-spanned="1" table:number-rows-spanned="10">
            <text:p>07/06/2017</text:p>
          </table:table-cell>
          <table:table-cell table:style-name="ce362" table:formula="of:=[.V16]" office:value-type="date" office:date-value="2017-07-31" table:number-columns-spanned="1" table:number-rows-spanned="10">
            <text:p>07/31/2017</text:p>
          </table:table-cell>
          <table:table-cell table:style-name="ce369" table:formula="of:=IF([.J6]=&quot;&quot;;&quot;&quot;;[.J6])" office:value-type="date" office:date-value="2017-07-31">
            <text:p>07/31/17</text:p>
          </table:table-cell>
          <table:table-cell table:style-name="ce370" table:formula="of:=ROUNDUP(IF(([.G6]-1)&lt;0;0;([.E16]/[.G6])+[.H6]))" office:value-type="float" office:value="18">
            <text:p>18</text:p>
          </table:table-cell>
          <table:table-cell table:style-name="ce370"/>
          <table:table-cell table:number-columns-repeated="4"/>
          <table:table-cell table:style-name="Default"/>
          <table:table-cell table:style-name="ce376" table:formula="of:=IF(OR(([.D7]-[.D6]) = 1;([.D7]-[.D6]) &lt; 0);1;0)" office:value-type="float" office:value="0">
            <text:p>0</text:p>
          </table:table-cell>
          <table:table-cell table:style-name="ce374" table:formula="of:=IF(NOT([.D6] = 0);1;0)" office:value-type="float" office:value="0">
            <text:p>0</text:p>
          </table:table-cell>
          <table:table-cell table:style-name="ce386" table:formula="of:=WORKDAY([.J3];IF([.E6] &lt;= 0;0;1);[Reference.G3:.G43])" office:value-type="date" office:date-value="2017-07-06">
            <text:p>06/07/2017</text:p>
          </table:table-cell>
          <table:table-cell table:style-name="ce386" table:formula="of:=WORKDAY([.U6];IF([.C47] &lt;= 0;0;([.E6] - 0.01)/[.C47] );[Reference.G3:.G43])" office:value-type="date" office:date-value="2017-07-31">
            <text:p>31/07/2017</text:p>
          </table:table-cell>
          <table:table-cell table:style-name="ce391" table:formula="of:=IF([.C47] &lt;= 0;0;MOD([.E6] * 8/[.C47];8))" office:value-type="float" office:value="2.19999999999999">
            <text:p>2.20</text:p>
          </table:table-cell>
          <table:table-cell table:style-name="ce390" table:formula="of:=WORKDAY(IF([.S6]-[.T6]=0;WORKDAY([.V6];1;[Reference.G3:.G43]);[.V6]);IF([.E6] &lt;= 0;0;1);[Reference.G3:.G43])" office:value-type="date" office:date-value="2017-08-02">
            <text:p>02/08/2017</text:p>
          </table:table-cell>
          <table:table-cell table:style-name="ce390" table:formula="of:=WORKDAY([.X6];IF([.J47] &lt;= 0;0;([.Z6]- 0.01)/[.J47]);[Reference.G3:.G43])" office:value-type="date" office:date-value="2017-08-21">
            <text:p>21/08/2017</text:p>
          </table:table-cell>
          <table:table-cell table:style-name="ce391" table:formula="of:=IF([.J47] &lt;= 0;0;([.E6] - ([Estimation.T41]/8))*0.3/[.J47])" office:value-type="float" office:value="12.95625">
            <text:p>12.96</text:p>
          </table:table-cell>
          <table:table-cell table:style-name="ce391" table:formula="of:=MOD([.Z6]*8;8)" office:value-type="float" office:value="7.65000000000002">
            <text:p>7.65</text:p>
          </table:table-cell>
          <table:table-cell table:style-name="ce390" table:formula="of:=IF([.T6] = 1;IF([.S6] = 1;[.X6];IF([.S7]=1;[.X7];IF([.S8]=1;[.X8];IF([.S9]=1;[.X9];IF([.S10]=1;[.X10];IF([.S11]=1;[.X11];IF([.S12]=1;[.X12];IF([.S13]=1;[.X13];IF([.S14]=1;[.X14];IF([.S15]=1;[.X15];&quot;&quot;))))))))));&quot;&quot;)">
            <text:p/>
          </table:table-cell>
          <table:table-cell table:style-name="ce390" table:formula="of:=IF([.S6] = 0;&quot;&quot;;[.Y6])">
            <text:p/>
          </table:table-cell>
          <table:table-cell table:style-name="ce390" table:formula="of:=IF([.T6] = 1;IF([.T6]/[.S16] = 1;WORKDAY([.Y28];IF([.Z6] &lt;= 0;0;1);[Reference.G3:.G43]);[.AB6]);&quot;&quot;)">
            <text:p/>
          </table:table-cell>
          <table:table-cell table:style-name="ce390" table:formula="of:=IF([.S6] = 1;IF([.S6]/[.S16] = 1;WORKDAY([.Y28];IF([.Z6] &lt;= 0;0;[.U28] + 5 );[Reference.G3:.G43]);[.AC6]);&quot;&quot;)">
            <text:p/>
          </table:table-cell>
          <table:table-cell table:style-name="ce386" table:formula="of:=IF([.AE6]=&quot;&quot;;&quot;&quot;;WORKDAY([.V6];IF([.E6] &lt;= 0;0;1) + [.H26];[Reference.G3:.G43]))">
            <text:p/>
          </table:table-cell>
          <table:table-cell table:style-name="Default"/>
          <table:table-cell table:number-columns-repeated="988"/>
        </table:table-row>
        <table:table-row table:style-name="ro36">
          <table:table-cell table:style-name="ce289" office:value-type="float" office:value="2">
            <text:p>2</text:p>
          </table:table-cell>
          <table:table-cell table:style-name="ce289" office:value-type="string">
            <text:p>Screen 2</text:p>
          </table:table-cell>
          <table:table-cell table:style-name="ce303"/>
          <table:table-cell table:style-name="ce320"/>
          <table:table-cell table:style-name="ce330" table:formula="of:=SUM([$Summary.F8])" office:value-type="float" office:value="0">
            <text:p>0.00</text:p>
          </table:table-cell>
          <table:table-cell table:style-name="ce330" table:formula="of:=SUM([$Summary.G8])" office:value-type="float" office:value="0">
            <text:p>0.00</text:p>
          </table:table-cell>
          <table:covered-table-cell table:number-columns-repeated="2" table:style-name="ce341"/>
          <table:covered-table-cell table:number-columns-repeated="2" table:style-name="ce355"/>
          <table:table-cell table:style-name="ce369" table:formula="of:=IF([.J7]=&quot;&quot;;[.K6];[.J7])" office:value-type="date" office:date-value="2017-07-31">
            <text:p>07/31/17</text:p>
          </table:table-cell>
          <table:table-cell table:style-name="ce370" table:formula="of:=ROUNDUP(IF(([.G7]-1)&lt;0;0;([.E7]/[.G7])+[.H7]))" office:value-type="float" office:value="0">
            <text:p>0</text:p>
          </table:table-cell>
          <table:table-cell table:formula="of:=WORKDAY([.I7];(IF(([.G7]-1)&lt;0;0;([.L6]-1)));[$Reference.G5:.G46])" office:value-type="date" office:date-value="1899-12-30">
            <text:p>12/30/1899</text:p>
          </table:table-cell>
          <table:table-cell table:number-columns-repeated="4"/>
          <table:table-cell table:style-name="Default"/>
          <table:table-cell table:style-name="ce376" table:formula="of:=IF(OR(([.D8]-[.D7]) = 1;([.D8]-[.D7]) &lt; 0);1;0)" office:value-type="float" office:value="0">
            <text:p>0</text:p>
          </table:table-cell>
          <table:table-cell table:style-name="ce376" table:formula="of:=IF(NOT([.S6] = 0);IF(([.T6] - [.S16])  &lt; 0;1;0))" office:value-type="float" office:value="0">
            <text:p>0</text:p>
          </table:table-cell>
          <table:table-cell table:style-name="ce386" table:formula="of:=IF([.E7] &lt;= 0;[.V6];WORKDAY(IF([.AF6]=&quot;&quot;;[.V6];WORKDAY([.AF6];0;[Reference.G3:.G43]));IF([.E7] &lt;= 0;0;IF([.W6] &gt; 0;0;1));[Reference.G3:.G43]))" office:value-type="date" office:date-value="2017-07-31">
            <text:p>31/07/2017</text:p>
          </table:table-cell>
          <table:table-cell table:style-name="ce386" table:formula="of:=IF([.E7] &lt;= 0;[.U7];WORKDAY([.U7];IF([.C47] &lt;= 0;0;([.E7] - 0.01)/[.C47] )  ;[Reference.G3:.G43]))" office:value-type="date" office:date-value="2017-07-31">
            <text:p>31/07/2017</text:p>
          </table:table-cell>
          <table:table-cell table:style-name="ce391" table:formula="of:=IF([.C47] &lt;= 0;0;MOD([.E7] * 8/[.C47];8))" office:value-type="float" office:value="0">
            <text:p>0.00</text:p>
          </table:table-cell>
          <table:table-cell table:style-name="ce390" table:formula="of:=IF([.Z7] &lt;= 0;[.Y6];WORKDAY(IF(OR([.S7]-[.T7]=1;[.S7]-[.T7]=0);WORKDAY([.V7];1;[Reference.G3:.G43]);[.V7]);IF([.E7] &lt;= 0;0;1);[Reference.G3:.G43]))" office:value-type="date" office:date-value="2017-08-21">
            <text:p>21/08/2017</text:p>
          </table:table-cell>
          <table:table-cell table:style-name="ce390" table:formula="of:=WORKDAY([.X7];IF([.J47] &lt;= 0;0;([.Z7]- 0.01)/[.J47]);[Reference.G3:.G43])" office:value-type="date" office:date-value="2017-08-21">
            <text:p>21/08/2017</text:p>
          </table:table-cell>
          <table:table-cell table:style-name="ce391" table:formula="of:=IF([.J47] &lt;= 0;0;([.E7] - ([Estimation.U41]/8))*0.3/[.J47])" office:value-type="float" office:value="0">
            <text:p>0.00</text:p>
          </table:table-cell>
          <table:table-cell table:style-name="ce391" table:formula="of:=MOD([.Z7]*8;8)" office:value-type="float" office:value="0">
            <text:p>0.00</text:p>
          </table:table-cell>
          <table:table-cell table:style-name="ce390" table:formula="of:=IF([.T7] = 1;IF([.S7]=1;[.X7];IF([.S8]=1;[.X8];IF([.S9]=1;[.X9];IF([.S10]=1;[.X10];IF([.S11]=1;[.X11];IF([.S12]=1;[.X12];IF([.S13]=1;[.X13];IF([.S14]=1;[.X14];IF([.S15]=1;[.X15];&quot;&quot;)))))))));&quot;&quot;)">
            <text:p/>
          </table:table-cell>
          <table:table-cell table:style-name="ce390" table:formula="of:=IF([.S7] = 0;&quot;&quot;;IF([.S6]=0;WORKDAY([.X7];SUM([.Z6:.Z7]);[Reference.G3:.G43]);[.Y7]))">
            <text:p/>
          </table:table-cell>
          <table:table-cell table:style-name="ce390" table:formula="of:=IF([.T7] = 1;IF(SUM([.T6:.T7])/[.S16] = 1;WORKDAY([.Y28];IF([.Z7] &lt;= 0;0;1);[Reference.G3:.G43]);[.AB7]);&quot;&quot;)">
            <text:p/>
          </table:table-cell>
          <table:table-cell table:style-name="ce390" table:formula="of:=IF([.S7] = 1;IF(SUM([.S6:.S7])/[.S16] = 1;WORKDAY([.Y28];IF([.Z7] &lt;= 0;0;[.U28] + 5 );[Reference.G3:.G43]);[.AC7]);&quot;&quot;)">
            <text:p/>
          </table:table-cell>
          <table:table-cell table:style-name="ce386" table:formula="of:=IF([.AE7]=&quot;&quot;;&quot;&quot;;IF([.Z7] &lt;= 0;[.Y6];WORKDAY([.V7];IF([.E7] &lt;= 0;0;1);[Reference.G3:.G43])))">
            <text:p/>
          </table:table-cell>
          <table:table-cell table:style-name="Default"/>
          <table:table-cell table:number-columns-repeated="988"/>
        </table:table-row>
        <table:table-row table:style-name="ro36">
          <table:table-cell table:style-name="ce289" office:value-type="float" office:value="3">
            <text:p>3</text:p>
          </table:table-cell>
          <table:table-cell table:style-name="ce289" office:value-type="string">
            <text:p>Screen 3</text:p>
          </table:table-cell>
          <table:table-cell table:style-name="ce304"/>
          <table:table-cell table:style-name="ce321"/>
          <table:table-cell table:style-name="ce330" table:formula="of:=SUM([$Summary.F9])" office:value-type="float" office:value="0">
            <text:p>0.00</text:p>
          </table:table-cell>
          <table:table-cell table:style-name="ce330" table:formula="of:=SUM([$Summary.G9])" office:value-type="float" office:value="0">
            <text:p>0.00</text:p>
          </table:table-cell>
          <table:covered-table-cell table:number-columns-repeated="2" table:style-name="ce341"/>
          <table:covered-table-cell table:number-columns-repeated="2" table:style-name="ce355"/>
          <table:table-cell table:style-name="ce369" table:formula="of:=IF([.J8]=&quot;&quot;;[.K7];[.J8])" office:value-type="date" office:date-value="2017-07-31">
            <text:p>07/31/17</text:p>
          </table:table-cell>
          <table:table-cell table:style-name="ce370" table:formula="of:=ROUNDUP(IF(([.G8]-1)&lt;0;0;([.E8]/[.G8])+[.H8]))" office:value-type="float" office:value="0">
            <text:p>0</text:p>
          </table:table-cell>
          <table:table-cell table:number-columns-repeated="5"/>
          <table:table-cell table:style-name="Default"/>
          <table:table-cell table:style-name="ce376" table:formula="of:=IF(OR(([.D9]-[.D8]) = 1;([.D9]-[.D8]) &lt; 0);1;0)" office:value-type="float" office:value="0">
            <text:p>0</text:p>
          </table:table-cell>
          <table:table-cell table:style-name="ce376" table:formula="of:=IF(NOT([.S7] = 0);IF((SUM([.T6:.T7]) - [.S16])  &lt; 0;1;0))" office:value-type="float" office:value="0">
            <text:p>0</text:p>
          </table:table-cell>
          <table:table-cell table:style-name="ce386" table:formula="of:=IF([.E8] &lt;= 0;[.V7];WORKDAY(IF([.AF7]=&quot;&quot;;[.V7];WORKDAY([.AF7];0;[Reference.G3:.G43]));IF([.E8] &lt;= 0;0;IF([.W7] &gt; 0;0;1));[Reference.G3:.G43]))" office:value-type="date" office:date-value="2017-07-31">
            <text:p>31/07/2017</text:p>
          </table:table-cell>
          <table:table-cell table:style-name="ce390" table:formula="of:=IF([.E8] &lt;= 0;[.U8];WORKDAY([.U8];IF([.C47] &lt;= 0;0;([.E8] - 0.01)/[.C47]);[Reference.G3:.G43]))" office:value-type="date" office:date-value="2017-07-31">
            <text:p>31/07/2017</text:p>
          </table:table-cell>
          <table:table-cell table:style-name="ce391" table:formula="of:=IF([.C47] &lt;= 0;0;MOD([.E8] * 8/[.C47];8))" office:value-type="float" office:value="0">
            <text:p>0.00</text:p>
          </table:table-cell>
          <table:table-cell table:style-name="ce390" table:formula="of:=IF([.Z8] &lt;= 0;[.Y7];WORKDAY(IF(OR([.S8]-[.T8]=1;[.S8]-[.T8]=0);WORKDAY([.V8];1;[Reference.G3:.G43]);[.V8]);IF([.E8] &lt;= 0;0;1);[Reference.G3:.G43]))" office:value-type="date" office:date-value="2017-08-21">
            <text:p>21/08/2017</text:p>
          </table:table-cell>
          <table:table-cell table:style-name="ce390" table:formula="of:=WORKDAY([.X8];IF([.J47] &lt;= 0;0;([.Z8]- 0.01)/[.J47]);[Reference.G3:.G43])" office:value-type="date" office:date-value="2017-08-21">
            <text:p>21/08/2017</text:p>
          </table:table-cell>
          <table:table-cell table:style-name="ce391" table:formula="of:=IF([.J47] &lt;= 0;0;([.E8] - ([Estimation.V41]/8))*0.3/[.J47])" office:value-type="float" office:value="0">
            <text:p>0.00</text:p>
          </table:table-cell>
          <table:table-cell table:style-name="ce391" table:formula="of:=MOD([.Z8]*8;8)" office:value-type="float" office:value="0">
            <text:p>0.00</text:p>
          </table:table-cell>
          <table:table-cell table:style-name="ce390" table:formula="of:=IF([.T8] = 1;IF([.S8]=1;[.X8];IF([.S9]=1;[.X9];IF([.S10]=1;[.X10];IF([.S11]=1;[.X11];IF([.S12]=1;[.X12];IF([.S13]=1;[.X13];IF([.S14]=1;[.X14];IF([.S15]=1;[.X15];&quot;&quot;))))))));&quot;&quot;)">
            <text:p/>
          </table:table-cell>
          <table:table-cell table:style-name="ce390" table:formula="of:=IF([.S8] = 0;&quot;&quot;;IF([.S7]=0;WORKDAY([.X8];IF([.S6]=0;SUM([.Z6:.Z8]);SUM([.Z7:.Z8]));[Reference.G3:.G43]);[.Y8]))">
            <text:p/>
          </table:table-cell>
          <table:table-cell table:style-name="ce390" table:formula="of:=IF([.T8] = 1;IF(SUM([.T6:.T8])/[.S16] = 1;WORKDAY([.Y28];IF([.Z8] &lt;= 0;0;1);[Reference.G3:.G43]);[.AB8]);&quot;&quot;)">
            <text:p/>
          </table:table-cell>
          <table:table-cell table:style-name="ce390" table:formula="of:=IF([.S8] = 1;IF(SUM([.S6:.S8])/[.S16] = 1;WORKDAY([.Y28];IF([.Z8] &lt;= 0;0;[.U28] + 5 );[Reference.G3:.G43]);[.AC8]);&quot;&quot;)">
            <text:p/>
          </table:table-cell>
          <table:table-cell table:style-name="ce390" table:formula="of:=IF([.AE8]=&quot;&quot;;&quot;&quot;;IF([.Z8] &lt;= 0;[.Y7];WORKDAY([.V8];IF([.E8] &lt;= 0;0;1);[Reference.G4:.G44])))">
            <text:p/>
          </table:table-cell>
          <table:table-cell table:style-name="Default"/>
          <table:table-cell table:number-columns-repeated="988"/>
        </table:table-row>
        <table:table-row table:style-name="ro36">
          <table:table-cell table:style-name="ce289" office:value-type="float" office:value="4">
            <text:p>4</text:p>
          </table:table-cell>
          <table:table-cell table:style-name="ce289" office:value-type="string">
            <text:p>Screen 4</text:p>
          </table:table-cell>
          <table:table-cell table:style-name="ce305"/>
          <table:table-cell table:style-name="ce322"/>
          <table:table-cell table:style-name="ce330" table:formula="of:=SUM([$Summary.F10])" office:value-type="float" office:value="0">
            <text:p>0.00</text:p>
          </table:table-cell>
          <table:table-cell table:style-name="ce330" table:formula="of:=SUM([$Summary.G10])" office:value-type="float" office:value="0">
            <text:p>0.00</text:p>
          </table:table-cell>
          <table:covered-table-cell table:number-columns-repeated="2" table:style-name="ce341"/>
          <table:covered-table-cell table:number-columns-repeated="2" table:style-name="ce355"/>
          <table:table-cell table:style-name="ce369" table:formula="of:=IF([.J9]=&quot;&quot;;[.K8];[.J9])" office:value-type="date" office:date-value="2017-07-31">
            <text:p>07/31/17</text:p>
          </table:table-cell>
          <table:table-cell table:style-name="ce370" table:formula="of:=ROUNDUP(IF(([.G9]-1)&lt;0;0;([.E9]/[.G9])+[.H9]))" office:value-type="float" office:value="0">
            <text:p>0</text:p>
          </table:table-cell>
          <table:table-cell table:number-columns-repeated="5"/>
          <table:table-cell table:style-name="Default"/>
          <table:table-cell table:style-name="ce376" table:formula="of:=IF(OR(([.D10]-[.D9]) = 1;([.D10]-[.D9]) &lt; 0);1;0)" office:value-type="float" office:value="0">
            <text:p>0</text:p>
          </table:table-cell>
          <table:table-cell table:style-name="ce376" table:formula="of:=IF(NOT([.S8] = 0);IF((SUM([.T6:.T8]) - [.S16])  &lt; 0;1;0))" office:value-type="float" office:value="0">
            <text:p>0</text:p>
          </table:table-cell>
          <table:table-cell table:style-name="ce386" table:formula="of:=IF([.E9] &lt;= 0;[.V8];WORKDAY(IF([.AF8]=&quot;&quot;;[.V8];WORKDAY([.AF8];0;[Reference.G3:.G43]));IF([.E9] &lt;= 0;0;IF([.W8] &gt; 0;0;1));[Reference.G3:.G43]))" office:value-type="date" office:date-value="2017-07-31">
            <text:p>31/07/2017</text:p>
          </table:table-cell>
          <table:table-cell table:style-name="ce386" table:formula="of:=IF([.E9] &lt;= 0;[.U9];WORKDAY([.U9];IF([.C47] &lt;= 0;0;([.E9] - 0.01)/[.C47] );[Reference.G3:.G43]))" office:value-type="date" office:date-value="2017-07-31">
            <text:p>31/07/2017</text:p>
          </table:table-cell>
          <table:table-cell table:style-name="ce391" table:formula="of:=IF([.C47] &lt;= 0;0;MOD([.E9] * 8/[.C47];8))" office:value-type="float" office:value="0">
            <text:p>0.00</text:p>
          </table:table-cell>
          <table:table-cell table:style-name="ce390" table:formula="of:=IF([.Z9] &lt;= 0;[.Y8];WORKDAY(IF(OR([.S9]-[.T9]=1;[.S9]-[.T9]=0);WORKDAY([.V9];1;[Reference.G3:.G43]);[.V9]);IF([.E9] &lt;= 0;0;1);[Reference.G3:.G43]))" office:value-type="date" office:date-value="2017-08-21">
            <text:p>21/08/2017</text:p>
          </table:table-cell>
          <table:table-cell table:style-name="ce390" table:formula="of:=WORKDAY([.X9];IF([.J47] &lt;= 0;0;([.Z9]- 0.01)/[.J47]);[Reference.G3:.G43])" office:value-type="date" office:date-value="2017-08-21">
            <text:p>21/08/2017</text:p>
          </table:table-cell>
          <table:table-cell table:style-name="ce391" table:formula="of:=IF([.J47] &lt;= 0;0;([.E9] - ([Estimation.W41]/8))*0.3/[.J47])" office:value-type="float" office:value="0">
            <text:p>0.00</text:p>
          </table:table-cell>
          <table:table-cell table:style-name="ce391" table:formula="of:=MOD([.Z9]*8;8)" office:value-type="float" office:value="0">
            <text:p>0.00</text:p>
          </table:table-cell>
          <table:table-cell table:style-name="ce390" table:formula="of:=IF([.T9] = 1;IF([.S9]=1;[.X9];IF([.S10]=1;[.X10];IF([.S11]=1;[.X11];IF([.S12]=1;[.X12];IF([.S13]=1;[.X13];IF([.S14]=1;[.X14];IF([.S15]=1;[.X15];&quot;&quot;)))))));&quot;&quot;)">
            <text:p/>
          </table:table-cell>
          <table:table-cell table:style-name="ce390" table:formula="of:=IF([.S9] = 0;&quot;&quot;;IF([.S8]=0;WORKDAY([.X9];IF([.S7]=0;IF([.S6]=0;SUM([.Z6:.Z9]);SUM([.Z7:.Z9]));SUM([.Z8:.Z9]));[Reference.G3:.G43]);[.Y9]))">
            <text:p/>
          </table:table-cell>
          <table:table-cell table:style-name="ce390" table:formula="of:=IF([.T9] = 1;IF(SUM([.T6:.T9])/[.S16] = 1;WORKDAY([.Y28];IF([.Z9] &lt;= 0;0;1);[Reference.G3:.G43]);[.AB9]);&quot;&quot;)">
            <text:p/>
          </table:table-cell>
          <table:table-cell table:style-name="ce390" table:formula="of:=IF([.S9] = 1;IF(SUM([.S6:.S9])/[.S16] = 1;WORKDAY([.Y28];IF([.Z9] &lt;= 0;0;[.U28] + 5 );[Reference.G3:.G43]);[.AC9]);&quot;&quot;)">
            <text:p/>
          </table:table-cell>
          <table:table-cell table:style-name="ce390" table:formula="of:=IF([.AE9]=&quot;&quot;;&quot;&quot;;IF([.Z9] &lt;= 0;[.Y8];WORKDAY([.V9];IF([.E9] &lt;= 0;0;1);[Reference.G5:.G45])))">
            <text:p/>
          </table:table-cell>
          <table:table-cell table:style-name="Default"/>
          <table:table-cell table:number-columns-repeated="988"/>
        </table:table-row>
        <table:table-row table:style-name="ro36">
          <table:table-cell table:style-name="ce289" office:value-type="float" office:value="5">
            <text:p>5</text:p>
          </table:table-cell>
          <table:table-cell table:style-name="ce289" office:value-type="string">
            <text:p>Screen 5</text:p>
          </table:table-cell>
          <table:table-cell table:style-name="ce303"/>
          <table:table-cell table:style-name="ce320"/>
          <table:table-cell table:style-name="ce330" table:formula="of:=SUM([$Summary.F11])" office:value-type="float" office:value="0">
            <text:p>0.00</text:p>
          </table:table-cell>
          <table:table-cell table:style-name="ce330" table:formula="of:=SUM([$Summary.G11])" office:value-type="float" office:value="0">
            <text:p>0.00</text:p>
          </table:table-cell>
          <table:covered-table-cell table:number-columns-repeated="2" table:style-name="ce341"/>
          <table:covered-table-cell table:number-columns-repeated="2" table:style-name="ce355"/>
          <table:table-cell table:style-name="ce369" table:formula="of:=IF([.J10]=&quot;&quot;;[.K9];[.J10])" office:value-type="date" office:date-value="2017-07-31">
            <text:p>07/31/17</text:p>
          </table:table-cell>
          <table:table-cell table:style-name="ce370" table:formula="of:=ROUNDUP(IF(([.G10]-1)&lt;0;0;([.E10]/[.G10])+[.H10]))" office:value-type="float" office:value="0">
            <text:p>0</text:p>
          </table:table-cell>
          <table:table-cell table:number-columns-repeated="5"/>
          <table:table-cell table:style-name="Default"/>
          <table:table-cell table:style-name="ce376" table:formula="of:=IF(OR(([.D11]-[.D10]) = 1;([.D11]-[.D10]) &lt; 0);1;0)" office:value-type="float" office:value="0">
            <text:p>0</text:p>
          </table:table-cell>
          <table:table-cell table:style-name="ce376" table:formula="of:=IF(NOT([.S9] = 0);IF((SUM([.T6:.T9]) - [.S16])  &lt; 0;1;0))" office:value-type="float" office:value="0">
            <text:p>0</text:p>
          </table:table-cell>
          <table:table-cell table:style-name="ce386" table:formula="of:=IF([.E10] &lt;= 0;[.V9];(WORKDAY(IF([.AF9]=&quot;&quot;;[.V9];WORKDAY([.AF9];0;[Reference.G3:.G43]));IF([.E10] &lt;= 0;0;IF([.W9] &gt; 0;0;1));[Reference.G3:.G43])))" office:value-type="date" office:date-value="2017-07-31">
            <text:p>31/07/2017</text:p>
          </table:table-cell>
          <table:table-cell table:style-name="ce390" table:formula="of:=IF([.E10] &lt;= 0;[.U10];WORKDAY([.U10];IF([.C47] &lt;= 0;0;([.E10] - 0.01)/[.C47] );[Reference.G3:.G43]))" office:value-type="date" office:date-value="2017-07-31">
            <text:p>31/07/2017</text:p>
          </table:table-cell>
          <table:table-cell table:style-name="ce391" table:formula="of:=IF([.C47] &lt;= 0;0;MOD([.E10] * 8/[.C47];8))" office:value-type="float" office:value="0">
            <text:p>0.00</text:p>
          </table:table-cell>
          <table:table-cell table:style-name="ce390" table:formula="of:=IF([.Z10] &lt;= 0;[.Y9];WORKDAY(IF(OR([.S10]-[.T10]=1;[.S10]-[.T10]=0);WORKDAY([.V10];1;[Reference.G3:.G43]);[.V10]);IF([.E10] &lt;= 0;0;1);[Reference.G3:.G43]))" office:value-type="date" office:date-value="2017-08-21">
            <text:p>21/08/2017</text:p>
          </table:table-cell>
          <table:table-cell table:style-name="ce390" table:formula="of:=WORKDAY([.X10];IF([.J47] &lt;= 0;0;([.Z10]- 0.01)/[.J47]);[Reference.G3:.G43])" office:value-type="date" office:date-value="2017-08-21">
            <text:p>21/08/2017</text:p>
          </table:table-cell>
          <table:table-cell table:style-name="ce391" table:formula="of:=IF([.J47] &lt;= 0;0;([.E10] - ([Estimation.X41]/8))*0.3/[.J47])" office:value-type="float" office:value="0">
            <text:p>0.00</text:p>
          </table:table-cell>
          <table:table-cell table:style-name="ce391" table:formula="of:=MOD([.Z10]*8;8)" office:value-type="float" office:value="0">
            <text:p>0.00</text:p>
          </table:table-cell>
          <table:table-cell table:style-name="ce390" table:formula="of:=IF([.T10] = 1;IF([.S10]=1;[.X10];IF([.S11]=1;[.X11];IF([.S12]=1;[.X12];IF([.S13]=1;[.X13];IF([.S14]=1;[.X14];IF([.S15]=1;[.X15];&quot;&quot;))))));&quot;&quot;)">
            <text:p/>
          </table:table-cell>
          <table:table-cell table:style-name="ce390" table:formula="of:=IF([.S10] = 0;&quot;&quot;;IF([.S9]=0;WORKDAY([.X10];IF([.S8]=0;IF([.S7]=0;IF([.S6]=0;SUM([.Z6:.Z10]);SUM([.Z7:.Z10]));SUM([.Z8:.Z10]));SUM([.Z9:.Z10]));[Reference.G3:.G43]);[.Y10]))">
            <text:p/>
          </table:table-cell>
          <table:table-cell table:style-name="ce390" table:formula="of:=IF([.T10] = 1;IF(SUM([.T6:.T10])/[.S16] = 1;WORKDAY([.Y28];IF([.Z10] &lt;= 0;0;1);[Reference.G3:.G43]);[.AB10]);&quot;&quot;)">
            <text:p/>
          </table:table-cell>
          <table:table-cell table:style-name="ce390" table:formula="of:=IF([.S10] = 1;IF(SUM([.S6:.S10])/[.S16] = 1;WORKDAY([.Y28];IF([.Z10] &lt;= 0;0;[.U28] + 5 );[Reference.G3:.G43]);[.AC10]);&quot;&quot;)">
            <text:p/>
          </table:table-cell>
          <table:table-cell table:style-name="ce390" table:formula="of:=IF([.AE10]=&quot;&quot;;&quot;&quot;;IF([.Z10] &lt;= 0;[.Y9];WORKDAY([.V10];IF([.E10] &lt;= 0;0;1);[Reference.G6:.G46])))">
            <text:p/>
          </table:table-cell>
          <table:table-cell table:style-name="Default"/>
          <table:table-cell table:number-columns-repeated="988"/>
        </table:table-row>
        <table:table-row table:style-name="ro36">
          <table:table-cell table:style-name="ce289" office:value-type="float" office:value="6">
            <text:p>6</text:p>
          </table:table-cell>
          <table:table-cell table:style-name="ce289" office:value-type="string">
            <text:p>Screen 6</text:p>
          </table:table-cell>
          <table:table-cell table:style-name="ce304"/>
          <table:table-cell table:style-name="ce321"/>
          <table:table-cell table:style-name="ce330" table:formula="of:=SUM([$Summary.F12])" office:value-type="float" office:value="0">
            <text:p>0.00</text:p>
          </table:table-cell>
          <table:table-cell table:style-name="ce330" table:formula="of:=SUM([$Summary.G12])" office:value-type="float" office:value="0">
            <text:p>0.00</text:p>
          </table:table-cell>
          <table:covered-table-cell table:number-columns-repeated="2" table:style-name="ce341"/>
          <table:covered-table-cell table:number-columns-repeated="2" table:style-name="ce355"/>
          <table:table-cell table:style-name="ce369" table:formula="of:=IF([.J11]=&quot;&quot;;[.K10];[.J11])" office:value-type="date" office:date-value="2017-07-31">
            <text:p>07/31/17</text:p>
          </table:table-cell>
          <table:table-cell table:style-name="ce370" table:formula="of:=ROUNDUP(IF(([.G11]-1)&lt;0;0;([.E11]/[.G11])+[.H11]))" office:value-type="float" office:value="0">
            <text:p>0</text:p>
          </table:table-cell>
          <table:table-cell table:number-columns-repeated="5"/>
          <table:table-cell table:style-name="Default"/>
          <table:table-cell table:style-name="ce376" table:formula="of:=IF(OR(([.D12]-[.D11]) = 1;([.D12]-[.D11]) &lt; 0);1;0)" office:value-type="float" office:value="0">
            <text:p>0</text:p>
          </table:table-cell>
          <table:table-cell table:style-name="ce376" table:formula="of:=IF(NOT([.S10] = 0);IF((SUM([.T6:.T10]) - [.S16])  &lt; 0;1;0))" office:value-type="float" office:value="0">
            <text:p>0</text:p>
          </table:table-cell>
          <table:table-cell table:style-name="ce386" table:formula="of:=IF([.E11] &lt;= 0;[.V10];(WORKDAY(IF([.AF10]=&quot;&quot;;[.V10];WORKDAY([.AF10];0;[Reference.G3:.G43]));IF([.E11] &lt;= 0;0;IF([.W10] &gt; 0;0;1));[Reference.G3:.G43])))" office:value-type="date" office:date-value="2017-07-31">
            <text:p>31/07/2017</text:p>
          </table:table-cell>
          <table:table-cell table:style-name="ce390" table:formula="of:=IF([.E11] &lt;= 0;[.U11];WORKDAY([.U11];IF([.C47] &lt;= 0;0;([.E11] - 0.01)/[.C47] ) ;[Reference.G3:.G43]))" office:value-type="date" office:date-value="2017-07-31">
            <text:p>31/07/2017</text:p>
          </table:table-cell>
          <table:table-cell table:style-name="ce391" table:formula="of:=IF([.C47] &lt;= 0;0;MOD([.E11] * 8/[.C47];8))" office:value-type="float" office:value="0">
            <text:p>0.00</text:p>
          </table:table-cell>
          <table:table-cell table:style-name="ce390" table:formula="of:=IF([.Z11] &lt;= 0;[.Y10];WORKDAY(IF(OR([.S11]-[.T11]=1;[.S11]-[.T11]=0);WORKDAY([.V11];1;[Reference.G3:.G43]);[.V11]);IF([.E11] &lt;= 0;0;1);[Reference.G3:.G43]))" office:value-type="date" office:date-value="2017-08-21">
            <text:p>21/08/2017</text:p>
          </table:table-cell>
          <table:table-cell table:style-name="ce390" table:formula="of:=WORKDAY([.X11];IF([.J47] &lt;= 0;0;([.Z11]- 0.01)/[.J47]);[Reference.G3:.G43])" office:value-type="date" office:date-value="2017-08-21">
            <text:p>21/08/2017</text:p>
          </table:table-cell>
          <table:table-cell table:style-name="ce391" table:formula="of:=IF([.J47] &lt;= 0;0;([.E11] - ([Estimation.Y41]/8))*0.3/[.J47])" office:value-type="float" office:value="0">
            <text:p>0.00</text:p>
          </table:table-cell>
          <table:table-cell table:style-name="ce391" table:formula="of:=MOD([.Z11]*8;8)" office:value-type="float" office:value="0">
            <text:p>0.00</text:p>
          </table:table-cell>
          <table:table-cell table:style-name="ce390" table:formula="of:= IF([.T11] = 1;IF([.S11]=1;[.X11];IF([.S12]=1;[.X12];IF([.S13]=1;[.X13];IF([.S14]=1;[.X14];IF([.S15]=1;[.X15];&quot;&quot;)))));&quot;&quot;)">
            <text:p/>
          </table:table-cell>
          <table:table-cell table:style-name="ce390" table:formula="of:=IF([.S11] = 0;&quot;&quot;;IF([.S10]=0;WORKDAY([.X11];IF([.Z9]=0;IF([.Z8]=0;IF([.Z7]=0;IF([.Z6]=0;SUM([.Z6:.Z11]);SUM([.Z7:.Z11]));SUM([.Z8:.Z11]));[.Z9:.Z11]);SUM([.Z10:.Z11]));[Reference.G3:.G43]);[.Y11]))">
            <text:p/>
          </table:table-cell>
          <table:table-cell table:style-name="ce390" table:formula="of:=IF([.T11] = 1;IF(SUM([.T6:.T11])/[.S16] = 1;WORKDAY([.Y28];IF([.Z11] &lt;= 0;0;1);[Reference.G3:.G43]);[.AB11]);&quot;&quot;)">
            <text:p/>
          </table:table-cell>
          <table:table-cell table:style-name="ce390" table:formula="of:=IF([.S11] = 1;IF(SUM([.S6:.S11])/[.S16] = 1;WORKDAY([.Y28];IF([.Z11] &lt;= 0;0;[.U28] + 5 );[Reference.G3:.G43]);[.AC11]);&quot;&quot;)">
            <text:p/>
          </table:table-cell>
          <table:table-cell table:style-name="ce390" table:formula="of:=IF([.AE11]=&quot;&quot;;&quot;&quot;;IF([.Z11] &lt;= 0;[.Y10];WORKDAY([.V11];IF([.E11] &lt;= 0;0;1);[Reference.G7:.G47])))">
            <text:p/>
          </table:table-cell>
          <table:table-cell table:style-name="Default"/>
          <table:table-cell table:number-columns-repeated="988"/>
        </table:table-row>
        <table:table-row table:style-name="ro36">
          <table:table-cell table:style-name="ce289" office:value-type="float" office:value="7">
            <text:p>7</text:p>
          </table:table-cell>
          <table:table-cell table:style-name="ce289" office:value-type="string">
            <text:p>Screen 7</text:p>
          </table:table-cell>
          <table:table-cell table:style-name="ce303"/>
          <table:table-cell table:style-name="ce320"/>
          <table:table-cell table:style-name="ce330" table:formula="of:=SUM([$Summary.F13])" office:value-type="float" office:value="0">
            <text:p>0.00</text:p>
          </table:table-cell>
          <table:table-cell table:style-name="ce330" table:formula="of:=SUM([$Summary.G13])" office:value-type="float" office:value="0">
            <text:p>0.00</text:p>
          </table:table-cell>
          <table:covered-table-cell table:number-columns-repeated="2" table:style-name="ce341"/>
          <table:covered-table-cell table:number-columns-repeated="2" table:style-name="ce355"/>
          <table:table-cell table:style-name="ce369" table:formula="of:=IF([.J12]=&quot;&quot;;[.K11];[.J12])" office:value-type="date" office:date-value="2017-07-31">
            <text:p>07/31/17</text:p>
          </table:table-cell>
          <table:table-cell table:style-name="ce370" table:formula="of:=ROUNDUP(IF(([.G12]-1)&lt;0;0;([.E12]/[.G12])+[.H12]))" office:value-type="float" office:value="0">
            <text:p>0</text:p>
          </table:table-cell>
          <table:table-cell table:number-columns-repeated="5"/>
          <table:table-cell table:style-name="Default"/>
          <table:table-cell table:style-name="ce376" table:formula="of:=IF(OR(([.D13]-[.D12]) = 1;([.D13]-[.D12]) &lt; 0);1;0)" office:value-type="float" office:value="0">
            <text:p>0</text:p>
          </table:table-cell>
          <table:table-cell table:style-name="ce376" table:formula="of:=IF(NOT([.S11] = 0);IF((SUM([.T6:.T11]) - [.S16])  &lt; 0;1;0))" office:value-type="float" office:value="0">
            <text:p>0</text:p>
          </table:table-cell>
          <table:table-cell table:style-name="ce386" table:formula="of:=IF([.E12] &lt;= 0;[.V11];WORKDAY(IF([.AF11] = &quot;&quot;;[.V11];WORKDAY([.AF11];0;[Reference.G3:.G43]));IF([.E12] &lt;= 0;0;IF([.W11] &gt; 0;0;1));[Reference.G3:.G43]))" office:value-type="date" office:date-value="2017-07-31">
            <text:p>31/07/2017</text:p>
          </table:table-cell>
          <table:table-cell table:style-name="ce390" table:formula="of:=IF([.E12] &lt;= 0;[.U12];WORKDAY([.U12];IF([.C47] &lt;= 0;0;([.E12] - 0.01)/[.C47] );[Reference.G3:.G43]))" office:value-type="date" office:date-value="2017-07-31">
            <text:p>31/07/2017</text:p>
          </table:table-cell>
          <table:table-cell table:style-name="ce391" table:formula="of:=IF([.C47] &lt;= 0;0;MOD([.E12] * 8/[.C47];8))" office:value-type="float" office:value="0">
            <text:p>0.00</text:p>
          </table:table-cell>
          <table:table-cell table:style-name="ce390" table:formula="of:=IF([.Z12] &lt;= 0;[.Y11];WORKDAY(IF(OR([.S12]-[.T12]=1;[.S12]-[.T12]=0);WORKDAY([.V12];1;[Reference.G3:.G43]);[.V12]);IF([.E12] &lt;= 0;0;1);[Reference.G3:.G43]))" office:value-type="date" office:date-value="2017-08-21">
            <text:p>21/08/2017</text:p>
          </table:table-cell>
          <table:table-cell table:style-name="ce390" table:formula="of:=WORKDAY([.X12];IF([.J47] &lt;= 0;0;([.Z12]- 0.01)/[.J47]);[Reference.G3:.G43])" office:value-type="date" office:date-value="2017-08-21">
            <text:p>21/08/2017</text:p>
          </table:table-cell>
          <table:table-cell table:style-name="ce391" table:formula="of:=IF([.J47] &lt;= 0;0;([.E12] - ([Estimation.Z41]/8))*0.3/[.J47])" office:value-type="float" office:value="0">
            <text:p>0.00</text:p>
          </table:table-cell>
          <table:table-cell table:style-name="ce391" table:formula="of:=MOD([.Z12]*8;8)" office:value-type="float" office:value="0">
            <text:p>0.00</text:p>
          </table:table-cell>
          <table:table-cell table:style-name="ce390" table:formula="of:=IF([.T12] = 1;IF([.S12]=1;[.X12];IF([.S13]=1;[.X13];IF([.S14]=1;[.X14];IF([.S15]=1;[.X15];&quot;&quot;))));&quot;&quot;)">
            <text:p/>
          </table:table-cell>
          <table:table-cell table:style-name="ce390" table:formula="of:=IF([.S12] = 0;&quot;&quot;;IF([.S11]=0;WORKDAY([.X12];IF([.S10]=0;IF([.Z9]=0;IF([.Z8]=0;IF([.Z7]=0;IF([.Z6]=0;SUM([.Z6:.Z12]);SUM([.Z7:.Z12]));SUM([.Z8:.Z12]));[.Z9:.Z12]);SUM([.Z10:.Z12]));SUM([.Z11:.Z12]));[Reference.G3:.G43]);[.Y12]))">
            <text:p/>
          </table:table-cell>
          <table:table-cell table:style-name="ce390" table:formula="of:=IF([.T12] = 1;IF(SUM([.T6:.T12])/[.S16] = 1;WORKDAY([.Y28];IF([.Z12] &lt;= 0;0;1);[Reference.G3:.G43]);[.AB12]);&quot;&quot;)">
            <text:p/>
          </table:table-cell>
          <table:table-cell table:style-name="ce390" table:formula="of:=IF([.S12] = 1;IF(SUM([.S6:.S12])/[.S16] = 1;WORKDAY([.Y28];IF([.Z12] &lt;= 0;0;[.U28] + 5 );[Reference.G3:.G43]);[.AC12]);&quot;&quot;)">
            <text:p/>
          </table:table-cell>
          <table:table-cell table:style-name="ce390" table:formula="of:=IF([.AE12]=&quot;&quot;;&quot;&quot;;IF([.Z12] &lt;= 0;[.Y11];WORKDAY([.V12];IF([.E12] &lt;= 0;0;1);[Reference.G8:.G48])))">
            <text:p/>
          </table:table-cell>
          <table:table-cell table:style-name="Default"/>
          <table:table-cell table:number-columns-repeated="988"/>
        </table:table-row>
        <table:table-row table:style-name="ro36">
          <table:table-cell table:style-name="ce289" office:value-type="float" office:value="8">
            <text:p>8</text:p>
          </table:table-cell>
          <table:table-cell table:style-name="ce289" office:value-type="string">
            <text:p>Screen 8</text:p>
          </table:table-cell>
          <table:table-cell table:style-name="ce304"/>
          <table:table-cell table:style-name="ce321"/>
          <table:table-cell table:style-name="ce330" table:formula="of:=SUM([$Summary.F14])" office:value-type="float" office:value="0">
            <text:p>0.00</text:p>
          </table:table-cell>
          <table:table-cell table:style-name="ce330" table:formula="of:=SUM([$Summary.G14])" office:value-type="float" office:value="0">
            <text:p>0.00</text:p>
          </table:table-cell>
          <table:covered-table-cell table:number-columns-repeated="2" table:style-name="ce341"/>
          <table:covered-table-cell table:number-columns-repeated="2" table:style-name="ce355"/>
          <table:table-cell table:style-name="ce369" table:formula="of:=IF([.J13]=&quot;&quot;;[.K12];[.J13])" office:value-type="date" office:date-value="2017-07-31">
            <text:p>07/31/17</text:p>
          </table:table-cell>
          <table:table-cell table:style-name="ce370" table:formula="of:=ROUNDUP(IF(([.G13]-1)&lt;0;0;([.E13]/[.G13])+[.H13]))" office:value-type="float" office:value="0">
            <text:p>0</text:p>
          </table:table-cell>
          <table:table-cell table:number-columns-repeated="5"/>
          <table:table-cell table:style-name="Default"/>
          <table:table-cell table:style-name="ce376" table:formula="of:=IF(OR(([.D14]-[.D13]) = 1;([.D14]-[.D13]) &lt; 0);1;0)" office:value-type="float" office:value="0">
            <text:p>0</text:p>
          </table:table-cell>
          <table:table-cell table:style-name="ce376" table:formula="of:=IF(NOT([.S12] = 0);IF((SUM([.T6:.T12]) - [.S16])  &lt; 0;1;0))" office:value-type="float" office:value="0">
            <text:p>0</text:p>
          </table:table-cell>
          <table:table-cell table:style-name="ce386" table:formula="of:=IF([.E13] &lt;= 0;[.V12];(WORKDAY(IF([.AF12]=&quot;&quot;;[.V12];WORKDAY([.AF12];0;[Reference.G3:.G43]));IF([.E13] &lt;= 0;0;IF([.W12] &gt; 0;0;1));[Reference.G3:.G43])))" office:value-type="date" office:date-value="2017-07-31">
            <text:p>31/07/2017</text:p>
          </table:table-cell>
          <table:table-cell table:style-name="ce386" table:formula="of:=IF([.E13] &lt;= 0;[.U13];WORKDAY([.U13];IF([.C47] &lt;= 0;0;([.E13] - 0.01)/[.C47] ) ;[Reference.G3:.G43]))" office:value-type="date" office:date-value="2017-07-31">
            <text:p>31/07/2017</text:p>
          </table:table-cell>
          <table:table-cell table:style-name="ce391" table:formula="of:=IF([.C47] &lt;= 0;0;MOD([.E13] * 8/[.C47];8))" office:value-type="float" office:value="0">
            <text:p>0.00</text:p>
          </table:table-cell>
          <table:table-cell table:style-name="ce390" table:formula="of:=IF([.Z13] &lt;= 0;[.Y12];WORKDAY(IF(OR([.S13]-[.T13]=1;[.S13]-[.T13]=0);WORKDAY([.V13];1;[Reference.G3:.G43]);[.V13]);IF([.E13] &lt;= 0;0;1);[Reference.G3:.G43]))" office:value-type="date" office:date-value="2017-08-21">
            <text:p>21/08/2017</text:p>
          </table:table-cell>
          <table:table-cell table:style-name="ce390" table:formula="of:=WORKDAY([.X13];IF([.J47] &lt;= 0;0;([.Z13]- 0.01)/[.J47]);[Reference.G3:.G43])" office:value-type="date" office:date-value="2017-08-21">
            <text:p>21/08/2017</text:p>
          </table:table-cell>
          <table:table-cell table:style-name="ce391" table:formula="of:=IF([.J47] &lt;= 0;0;([.E13] - ([Estimation.AA41]/8))*0.3/[.J47])" office:value-type="float" office:value="0">
            <text:p>0.00</text:p>
          </table:table-cell>
          <table:table-cell table:style-name="ce391" table:formula="of:=MOD([.Z13]*8;8)" office:value-type="float" office:value="0">
            <text:p>0.00</text:p>
          </table:table-cell>
          <table:table-cell table:style-name="ce390" table:formula="of:=IF([.T13] = 1;IF([.S13]=1;[.X13];IF([.S14]=1;[.X14];IF([.S15]=1;[.X15];&quot;&quot;)));&quot;&quot;)">
            <text:p/>
          </table:table-cell>
          <table:table-cell table:style-name="ce390" table:formula="of:=IF([.S13] = 0;&quot;&quot;;IF([.S12]=0;WORKDAY([.X13];IF([.S11]=0;IF([.S10]=0;IF([.Z9]=0;IF([.Z8]=0;IF([.Z7]=0;IF([.Z6]=0;SUM([.Z6:.Z13]);SUM([.Z7:.Z13]));SUM([.Z8:.Z13]));[.Z9:.Z13]);SUM([.Z10:.Z13]));SUM([.Z11:.Z13]));SUM([.Z12:.Z13]));[Reference.G3:.G43]);[.Y13]))">
            <text:p/>
          </table:table-cell>
          <table:table-cell table:style-name="ce390" table:formula="of:=IF([.T13] = 1;IF(SUM([.T6:.T13])/[.S16] = 1;WORKDAY([.Y28];IF([.Z13] &lt;= 0;0;1);[Reference.G3:.G43]);[.AB13]);&quot;&quot;)">
            <text:p/>
          </table:table-cell>
          <table:table-cell table:style-name="ce390" table:formula="of:=IF([.S13] = 1;IF(SUM([.S6:.S13])/[.S16] = 1;WORKDAY([.Y28];IF([.Z13] &lt;= 0;0;[.U28] + 5 );[Reference.G3:.G43]);[.AC13]);&quot;&quot;)">
            <text:p/>
          </table:table-cell>
          <table:table-cell table:style-name="ce390" table:formula="of:=IF([.AE13]=&quot;&quot;;&quot;&quot;;IF([.Z13] &lt;= 0;[.Y12];WORKDAY([.V13];IF([.E13] &lt;= 0;0;1);[Reference.G9:.G49])))">
            <text:p/>
          </table:table-cell>
          <table:table-cell table:style-name="Default"/>
          <table:table-cell table:number-columns-repeated="988"/>
        </table:table-row>
        <table:table-row table:style-name="ro36">
          <table:table-cell table:style-name="ce289" office:value-type="float" office:value="9">
            <text:p>9</text:p>
          </table:table-cell>
          <table:table-cell table:style-name="ce289" office:value-type="string">
            <text:p>Screen 9</text:p>
          </table:table-cell>
          <table:table-cell table:style-name="ce304"/>
          <table:table-cell table:style-name="ce321"/>
          <table:table-cell table:style-name="ce330" table:formula="of:=SUM([$Summary.F15])" office:value-type="float" office:value="0">
            <text:p>0.00</text:p>
          </table:table-cell>
          <table:table-cell table:style-name="ce330" table:formula="of:=SUM([$Summary.G15])" office:value-type="float" office:value="0">
            <text:p>0.00</text:p>
          </table:table-cell>
          <table:covered-table-cell table:number-columns-repeated="2" table:style-name="ce341"/>
          <table:covered-table-cell table:number-columns-repeated="2" table:style-name="ce355"/>
          <table:table-cell table:style-name="ce369" table:formula="of:=IF([.J14]=&quot;&quot;;[.K13];[.J14])" office:value-type="date" office:date-value="2017-07-31">
            <text:p>07/31/17</text:p>
          </table:table-cell>
          <table:table-cell table:style-name="ce370" table:formula="of:=ROUNDUP(IF(([.G14]-1)&lt;0;0;([.E14]/[.G14])+[.H14]))" office:value-type="float" office:value="0">
            <text:p>0</text:p>
          </table:table-cell>
          <table:table-cell table:number-columns-repeated="5"/>
          <table:table-cell table:style-name="Default"/>
          <table:table-cell table:style-name="ce376" table:formula="of:=IF(OR(([.D15]-[.D14]) = 1;([.D15]-[.D14]) &lt; 0);1;0)" office:value-type="float" office:value="0">
            <text:p>0</text:p>
          </table:table-cell>
          <table:table-cell table:style-name="ce376" table:formula="of:=IF(NOT([.S13] = 0);IF((SUM([.T6:.T13]) - [.S16])  &lt; 0;1;0))" office:value-type="float" office:value="0">
            <text:p>0</text:p>
          </table:table-cell>
          <table:table-cell table:style-name="ce386" table:formula="of:=IF([.E14] &lt;= 0;[.V13];WORKDAY(IF([.AF13]=&quot;&quot;;[.V13];WORKDAY([.AF13];0;[Reference.G3:.G43]));IF([.E14] &lt;= 0;0;IF([.W13] &gt; 0;0;1));[Reference.G3:.G43]))" office:value-type="date" office:date-value="2017-07-31">
            <text:p>31/07/2017</text:p>
          </table:table-cell>
          <table:table-cell table:style-name="ce390" table:formula="of:=IF([.E14] &lt;= 0;[.U14];WORKDAY([.U14];IF([.C47] &lt;= 0;0;([.E14] - 0.01)/[.C47] );[Reference.G3:.G43]))" office:value-type="date" office:date-value="2017-07-31">
            <text:p>31/07/2017</text:p>
          </table:table-cell>
          <table:table-cell table:style-name="ce391" table:formula="of:=IF([.C47] &lt;= 0;0;MOD([.E14] * 8/[.C47];8))" office:value-type="float" office:value="0">
            <text:p>0.00</text:p>
          </table:table-cell>
          <table:table-cell table:style-name="ce390" table:formula="of:=IF([.Z14] &lt;= 0;[.Y13];WORKDAY(IF(OR([.S14]-[.T14]=1;[.S14]-[.T14]=0);WORKDAY([.V14];1;[Reference.G3:.G43]);[.V14]);IF([.E14] &lt;= 0;0;1);[Reference.G3:.G43]))" office:value-type="date" office:date-value="2017-08-21">
            <text:p>21/08/2017</text:p>
          </table:table-cell>
          <table:table-cell table:style-name="ce390" table:formula="of:=WORKDAY([.X14];IF([.J47] &lt;= 0;0;([.Z14]- 0.01)/[.J47]);[Reference.G3:.G43])" office:value-type="date" office:date-value="2017-08-21">
            <text:p>21/08/2017</text:p>
          </table:table-cell>
          <table:table-cell table:style-name="ce391" table:formula="of:=IF([.J47] &lt;= 0;0;([.E14] - ([Estimation.AB41]/8))*0.3/[.J47])" office:value-type="float" office:value="0">
            <text:p>0.00</text:p>
          </table:table-cell>
          <table:table-cell table:style-name="ce391" table:formula="of:=MOD([.Z14]*8;8)" office:value-type="float" office:value="0">
            <text:p>0.00</text:p>
          </table:table-cell>
          <table:table-cell table:style-name="ce390" table:formula="of:=IF([.T14] = 1;IF([.S14]=1;[.X14];IF([.S15]=1;[.X15];&quot;&quot;));&quot;&quot;)">
            <text:p/>
          </table:table-cell>
          <table:table-cell table:style-name="ce390" table:formula="of:=IF([.S14] = 0;&quot;&quot;;IF([.S13]=0;WORKDAY([.X14];IF([.S12]=0;IF([.S11]=0;IF([.S10]=0;IF([.Z9]=0;IF([.Z8]=0;IF([.Z7]=0;IF([.Z6]=0;SUM([.Z6:.Z14]);SUM([.Z7:.Z14]));SUM([.Z8:.Z14]));[.Z9:.Z14]);SUM([.Z10:.Z14]));SUM([.Z11:.Z14]));SUM([.Z12:.Z14]));SUM([.Z13:.Z14]));[Reference.G3:.G43]);[.Y14]))">
            <text:p/>
          </table:table-cell>
          <table:table-cell table:style-name="ce390" table:formula="of:=IF([.T14] = 1;IF(SUM([.T6:.T14])/[.S16] = 1;WORKDAY([.Y28];IF([.Z14] &lt;= 0;0;1);[Reference.G3:.G43]);[.AB14]);&quot;&quot;)">
            <text:p/>
          </table:table-cell>
          <table:table-cell table:style-name="ce390" table:formula="of:=IF([.S14] = 1;IF(SUM([.S6:.S14])/[.S16] = 1;WORKDAY([.Y28];IF([.Z14] &lt;= 0;0;[.U28] + 5 );[Reference.G3:.G43]);[.AC14]);&quot;&quot;)">
            <text:p/>
          </table:table-cell>
          <table:table-cell table:style-name="ce390" table:formula="of:=IF([.AE14]=&quot;&quot;;&quot;&quot;;IF([.Z14] &lt;= 0;[.Y13];WORKDAY([.V14];IF([.E14] &lt;= 0;0;1);[Reference.G10:.G50])))">
            <text:p/>
          </table:table-cell>
          <table:table-cell table:style-name="Default"/>
          <table:table-cell table:number-columns-repeated="988"/>
        </table:table-row>
        <table:table-row table:style-name="ro36">
          <table:table-cell table:style-name="ce289" office:value-type="float" office:value="10">
            <text:p>10</text:p>
          </table:table-cell>
          <table:table-cell table:style-name="ce289" office:value-type="string">
            <text:p>Screen 10</text:p>
          </table:table-cell>
          <table:table-cell table:style-name="ce304"/>
          <table:table-cell table:style-name="ce321"/>
          <table:table-cell table:style-name="ce330" table:formula="of:=SUM([$Summary.F16])" office:value-type="float" office:value="0">
            <text:p>0.00</text:p>
          </table:table-cell>
          <table:table-cell table:style-name="ce330" table:formula="of:=SUM([$Summary.G16])" office:value-type="float" office:value="0">
            <text:p>0.00</text:p>
          </table:table-cell>
          <table:covered-table-cell table:number-columns-repeated="2" table:style-name="ce341"/>
          <table:covered-table-cell table:number-columns-repeated="2" table:style-name="ce355"/>
          <table:table-cell table:style-name="ce369" table:formula="of:=IF([.J15]=&quot;&quot;;[.K14];[.J15])" office:value-type="date" office:date-value="2017-07-31">
            <text:p>07/31/17</text:p>
          </table:table-cell>
          <table:table-cell table:style-name="ce370" table:formula="of:=ROUNDUP(IF(([.G15]-1)&lt;0;0;([.E15]/[.G15])+[.H15]))" office:value-type="float" office:value="0">
            <text:p>0</text:p>
          </table:table-cell>
          <table:table-cell table:number-columns-repeated="5"/>
          <table:table-cell table:style-name="Default"/>
          <table:table-cell table:style-name="ce376" table:formula="of:=IF(NOT([.D15] = 0);1;0)" office:value-type="float" office:value="0">
            <text:p>0</text:p>
          </table:table-cell>
          <table:table-cell table:style-name="ce376" table:formula="of:=IF(NOT([.S14] = 0);IF((SUM([.T6:.T14]) - [.S16])  &lt; 0;1;0))" office:value-type="float" office:value="0">
            <text:p>0</text:p>
          </table:table-cell>
          <table:table-cell table:style-name="ce386" table:formula="of:=IF([.E15]&lt;= 0;[.V14];WORKDAY(IF([.AF14]=&quot;&quot;;[.V14]; WORKDAY([.AF14];0;[Reference.G3:.G43]));IF([.E15] &lt;= 0;0;IF([.W14] &gt; 0;0;1));[Reference.G3:.G43]))" office:value-type="date" office:date-value="2017-07-31">
            <text:p>31/07/2017</text:p>
          </table:table-cell>
          <table:table-cell table:style-name="ce386" table:formula="of:=IF([.E15]&lt;= 0;[.U15];WORKDAY([.U15];IF([.C47] &lt;= 0;0;([.E15] - 0.01)/[.C47] );[Reference.G3:.G43]))" office:value-type="date" office:date-value="2017-07-31">
            <text:p>31/07/2017</text:p>
          </table:table-cell>
          <table:table-cell table:style-name="ce391" table:formula="of:=IF([.C47] &lt;= 0;0;MOD([.E15] * 8/[.C47];8))" office:value-type="float" office:value="0">
            <text:p>0.00</text:p>
          </table:table-cell>
          <table:table-cell table:style-name="ce390" table:formula="of:=IF([.Z15] &lt;= 0;[.Y14];WORKDAY(IF(OR([.S15]-[.T15]=1;[.S15]-[.T15]=0);WORKDAY([.V15];1;[Reference.G3:.G43]);[.V15]);IF([.E15] &lt;= 0;0;1);[Reference.G3:.G43]))" office:value-type="date" office:date-value="2017-08-21">
            <text:p>21/08/2017</text:p>
          </table:table-cell>
          <table:table-cell table:style-name="ce390" table:formula="of:=WORKDAY([.X15];IF([.J47] &lt;= 0;0;([.Z15]- 0.01)/[.J47]);[Reference.G3:.G43])" office:value-type="date" office:date-value="2017-08-21">
            <text:p>21/08/2017</text:p>
          </table:table-cell>
          <table:table-cell table:style-name="ce391" table:formula="of:=IF([.J47] &lt;= 0;0;([.E15] - ([Estimation.AC41]/8))*0.3/[.J47])" office:value-type="float" office:value="0">
            <text:p>0.00</text:p>
          </table:table-cell>
          <table:table-cell table:style-name="ce391" table:formula="of:=MOD([.Z15]*8;8)" office:value-type="float" office:value="0">
            <text:p>0.00</text:p>
          </table:table-cell>
          <table:table-cell table:style-name="ce390" table:formula="of:=IF([.T15] = 1;IF([.S15]=1;[.X15];&quot;&quot;);&quot;&quot;)">
            <text:p/>
          </table:table-cell>
          <table:table-cell table:style-name="ce390" table:formula="of:=IF([.S15] = 0;&quot;&quot;;IF([.S14]=0;WORKDAY([.X15];IF([.S13]=0;IF([.S12]=0;IF([.S11]=0;IF([.S10]=0;IF([.Z9]=0;IF([.Z8]=0;IF([.Z7]=0;IF([.Z6]=0;SUM([.Z6:.Z15]);SUM([.Z7:.Z15]));SUM([.Z8:.Z15]));[.Z9:.Z15]);SUM([.Z10:.Z15]));SUM([.Z11:.Z15]));SUM([.Z12:.Z15]));SUM([.Z13:.Z15]));SUM([.Z14:.Z15]));[Reference.G3:.G43]);[.Y15]))">
            <text:p/>
          </table:table-cell>
          <table:table-cell table:style-name="ce390" table:formula="of:=IF([.T15] = 1;IF(SUM([.T6:.T15])/[.S16] = 1;WORKDAY([.Y28];IF([.Z15] &lt;= 0;0;1);[Reference.G3:.G43]);[.AB15]);&quot;&quot;)">
            <text:p/>
          </table:table-cell>
          <table:table-cell table:style-name="ce390" table:formula="of:=IF([.S15] = 1;IF(SUM([.S6:.S15])/[.S16] = 1;WORKDAY([.Y28];IF([.Z15] &lt;= 0;0;[.U28] + 5 );[Reference.G3:.G43]);[.AC15]);&quot;&quot;)">
            <text:p/>
          </table:table-cell>
          <table:table-cell table:style-name="ce390" table:formula="of:=IF([.AE15]=&quot;&quot;;&quot;&quot;;IF([.Z15] &lt;= 0;[.Y14];WORKDAY([.V15];IF([.E15] &lt;= 0;0;1);[Reference.G11:.G51])))">
            <text:p/>
          </table:table-cell>
          <table:table-cell table:style-name="Default"/>
          <table:table-cell table:number-columns-repeated="988"/>
        </table:table-row>
        <table:table-row table:style-name="ro51">
          <table:table-cell table:style-name="ce290" table:number-columns-repeated="2"/>
          <table:table-cell table:style-name="ce306" office:value-type="string" table:number-columns-spanned="2" table:number-rows-spanned="1">
            <text:p>Total</text:p>
          </table:table-cell>
          <table:covered-table-cell table:style-name="ce306"/>
          <table:table-cell table:style-name="ce331" table:formula="of:=SUM([.E6:.E15])" office:value-type="float" office:value="51.825">
            <text:p>51.83</text:p>
          </table:table-cell>
          <table:table-cell table:style-name="ce331" table:formula="of:=SUM([.F6:.F15])" office:value-type="float" office:value="2.59125">
            <text:p>2.59</text:p>
          </table:table-cell>
          <table:table-cell table:style-name="ce331" table:number-columns-repeated="2"/>
          <table:table-cell table:style-name="ce356" table:formula="of:=[.U16]" office:value-type="date" office:date-value="2017-07-06">
            <text:p>07/06/2017</text:p>
          </table:table-cell>
          <table:table-cell table:style-name="ce356" table:formula="of:=[.V16]" office:value-type="date" office:date-value="2017-07-31">
            <text:p>07/31/2017</text:p>
          </table:table-cell>
          <table:table-cell table:style-name="ce368"/>
          <table:table-cell table:style-name="ce288"/>
          <table:table-cell table:number-columns-repeated="5"/>
          <table:table-cell table:style-name="ce374" office:value-type="string">
            <text:p>Total</text:p>
          </table:table-cell>
          <table:table-cell table:style-name="ce374" table:formula="of:=SUM([.S6:.S15])" office:value-type="float" office:value="0">
            <text:p>0</text:p>
          </table:table-cell>
          <table:table-cell table:style-name="ce378"/>
          <table:table-cell table:style-name="ce386" table:formula="of:=[.U6]" office:value-type="date" office:date-value="2017-07-06">
            <text:p>06/07/2017</text:p>
          </table:table-cell>
          <table:table-cell table:style-name="ce386" table:formula="of:=[.V15] + [.H6]" office:value-type="date" office:date-value="2017-07-31">
            <text:p>31/07/2017</text:p>
          </table:table-cell>
          <table:table-cell table:style-name="ce391"/>
          <table:table-cell table:style-name="ce386" table:formula="of:=[.X6]" office:value-type="date" office:date-value="2017-08-02">
            <text:p>02/08/2017</text:p>
          </table:table-cell>
          <table:table-cell table:style-name="ce386" table:formula="of:=[.Y15]" office:value-type="date" office:date-value="2017-08-21">
            <text:p>21/08/2017</text:p>
          </table:table-cell>
          <table:table-cell table:style-name="ce393" table:number-columns-repeated="2"/>
          <table:table-cell table:style-name="ce390" table:number-columns-repeated="4"/>
          <table:table-cell table:style-name="ce386"/>
          <table:table-cell table:style-name="Default"/>
          <table:table-cell table:number-columns-repeated="988"/>
        </table:table-row>
        <table:table-row table:style-name="ro75">
          <table:table-cell table:number-columns-repeated="10"/>
          <table:table-cell table:style-name="ce288" table:number-columns-repeated="3"/>
          <table:table-cell/>
          <table:table-cell table:style-name="ce288"/>
          <table:table-cell table:number-columns-repeated="1006"/>
        </table:table-row>
        <table:table-row table:style-name="ro51">
          <table:table-cell table:style-name="ce286" office:value-type="string">
            <text:p>S. No</text:p>
          </table:table-cell>
          <table:table-cell table:style-name="ce286"/>
          <table:table-cell table:style-name="ce286" office:value-type="string" table:number-columns-spanned="2" table:number-rows-spanned="1">
            <text:p>Task</text:p>
          </table:table-cell>
          <table:covered-table-cell table:style-name="ce286"/>
          <table:table-cell table:style-name="ce286" office:value-type="string">
            <text:p>Man Days</text:p>
          </table:table-cell>
          <table:table-cell table:style-name="ce286" office:value-type="string">
            <text:p>Man Months</text:p>
          </table:table-cell>
          <table:table-cell table:style-name="ce286" office:value-type="string">
            <text:p>No.of </text:p>
            <text:p>Developers</text:p>
          </table:table-cell>
          <table:table-cell table:style-name="ce286" office:value-type="string">
            <text:p>Delay </text:p>
            <text:p>Days</text:p>
          </table:table-cell>
          <table:table-cell table:style-name="ce352" office:value-type="string">
            <text:p>Start Date</text:p>
          </table:table-cell>
          <table:table-cell table:style-name="ce352" office:value-type="string">
            <text:p>End Date</text:p>
          </table:table-cell>
          <table:table-cell table:style-name="ce368"/>
          <table:table-cell table:style-name="ce288"/>
          <table:table-cell table:number-columns-repeated="1009"/>
        </table:table-row>
        <table:table-row table:style-name="ro51">
          <table:table-cell table:style-name="ce287" office:value-type="float" office:value="1">
            <text:p>1</text:p>
          </table:table-cell>
          <table:table-cell table:style-name="ce287"/>
          <table:table-cell table:style-name="ce307" table:formula="of:=[$Reference.B42]" office:value-type="string" office:string-value="Unit Testing" table:number-columns-spanned="2" table:number-rows-spanned="1">
            <text:p>Unit Testing</text:p>
          </table:table-cell>
          <table:covered-table-cell table:style-name="ce307"/>
          <table:table-cell table:style-name="ce329" table:formula="of:=[Summary.F20]" office:value-type="float" office:value="0">
            <text:p>0.00</text:p>
          </table:table-cell>
          <table:table-cell table:style-name="ce329" table:formula="of:=[Summary.G20]" office:value-type="float" office:value="0">
            <text:p>0.00</text:p>
          </table:table-cell>
          <table:table-cell table:style-name="ce329" office:value-type="float" office:value="1">
            <text:p>1.00</text:p>
          </table:table-cell>
          <table:table-cell table:style-name="ce348" office:value-type="float" office:value="0">
            <text:p>0.00</text:p>
          </table:table-cell>
          <table:table-cell table:style-name="ce357" table:formula="of:=[.V28]" office:value-type="date" office:date-value="2017-07-31">
            <text:p>07/31/2017</text:p>
          </table:table-cell>
          <table:table-cell table:style-name="ce357" table:formula="of:=[.W28]" office:value-type="date" office:date-value="2017-07-31">
            <text:p>07/31/2017</text:p>
          </table:table-cell>
          <table:table-cell table:style-name="ce368"/>
          <table:table-cell table:style-name="ce370" table:formula="of:=ROUNDUP(IF(([.G19]-1)&lt;0;0;([.E19]/[.G19])+[.H19]))" office:value-type="float" office:value="0">
            <text:p>0</text:p>
          </table:table-cell>
          <table:table-cell table:number-columns-repeated="1009"/>
        </table:table-row>
        <table:table-row table:style-name="ro75">
          <table:table-cell table:number-columns-repeated="10"/>
          <table:table-cell table:style-name="ce288" table:number-columns-repeated="3"/>
          <table:table-cell/>
          <table:table-cell table:style-name="ce288"/>
          <table:table-cell table:number-columns-repeated="1006"/>
        </table:table-row>
        <table:table-row table:style-name="ro51">
          <table:table-cell table:style-name="ce287" office:value-type="float" office:value="2">
            <text:p>2</text:p>
          </table:table-cell>
          <table:table-cell table:style-name="ce287"/>
          <table:table-cell table:style-name="ce307" table:formula="of:=[$Reference.B43]" office:value-type="string" office:string-value="Code Review" table:number-columns-spanned="2" table:number-rows-spanned="1">
            <text:p>Code Review</text:p>
          </table:table-cell>
          <table:covered-table-cell table:style-name="ce307"/>
          <table:table-cell table:style-name="ce329" table:formula="of:=IF([.Q3]=&quot;NEW&quot;;2;IF([.Q3]=&quot;SPEC CHANGE&quot;;0))" office:value-type="float" office:value="2">
            <text:p>2.00</text:p>
          </table:table-cell>
          <table:table-cell table:style-name="ce329" table:formula="of:=[.E21]/20" office:value-type="float" office:value="0.1">
            <text:p>0.10</text:p>
          </table:table-cell>
          <table:table-cell table:style-name="ce329" office:value-type="float" office:value="1">
            <text:p>1.00</text:p>
          </table:table-cell>
          <table:table-cell table:style-name="ce348" office:value-type="float" office:value="0">
            <text:p>0.00</text:p>
          </table:table-cell>
          <table:table-cell table:style-name="ce357" table:formula="of:=[.Z28]" office:value-type="date" office:date-value="2017-08-01">
            <text:p>08/01/2017</text:p>
          </table:table-cell>
          <table:table-cell table:style-name="ce357" table:formula="of:=[.AA28]" office:value-type="date" office:date-value="2017-08-02">
            <text:p>08/02/2017</text:p>
          </table:table-cell>
          <table:table-cell table:style-name="ce368"/>
          <table:table-cell table:style-name="ce370" table:formula="of:=ROUNDUP(IF(([.G21]-1)&lt;0;0;([.E21]/[.G21])+[.H21]))" office:value-type="float" office:value="2">
            <text:p>2</text:p>
          </table:table-cell>
          <table:table-cell table:number-columns-repeated="6"/>
          <table:table-cell table:style-name="Default" table:number-columns-repeated="2"/>
          <table:table-cell table:style-name="ce387" table:number-columns-repeated="2"/>
          <table:table-cell table:number-columns-repeated="999"/>
        </table:table-row>
        <table:table-row table:style-name="ro74">
          <table:table-cell table:style-name="ce291" table:number-columns-repeated="2"/>
          <table:table-cell table:style-name="ce308" table:number-columns-repeated="2"/>
          <table:table-cell table:number-columns-repeated="4"/>
          <table:table-cell table:style-name="ce308" table:number-columns-repeated="2"/>
          <table:table-cell table:style-name="ce368"/>
          <table:table-cell table:style-name="ce288"/>
          <table:table-cell table:number-columns-repeated="1009"/>
        </table:table-row>
        <table:table-row table:style-name="ro76" table:visibility="collapse">
          <table:table-cell table:style-name="ce292" office:value-type="string">
            <text:p>S. No</text:p>
          </table:table-cell>
          <table:table-cell table:style-name="ce292"/>
          <table:table-cell table:style-name="ce292" office:value-type="string">
            <text:p>Task</text:p>
          </table:table-cell>
          <table:table-cell table:style-name="ce292"/>
          <table:table-cell table:style-name="ce292" office:value-type="string">
            <text:p>Man Days</text:p>
          </table:table-cell>
          <table:table-cell table:style-name="ce292" table:number-columns-repeated="3"/>
          <table:table-cell table:style-name="ce358" office:value-type="string">
            <text:p>Start Date</text:p>
          </table:table-cell>
          <table:table-cell table:style-name="ce358" office:value-type="string">
            <text:p>End Date</text:p>
          </table:table-cell>
          <table:table-cell table:style-name="ce368"/>
          <table:table-cell table:style-name="ce288"/>
          <table:table-cell table:number-columns-repeated="1009"/>
        </table:table-row>
        <table:table-row table:style-name="ro74" table:visibility="collapse">
          <table:table-cell table:style-name="ce291" table:number-columns-repeated="2"/>
          <table:table-cell table:style-name="ce308" table:number-columns-repeated="2"/>
          <table:table-cell table:number-columns-repeated="4"/>
          <table:table-cell table:style-name="ce308" table:number-columns-repeated="2"/>
          <table:table-cell table:style-name="ce368"/>
          <table:table-cell table:style-name="ce288"/>
          <table:table-cell table:number-columns-repeated="1009"/>
        </table:table-row>
        <table:table-row table:style-name="ro28">
          <table:table-cell table:style-name="ce286" office:value-type="string">
            <text:p>S. No</text:p>
          </table:table-cell>
          <table:table-cell table:style-name="ce286"/>
          <table:table-cell table:style-name="ce286" office:value-type="string" table:number-columns-spanned="2" table:number-rows-spanned="1">
            <text:p>Task</text:p>
          </table:table-cell>
          <table:covered-table-cell table:style-name="ce286" office:value-type="string">
            <text:p>Checkpoint</text:p>
          </table:covered-table-cell>
          <table:table-cell table:style-name="ce286" office:value-type="string">
            <text:p>Man Days</text:p>
          </table:table-cell>
          <table:table-cell table:style-name="ce286" office:value-type="string">
            <text:p>Man Months</text:p>
          </table:table-cell>
          <table:table-cell table:style-name="ce286" office:value-type="string">
            <text:p>No.of </text:p>
            <text:p>Testers</text:p>
          </table:table-cell>
          <table:table-cell table:style-name="ce286" office:value-type="string">
            <text:p>Delay </text:p>
            <text:p>Days</text:p>
          </table:table-cell>
          <table:table-cell table:style-name="ce352" office:value-type="string">
            <text:p>Start Date</text:p>
          </table:table-cell>
          <table:table-cell table:style-name="ce352" office:value-type="string">
            <text:p>End Date</text:p>
          </table:table-cell>
          <table:table-cell table:style-name="ce368"/>
          <table:table-cell table:style-name="ce288"/>
          <table:table-cell table:number-columns-repeated="1009"/>
        </table:table-row>
        <table:table-row table:style-name="ro28">
          <table:table-cell table:style-name="ce289" office:value-type="float" office:value="1">
            <text:p>1</text:p>
          </table:table-cell>
          <table:table-cell table:style-name="ce289"/>
          <table:table-cell table:style-name="ce309" office:value-type="string" table:number-columns-spanned="2" table:number-rows-spanned="1">
            <text:p>Catalog Analysis <text:s/>and </text:p>
            <text:p>Test case preparation</text:p>
          </table:table-cell>
          <table:covered-table-cell table:style-name="ce323"/>
          <table:table-cell table:style-name="ce330" table:formula="of:=SUM([$Summary.F29])" office:value-type="float" office:value="5">
            <text:p>5.00</text:p>
          </table:table-cell>
          <table:table-cell table:style-name="ce330" table:formula="of:=SUM([$Summary.G29])" office:value-type="float" office:value="0.25">
            <text:p>0.25</text:p>
          </table:table-cell>
          <table:table-cell table:style-name="ce342" table:formula="of:=[.J47]" office:value-type="float" office:value="1">
            <text:p>1.00</text:p>
          </table:table-cell>
          <table:table-cell table:style-name="ce350" office:value-type="float" office:value="0">
            <text:p>0.00</text:p>
          </table:table-cell>
          <table:table-cell table:style-name="ce357" table:formula="of:=IF([.E26] = 0;[.I6];[.I6])" office:value-type="date" office:date-value="2017-07-06">
            <text:p>07/06/2017</text:p>
          </table:table-cell>
          <table:table-cell table:style-name="ce357" table:formula="of:=IF([.E26] = 0;[.I6];WORKDAY([.I26];(IF(([.G26]-1)&lt;0;0;IF([.E26] &lt;= 0;0;(ROUNDUP(IF(([.G26]-1)&lt;0;0;([.E26]/[.G26])+[.H26]))-1))));[$Reference.G3:.G43]))" office:value-type="date" office:date-value="2017-07-12">
            <text:p>07/12/2017</text:p>
          </table:table-cell>
          <table:table-cell table:style-name="ce368"/>
          <table:table-cell table:style-name="ce370" table:formula="of:=ROUNDUP(IF(([.G26]-1)&lt;0;0;([.E26]/[.G26])+[.H26]))" office:value-type="float" office:value="5">
            <text:p>5</text:p>
          </table:table-cell>
          <table:table-cell table:number-columns-repeated="1009"/>
        </table:table-row>
        <table:table-row table:style-name="ro28">
          <table:table-cell table:style-name="ce286" office:value-type="string">
            <text:p>S. No</text:p>
          </table:table-cell>
          <table:table-cell table:style-name="ce286" office:value-type="string">
            <text:p>Screen</text:p>
          </table:table-cell>
          <table:table-cell table:style-name="ce286" office:value-type="string">
            <text:p>Task</text:p>
          </table:table-cell>
          <table:table-cell table:style-name="ce286" office:value-type="string">
            <text:p>Checkpoint</text:p>
          </table:table-cell>
          <table:table-cell table:style-name="ce286" office:value-type="string">
            <text:p>Man Days</text:p>
          </table:table-cell>
          <table:table-cell table:style-name="ce286" office:value-type="string">
            <text:p>Man Months</text:p>
          </table:table-cell>
          <table:table-cell table:style-name="ce286" office:value-type="string">
            <text:p>No.of </text:p>
            <text:p>Testers</text:p>
          </table:table-cell>
          <table:table-cell table:style-name="ce286" office:value-type="string">
            <text:p>Delay </text:p>
            <text:p>Days</text:p>
          </table:table-cell>
          <table:table-cell table:style-name="ce352" office:value-type="string">
            <text:p>Start Date</text:p>
          </table:table-cell>
          <table:table-cell table:style-name="ce352" office:value-type="string">
            <text:p>End Date</text:p>
          </table:table-cell>
          <table:table-cell table:style-name="ce368"/>
          <table:table-cell table:style-name="ce370"/>
          <table:table-cell table:number-columns-repeated="6"/>
          <table:table-cell table:style-name="ce375" office:value-type="string">
            <text:p>CH Startdate</text:p>
            <text:p>(without checkpoint)</text:p>
          </table:table-cell>
          <table:table-cell table:style-name="ce375" office:value-type="string">
            <text:p>CH Enddate</text:p>
            <text:p>(without checkpoint)</text:p>
          </table:table-cell>
          <table:table-cell table:style-name="ce388" office:value-type="string">
            <text:p><text:span text:style-name="T13">Find last </text:span></text:p>
            <text:p><text:span text:style-name="T13">Checkpoint</text:span></text:p>
            <text:p><text:span text:style-name="T13">Man days</text:span></text:p>
          </table:table-cell>
          <table:table-cell table:style-name="ce375" office:value-type="string">
            <text:p>Unit Testing</text:p>
            <text:p>Start Date</text:p>
          </table:table-cell>
          <table:table-cell table:style-name="ce392" office:value-type="string">
            <text:p><text:span text:style-name="T14">Unit Testing</text:span></text:p>
            <text:p>End Date</text:p>
          </table:table-cell>
          <table:table-cell table:style-name="ce375" office:value-type="string">
            <text:p>Reference for</text:p>
            <text:p>CH start date</text:p>
          </table:table-cell>
          <table:table-cell table:style-name="ce392" office:value-type="string">
            <text:p><text:span text:style-name="T14">CH Start Date</text:span></text:p>
            <text:p><text:span text:style-name="T14">Last checkpoint</text:span></text:p>
          </table:table-cell>
          <table:table-cell table:style-name="ce392" office:value-type="string">
            <text:p>Code Review </text:p>
            <text:p>Start Date</text:p>
          </table:table-cell>
          <table:table-cell table:style-name="ce392" office:value-type="string">
            <text:p>Code Review </text:p>
            <text:p>End Date</text:p>
          </table:table-cell>
          <table:table-cell table:style-name="ce375" office:value-type="string">
            <text:p>Unit test/</text:p>
            <text:p>Code Review</text:p>
            <text:p>Start date</text:p>
          </table:table-cell>
          <table:table-cell table:number-columns-repeated="993"/>
        </table:table-row>
        <table:table-row table:style-name="ro51">
          <table:table-cell table:style-name="ce293" office:value-type="float" office:value="2" table:number-columns-spanned="1" table:number-rows-spanned="11">
            <text:p>2</text:p>
          </table:table-cell>
          <table:table-cell table:style-name="ce289" office:value-type="string">
            <text:p>Screen 1</text:p>
          </table:table-cell>
          <table:table-cell table:style-name="ce310" table:formula="of:=[.C6]" office:value-type="float" office:value="0">
            <text:p/>
          </table:table-cell>
          <table:table-cell table:style-name="ce324"/>
          <table:table-cell table:style-name="ce332" table:formula="of:=[.Z6] * [.J47]" office:value-type="float" office:value="12.95625">
            <text:p>12.96</text:p>
          </table:table-cell>
          <table:table-cell table:style-name="ce332" table:formula="of:=[.E28]/20" office:value-type="float" office:value="0.6478125">
            <text:p>0.65</text:p>
          </table:table-cell>
          <table:table-cell table:style-name="ce329" table:formula="of:=[.J47]" office:value-type="float" office:value="1" table:number-columns-spanned="1" table:number-rows-spanned="11">
            <text:p>1.00</text:p>
          </table:table-cell>
          <table:table-cell table:style-name="ce348" office:value-type="float" office:value="0" table:number-columns-spanned="1" table:number-rows-spanned="11">
            <text:p>0.00</text:p>
          </table:table-cell>
          <table:table-cell table:style-name="ce357" table:formula="of:=[.S28]" office:value-type="date" office:date-value="2017-08-03" table:number-columns-spanned="1" table:number-rows-spanned="11">
            <text:p>08/03/2017</text:p>
          </table:table-cell>
          <table:table-cell table:style-name="ce357" table:formula="of:=WORKDAY([.T28];IF([.S16]=0;[.H28]+5;[.H28]);[Reference.G3:.G43])" office:value-type="date" office:date-value="2017-08-30" table:number-columns-spanned="1" table:number-rows-spanned="11">
            <text:p>08/30/2017</text:p>
          </table:table-cell>
          <table:table-cell table:style-name="ce368"/>
          <table:table-cell table:style-name="ce370"/>
          <table:table-cell table:number-columns-repeated="6"/>
          <table:table-cell table:style-name="ce377" table:formula="of:=IF([.S16] = 0;WORKDAY([.Y28];IF([.E38] &lt;= 0;0;1);[Reference.G3:.G43]);[.AB6])" office:value-type="date" office:date-value="2017-08-03">
            <text:p>03/08/2017</text:p>
          </table:table-cell>
          <table:table-cell table:style-name="ce377" table:formula="of:=IF([.S16] = 0;WORKDAY([.S28];IF(OR([.E38] &lt;= 0;[.J47] &lt;= 0);0;[.E38]/[.J47]);[Reference.G3:.G43]) ;IF([.AE15] = &quot;&quot;;IF([.AE14] = &quot;&quot;;IF([.AE13] = &quot;&quot;;IF([.AE12] = &quot;&quot;;IF([.AE11] = &quot;&quot;;IF([.AE10] = &quot;&quot;;IF([.AE9] = &quot;&quot;;IF([.AE8] = &quot;&quot;;IF([.AE7] = &quot;&quot;;[.AE6];[.AE7]);[.AE8]) ;[.AE9] );[.AE10]);[.AE11]);[.AE12]);[.AE13]);[.AE14]);[.AE15]))" office:value-type="date" office:date-value="2017-08-22">
            <text:p>22/08/2017</text:p>
          </table:table-cell>
          <table:table-cell table:style-name="ce389" table:formula="of:=NETWORKDAYS(IF([.AB15] = &quot;&quot;;IF([.AB14] = &quot;&quot;;IF([.AB13] = &quot;&quot;;IF([.AB12] = &quot;&quot;;IF([.AB11] = &quot;&quot;;IF([.AB10] = &quot;&quot;;IF([.AB9] = &quot;&quot;;IF([.AB8] = &quot;&quot;;IF([.AB7] = &quot;&quot;;[.AB6];[.AB7]);[.AB8]);[.AB9]);[.AB10]);[.AB11]);[.AB12]);[.AB13]);[.AB14]);[.AB15]);IF([.AC15] = &quot;&quot;;IF([.AC14] = &quot;&quot;;IF([.AC13] = &quot;&quot;;IF([.AC12] = &quot;&quot;;IF([.AC11] = &quot;&quot;;IF([.AC10] = &quot;&quot;;IF([.AC9] = &quot;&quot;;IF([.AC8] = &quot;&quot;;IF([.AC7] = &quot;&quot;;[.AC6];[.AC7]);[.AC8]);[.AC9]);[.AC10]);[.AC11]);[.AC12]);[.AC13]);[.AC14]);[.AC15]);[Reference.G3:.G43])" office:value-type="float" office:value="0">
            <text:p>0</text:p>
          </table:table-cell>
          <table:table-cell table:style-name="ce377" table:formula="of:=IF([.S16]=0;WORKDAY([.J16];(IF([.E19]&lt;=0;0;IF([.G19] &lt;= 0;0;1)));[$Reference.G3:.G44]);[.AB28])" office:value-type="date" office:date-value="2017-07-31">
            <text:p>31/07/2017</text:p>
          </table:table-cell>
          <table:table-cell table:style-name="ce377" table:formula="of:=IF([.S16]=0;WORKDAY([.V28];IF([.E19] &lt;= 0;0;IF([.G19] &lt;= 0;0;[.L19] - 1));[$Reference.G3:.G44]);WORKDAY([.J16];IF([.E19] &lt;= 0;0;IF([.G19] &lt;= 0;0;[.L19]));[$Reference.G3:.G44]))" office:value-type="date" office:date-value="2017-07-31">
            <text:p>31/07/2017</text:p>
          </table:table-cell>
          <table:table-cell table:style-name="ce377" table:formula="of:=WORKDAY([.W28];(IF([.E21]&lt;=0;0;1));[$Reference.G3:.G44])" office:value-type="date" office:date-value="2017-08-01">
            <text:p>01/08/2017</text:p>
          </table:table-cell>
          <table:table-cell table:style-name="ce377" table:formula="of:=WORKDAY([.X28];(IF(([.G21]-1)&lt;0;0;IF([.E21] &lt;= 0;0;([.L21] -1))));[$Reference.G3:.G44])" office:value-type="date" office:date-value="2017-08-02">
            <text:p>02/08/2017</text:p>
          </table:table-cell>
          <table:table-cell table:style-name="ce377" table:formula="of:=IF([.S16]=0;[.X28];[.AB28])" office:value-type="date" office:date-value="2017-08-01">
            <text:p>01/08/2017</text:p>
          </table:table-cell>
          <table:table-cell table:style-name="ce377" table:formula="of:=IF([.S16]=0;[.Y28];[.J28])" office:value-type="date" office:date-value="2017-08-02">
            <text:p>02/08/2017</text:p>
          </table:table-cell>
          <table:table-cell table:style-name="ce377" table:formula="of:=WORKDAY(IF([.T6] = 1;IF([.S6] = 1;[.X6];IF([.S7]=1;[.X7];IF([.S8]=1;[.X8];IF([.S9]=1;[.X9];IF([.S10]=1;[.X10];IF([.S11]=1;[.X11];IF([.S12]=1;[.X12];IF([.S13]=1;[.X13];IF([.S14]=1;[.X14];IF([.S15]=1;[.X15];&quot;&quot;))))))))));&quot;&quot;);-1;([Reference.G3:.G43]))" office:value-type="date" office:date-value="1899-12-29">
            <text:p>29/12/1899</text:p>
          </table:table-cell>
          <table:table-cell table:style-name="ce394"/>
          <table:table-cell table:number-columns-repeated="992"/>
        </table:table-row>
        <table:table-row table:style-name="ro51">
          <table:covered-table-cell table:style-name="ce294"/>
          <table:table-cell table:style-name="ce289" office:value-type="string">
            <text:p>Screen 2</text:p>
          </table:table-cell>
          <table:table-cell table:style-name="ce311" table:formula="of:=[.C7]" office:value-type="float" office:value="0">
            <text:p/>
          </table:table-cell>
          <table:table-cell table:style-name="ce325"/>
          <table:table-cell table:style-name="ce333" table:formula="of:=[.Z7] * [.J47]" office:value-type="float" office:value="0">
            <text:p>0.00</text:p>
          </table:table-cell>
          <table:table-cell table:style-name="ce333" table:formula="of:=[.E29]/20" office:value-type="float" office:value="0">
            <text:p>0.00</text:p>
          </table:table-cell>
          <table:covered-table-cell table:number-columns-repeated="2" table:style-name="ce343"/>
          <table:covered-table-cell table:number-columns-repeated="2" table:style-name="ce359"/>
          <table:table-cell table:style-name="ce368"/>
          <table:table-cell table:style-name="ce370"/>
          <table:table-cell table:number-columns-repeated="1009"/>
        </table:table-row>
        <table:table-row table:style-name="ro51">
          <table:covered-table-cell table:style-name="ce294"/>
          <table:table-cell table:style-name="ce289" office:value-type="string">
            <text:p>Screen 3</text:p>
          </table:table-cell>
          <table:table-cell table:style-name="ce312" table:formula="of:=[.C8]" office:value-type="float" office:value="0">
            <text:p/>
          </table:table-cell>
          <table:table-cell table:style-name="ce326"/>
          <table:table-cell table:style-name="ce332" table:formula="of:=[.Z8] * [.J47]" office:value-type="float" office:value="0">
            <text:p>0.00</text:p>
          </table:table-cell>
          <table:table-cell table:style-name="ce332" table:formula="of:=[.E30]/20" office:value-type="float" office:value="0">
            <text:p>0.00</text:p>
          </table:table-cell>
          <table:covered-table-cell table:number-columns-repeated="2" table:style-name="ce344"/>
          <table:covered-table-cell table:number-columns-repeated="2" table:style-name="ce360"/>
          <table:table-cell table:style-name="ce368"/>
          <table:table-cell table:style-name="ce370"/>
          <table:table-cell table:number-columns-repeated="1009"/>
        </table:table-row>
        <table:table-row table:style-name="ro51">
          <table:covered-table-cell table:style-name="ce294"/>
          <table:table-cell table:style-name="ce289" office:value-type="string">
            <text:p>Screen 4</text:p>
          </table:table-cell>
          <table:table-cell table:style-name="ce311" table:formula="of:=[.C9]" office:value-type="float" office:value="0">
            <text:p/>
          </table:table-cell>
          <table:table-cell table:style-name="ce325"/>
          <table:table-cell table:style-name="ce333" table:formula="of:=[.Z9] * [.J47]" office:value-type="float" office:value="0">
            <text:p>0.00</text:p>
          </table:table-cell>
          <table:table-cell table:style-name="ce333" table:formula="of:=[.E31]/20" office:value-type="float" office:value="0">
            <text:p>0.00</text:p>
          </table:table-cell>
          <table:covered-table-cell table:number-columns-repeated="2" table:style-name="ce343"/>
          <table:covered-table-cell table:number-columns-repeated="2" table:style-name="ce359"/>
          <table:table-cell table:style-name="ce368"/>
          <table:table-cell table:style-name="ce370"/>
          <table:table-cell table:number-columns-repeated="1009"/>
        </table:table-row>
        <table:table-row table:style-name="ro51">
          <table:covered-table-cell table:style-name="ce294"/>
          <table:table-cell table:style-name="ce289" office:value-type="string">
            <text:p>Screen 5</text:p>
          </table:table-cell>
          <table:table-cell table:style-name="ce312" table:formula="of:=[.C10]" office:value-type="float" office:value="0">
            <text:p/>
          </table:table-cell>
          <table:table-cell table:style-name="ce326"/>
          <table:table-cell table:style-name="ce332" table:formula="of:=[.Z10] * [.J47]" office:value-type="float" office:value="0">
            <text:p>0.00</text:p>
          </table:table-cell>
          <table:table-cell table:style-name="ce332" table:formula="of:=[.E32]/20" office:value-type="float" office:value="0">
            <text:p>0.00</text:p>
          </table:table-cell>
          <table:covered-table-cell table:number-columns-repeated="2" table:style-name="ce344"/>
          <table:covered-table-cell table:number-columns-repeated="2" table:style-name="ce360"/>
          <table:table-cell table:style-name="ce368"/>
          <table:table-cell table:style-name="ce370"/>
          <table:table-cell table:number-columns-repeated="1009"/>
        </table:table-row>
        <table:table-row table:style-name="ro51">
          <table:covered-table-cell table:style-name="ce294"/>
          <table:table-cell table:style-name="ce289" office:value-type="string">
            <text:p>Screen 6</text:p>
          </table:table-cell>
          <table:table-cell table:style-name="ce311" table:formula="of:=[.C11]" office:value-type="float" office:value="0">
            <text:p/>
          </table:table-cell>
          <table:table-cell table:style-name="ce325" table:formula="of:=[.D11]" office:value-type="float" office:value="0">
            <text:p/>
          </table:table-cell>
          <table:table-cell table:style-name="ce333" table:formula="of:=[.Z11] * [.J47]" office:value-type="float" office:value="0">
            <text:p>0.00</text:p>
          </table:table-cell>
          <table:table-cell table:style-name="ce333" table:formula="of:=[.E33]/20" office:value-type="float" office:value="0">
            <text:p>0.00</text:p>
          </table:table-cell>
          <table:covered-table-cell table:number-columns-repeated="2" table:style-name="ce343"/>
          <table:covered-table-cell table:number-columns-repeated="2" table:style-name="ce359"/>
          <table:table-cell table:style-name="ce368"/>
          <table:table-cell table:style-name="ce370"/>
          <table:table-cell table:number-columns-repeated="1009"/>
        </table:table-row>
        <table:table-row table:style-name="ro51">
          <table:covered-table-cell table:style-name="ce294"/>
          <table:table-cell table:style-name="ce289" office:value-type="string">
            <text:p>Screen 7</text:p>
          </table:table-cell>
          <table:table-cell table:style-name="ce312" table:formula="of:=[.C12]" office:value-type="float" office:value="0">
            <text:p/>
          </table:table-cell>
          <table:table-cell table:style-name="ce326" table:formula="of:=[.D12]" office:value-type="float" office:value="0">
            <text:p/>
          </table:table-cell>
          <table:table-cell table:style-name="ce332" table:formula="of:=[.Z12] * [.J47]" office:value-type="float" office:value="0">
            <text:p>0.00</text:p>
          </table:table-cell>
          <table:table-cell table:style-name="ce332" table:formula="of:=[.E34]/20" office:value-type="float" office:value="0">
            <text:p>0.00</text:p>
          </table:table-cell>
          <table:covered-table-cell table:number-columns-repeated="2" table:style-name="ce344"/>
          <table:covered-table-cell table:number-columns-repeated="2" table:style-name="ce360"/>
          <table:table-cell table:style-name="ce368"/>
          <table:table-cell table:style-name="ce370"/>
          <table:table-cell table:number-columns-repeated="1009"/>
        </table:table-row>
        <table:table-row table:style-name="ro51">
          <table:covered-table-cell table:style-name="ce294"/>
          <table:table-cell table:style-name="ce289" office:value-type="string">
            <text:p>Screen 8</text:p>
          </table:table-cell>
          <table:table-cell table:style-name="ce311" table:formula="of:=[.C13]" office:value-type="float" office:value="0">
            <text:p/>
          </table:table-cell>
          <table:table-cell table:style-name="ce325" table:formula="of:=[.D13]" office:value-type="float" office:value="0">
            <text:p/>
          </table:table-cell>
          <table:table-cell table:style-name="ce333" table:formula="of:=[.Z13] * [.J47]" office:value-type="float" office:value="0">
            <text:p>0.00</text:p>
          </table:table-cell>
          <table:table-cell table:style-name="ce333" table:formula="of:=[.E35]/20" office:value-type="float" office:value="0">
            <text:p>0.00</text:p>
          </table:table-cell>
          <table:covered-table-cell table:number-columns-repeated="2" table:style-name="ce343"/>
          <table:covered-table-cell table:number-columns-repeated="2" table:style-name="ce359"/>
          <table:table-cell table:style-name="ce368"/>
          <table:table-cell table:style-name="ce370"/>
          <table:table-cell/>
          <table:table-cell table:style-name="Default" table:number-columns-repeated="3"/>
          <table:table-cell table:number-columns-repeated="1005"/>
        </table:table-row>
        <table:table-row table:style-name="ro51">
          <table:covered-table-cell table:style-name="ce294"/>
          <table:table-cell table:style-name="ce289" office:value-type="string">
            <text:p>Screen 9</text:p>
          </table:table-cell>
          <table:table-cell table:style-name="ce312" table:formula="of:=[.C14]" office:value-type="float" office:value="0">
            <text:p/>
          </table:table-cell>
          <table:table-cell table:style-name="ce326" table:formula="of:=[.D14]" office:value-type="float" office:value="0">
            <text:p/>
          </table:table-cell>
          <table:table-cell table:style-name="ce332" table:formula="of:=[.Z14] * [.J47]" office:value-type="float" office:value="0">
            <text:p>0.00</text:p>
          </table:table-cell>
          <table:table-cell table:style-name="ce332" table:formula="of:=[.E36]/20" office:value-type="float" office:value="0">
            <text:p>0.00</text:p>
          </table:table-cell>
          <table:covered-table-cell table:number-columns-repeated="2" table:style-name="ce344"/>
          <table:covered-table-cell table:number-columns-repeated="2" table:style-name="ce360"/>
          <table:table-cell table:style-name="ce368"/>
          <table:table-cell table:style-name="ce370"/>
          <table:table-cell/>
          <table:table-cell table:style-name="Default" table:number-columns-repeated="3"/>
          <table:table-cell table:number-columns-repeated="1005"/>
        </table:table-row>
        <table:table-row table:style-name="ro51">
          <table:covered-table-cell table:style-name="ce294"/>
          <table:table-cell table:style-name="ce289" office:value-type="string">
            <text:p>Screen 10</text:p>
          </table:table-cell>
          <table:table-cell table:style-name="ce311" table:formula="of:=[.C15]" office:value-type="float" office:value="0">
            <text:p/>
          </table:table-cell>
          <table:table-cell table:style-name="ce325" table:formula="of:=[.D15]" office:value-type="float" office:value="0">
            <text:p/>
          </table:table-cell>
          <table:table-cell table:style-name="ce333" table:formula="of:=[.Z15] * [.J47]" office:value-type="float" office:value="0">
            <text:p>0.00</text:p>
          </table:table-cell>
          <table:table-cell table:style-name="ce333" table:formula="of:=[.E37]/20" office:value-type="float" office:value="0">
            <text:p>0.00</text:p>
          </table:table-cell>
          <table:covered-table-cell table:number-columns-repeated="2" table:style-name="ce343"/>
          <table:covered-table-cell table:number-columns-repeated="2" table:style-name="ce359"/>
          <table:table-cell table:style-name="ce368"/>
          <table:table-cell table:style-name="ce371" table:formula="of:=IF([.S16] = 0;WORKDAY([.I28];(IF(([.G28]-1)&lt;0;0;IF([.E38] &lt;= 0;0;(ROUNDUP(IF(([.G28]-1)&lt;0;0;([.E38]/[.G28])))-1))));[$Reference.G3:.G43]);[.Y16])" office:value-type="date" office:date-value="2017-08-22">
            <text:p>08/22/17</text:p>
          </table:table-cell>
          <table:table-cell/>
          <table:table-cell table:style-name="Default" table:number-columns-repeated="3"/>
          <table:table-cell table:number-columns-repeated="1005"/>
        </table:table-row>
        <table:table-row table:style-name="ro51">
          <table:covered-table-cell table:style-name="ce295"/>
          <table:table-cell table:style-name="ce299"/>
          <table:table-cell table:style-name="ce313" office:value-type="string" table:number-columns-spanned="2" table:number-rows-spanned="1">
            <text:p>Chennai – Hyouka</text:p>
          </table:table-cell>
          <table:covered-table-cell table:style-name="ce327"/>
          <table:table-cell table:style-name="ce334" table:formula="of:=[Estimation.N49]" office:value-type="float" office:value="12.95625">
            <text:p>12.96</text:p>
          </table:table-cell>
          <table:table-cell table:style-name="ce329" table:formula="of:=[.E38]/20" office:value-type="float" office:value="0.6478125">
            <text:p>0.65</text:p>
          </table:table-cell>
          <table:covered-table-cell table:style-name="ce345"/>
          <table:covered-table-cell table:style-name="ce329"/>
          <table:covered-table-cell table:number-columns-repeated="2" table:style-name="ce357"/>
          <table:table-cell table:style-name="ce368"/>
          <table:table-cell table:style-name="ce371" table:formula="of:=IF([.S16] = 0;WORKDAY([.J26];(IF([.E38]&lt;=0;0;IF([.G28] &lt;= 0;0;1)));[$Reference.G3:.G43]) ;[.X6])" office:value-type="date" office:date-value="2017-07-13">
            <text:p>07/13/17</text:p>
          </table:table-cell>
          <table:table-cell/>
          <table:table-cell table:style-name="Default" table:number-columns-repeated="3"/>
          <table:table-cell table:number-columns-repeated="1005"/>
        </table:table-row>
        <table:table-row table:style-name="ro7">
          <table:table-cell table:style-name="ce287" office:value-type="float" office:value="3">
            <text:p>3</text:p>
          </table:table-cell>
          <table:table-cell table:style-name="ce287"/>
          <table:table-cell table:style-name="ce307" office:value-type="string" table:number-columns-spanned="2" table:number-rows-spanned="1">
            <text:p>Support</text:p>
          </table:table-cell>
          <table:covered-table-cell table:style-name="ce307"/>
          <table:table-cell table:style-name="ce329" table:formula="of:=[Estimation.N50]" office:value-type="float" office:value="12.95625">
            <text:p>12.96</text:p>
          </table:table-cell>
          <table:table-cell table:style-name="ce329" table:formula="of:=[.E39]/20" office:value-type="float" office:value="0.6478125">
            <text:p>0.65</text:p>
          </table:table-cell>
          <table:table-cell table:style-name="ce329" table:formula="of:=[.J47]" office:value-type="float" office:value="1">
            <text:p>1.00</text:p>
          </table:table-cell>
          <table:table-cell table:style-name="ce329" table:formula="of:=[.H28]" office:value-type="float" office:value="0">
            <text:p>0.00</text:p>
          </table:table-cell>
          <table:table-cell table:style-name="ce357" table:formula="of:=[.I28]" office:value-type="date" office:date-value="2017-08-03">
            <text:p>08/03/2017</text:p>
          </table:table-cell>
          <table:table-cell table:style-name="ce357" table:formula="of:=[.J28]" office:value-type="date" office:date-value="2017-08-30">
            <text:p>08/30/2017</text:p>
          </table:table-cell>
          <table:table-cell/>
          <table:table-cell table:style-name="ce288"/>
          <table:table-cell/>
          <table:table-cell table:style-name="Default" table:number-columns-repeated="3"/>
          <table:table-cell table:number-columns-repeated="1005"/>
        </table:table-row>
        <table:table-row table:style-name="ro74">
          <table:table-cell table:style-name="ce291" table:number-columns-repeated="2"/>
          <table:table-cell table:style-name="ce308" table:number-columns-repeated="2"/>
          <table:table-cell table:number-columns-repeated="7"/>
          <table:table-cell table:style-name="ce288"/>
          <table:table-cell table:number-columns-repeated="1009"/>
        </table:table-row>
        <table:table-row table:style-name="ro77">
          <table:table-cell table:style-name="ce290" table:number-columns-repeated="2"/>
          <table:table-cell table:style-name="ce314" office:value-type="string" table:number-columns-spanned="2" table:number-rows-spanned="1">
            <text:p>Overall Schedule</text:p>
          </table:table-cell>
          <table:covered-table-cell table:style-name="ce314"/>
          <table:table-cell table:style-name="ce331" table:formula="of:=SUM([.E3];[.E16];[.E21:.E26];[.E39])" office:value-type="float" office:value="88.78125">
            <text:p>88.78</text:p>
          </table:table-cell>
          <table:table-cell table:style-name="ce331" table:formula="of:=[.E41]/20" office:value-type="float" office:value="4.4390625">
            <text:p>4.44</text:p>
          </table:table-cell>
          <table:table-cell table:style-name="ce346" table:number-columns-repeated="2"/>
          <table:table-cell table:style-name="ce361" table:formula="of:=[.I3]" office:value-type="date" office:date-value="2017-06-12">
            <text:p>06/12/2017</text:p>
          </table:table-cell>
          <table:table-cell table:style-name="ce361" table:formula="of:=IF([.J21] &gt; [.J39];[.J21];[.J39])" office:value-type="date" office:date-value="2017-08-30">
            <text:p>08/30/2017</text:p>
          </table:table-cell>
          <table:table-cell office:value-type="date" office:date-value="1899-12-30">
            <text:p>12/30/1899</text:p>
          </table:table-cell>
          <table:table-cell table:style-name="ce288"/>
          <table:table-cell table:number-columns-repeated="1009"/>
        </table:table-row>
        <table:table-row table:style-name="ro74">
          <table:table-cell table:style-name="ce291" table:number-columns-repeated="2"/>
          <table:table-cell table:style-name="ce315" table:number-columns-repeated="2"/>
          <table:table-cell table:number-columns-repeated="7"/>
          <table:table-cell table:style-name="ce288"/>
          <table:table-cell table:number-columns-repeated="1009"/>
        </table:table-row>
        <table:table-row table:style-name="ro51">
          <table:table-cell table:style-name="ce286" office:value-type="string" table:number-columns-spanned="3" table:number-rows-spanned="1">
            <text:p>Description</text:p>
          </table:table-cell>
          <table:covered-table-cell table:style-name="ce286"/>
          <table:covered-table-cell table:style-name="ce314" office:value-type="string">
            <text:p>Overall Schedule</text:p>
          </table:covered-table-cell>
          <table:table-cell table:style-name="ce314"/>
          <table:table-cell table:style-name="ce335" office:value-type="string" table:number-columns-spanned="5" table:number-rows-spanned="1">
            <text:p>Name</text:p>
          </table:table-cell>
          <table:covered-table-cell table:number-columns-repeated="4" table:style-name="ce335"/>
          <table:table-cell table:style-name="ce335" office:value-type="string">
            <text:p>Date</text:p>
          </table:table-cell>
          <table:table-cell table:style-name="ce288" table:number-columns-repeated="2"/>
          <table:table-cell table:number-columns-repeated="1009"/>
        </table:table-row>
        <table:table-row table:style-name="ro10">
          <table:table-cell table:style-name="ce296" office:value-type="string" table:number-columns-spanned="4" table:number-rows-spanned="1">
            <text:p>Prepared by Overall Schedule</text:p>
          </table:table-cell>
          <table:covered-table-cell table:style-name="ce296"/>
          <table:covered-table-cell table:number-columns-repeated="2" table:style-name="ce314"/>
          <table:table-cell table:style-name="ce336" table:number-columns-spanned="5" table:number-rows-spanned="1"/>
          <table:covered-table-cell table:number-columns-repeated="4" table:style-name="ce336"/>
          <table:table-cell table:style-name="ce363" office:value-type="string">
            <text:p>YYYY/MM/DD</text:p>
          </table:table-cell>
          <table:table-cell table:style-name="ce288"/>
          <table:table-cell table:number-columns-repeated="1010"/>
        </table:table-row>
        <table:table-row table:style-name="ro10">
          <table:table-cell table:style-name="ce297" office:value-type="string" table:number-columns-spanned="4" table:number-rows-spanned="1">
            <text:p>Reviewed by Overall Schedule</text:p>
          </table:table-cell>
          <table:covered-table-cell table:style-name="ce297"/>
          <table:covered-table-cell table:number-columns-repeated="2" table:style-name="ce314"/>
          <table:table-cell table:style-name="ce337" table:number-columns-spanned="5" table:number-rows-spanned="1"/>
          <table:covered-table-cell table:number-columns-repeated="4" table:style-name="ce337"/>
          <table:table-cell table:style-name="ce364" office:value-type="string">
            <text:p>YYYY/MM/DD</text:p>
          </table:table-cell>
          <table:table-cell table:number-columns-repeated="1011"/>
        </table:table-row>
        <table:table-row table:style-name="ro10">
          <table:table-cell table:number-columns-repeated="2"/>
          <table:table-cell table:style-name="ce316" table:number-columns-repeated="2"/>
          <table:table-cell table:number-columns-repeated="1017"/>
        </table:table-row>
        <table:table-row table:style-name="ro52">
          <table:table-cell table:style-name="ce286" office:value-type="string" table:number-columns-spanned="2" table:number-rows-spanned="1">
            <text:p>No of Developer</text:p>
          </table:table-cell>
          <table:covered-table-cell table:style-name="ce286"/>
          <table:table-cell table:style-name="ce317" table:content-validation-name="val8" office:value-type="float" office:value="3">
            <office:annotation office:display="true" draw:style-name="gr3" draw:text-style-name="P6" svg:width="1.1413in" svg:height="0.3571in" svg:x="6.3295in" svg:y="12.8138in" draw:caption-point-x="-0.6244in" draw:caption-point-y="0.3012in">
              <dc:date>2017-07-02T00:00:00</dc:date>
              <text:p text:style-name="P5"><text:span text:style-name="T4">Enter No of </text:span></text:p>
              <text:p text:style-name="P5"><text:span text:style-name="T4">Developers</text:span></text:p>
            </office:annotation>
            <text:p>3</text:p>
          </table:table-cell>
          <table:table-cell table:style-name="ce328" table:content-validation-name="val8" table:number-columns-repeated="2"/>
          <table:table-cell table:style-name="ce286" office:value-type="string" table:number-columns-spanned="4" table:number-rows-spanned="1">
            <text:p>No of Tester</text:p>
          </table:table-cell>
          <table:covered-table-cell table:style-name="ce335"/>
          <table:covered-table-cell table:style-name="ce286"/>
          <table:covered-table-cell table:style-name="ce335"/>
          <table:table-cell table:style-name="ce286" table:formula="of:=IF([Estimation.O49] &gt;=0.75;2;1)" office:value-type="float" office:value="1" table:number-columns-spanned="4" table:number-rows-spanned="1">
            <text:p>1</text:p>
          </table:table-cell>
          <table:covered-table-cell table:number-columns-repeated="3"/>
          <table:table-cell table:number-columns-repeated="1008"/>
        </table:table-row>
        <table:table-row table:style-name="ro51">
          <table:table-cell table:style-name="ce286" office:value-type="string">
            <text:p>S. No</text:p>
          </table:table-cell>
          <table:table-cell table:style-name="ce286" office:value-type="string" table:number-columns-spanned="3" table:number-rows-spanned="1">
            <text:p>Developer Name</text:p>
          </table:table-cell>
          <table:covered-table-cell table:number-columns-repeated="2" table:style-name="ce314"/>
          <table:table-cell table:style-name="ce335" office:value-type="string">
            <text:p>Emp.Id</text:p>
          </table:table-cell>
          <table:table-cell table:style-name="ce335" office:value-type="string" table:number-columns-spanned="4" table:number-rows-spanned="1">
            <text:p>Tester Name</text:p>
          </table:table-cell>
          <table:covered-table-cell table:number-columns-repeated="3" table:style-name="ce335"/>
          <table:table-cell table:style-name="ce335" office:value-type="string">
            <text:p>Emp.Id</text:p>
          </table:table-cell>
          <table:table-cell table:number-columns-repeated="1011"/>
        </table:table-row>
        <table:table-row table:style-name="ro51">
          <table:table-cell table:style-name="ce298" office:value-type="float" office:value="1">
            <text:p>1</text:p>
          </table:table-cell>
          <table:table-cell table:style-name="ce300" office:value-type="string" table:number-columns-spanned="3" table:number-rows-spanned="1">
            <text:p>XXXX</text:p>
          </table:table-cell>
          <table:covered-table-cell table:number-columns-repeated="2" table:style-name="ce318"/>
          <table:table-cell table:style-name="ce338" office:value-type="string">
            <text:p>XXX</text:p>
          </table:table-cell>
          <table:table-cell table:style-name="ce339" office:value-type="string" table:number-columns-spanned="4" table:number-rows-spanned="1">
            <text:p>YYYY</text:p>
          </table:table-cell>
          <table:covered-table-cell table:style-name="ce347"/>
          <table:covered-table-cell table:number-columns-repeated="2" table:style-name="ce351"/>
          <table:table-cell table:style-name="ce365" office:value-type="string">
            <text:p>YYY</text:p>
          </table:table-cell>
          <table:table-cell table:number-columns-repeated="1011"/>
        </table:table-row>
        <table:table-row table:style-name="ro51">
          <table:table-cell table:style-name="ce298" office:value-type="float" office:value="2">
            <text:p>2</text:p>
          </table:table-cell>
          <table:table-cell table:style-name="ce300" table:number-columns-spanned="3" table:number-rows-spanned="1"/>
          <table:covered-table-cell table:number-columns-repeated="2" table:style-name="ce318"/>
          <table:table-cell table:style-name="ce338"/>
          <table:table-cell table:style-name="ce339" table:number-columns-spanned="4" table:number-rows-spanned="1"/>
          <table:covered-table-cell table:style-name="ce347"/>
          <table:covered-table-cell table:number-columns-repeated="2" table:style-name="ce351"/>
          <table:table-cell table:style-name="ce365"/>
          <table:table-cell table:number-columns-repeated="1011"/>
        </table:table-row>
        <table:table-row table:style-name="ro51">
          <table:table-cell table:style-name="ce298" office:value-type="float" office:value="3">
            <text:p>3</text:p>
          </table:table-cell>
          <table:table-cell table:style-name="ce300" table:number-columns-spanned="3" table:number-rows-spanned="1"/>
          <table:covered-table-cell table:number-columns-repeated="2" table:style-name="ce318"/>
          <table:table-cell table:style-name="ce338"/>
          <table:table-cell table:style-name="ce339" table:number-columns-spanned="4" table:number-rows-spanned="1"/>
          <table:covered-table-cell table:style-name="ce347"/>
          <table:covered-table-cell table:number-columns-repeated="2" table:style-name="ce351"/>
          <table:table-cell table:style-name="ce366"/>
          <table:table-cell table:number-columns-repeated="1011"/>
        </table:table-row>
        <table:table-row table:style-name="ro51">
          <table:table-cell table:style-name="ce298" office:value-type="float" office:value="4">
            <text:p>4</text:p>
          </table:table-cell>
          <table:table-cell table:style-name="ce300" table:number-columns-spanned="3" table:number-rows-spanned="1"/>
          <table:covered-table-cell table:number-columns-repeated="2" table:style-name="ce318"/>
          <table:table-cell table:style-name="ce338"/>
          <table:table-cell table:style-name="ce339" table:number-columns-spanned="4" table:number-rows-spanned="1"/>
          <table:covered-table-cell table:style-name="ce347"/>
          <table:covered-table-cell table:number-columns-repeated="2" table:style-name="ce351"/>
          <table:table-cell table:style-name="ce366"/>
          <table:table-cell table:number-columns-repeated="1011"/>
        </table:table-row>
        <table:table-row table:style-name="ro51">
          <table:table-cell table:style-name="ce298" office:value-type="float" office:value="5">
            <text:p>5</text:p>
          </table:table-cell>
          <table:table-cell table:style-name="ce300" table:number-columns-spanned="3" table:number-rows-spanned="1"/>
          <table:covered-table-cell table:number-columns-repeated="2" table:style-name="ce318"/>
          <table:table-cell table:style-name="ce338"/>
          <table:table-cell table:style-name="ce339" table:number-columns-spanned="4" table:number-rows-spanned="1"/>
          <table:covered-table-cell table:style-name="ce347"/>
          <table:covered-table-cell table:number-columns-repeated="2" table:style-name="ce351"/>
          <table:table-cell table:style-name="ce366"/>
          <table:table-cell table:number-columns-repeated="1011"/>
        </table:table-row>
        <table:table-row table:style-name="ro51">
          <table:table-cell table:style-name="ce298" office:value-type="float" office:value="6">
            <text:p>6</text:p>
          </table:table-cell>
          <table:table-cell table:style-name="ce300" table:number-columns-spanned="3" table:number-rows-spanned="1"/>
          <table:covered-table-cell table:number-columns-repeated="2" table:style-name="ce318"/>
          <table:table-cell table:style-name="ce338"/>
          <table:table-cell table:style-name="ce339" table:number-columns-spanned="4" table:number-rows-spanned="1"/>
          <table:covered-table-cell table:style-name="ce347"/>
          <table:covered-table-cell table:number-columns-repeated="2" table:style-name="ce351"/>
          <table:table-cell table:style-name="ce366"/>
          <table:table-cell table:number-columns-repeated="1011"/>
        </table:table-row>
        <table:table-row table:style-name="ro51">
          <table:table-cell table:style-name="ce298" office:value-type="float" office:value="7">
            <text:p>7</text:p>
          </table:table-cell>
          <table:table-cell table:style-name="ce300" table:number-columns-spanned="3" table:number-rows-spanned="1"/>
          <table:covered-table-cell table:number-columns-repeated="2" table:style-name="ce318"/>
          <table:table-cell table:style-name="ce338"/>
          <table:table-cell table:style-name="ce339" table:number-columns-spanned="4" table:number-rows-spanned="1"/>
          <table:covered-table-cell table:style-name="ce347"/>
          <table:covered-table-cell table:number-columns-repeated="2" table:style-name="ce351"/>
          <table:table-cell table:style-name="ce366"/>
          <table:table-cell table:number-columns-repeated="1011"/>
        </table:table-row>
        <table:table-row table:style-name="ro51">
          <table:table-cell table:style-name="ce298" office:value-type="float" office:value="8">
            <text:p>8</text:p>
          </table:table-cell>
          <table:table-cell table:style-name="ce300" table:number-columns-spanned="3" table:number-rows-spanned="1"/>
          <table:covered-table-cell table:number-columns-repeated="2" table:style-name="ce318"/>
          <table:table-cell table:style-name="ce338"/>
          <table:table-cell table:style-name="ce339" table:number-columns-spanned="4" table:number-rows-spanned="1"/>
          <table:covered-table-cell table:style-name="ce347"/>
          <table:covered-table-cell table:number-columns-repeated="2" table:style-name="ce351"/>
          <table:table-cell table:style-name="ce366"/>
          <table:table-cell table:number-columns-repeated="1011"/>
        </table:table-row>
        <table:table-row table:style-name="ro51">
          <table:table-cell table:style-name="ce298" office:value-type="float" office:value="9">
            <text:p>9</text:p>
          </table:table-cell>
          <table:table-cell table:style-name="ce300" table:number-columns-spanned="3" table:number-rows-spanned="1"/>
          <table:covered-table-cell table:number-columns-repeated="2" table:style-name="ce318"/>
          <table:table-cell table:style-name="ce338"/>
          <table:table-cell table:style-name="ce339" table:number-columns-spanned="4" table:number-rows-spanned="1"/>
          <table:covered-table-cell table:style-name="ce347"/>
          <table:covered-table-cell table:number-columns-repeated="2" table:style-name="ce351"/>
          <table:table-cell table:style-name="ce366"/>
          <table:table-cell table:number-columns-repeated="1011"/>
        </table:table-row>
        <table:table-row table:style-name="ro51">
          <table:table-cell table:style-name="ce298" office:value-type="float" office:value="10">
            <text:p>10</text:p>
          </table:table-cell>
          <table:table-cell table:style-name="ce300" table:number-columns-spanned="3" table:number-rows-spanned="1"/>
          <table:covered-table-cell table:number-columns-repeated="2" table:style-name="ce318"/>
          <table:table-cell table:style-name="ce338"/>
          <table:table-cell table:style-name="ce339" table:number-columns-spanned="4" table:number-rows-spanned="1"/>
          <table:covered-table-cell table:style-name="ce347"/>
          <table:covered-table-cell table:number-columns-repeated="2" table:style-name="ce351"/>
          <table:table-cell table:style-name="ce366"/>
          <table:table-cell table:number-columns-repeated="1011"/>
        </table:table-row>
        <table:table-row table:style-name="ro51" table:number-rows-repeated="1048517">
          <table:table-cell table:number-columns-repeated="1021"/>
        </table:table-row>
        <table:table-row table:style-name="ro51">
          <table:table-cell table:number-columns-repeated="1021"/>
        </table:table-row>
        <table:named-expressions/>
      </table:table>
      <table:table table:name="Exclusion And Reference" table:style-name="ta5" table:print="false">
        <office:forms form:automatic-focus="false" form:apply-design-mode="false"/>
        <table:table-column table:style-name="co46" table:default-cell-style-name="ce379"/>
        <table:table-column table:style-name="co47" table:default-cell-style-name="ce380"/>
        <table:table-column table:style-name="co48" table:default-cell-style-name="ce380"/>
        <table:table-column table:style-name="co49" table:default-cell-style-name="ce380"/>
        <table:table-row table:style-name="ro66">
          <table:table-cell table:style-name="ce3" office:value-type="string">
            <text:p>S. No</text:p>
          </table:table-cell>
          <table:table-cell table:style-name="ce3" office:value-type="string">
            <text:p>Comments</text:p>
          </table:table-cell>
          <table:table-cell table:style-name="ce3" office:value-type="string">
            <text:p>Reference ID</text:p>
          </table:table-cell>
          <table:table-cell table:style-name="ce3" office:value-type="string">
            <text:p>Responsible Person</text:p>
          </table:table-cell>
        </table:table-row>
        <table:table-row table:style-name="ro66">
          <table:table-cell office:value-type="float" office:value="1">
            <text:p>1</text:p>
          </table:table-cell>
          <table:table-cell table:number-columns-repeated="3"/>
        </table:table-row>
        <table:table-row table:style-name="ro66">
          <table:table-cell office:value-type="float" office:value="2">
            <text:p>2</text:p>
          </table:table-cell>
          <table:table-cell table:number-columns-repeated="3"/>
        </table:table-row>
        <table:table-row table:style-name="ro66">
          <table:table-cell office:value-type="float" office:value="3">
            <text:p>3</text:p>
          </table:table-cell>
          <table:table-cell table:number-columns-repeated="3"/>
        </table:table-row>
        <table:table-row table:style-name="ro66">
          <table:table-cell office:value-type="float" office:value="4">
            <text:p>4</text:p>
          </table:table-cell>
          <table:table-cell table:number-columns-repeated="3"/>
        </table:table-row>
        <table:table-row table:style-name="ro66">
          <table:table-cell office:value-type="float" office:value="5">
            <text:p>5</text:p>
          </table:table-cell>
          <table:table-cell table:number-columns-repeated="3"/>
        </table:table-row>
        <table:table-row table:style-name="ro66">
          <table:table-cell office:value-type="float" office:value="6">
            <text:p>6</text:p>
          </table:table-cell>
          <table:table-cell table:number-columns-repeated="3"/>
        </table:table-row>
        <table:table-row table:style-name="ro66">
          <table:table-cell office:value-type="float" office:value="7">
            <text:p>7</text:p>
          </table:table-cell>
          <table:table-cell table:number-columns-repeated="3"/>
        </table:table-row>
        <table:table-row table:style-name="ro66">
          <table:table-cell office:value-type="float" office:value="8">
            <text:p>8</text:p>
          </table:table-cell>
          <table:table-cell table:number-columns-repeated="3"/>
        </table:table-row>
        <table:table-row table:style-name="ro66">
          <table:table-cell office:value-type="float" office:value="9">
            <text:p>9</text:p>
          </table:table-cell>
          <table:table-cell table:number-columns-repeated="3"/>
        </table:table-row>
        <table:table-row table:style-name="ro66">
          <table:table-cell office:value-type="float" office:value="10">
            <text:p>10</text:p>
          </table:table-cell>
          <table:table-cell table:number-columns-repeated="3"/>
        </table:table-row>
        <table:table-row table:style-name="ro66">
          <table:table-cell office:value-type="float" office:value="11">
            <text:p>11</text:p>
          </table:table-cell>
          <table:table-cell table:number-columns-repeated="3"/>
        </table:table-row>
        <table:table-row table:style-name="ro66">
          <table:table-cell office:value-type="float" office:value="12">
            <text:p>12</text:p>
          </table:table-cell>
          <table:table-cell table:number-columns-repeated="3"/>
        </table:table-row>
        <table:table-row table:style-name="ro66">
          <table:table-cell office:value-type="float" office:value="13">
            <text:p>13</text:p>
          </table:table-cell>
          <table:table-cell table:number-columns-repeated="3"/>
        </table:table-row>
        <table:table-row table:style-name="ro66">
          <table:table-cell table:number-columns-repeated="4"/>
        </table:table-row>
        <table:table-row table:style-name="ro66">
          <table:table-cell table:number-columns-repeated="4"/>
        </table:table-row>
        <table:named-expressions/>
      </table:table>
      <table:table table:name="RevisionHistory" table:style-name="ta5" table:protected="true" table:protection-key="QN4BcLCDG1utsFl83zLtLQ5wDiU=" table:print="false">
        <office:forms form:automatic-focus="false" form:apply-design-mode="false"/>
        <table:table-column table:style-name="co6" table:number-columns-repeated="4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54" table:number-columns-repeated="2" table:default-cell-style-name="Default"/>
        <table:table-row table:style-name="ro66" table:number-rows-repeated="6">
          <table:table-cell table:number-columns-repeated="10"/>
        </table:table-row>
        <table:table-row table:style-name="ro72">
          <table:table-cell table:number-columns-repeated="4"/>
          <table:table-cell table:style-name="ce381" office:value-type="string">
            <text:p>S. No</text:p>
          </table:table-cell>
          <table:table-cell table:style-name="ce381" office:value-type="string">
            <text:p>Version</text:p>
          </table:table-cell>
          <table:table-cell table:style-name="ce383" office:value-type="string">
            <text:p>Description of Change</text:p>
          </table:table-cell>
          <table:table-cell table:style-name="ce381" office:value-type="string">
            <text:p>Date</text:p>
          </table:table-cell>
          <table:table-cell table:style-name="ce381" office:value-type="string">
            <text:p>Changed By</text:p>
          </table:table-cell>
          <table:table-cell table:style-name="ce381" office:value-type="string">
            <text:p>Reviewed By</text:p>
          </table:table-cell>
        </table:table-row>
        <table:table-row table:style-name="ro6">
          <table:table-cell table:number-columns-repeated="4"/>
          <table:table-cell table:style-name="ce382" office:value-type="string">
            <text:p>1</text:p>
          </table:table-cell>
          <table:table-cell table:style-name="ce382" office:value-type="string">
            <text:p>1.3</text:p>
          </table:table-cell>
          <table:table-cell table:style-name="ce384" office:value-type="string">
            <text:p>Spec change added</text:p>
          </table:table-cell>
          <table:table-cell table:style-name="ce385" office:value-type="date" office:date-value="2016-06-15">
            <text:p>15/06/2016</text:p>
          </table:table-cell>
          <table:table-cell table:style-name="ce382" office:value-type="string">
            <text:p>Kaviyarasan S</text:p>
          </table:table-cell>
          <table:table-cell table:style-name="ce382" office:value-type="string">
            <text:p>Karthikeyan M</text:p>
          </table:table-cell>
        </table:table-row>
        <table:table-row table:style-name="ro73">
          <table:table-cell table:number-columns-repeated="4"/>
          <table:table-cell table:style-name="ce382" office:value-type="string">
            <text:p>2</text:p>
          </table:table-cell>
          <table:table-cell table:style-name="ce382" office:value-type="string">
            <text:p>1.4</text:p>
          </table:table-cell>
          <table:table-cell table:style-name="ce384" office:value-type="string">
            <text:p>1.Unit testing is separated into a phase.</text:p>
            <text:p>2.Scenario video is included with development phase.</text:p>
            <text:p>3.Database table creation time is updated as 0.50 hrs for 50 fields.</text:p>
            <text:p>4.Checkpoint calculation added</text:p>
          </table:table-cell>
          <table:table-cell table:style-name="ce385" office:value-type="date" office:date-value="2017-06-27">
            <text:p>27/06/2017</text:p>
          </table:table-cell>
          <table:table-cell table:style-name="ce382" office:value-type="string">
            <text:p>Kaviyarasan S</text:p>
          </table:table-cell>
          <table:table-cell table:style-name="ce382" office:value-type="string">
            <text:p>Karthikeyan M</text:p>
          </table:table-cell>
        </table:table-row>
        <table:table-row table:style-name="ro6">
          <table:table-cell table:number-columns-repeated="10"/>
        </table:table-row>
        <table:named-expressions/>
      </table:table>
      <table:named-expressions/>
      <table:database-ranges>
        <table:database-range table:target-range-address="Estimation.P1:Estimation.AE1048574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ＭＳ Ｐゴシック1" svg:font-family="'ＭＳ Ｐゴシック'" style:font-family-generic="modern" style:font-pitch="fixed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Verdana2" svg:font-family="Verdana" style:font-adornments="Bold" style:font-family-generic="swiss" style:font-pitch="variable"/>
    <style:font-face style:name="Verdana1" svg:font-family="Verdana" style:font-adornments="Regular" style:font-family-generic="swiss" style:font-pitch="variable"/>
    <style:font-face style:name="arial" svg:font-family="arial" style:font-family-generic="swiss" style:font-pitch="variable"/>
    <style:font-face style:name="ＭＳ Ｐゴシック" svg:font-family="'ＭＳ Ｐゴシック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7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17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17P0"/>
    </number:currency-style>
    <number:number-style style:name="N118P0" style:volatile="true">
      <number:number number:decimal-places="0" number:min-integer-digits="1" number:grouping="true"/>
    </number:number-style>
    <number:number-style style:name="N118"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number:min-integer-digits="1" number:grouping="true"/>
    </number:number-style>
    <number:number-style style:name="N119">
      <style:text-properties fo:color="#ff0000"/>
      <number:text>-</number:text>
      <number:number number: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number:min-integer-digits="3" number:min-exponent-digits="1"/>
    </number:number-style>
    <number:number-style style:name="N126">
      <number:number number:decimal-places="0" number:min-integer-digits="0"/>
    </number:number-style>
    <number:number-style style:name="N127">
      <number:number number:decimal-places="2" number:min-integer-digits="0"/>
    </number:number-style>
    <number:currency-style style:name="N129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29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29P0"/>
    </number:currency-style>
    <number:number-style style:name="N130">
      <number:number number:decimal-places="1" number:min-integer-digits="1"/>
    </number:number-style>
    <number:number-style style:name="N132P0" style:volatile="true">
      <number:text>¥</number:text>
      <number:number number:decimal-places="0" number:min-integer-digits="1" number:grouping="true"/>
    </number:number-style>
    <number:number-style style:name="N132">
      <number:text>-¥</number:text>
      <number:number number:decimal-places="0" number:min-integer-digits="1" number:grouping="true"/>
      <style:map style:condition="value()&gt;=0" style:apply-style-name="N132P0"/>
    </number:number-style>
    <number:number-style style:name="N133P0" style:volatile="true">
      <number:text>¥</number:text>
      <number:number number:decimal-places="0" number:min-integer-digits="1" number:grouping="true"/>
    </number:number-style>
    <number:number-style style:name="N133">
      <style:text-properties fo:color="#ff0000"/>
      <number:text>-¥</number:text>
      <number:number number:decimal-places="0" number:min-integer-digits="1" number:grouping="true"/>
      <style:map style:condition="value()&gt;=0" style:apply-style-name="N133P0"/>
    </number:number-style>
    <number:number-style style:name="N135P0" style:volatile="true">
      <number:text>¥</number:text>
      <number:number number:decimal-places="2" number:min-integer-digits="1" number:grouping="true"/>
    </number:number-style>
    <number:number-style style:name="N135">
      <number:text>-¥</number:text>
      <number:number number:decimal-places="2" number:min-integer-digits="1" number:grouping="true"/>
      <style:map style:condition="value()&gt;=0" style:apply-style-name="N135P0"/>
    </number:number-style>
    <number:number-style style:name="N136P0" style:volatile="true">
      <number:text>¥</number:text>
      <number:number number:decimal-places="2" number:min-integer-digits="1" number:grouping="true"/>
    </number:number-style>
    <number:number-style style:name="N136">
      <style:text-properties fo:color="#ff0000"/>
      <number:text>-¥</number:text>
      <number:number number:decimal-places="2" number:min-integer-digits="1" number:grouping="true"/>
      <style:map style:condition="value()&gt;=0" style:apply-style-name="N136P0"/>
    </number:number-style>
    <number:number-style style:name="N137">
      <number:number number:decimal-places="0" number:min-integer-digits="1" number:grouping="true"/>
      <number:text> </number:text>
    </number:number-style>
    <number:number-style style:name="N140P0" style:volatile="true">
      <number:number number:decimal-places="0" number:min-integer-digits="1" number:grouping="true"/>
      <number:text> </number:text>
    </number:number-style>
    <number:number-style style:name="N140P1" style:volatile="true">
      <number:text>-</number:text>
      <number:number number:decimal-places="0" number:min-integer-digits="1" number:grouping="true"/>
      <number:text> </number:text>
    </number:number-style>
    <number:number-style style:name="N140P2" style:volatile="true">
      <number:text> - </number:text>
    </number:number-style>
    <number:text-style style:name="N140">
      <number:text-content/>
      <number:text> </number:text>
      <style:map style:condition="value()&gt;0" style:apply-style-name="N140P0"/>
      <style:map style:condition="value()&lt;0" style:apply-style-name="N140P1"/>
      <style:map style:condition="value()=0" style:apply-style-name="N140P2"/>
    </number:text-style>
    <number:number-style style:name="N144P0" style:volatile="true">
      <number:text> ¥</number:text>
      <number:number number:decimal-places="0" number:min-integer-digits="1" number:grouping="true"/>
      <number:text> </number:text>
    </number:number-style>
    <number:number-style style:name="N144P1" style:volatile="true">
      <number:text>-¥</number:text>
      <number:number number:decimal-places="0" number:min-integer-digits="1" number:grouping="true"/>
      <number:text> </number:text>
    </number:number-style>
    <number:number-style style:name="N144P2" style:volatile="true">
      <number:text> ¥- </number:text>
    </number:number-style>
    <number:text-style style:name="N144">
      <number:text-content/>
      <number:text> </number:text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5">
      <number:number number:decimal-places="2" number:min-integer-digits="1" number:grouping="true"/>
      <number:text> </number:text>
    </number:number-style>
    <number:number-style style:name="N148P0" style:volatile="true">
      <number:number number:decimal-places="2" number:min-integer-digits="1" number:grouping="true"/>
      <number:text> </number:text>
    </number:number-style>
    <number:number-style style:name="N148P1" style:volatile="true">
      <number:text>-</number:text>
      <number:number number:decimal-places="2" number:min-integer-digits="1" number:grouping="true"/>
      <number:text> </number:text>
    </number:number-style>
    <number:number-style style:name="N148P2" style:volatile="true">
      <number:text> -</number:text>
      <number:number number:decimal-places="0" number:min-integer-digits="0"/>
      <number:text> </number:text>
    </number:number-style>
    <number:text-style style:name="N148">
      <number:text-content/>
      <number:text> </number:text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¥</number:text>
      <number:number number:decimal-places="2" number:min-integer-digits="1" number:grouping="true"/>
      <number:text> </number:text>
    </number:number-style>
    <number:number-style style:name="N152P1" style:volatile="true">
      <number:text>-¥</number:text>
      <number:number number:decimal-places="2" number:min-integer-digits="1" number:grouping="true"/>
      <number:text> </number:text>
    </number:number-style>
    <number:number-style style:name="N152P2" style:volatile="true">
      <number:text> ¥-</number:text>
      <number:number number:decimal-places="0" number:min-integer-digits="0"/>
      <number:text> </number:text>
    </number:number-style>
    <number:text-style style:name="N152"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number-style style:name="N156P0" style:volatile="true">
      <number:text> $</number:text>
      <number:number number:decimal-places="2" number:min-integer-digits="1" number:grouping="true"/>
      <number:text> </number:text>
    </number:number-style>
    <number:number-style style:name="N156P1" style:volatile="true">
      <number:text> $(</number:text>
      <number:number number:decimal-places="2" number:min-integer-digits="1" number:grouping="true"/>
      <number:text>)</number:text>
    </number:number-style>
    <number:number-style style:name="N156P2" style:volatile="true">
      <number:text> $-</number:text>
      <number:number number:decimal-places="0" number:min-integer-digits="0"/>
      <number:text> </number:text>
    </number:number-style>
    <number:text-style style:name="N156">
      <number:text-content/>
      <number:text> </number:text>
      <style:map style:condition="value()&gt;0" style:apply-style-name="N156P0"/>
      <style:map style:condition="value()&lt;0" style:apply-style-name="N156P1"/>
      <style:map style:condition="value()=0" style:apply-style-name="N156P2"/>
    </number:text-style>
    <number:number-style style:name="N158P0" style:volatile="true">
      <number:text>Rs. </number:text>
      <number:number number:decimal-places="0" number:min-integer-digits="1" number:grouping="true"/>
    </number:number-style>
    <number:number-style style:name="N158">
      <number:text>Rs. -</number:text>
      <number:number number:decimal-places="0" number:min-integer-digits="1" number:grouping="true"/>
      <style:map style:condition="value()&gt;=0" style:apply-style-name="N158P0"/>
    </number:number-style>
    <number:number-style style:name="N159P0" style:volatile="true">
      <number:text>Rs. </number:text>
      <number:number number:decimal-places="0" number:min-integer-digits="1" number:grouping="true"/>
    </number:number-style>
    <number:number-style style:name="N159">
      <style:text-properties fo:color="#ff0000"/>
      <number:text>Rs. -</number:text>
      <number:number number:decimal-places="0" number:min-integer-digits="1" number:grouping="true"/>
      <style:map style:condition="value()&gt;=0" style:apply-style-name="N159P0"/>
    </number:number-style>
    <number:number-style style:name="N161P0" style:volatile="true">
      <number:text>Rs. </number:text>
      <number:number number:decimal-places="2" number:min-integer-digits="1" number:grouping="true"/>
    </number:number-style>
    <number:number-style style:name="N161">
      <number:text>Rs. -</number:text>
      <number:number number:decimal-places="2" number:min-integer-digits="1" number:grouping="true"/>
      <style:map style:condition="value()&gt;=0" style:apply-style-name="N161P0"/>
    </number:number-style>
    <number:number-style style:name="N162P0" style:volatile="true">
      <number:text>Rs. </number:text>
      <number:number number:decimal-places="2" number:min-integer-digits="1" number:grouping="true"/>
    </number:number-style>
    <number:number-style style:name="N162">
      <style:text-properties fo:color="#ff0000"/>
      <number:text>Rs. -</number:text>
      <number:number number:decimal-places="2" number:min-integer-digits="1" number:grouping="true"/>
      <style:map style:condition="value()&gt;=0" style:apply-style-name="N162P0"/>
    </number:number-style>
    <number:number-style style:name="N164P0" style:volatile="true">
      <number:number number:decimal-places="0" number:min-integer-digits="1" number:grouping="true"/>
      <number:text> </number:text>
    </number:number-style>
    <number:number-style style:name="N164P1" style:volatile="true">
      <number:text> -</number:text>
      <number:number number:decimal-places="0" number:min-integer-digits="1" number:grouping="true"/>
      <number:text> </number:text>
    </number:number-style>
    <number:number-style style:name="N164P2" style:volatile="true">
      <number:text> - </number:text>
    </number:number-style>
    <number:text-style style:name="N164"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8P0" style:volatile="true">
      <number:text> Rs. </number:text>
      <number:number number:decimal-places="0" number:min-integer-digits="1" number:grouping="true"/>
      <number:text> </number:text>
    </number:number-style>
    <number:number-style style:name="N168P1" style:volatile="true">
      <number:text> Rs. -</number:text>
      <number:number number:decimal-places="0" number:min-integer-digits="1" number:grouping="true"/>
      <number:text> </number:text>
    </number:number-style>
    <number:number-style style:name="N168P2" style:volatile="true">
      <number:text> Rs. - </number:text>
    </number:number-style>
    <number:text-style style:name="N168"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number:min-integer-digits="1" number:grouping="true"/>
      <number:text> </number:text>
    </number:number-style>
    <number:number-style style:name="N170P1" style:volatile="true">
      <number:text> -</number:text>
      <number:number number:decimal-places="2" number:min-integer-digits="1" number:grouping="true"/>
      <number:text> </number:text>
    </number:number-style>
    <number:number-style style:name="N170P2" style:volatile="true">
      <number:text> -</number:text>
      <number:number number:decimal-places="0" number:min-integer-digits="0"/>
      <number:text> </number:text>
    </number:number-style>
    <number:text-style style:name="N170"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4P0" style:volatile="true">
      <number:text> Rs. </number:text>
      <number:number number:decimal-places="2" number:min-integer-digits="1" number:grouping="true"/>
      <number:text> </number:text>
    </number:number-style>
    <number:number-style style:name="N174P1" style:volatile="true">
      <number:text> Rs. -</number:text>
      <number:number number:decimal-places="2" number:min-integer-digits="1" number:grouping="true"/>
      <number:text> </number:text>
    </number:number-style>
    <number:number-style style:name="N174P2" style:volatile="true">
      <number:text> Rs. -</number:text>
      <number:number number:decimal-places="0" number:min-integer-digits="0"/>
      <number:text> </number:text>
    </number:number-style>
    <number:text-style style:name="N174"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date-style style:name="N175">
      <number:day number:style="long"/>
      <number:text>-</number:text>
      <number:month number:style="long"/>
      <number:text>-</number:text>
      <number:year number:style="long"/>
    </number:date-style>
    <number:date-style style:name="N176">
      <number:year number:style="long"/>
      <number:text>-</number:text>
      <number:month number:style="long"/>
      <number:text>-</number:text>
      <number:day number:style="long"/>
      <number:text>\</number:text>
    </number:date-style>
    <number:number-style style:name="N177P0" style:volatile="true">
      <number:text>¥</number:text>
      <number:number number:decimal-places="0" number:min-integer-digits="1" number:grouping="true"/>
    </number:number-style>
    <number:number-style style:name="N177">
      <number:text>¥-</number:text>
      <number:number number:decimal-places="0" number:min-integer-digits="1" number:grouping="true"/>
      <style:map style:condition="value()&gt;=0" style:apply-style-name="N177P0"/>
    </number:number-style>
    <number:number-style style:name="N178P0" style:volatile="true">
      <number:text>¥</number:text>
      <number:number number:decimal-places="0" number:min-integer-digits="1" number:grouping="true"/>
    </number:number-style>
    <number:number-style style:name="N178">
      <style:text-properties fo:color="#ff0000"/>
      <number:text>¥-</number:text>
      <number:number number:decimal-places="0" number:min-integer-digits="1" number:grouping="true"/>
      <style:map style:condition="value()&gt;=0" style:apply-style-name="N178P0"/>
    </number:number-style>
    <number:number-style style:name="N179P0" style:volatile="true">
      <number:text>¥</number:text>
      <number:number number:decimal-places="2" number:min-integer-digits="1" number:grouping="true"/>
    </number:number-style>
    <number:number-style style:name="N179">
      <number:text>¥-</number:text>
      <number:number number:decimal-places="2" number:min-integer-digits="1" number:grouping="true"/>
      <style:map style:condition="value()&gt;=0" style:apply-style-name="N179P0"/>
    </number:number-style>
    <number:number-style style:name="N180P0" style:volatile="true">
      <number:text>¥</number:text>
      <number:number number:decimal-places="2" number:min-integer-digits="1" number:grouping="true"/>
    </number:number-style>
    <number:number-style style:name="N180">
      <style:text-properties fo:color="#ff0000"/>
      <number:text>¥-</number:text>
      <number:number number:decimal-places="2" number:min-integer-digits="1" number:grouping="true"/>
      <style:map style:condition="value()&gt;=0" style:apply-style-name="N180P0"/>
    </number:number-style>
    <number:number-style style:name="N182P0" style:volatile="true">
      <number:text>$</number:text>
      <number:number number:decimal-places="0" number:min-integer-digits="1" number:grouping="true"/>
      <number:text> </number:text>
    </number:number-style>
    <number:number-style style:name="N182">
      <number:text>($</number:text>
      <number:number number:decimal-places="0" number:min-integer-digits="1" number:grouping="true"/>
      <number:text>)</number:text>
      <style:map style:condition="value()&gt;=0" style:apply-style-name="N182P0"/>
    </number:number-style>
    <number:number-style style:name="N183P0" style:volatile="true">
      <number:text>$</number:text>
      <number:number number:decimal-places="0" number:min-integer-digits="1" number:grouping="true"/>
      <number:text> </number:text>
    </number:number-style>
    <number:number-style style:name="N18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83P0"/>
    </number:number-style>
    <number:number-style style:name="N185P0" style:volatile="true">
      <number:text>$</number:text>
      <number:number number:decimal-places="2" number:min-integer-digits="1" number:grouping="true"/>
      <number:text> </number:text>
    </number:number-style>
    <number:number-style style:name="N185">
      <number:text>($</number:text>
      <number:number number:decimal-places="2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$</number:text>
      <number:number number:decimal-places="2" number:min-integer-digits="1" number:grouping="true"/>
      <number:text> </number:text>
    </number:number-style>
    <number:number-style style:name="N18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86P0"/>
    </number:number-style>
    <number:number-style style:name="N188P0" style:volatile="true">
      <number:text> ¥</number:text>
      <number:number number:decimal-places="0" number:min-integer-digits="1" number:grouping="true"/>
      <number:text> </number:text>
    </number:number-style>
    <number:number-style style:name="N188P1" style:volatile="true">
      <number:text> ¥-</number:text>
      <number:number number:decimal-places="0" number:min-integer-digits="1" number:grouping="true"/>
      <number:text> </number:text>
    </number:number-style>
    <number:number-style style:name="N188P2" style:volatile="true">
      <number:text> ¥- </number:text>
    </number:number-style>
    <number:text-style style:name="N188">
      <number:text-content/>
      <number:text> </number:text>
      <style:map style:condition="value()&gt;0" style:apply-style-name="N188P0"/>
      <style:map style:condition="value()&lt;0" style:apply-style-name="N188P1"/>
      <style:map style:condition="value()=0" style:apply-style-name="N188P2"/>
    </number:text-style>
    <number:number-style style:name="N190P0" style:volatile="true">
      <number:text> ¥</number:text>
      <number:number number:decimal-places="2" number:min-integer-digits="1" number:grouping="true"/>
      <number:text> </number:text>
    </number:number-style>
    <number:number-style style:name="N190P1" style:volatile="true">
      <number:text> ¥-</number:text>
      <number:number number:decimal-places="2" number:min-integer-digits="1" number:grouping="true"/>
      <number:text> </number:text>
    </number:number-style>
    <number:number-style style:name="N190P2" style:volatile="true">
      <number:text> ¥-</number:text>
      <number:number number:decimal-places="0" number:min-integer-digits="0"/>
      <number:text> </number:text>
    </number:number-style>
    <number:text-style style:name="N190"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">
      <number:number number:decimal-places="0" number:min-integer-digits="1"/>
      <number:text> </number:text>
    </number:number-style>
    <number:number-style style:name="N192P0" style:volatile="true">
      <number:number number:decimal-places="0" number:min-integer-digits="1"/>
      <number:text> </number:text>
    </number:number-style>
    <number:number-style style:name="N192">
      <style:text-properties fo:color="#ff0000"/>
      <number:text>(</number:text>
      <number:number number:decimal-places="0" number:min-integer-digits="1"/>
      <number:text>)</number:text>
      <style:map style:condition="value()&gt;=0" style:apply-style-name="N192P0"/>
    </number:number-style>
    <number:number-style style:name="N193">
      <number:number number:decimal-places="2" number:min-integer-digits="1"/>
      <number:text> </number:text>
    </number:number-style>
    <number:number-style style:name="N194P0" style:volatile="true">
      <number:number number:decimal-places="0" number:min-integer-digits="0"/>
    </number:number-style>
    <number:number-style style:name="N194">
      <style:text-properties fo:color="#ff0000"/>
      <number:text>-</number:text>
      <number:number number:decimal-places="0" number:min-integer-digits="0"/>
      <style:map style:condition="value()&gt;=0" style:apply-style-name="N194P0"/>
    </number:number-style>
    <number:number-style style:name="N195P0" style:volatile="true">
      <number:number number:decimal-places="0" number:min-integer-digits="1"/>
    </number:number-style>
    <number:number-style style:name="N195">
      <style:text-properties fo:color="#ff0000"/>
      <number:text>-</number:text>
      <number:number number:decimal-places="0" number:min-integer-digits="1"/>
      <style:map style:condition="value()&gt;=0" style:apply-style-name="N195P0"/>
    </number:number-style>
    <number:number-style style:name="N197P0" style:volatile="true">
      <number:text>₹ </number:text>
      <number:number number:decimal-places="0" number:min-integer-digits="1" number:grouping="true"/>
    </number:number-style>
    <number:number-style style:name="N197">
      <number:text>₹ -</number:text>
      <number:number number:decimal-places="0" number:min-integer-digits="1" number:grouping="true"/>
      <style:map style:condition="value()&gt;=0" style:apply-style-name="N197P0"/>
    </number:number-style>
    <number:number-style style:name="N198P0" style:volatile="true">
      <number:text>₹ </number:text>
      <number:number number:decimal-places="0" number:min-integer-digits="1" number:grouping="true"/>
    </number:number-style>
    <number:number-style style:name="N198">
      <style:text-properties fo:color="#ff0000"/>
      <number:text>₹ -</number:text>
      <number:number number:decimal-places="0" number:min-integer-digits="1" number:grouping="true"/>
      <style:map style:condition="value()&gt;=0" style:apply-style-name="N198P0"/>
    </number:number-style>
    <number:number-style style:name="N200P0" style:volatile="true">
      <number:text>₹ </number:text>
      <number:number number:decimal-places="2" number:min-integer-digits="1" number:grouping="true"/>
    </number:number-style>
    <number:number-style style:name="N200">
      <number:text>₹ -</number:text>
      <number:number number:decimal-places="2" number:min-integer-digits="1" number:grouping="true"/>
      <style:map style:condition="value()&gt;=0" style:apply-style-name="N200P0"/>
    </number:number-style>
    <number:number-style style:name="N201P0" style:volatile="true">
      <number:text>₹ </number:text>
      <number:number number:decimal-places="2" number:min-integer-digits="1" number:grouping="true"/>
    </number:number-style>
    <number:number-style style:name="N201">
      <style:text-properties fo:color="#ff0000"/>
      <number:text>₹ -</number:text>
      <number:number number:decimal-places="2" number:min-integer-digits="1" number:grouping="true"/>
      <style:map style:condition="value()&gt;=0" style:apply-style-name="N201P0"/>
    </number:number-style>
    <number:number-style style:name="N205P0" style:volatile="true">
      <number:text> ₹ </number:text>
      <number:number number:decimal-places="0" number:min-integer-digits="1" number:grouping="true"/>
      <number:text> </number:text>
    </number:number-style>
    <number:number-style style:name="N205P1" style:volatile="true">
      <number:text> ₹ -</number:text>
      <number:number number:decimal-places="0" number:min-integer-digits="1" number:grouping="true"/>
      <number:text> </number:text>
    </number:number-style>
    <number:number-style style:name="N205P2" style:volatile="true">
      <number:text> ₹ - </number:text>
    </number:number-style>
    <number:text-style style:name="N205">
      <number:text-content/>
      <number:text> </number:text>
      <style:map style:condition="value()&gt;0" style:apply-style-name="N205P0"/>
      <style:map style:condition="value()&lt;0" style:apply-style-name="N205P1"/>
      <style:map style:condition="value()=0" style:apply-style-name="N205P2"/>
    </number:text-style>
    <number:number-style style:name="N209P0" style:volatile="true">
      <number:text> ₹ </number:text>
      <number:number number:decimal-places="2" number:min-integer-digits="1" number:grouping="true"/>
      <number:text> </number:text>
    </number:number-style>
    <number:number-style style:name="N209P1" style:volatile="true">
      <number:text> ₹ -</number:text>
      <number:number number:decimal-places="2" number:min-integer-digits="1" number:grouping="true"/>
      <number:text> </number:text>
    </number:number-style>
    <number:number-style style:name="N209P2" style:volatile="true">
      <number:text> ₹ -</number:text>
      <number:number number:decimal-places="0" number:min-integer-digits="0"/>
      <number:text> </number:text>
    </number:number-style>
    <number:text-style style:name="N209">
      <number:text-content/>
      <number:text> </number:text>
      <style:map style:condition="value()&gt;0" style:apply-style-name="N209P0"/>
      <style:map style:condition="value()&lt;0" style:apply-style-name="N209P1"/>
      <style:map style:condition="value()=0" style:apply-style-name="N209P2"/>
    </number:text-style>
    <number:number-style style:name="N211P0" style:volatile="true">
      <number:text>Yes</number:text>
    </number:number-style>
    <number:number-style style:name="N211P1" style:volatile="true">
      <number:text>Yes</number:text>
    </number:number-style>
    <number:number-style style:name="N211">
      <number:text>No</number:text>
      <style:map style:condition="value()&gt;0" style:apply-style-name="N211P0"/>
      <style:map style:condition="value()&lt;0" style:apply-style-name="N211P1"/>
    </number:number-style>
    <number:number-style style:name="N213P0" style:volatile="true">
      <number:text>True</number:text>
    </number:number-style>
    <number:number-style style:name="N213P1" style:volatile="true">
      <number:text>True</number:text>
    </number:number-style>
    <number:number-style style:name="N213">
      <number:text>False</number:text>
      <style:map style:condition="value()&gt;0" style:apply-style-name="N213P0"/>
      <style:map style:condition="value()&lt;0" style:apply-style-name="N213P1"/>
    </number:number-style>
    <number:number-style style:name="N215P0" style:volatile="true">
      <number:text>On</number:text>
    </number:number-style>
    <number:number-style style:name="N215P1" style:volatile="true">
      <number:text>On</number:text>
    </number:number-style>
    <number:number-style style:name="N215">
      <number:text>Off</number:text>
      <style:map style:condition="value()&gt;0" style:apply-style-name="N215P0"/>
      <style:map style:condition="value()&lt;0" style:apply-style-name="N215P1"/>
    </number:number-style>
    <number:currency-style style:name="N217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217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217P0"/>
    </number:currency-style>
    <number:number-style style:name="N218P0" style:volatile="true">
      <number:number number:decimal-places="0" number:min-integer-digits="1" number:grouping="true"/>
      <number:text> </number:text>
    </number:number-style>
    <number:number-style style:name="N218">
      <style:text-properties fo:color="#ff0000"/>
      <number:text>-</number:text>
      <number:number number:decimal-places="0" number:min-integer-digits="1" number:grouping="true"/>
      <number:text> </number:text>
      <style:map style:condition="value()&gt;=0" style:apply-style-name="N218P0"/>
    </number:number-style>
    <number:number-style style:name="N219">
      <number:number number:decimal-places="0" number:min-integer-digits="3"/>
    </number:number-style>
    <number:number-style style:name="N221P0" style:volatile="true">
      <number:number number:decimal-places="0" number:min-integer-digits="3"/>
    </number:number-style>
    <number:number-style style:name="N221P1" style:volatile="true">
      <number:number number:decimal-places="0" number:min-integer-digits="5">
        <number:embedded-text number:position="2">-</number:embedded-text>
      </number:number>
    </number:number-style>
    <number:number-style style:name="N221">
      <number:number number:decimal-places="0" number:min-integer-digits="7">
        <number:embedded-text number:position="4">-</number:embedded-text>
      </number:number>
      <style:map style:condition="value()&lt;=999" style:apply-style-name="N221P0"/>
      <style:map style:condition="value()&lt;=9999" style:apply-style-name="N221P1"/>
    </number:number-style>
    <number:number-style style:name="N222">
      <number:number number:decimal-places="0" number:min-integer-digits="1"/>
      <number:text>.</number:text>
    </number:number-style>
    <number:currency-style style:name="N224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224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224P0"/>
    </number:currency-style>
    <number:number-style style:name="N226P0" style:volatile="true">
      <number:text>\</number:text>
      <number:number number:decimal-places="0" number:min-integer-digits="1" number:grouping="true"/>
    </number:number-style>
    <number:number-style style:name="N226">
      <number:text>\-</number:text>
      <number:number number:decimal-places="0" number:min-integer-digits="1" number:grouping="true"/>
      <style:map style:condition="value()&gt;=0" style:apply-style-name="N226P0"/>
    </number:number-style>
    <number:number-style style:name="N227P0" style:volatile="true">
      <number:text>\</number:text>
      <number:number number:decimal-places="0" number:min-integer-digits="1" number:grouping="true"/>
    </number:number-style>
    <number:number-style style:name="N227">
      <style:text-properties fo:color="#ff0000"/>
      <number:text>\-</number:text>
      <number:number number:decimal-places="0" number:min-integer-digits="1" number:grouping="true"/>
      <style:map style:condition="value()&gt;=0" style:apply-style-name="N227P0"/>
    </number:number-style>
    <number:number-style style:name="N229P0" style:volatile="true">
      <number:text>\</number:text>
      <number:number number:decimal-places="2" number:min-integer-digits="1" number:grouping="true"/>
    </number:number-style>
    <number:number-style style:name="N229">
      <number:text>\-</number:text>
      <number:number number:decimal-places="2" number:min-integer-digits="1" number:grouping="true"/>
      <style:map style:condition="value()&gt;=0" style:apply-style-name="N229P0"/>
    </number:number-style>
    <number:number-style style:name="N230P0" style:volatile="true">
      <number:text>\</number:text>
      <number:number number:decimal-places="2" number:min-integer-digits="1" number:grouping="true"/>
    </number:number-style>
    <number:number-style style:name="N230">
      <style:text-properties fo:color="#ff0000"/>
      <number:text>\-</number:text>
      <number:number number:decimal-places="2" number:min-integer-digits="1" number:grouping="true"/>
      <style:map style:condition="value()&gt;=0" style:apply-style-name="N230P0"/>
    </number:number-style>
    <number:number-style style:name="N234P0" style:volatile="true">
      <number:text> \</number:text>
      <number:number number:decimal-places="0" number:min-integer-digits="1" number:grouping="true"/>
      <number:text> </number:text>
    </number:number-style>
    <number:number-style style:name="N234P1" style:volatile="true">
      <number:text> \-</number:text>
      <number:number number:decimal-places="0" number:min-integer-digits="1" number:grouping="true"/>
      <number:text> </number:text>
    </number:number-style>
    <number:number-style style:name="N234P2" style:volatile="true">
      <number:text> \-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number:text> \</number:text>
      <number:number number:decimal-places="2" number:min-integer-digits="1" number:grouping="true"/>
      <number:text> </number:text>
    </number:number-style>
    <number:number-style style:name="N238P1" style:volatile="true">
      <number:text> \-</number:text>
      <number:number number:decimal-places="2" number:min-integer-digits="1" number:grouping="true"/>
      <number:text> </number:text>
    </number:number-style>
    <number:number-style style:name="N238P2" style:volatile="true">
      <number:text> \-</number:text>
      <number:number number:decimal-places="0" number:min-integer-digits="0"/>
      <number:text>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date-style style:name="N239">
      <number:month/>
      <number:text>/</number:text>
      <number:day/>
    </number:date-style>
    <number:date-style style:name="N240">
      <number:month number:textual="true"/>
      <number:text>-</number:text>
      <number:year number:style="long"/>
    </number:date-style>
    <number:number-style style:name="N241P0" style:volatile="true">
      <number:number number:decimal-places="2" number:min-integer-digits="1"/>
      <number:text> </number:text>
    </number:number-style>
    <number:number-style style:name="N241">
      <style:text-properties fo:color="#ff0000"/>
      <number:text>(</number:text>
      <number:number number:decimal-places="2" number:min-integer-digits="1"/>
      <number:text>)</number:text>
      <style:map style:condition="value()&gt;=0" style:apply-style-name="N241P0"/>
    </number:number-style>
    <number:number-style style:name="N242">
      <number:text>99日目</number:text>
    </number:number-style>
    <number:number-style style:name="N243">
      <number:number number:decimal-places="0" number:min-integer-digits="1"/>
      <number:text>日目</number:text>
    </number:number-style>
    <number:number-style style:name="N244">
      <number:number number:decimal-places="2" number:min-integer-digits="1"/>
      <number:text> 人日</number:text>
    </number:number-style>
    <number:number-style style:name="N245">
      <number:number number:decimal-places="0" number:min-integer-digits="1"/>
      <number:text>名</number:text>
    </number:number-style>
    <number:number-style style:name="N246">
      <number:number number:decimal-places="2" number:min-integer-digits="1"/>
      <number:text>人日</number:text>
    </number:number-style>
    <number:number-style style:name="N247">
      <number:number number:decimal-places="0" number:min-integer-digits="2"/>
    </number:number-style>
    <number:number-style style:name="N248">
      <number:number number:decimal-places="0" number:min-integer-digits="0"/>
      <number:text>h</number:text>
    </number:number-style>
    <number:number-style style:name="N249">
      <number:number number:decimal-places="0" number:min-integer-digits="1"/>
      <number:text> 時間</number:text>
    </number:number-style>
    <number:number-style style:name="N250">
      <number:number number:decimal-places="1" number:min-integer-digits="1"/>
      <number:text> 時間</number:text>
    </number:number-style>
    <number:number-style style:name="N251">
      <number:number number:decimal-places="1" number:min-integer-digits="1"/>
      <number:text> </number:text>
    </number:number-style>
    <number:number-style style:name="N252P0" style:volatile="true">
      <number:number number:decimal-places="1" number:min-integer-digits="1"/>
      <number:text> </number:text>
    </number:number-style>
    <number:number-style style:name="N252">
      <style:text-properties fo:color="#ff0000"/>
      <number:text>(</number:text>
      <number:number number:decimal-places="1" number:min-integer-digits="1"/>
      <number:text>)</number:text>
      <style:map style:condition="value()&gt;=0" style:apply-style-name="N252P0"/>
    </number:number-style>
    <number:date-style style:name="N253">
      <number:day number:style="long"/>
    </number:date-style>
    <number:date-style style:name="N254">
      <number:day/>
    </number:date-style>
    <number:number-style style:name="N255">
      <number:number number:decimal-places="0" number:min-integer-digits="2"/>
      <number:text> 時間</number:text>
    </number:number-style>
    <number:number-style style:name="N256">
      <number:number number:decimal-places="1" number:min-integer-digits="1"/>
      <number:text> ヶ月</number:text>
    </number:number-style>
    <number:number-style style:name="N257">
      <number:number number:decimal-places="0" number:min-integer-digits="1"/>
      <number:text> 人</number:text>
    </number:number-style>
    <number:number-style style:name="N259P0" style:volatile="true">
      <number:number number:decimal-places="0" number:min-integer-digits="1" number:grouping="true"/>
      <number:text> </number:text>
    </number:number-style>
    <number:number-style style:name="N259P1" style:volatile="true">
      <number:text> (</number:text>
      <number:number number:decimal-places="0" number:min-integer-digits="1" number:grouping="true"/>
      <number:text>)</number:text>
    </number:number-style>
    <number:number-style style:name="N259P2" style:volatile="true">
      <number:text> - </number:text>
    </number:number-style>
    <number:text-style style:name="N259">
      <number:text-content/>
      <number:text> </number:text>
      <style:map style:condition="value()&gt;0" style:apply-style-name="N259P0"/>
      <style:map style:condition="value()&lt;0" style:apply-style-name="N259P1"/>
      <style:map style:condition="value()=0" style:apply-style-name="N259P2"/>
    </number:text-style>
    <number:number-style style:name="N260P0" style:volatile="true">
      <number:number number:decimal-places="0" number:min-integer-digits="1" number:grouping="true"/>
      <number:text> </number:text>
    </number:number-style>
    <number:number-style style:name="N260P1" style:volatile="true">
      <number:text> (</number:text>
      <number:number number:decimal-places="0" number:min-integer-digits="1" number:grouping="true"/>
      <number:text>)</number:text>
    </number:number-style>
    <number:number-style style:name="N260P2" style:volatile="true">
      <number:text> -</number:text>
      <number:number number:decimal-places="0" number:min-integer-digits="0"/>
      <number:text> </number:text>
    </number:number-style>
    <number:text-style style:name="N260">
      <number:text-content/>
      <number:text> </number:text>
      <style:map style:condition="value()&gt;0" style:apply-style-name="N260P0"/>
      <style:map style:condition="value()&lt;0" style:apply-style-name="N260P1"/>
      <style:map style:condition="value()=0" style:apply-style-name="N260P2"/>
    </number:text-style>
    <number:number-style style:name="N262P0" style:volatile="true">
      <number:text> \</number:text>
      <number:number number:decimal-places="0" number:min-integer-digits="1" number:grouping="true"/>
      <number:text> </number:text>
    </number:number-style>
    <number:number-style style:name="N262P1" style:volatile="true">
      <number:text> \(</number:text>
      <number:number number:decimal-places="0" number:min-integer-digits="1" number:grouping="true"/>
      <number:text>)</number:text>
    </number:number-style>
    <number:number-style style:name="N262P2" style:volatile="true">
      <number:text> \- </number:text>
    </number:number-style>
    <number:text-style style:name="N262">
      <number:text-content/>
      <number:text> </number:text>
      <style:map style:condition="value()&gt;0" style:apply-style-name="N262P0"/>
      <style:map style:condition="value()&lt;0" style:apply-style-name="N262P1"/>
      <style:map style:condition="value()=0" style:apply-style-name="N262P2"/>
    </number:text-style>
    <number:number-style style:name="N263P0" style:volatile="true">
      <number:text> \</number:text>
      <number:number number:decimal-places="0" number:min-integer-digits="1" number:grouping="true"/>
      <number:text> </number:text>
    </number:number-style>
    <number:number-style style:name="N263P1" style:volatile="true">
      <number:text> \(</number:text>
      <number:number number:decimal-places="0" number:min-integer-digits="1" number:grouping="true"/>
      <number:text>)</number:text>
    </number:number-style>
    <number:number-style style:name="N263P2" style:volatile="true">
      <number:text> \-</number:text>
      <number:number number:decimal-places="0" number:min-integer-digits="0"/>
      <number:text> </number:text>
    </number:number-style>
    <number:text-style style:name="N263">
      <number:text-content/>
      <number:text> </number:text>
      <style:map style:condition="value()&gt;0" style:apply-style-name="N263P0"/>
      <style:map style:condition="value()&lt;0" style:apply-style-name="N263P1"/>
      <style:map style:condition="value()=0" style:apply-style-name="N263P2"/>
    </number:text-style>
    <number:number-style style:name="N264">
      <number:number number:decimal-places="1" number:min-integer-digits="1" number:grouping="true"/>
    </number:number-style>
    <number:number-style style:name="N265P0" style:volatile="true">
      <number:number number:decimal-places="1" number:min-integer-digits="1" number:grouping="true"/>
    </number:number-style>
    <number:number-style style:name="N265">
      <style:text-properties fo:color="#ff0000"/>
      <number:text>-</number:text>
      <number:number number:decimal-places="1" number:min-integer-digits="1" number:grouping="true"/>
      <style:map style:condition="value()&gt;=0" style:apply-style-name="N265P0"/>
    </number:number-style>
    <number:number-style style:name="N266">
      <number:number number:decimal-places="3" number:min-integer-digits="1" number:grouping="true"/>
    </number:number-style>
    <number:number-style style:name="N267P0" style:volatile="true">
      <number:number number:decimal-places="3" number:min-integer-digits="1" number:grouping="true"/>
    </number:number-style>
    <number:number-style style:name="N267">
      <style:text-properties fo:color="#ff0000"/>
      <number:text>-</number:text>
      <number:number number:decimal-places="3" number:min-integer-digits="1" number:grouping="true"/>
      <style:map style:condition="value()&gt;=0" style:apply-style-name="N267P0"/>
    </number:number-style>
    <number:number-style style:name="N268P0" style:volatile="true">
      <number:number number:decimal-places="0" number:min-integer-digits="1"/>
    </number:number-style>
    <number:number-style style:name="N268">
      <style:text-properties fo:color="#ff0000"/>
      <number:number number:decimal-places="0" number:min-integer-digits="1"/>
      <style:map style:condition="value()&gt;=0" style:apply-style-name="N268P0"/>
    </number:number-style>
    <number:number-style style:name="N269">
      <number:number number:decimal-places="5" number:min-integer-digits="1"/>
      <number:text> </number:text>
    </number:number-style>
    <number:number-style style:name="N270">
      <number:number number:decimal-places="0" number:min-integer-digits="5"/>
    </number:number-style>
    <number:number-style style:name="N271">
      <number:number number:decimal-places="0" number:min-integer-digits="4"/>
    </number:number-style>
    <number:number-style style:name="N272">
      <number:number number:decimal-places="0" number:min-integer-digits="7"/>
    </number:number-style>
    <number:number-style style:name="N273">
      <number:number number:decimal-places="0" number:min-integer-digits="8">
        <number:embedded-text number:position="1">1</number:embedded-text>
      </number:number>
    </number:number-style>
    <number:number-style style:name="N274">
      <number:number number:decimal-places="0" number:min-integer-digits="8"/>
    </number:number-style>
    <number:number-style style:name="N275">
      <number:number number:decimal-places="0" number:min-integer-digits="6"/>
    </number:number-style>
    <number:number-style style:name="N276">
      <number:number number:decimal-places="0" number:min-integer-digits="12"/>
    </number:number-style>
    <number:number-style style:name="N277">
      <number:number number:decimal-places="3" number:min-integer-digits="1"/>
    </number:number-style>
    <number:date-style style:name="N278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date-style style:name="N279">
      <number:month number:style="long"/>
      <number:text>/</number:text>
      <number:day number:style="long"/>
      <number:text>(</number:text>
      <number:day-of-week number:calendar="gengou"/>
      <number:text>)</number:text>
    </number:date-style>
    <number:date-style style:name="N280">
      <number:month/>
      <number:text>月</number:text>
      <number:day/>
      <number:text>日</number:text>
    </number:date-style>
    <number:date-style style:name="N281P0" style:volatile="true">
      <number:month/>
      <number:text>月</number:text>
      <number:day/>
      <number:text>日</number:text>
    </number:date-style>
    <number:text-style style:name="N281">
      <number:text-content/>
      <style:map style:condition="value()&gt;=0" style:apply-style-name="N281P0"/>
    </number:text-style>
    <number:date-style style:name="N282">
      <number:year number:style="long"/>
      <number:text>年</number:text>
      <number:month/>
      <number:text>月</number:text>
    </number:date-style>
    <number:date-style style:name="N283P0" style:volatile="true">
      <number:year number:style="long"/>
      <number:text>年</number:text>
      <number:month/>
      <number:text>月</number:text>
    </number:date-style>
    <number:text-style style:name="N283">
      <number:text-content/>
      <style:map style:condition="value()&gt;=0" style:apply-style-name="N283P0"/>
    </number:text-style>
    <number:date-style style:name="N284">
      <number:month number:style="long"/>
      <number:text>/</number:text>
      <number:day number:style="long"/>
      <number:text>(aa)</number:text>
    </number:date-style>
    <number:number-style style:name="N286P0" style:volatile="true">
      <number:number number:decimal-places="2" number:min-integer-digits="1" number:grouping="true"/>
      <number:text> </number:text>
    </number:number-style>
    <number:number-style style:name="N286P1" style:volatile="true">
      <number:text> (</number:text>
      <number:number number:decimal-places="2" number:min-integer-digits="1" number:grouping="true"/>
      <number:text>)</number:text>
    </number:number-style>
    <number:number-style style:name="N286P2" style:volatile="true">
      <number:text> -</number:text>
      <number:number number:decimal-places="0" number:min-integer-digits="0"/>
      <number:text> </number:text>
    </number:number-style>
    <number:text-style style:name="N286">
      <number:text-content/>
      <number:text> </number:text>
      <style:map style:condition="value()&gt;0" style:apply-style-name="N286P0"/>
      <style:map style:condition="value()&lt;0" style:apply-style-name="N286P1"/>
      <style:map style:condition="value()=0" style:apply-style-name="N286P2"/>
    </number:text-style>
    <number:number-style style:name="N290P0" style:volatile="true">
      <number:text> $</number:text>
      <number:number number:decimal-places="0" number:min-integer-digits="1" number:grouping="true"/>
      <number:text> </number:text>
    </number:number-style>
    <number:number-style style:name="N290P1" style:volatile="true">
      <number:text> $(</number:text>
      <number:number number:decimal-places="0" number:min-integer-digits="1" number:grouping="true"/>
      <number:text>)</number:text>
    </number:number-style>
    <number:number-style style:name="N290P2" style:volatile="true">
      <number:text> $- </number:text>
    </number:number-style>
    <number:text-style style:name="N290">
      <number:text-content/>
      <number:text> </number:text>
      <style:map style:condition="value()&gt;0" style:apply-style-name="N290P0"/>
      <style:map style:condition="value()&lt;0" style:apply-style-name="N290P1"/>
      <style:map style:condition="value()=0" style:apply-style-name="N290P2"/>
    </number:text-style>
    <number:date-style style:name="N291">
      <number:year number:style="long"/>
      <number:text>/</number:text>
      <number:month number:style="long"/>
    </number:date-style>
    <number:number-style style:name="N292">
      <number:scientific-number number:decimal-places="1" number:min-integer-digits="1" number:min-exponent-digits="2"/>
    </number:number-style>
    <number:number-style style:name="N293">
      <number:scientific-number number:decimal-places="3" number:min-integer-digits="1" number:min-exponent-digits="2"/>
    </number:number-style>
    <number:date-style style:name="N294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295">
      <number:number number:decimal-places="0" number:min-integer-digits="1" number:grouping="true"/>
      <number:text>円</number:text>
    </number:number-style>
    <number:number-style style:name="N296P0" style:volatile="true">
      <number:number number:decimal-places="0" number:min-integer-digits="1" number:grouping="true"/>
      <number:text>円</number:text>
    </number:number-style>
    <number:number-style style:name="N296">
      <number:text>-</number:text>
      <number:number number:decimal-places="0" number:min-integer-digits="1" number:grouping="true"/>
      <number:text>円</number:text>
      <style:map style:condition="value()&gt;=0" style:apply-style-name="N296P0"/>
    </number:number-style>
    <number:date-style style:name="N297">
      <number:year number:style="long"/>
      <number:text>/</number:text>
      <number:month/>
      <number:text>/</number:text>
      <number:day/>
    </number:date-style>
    <number:date-style style:name="N298P0" style:volatile="true">
      <number:year number:style="long"/>
      <number:text>/</number:text>
      <number:month/>
      <number:text>/</number:text>
      <number:day/>
    </number:date-style>
    <number:text-style style:name="N298">
      <number:text-content/>
      <style:map style:condition="value()&gt;=0" style:apply-style-name="N298P0"/>
    </number:text-style>
    <number:number-style style:name="N299">
      <number:text>-</number:text>
      <number:number number:decimal-places="0" number:min-integer-digits="1" number:grouping="true"/>
    </number:number-style>
    <number:number-style style:name="N300P0" style:volatile="true">
      <number:number number:decimal-places="0" number:min-integer-digits="1" number:grouping="true"/>
    </number:number-style>
    <number:number-style style:name="N300P1" style:volatile="true">
      <number:text>-</number:text>
      <number:number number:decimal-places="0" number:min-integer-digits="1" number:grouping="true"/>
    </number:number-style>
    <number:number-style style:name="N300">
      <number:text>-</number:text>
      <style:map style:condition="value()&gt;0" style:apply-style-name="N300P0"/>
      <style:map style:condition="value()&lt;0" style:apply-style-name="N300P1"/>
    </number:number-style>
    <number:number-style style:name="N301">
      <number:number number:decimal-places="1" number:min-integer-digits="1" number:grouping="true"/>
      <number:text> </number:text>
    </number:number-style>
    <number:number-style style:name="N303P0" style:volatile="true">
      <number:number number:decimal-places="1" number:min-integer-digits="1" number:grouping="true"/>
      <number:text> </number:text>
    </number:number-style>
    <number:number-style style:name="N303P1" style:volatile="true">
      <number:text>-</number:text>
      <number:number number:decimal-places="1" number:min-integer-digits="1" number:grouping="true"/>
      <number:text> </number:text>
    </number:number-style>
    <number:number-style style:name="N303P2" style:volatile="true">
      <number:text> -</number:text>
      <number:number number:decimal-places="0" number:min-integer-digits="0"/>
      <number:text> </number:text>
    </number:number-style>
    <number:text-style style:name="N303">
      <number:text-content/>
      <number:text> </number:text>
      <style:map style:condition="value()&gt;0" style:apply-style-name="N303P0"/>
      <style:map style:condition="value()&lt;0" style:apply-style-name="N303P1"/>
      <style:map style:condition="value()=0" style:apply-style-name="N303P2"/>
    </number:text-style>
    <number:number-style style:name="N305P0" style:volatile="true">
      <number:text>$</number:text>
      <number:number number:decimal-places="2" number:min-integer-digits="1" number:grouping="true"/>
    </number:number-style>
    <number:number-style style:name="N305">
      <number:text>($</number:text>
      <number:number number:decimal-places="2" number:min-integer-digits="1" number:grouping="true"/>
      <number:text>)</number:text>
      <style:map style:condition="value()&gt;=0" style:apply-style-name="N305P0"/>
    </number:number-style>
    <number:number-style style:name="N307P0" style:volatile="true">
      <number:text>$</number:text>
      <number:number number:decimal-places="0" number:min-integer-digits="1" number:grouping="true"/>
    </number:number-style>
    <number:number-style style:name="N307">
      <number:text>($</number:text>
      <number:number number:decimal-places="0" number:min-integer-digits="1" number:grouping="true"/>
      <number:text>)</number:text>
      <style:map style:condition="value()&gt;=0" style:apply-style-name="N307P0"/>
    </number:number-style>
    <number:number-style style:name="N308P0" style:volatile="true">
      <number:number number:decimal-places="0" number:min-integer-digits="1" number:grouping="true"/>
    </number:number-style>
    <number:number-style style:name="N308">
      <number:text>(</number:text>
      <number:number number:decimal-places="0" number:min-integer-digits="1" number:grouping="true"/>
      <number:text>)</number:text>
      <style:map style:condition="value()&gt;=0" style:apply-style-name="N308P0"/>
    </number:number-style>
    <number:number-style style:name="N312P0" style:volatile="true">
      <number:text> S </number:text>
      <number:number number:decimal-places="0" number:min-integer-digits="1" number:grouping="true"/>
      <number:text> </number:text>
    </number:number-style>
    <number:number-style style:name="N312P1" style:volatile="true">
      <number:text>-S </number:text>
      <number:number number:decimal-places="0" number:min-integer-digits="1" number:grouping="true"/>
      <number:text> </number:text>
    </number:number-style>
    <number:number-style style:name="N312P2" style:volatile="true">
      <number:text> S - </number:text>
    </number:number-style>
    <number:text-style style:name="N312">
      <number:text-content/>
      <number:text> </number:text>
      <style:map style:condition="value()&gt;0" style:apply-style-name="N312P0"/>
      <style:map style:condition="value()&lt;0" style:apply-style-name="N312P1"/>
      <style:map style:condition="value()=0" style:apply-style-name="N312P2"/>
    </number:text-style>
    <number:number-style style:name="N313P0" style:volatile="true">
      <number:number number:decimal-places="0" number:min-integer-digits="1" number:grouping="true"/>
    </number:number-style>
    <number:number-style style:name="N313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313P0"/>
    </number:number-style>
    <number:percentage-style style:name="N314">
      <number:number number:decimal-places="3" number:min-integer-digits="1"/>
      <number:text>%</number:text>
    </number:percentage-style>
    <number:number-style style:name="N315">
      <number:number number:decimal-places="3" number:min-integer-digits="1"/>
      <number:text> </number:text>
    </number:number-style>
    <number:number-style style:name="N316P0" style:volatile="true">
      <number:number number:decimal-places="2" number:min-integer-digits="1" number:grouping="true"/>
      <number:text> </number:text>
    </number:number-style>
    <number:number-style style:name="N316">
      <style:text-properties fo:color="#ff0000"/>
      <number:text>-</number:text>
      <number:number number:decimal-places="2" number:min-integer-digits="1" number:grouping="true"/>
      <number:text> </number:text>
      <style:map style:condition="value()&gt;=0" style:apply-style-name="N316P0"/>
    </number:number-style>
    <number:percentage-style style:name="N317P0" style:volatile="true">
      <number:number number:decimal-places="2" number:min-integer-digits="1"/>
      <number:text>%</number:text>
    </number:percentage-style>
    <number:percentage-style style:name="N317">
      <number:text>-</number:text>
      <number:number number:decimal-places="2" number:min-integer-digits="1"/>
      <number:text>%</number:text>
      <style:map style:condition="value()&gt;=0" style:apply-style-name="N317P0"/>
    </number:percentage-style>
    <number:number-style style:name="N319P0" style:volatile="true">
      <number:number number:decimal-places="8" number:min-integer-digits="1" number:decimal-replacement="" number:grouping="true"/>
    </number:number-style>
    <number:number-style style:name="N319">
      <number:text>-</number:text>
      <number:number number:decimal-places="8" number:min-integer-digits="1" number:decimal-replacement="" number:grouping="true"/>
      <style:map style:condition="value()&gt;=0" style:apply-style-name="N319P0"/>
    </number:number-style>
    <number:number-style style:name="N321P0" style:volatile="true">
      <number:text> \</number:text>
      <number:number number:decimal-places="0" number:min-integer-digits="1" number:grouping="true"/>
      <number:text> </number:text>
    </number:number-style>
    <number:number-style style:name="N321P1" style:volatile="true">
      <number:text>-\</number:text>
      <number:number number:decimal-places="0" number:min-integer-digits="1" number:grouping="true"/>
      <number:text> </number:text>
    </number:number-style>
    <number:number-style style:name="N321P2" style:volatile="true">
      <number:text> \- </number:text>
    </number:number-style>
    <number:text-style style:name="N321">
      <number:text-content/>
      <number:text> </number:text>
      <style:map style:condition="value()&gt;0" style:apply-style-name="N321P0"/>
      <style:map style:condition="value()&lt;0" style:apply-style-name="N321P1"/>
      <style:map style:condition="value()=0" style:apply-style-name="N321P2"/>
    </number:text-style>
    <number:number-style style:name="N323P0" style:volatile="true">
      <number:text> \</number:text>
      <number:number number:decimal-places="2" number:min-integer-digits="1" number:grouping="true"/>
      <number:text> </number:text>
    </number:number-style>
    <number:number-style style:name="N323P1" style:volatile="true">
      <number:text>-\</number:text>
      <number:number number:decimal-places="2" number:min-integer-digits="1" number:grouping="true"/>
      <number:text> </number:text>
    </number:number-style>
    <number:number-style style:name="N323P2" style:volatile="true">
      <number:text> \-</number:text>
      <number:number number:decimal-places="0" number:min-integer-digits="0"/>
      <number:text> </number:text>
    </number:number-style>
    <number:text-style style:name="N323">
      <number:text-content/>
      <number:text> </number:text>
      <style:map style:condition="value()&gt;0" style:apply-style-name="N323P0"/>
      <style:map style:condition="value()&lt;0" style:apply-style-name="N323P1"/>
      <style:map style:condition="value()=0" style:apply-style-name="N323P2"/>
    </number:text-style>
    <number:date-style style:name="N324">
      <number:year/>
      <number:text>/</number:text>
      <number:month/>
      <number:text>月</number:text>
    </number:date-style>
    <number:date-style style:name="N325">
      <number:year/>
      <number:text>/</number:text>
      <number:month/>
    </number:date-style>
    <number:number-style style:name="N326P0" style:volatile="true">
      <number:number number:decimal-places="0" number:min-integer-digits="1" number:grouping="true"/>
    </number:number-style>
    <number:number-style style:name="N326">
      <style:text-properties fo:color="#ff0000"/>
      <number:text>▲</number:text>
      <number:number number:decimal-places="0" number:min-integer-digits="1" number:grouping="true"/>
      <style:map style:condition="value()&gt;=0" style:apply-style-name="N326P0"/>
    </number:number-style>
    <number:percentage-style style:name="N327">
      <number:number number:decimal-places="1" number:min-integer-digits="1"/>
      <number:text>%</number:text>
    </number:percentage-style>
    <number:number-style style:name="N329P0" style:volatile="true">
      <number:text>(</number:text>
      <number:number number:decimal-places="0" number:min-integer-digits="1" number:grouping="true"/>
      <number:text>)</number:text>
    </number:number-style>
    <number:number-style style:name="N329">
      <style:text-properties fo:color="#ff0000"/>
      <number:text>(▲</number:text>
      <number:number number:decimal-places="0" number:min-integer-digits="1" number:grouping="true"/>
      <number:text>)</number:text>
      <style:map style:condition="value()&gt;=0" style:apply-style-name="N329P0"/>
    </number:number-style>
    <number:number-style style:name="N330P0" style:volatile="true">
      <number:number number:decimal-places="0" number:min-integer-digits="1" number:grouping="true"/>
      <number:text> </number:text>
    </number:number-style>
    <number:number-style style:name="N330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330P0"/>
    </number:number-style>
    <number:number-style style:name="N331P0" style:volatile="true">
      <number:text>\</number:text>
      <number:number number:decimal-places="0" number:min-integer-digits="1" number:grouping="true"/>
    </number:number-style>
    <number:number-style style:name="N331">
      <number:text>-\</number:text>
      <number:number number:decimal-places="0" number:min-integer-digits="1" number:grouping="true"/>
      <style:map style:condition="value()&gt;=0" style:apply-style-name="N331P0"/>
    </number:number-style>
    <number:number-style style:name="N333P0" style:volatile="true">
      <number:text>(</number:text>
      <number:number number:decimal-places="2" number:min-integer-digits="1" number:grouping="true"/>
      <number:text>)</number:text>
    </number:number-style>
    <number:number-style style:name="N333">
      <style:text-properties fo:color="#ff0000"/>
      <number:text>-</number:text>
      <number:number number:decimal-places="2" number:min-integer-digits="1" number:grouping="true"/>
      <style:map style:condition="value()&gt;=0" style:apply-style-name="N333P0"/>
    </number:number-style>
    <number:number-style style:name="N334">
      <number:text>(</number:text>
      <number:number number:decimal-places="2" number:min-integer-digits="1"/>
      <number:text>) </number:text>
    </number:number-style>
    <number:number-style style:name="N335">
      <number:number number:decimal-places="0" number:min-integer-digits="1"/>
      <number:text>g/個</number:text>
    </number:number-style>
    <number:number-style style:name="N336">
      <number:number number:decimal-places="0" number:min-integer-digits="1"/>
      <number:text> g/個</number:text>
    </number:number-style>
    <number:number-style style:name="N337P0" style:volatile="true">
      <number:number number:decimal-places="2" number:min-integer-digits="1" number:grouping="true"/>
      <number:text> </number:text>
    </number:number-style>
    <number:number-style style:name="N337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337P0"/>
    </number:number-style>
    <number:number-style style:name="N339P0" style:volatile="true">
      <number:number number:decimal-places="13" number:min-integer-digits="1" number:grouping="true"/>
      <number:text> </number:text>
    </number:number-style>
    <number:number-style style:name="N339">
      <style:text-properties fo:color="#ff0000"/>
      <number:text>-</number:text>
      <number:number number:decimal-places="13" number:min-integer-digits="1" number:grouping="true"/>
      <number:text> </number:text>
      <style:map style:condition="value()&gt;=0" style:apply-style-name="N339P0"/>
    </number:number-style>
    <number:number-style style:name="N341P0" style:volatile="true">
      <number:number number:decimal-places="4" number:min-integer-digits="1" number:grouping="true"/>
    </number:number-style>
    <number:number-style style:name="N341">
      <style:text-properties fo:color="#ff0000"/>
      <number:text>-</number:text>
      <number:number number:decimal-places="4" number:min-integer-digits="1" number:grouping="true"/>
      <style:map style:condition="value()&gt;=0" style:apply-style-name="N341P0"/>
    </number:number-style>
    <number:percentage-style style:name="N342">
      <number:text>(</number:text>
      <number:number number:decimal-places="0" number:min-integer-digits="1"/>
      <number:text>%)</number:text>
    </number:percentage-style>
    <number:number-style style:name="N343P0" style:volatile="true">
      <number:number number:decimal-places="1" number:min-integer-digits="1" number:grouping="true"/>
      <number:text> </number:text>
    </number:number-style>
    <number:number-style style:name="N343">
      <style:text-properties fo:color="#ff0000"/>
      <number:text>(</number:text>
      <number:number number:decimal-places="1" number:min-integer-digits="1" number:grouping="true"/>
      <number:text>)</number:text>
      <style:map style:condition="value()&gt;=0" style:apply-style-name="N343P0"/>
    </number:number-style>
    <number:date-style style:name="N344P0" style:volatile="true">
      <number:month/>
      <number:text>/</number:text>
      <number:day/>
    </number:date-style>
    <number:text-style style:name="N344">
      <number:text-content/>
      <style:map style:condition="value()&gt;=0" style:apply-style-name="N344P0"/>
    </number:text-style>
    <number:number-style style:name="N345">
      <number:text>C$</number:text>
      <number:number number:decimal-places="0" number:min-integer-digits="0" number:grouping="true"/>
    </number:number-style>
    <number:date-style style:name="N346">
      <number:month/>
      <number:text>月</number:text>
    </number:date-style>
    <number:date-style style:name="N347">
      <number:month/>
      <number:text>/</number:text>
      <number:day/>
      <number:text>/</number:text>
      <number:year number:style="long"/>
    </number:date-style>
    <number:date-style style:name="N348P0" style:volatile="true">
      <number:month/>
      <number:text>/</number:text>
      <number:day/>
      <number:text>/</number:text>
      <number:year number:style="long"/>
    </number:date-style>
    <number:text-style style:name="N348">
      <number:text-content/>
      <style:map style:condition="value()&gt;=0" style:apply-style-name="N348P0"/>
    </number:text-style>
    <number:date-style style:name="N349">
      <number:day number:style="long"/>
      <number:text>/</number:text>
      <number:month number:style="long"/>
      <number:text>/</number:text>
      <number:year number:style="long"/>
    </number:date-style>
    <number:date-style style:name="N350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350">
      <number:text-content/>
      <style:map style:condition="value()&gt;=0" style:apply-style-name="N350P0"/>
    </number:text-style>
    <number:number-style style:name="N352P0" style:volatile="true">
      <number:number number:decimal-places="0" number:min-integer-digits="1" number:grouping="true"/>
      <number:text> </number:text>
    </number:number-style>
    <number:number-style style:name="N352P1" style:volatile="true">
      <number:text>-</number:text>
      <number:number number:decimal-places="0" number:min-integer-digits="1" number:grouping="true"/>
      <number:text> </number:text>
    </number:number-style>
    <number:number-style style:name="N352P2" style:volatile="true">
      <number:text>- </number:text>
    </number:number-style>
    <number:text-style style:name="N352">
      <number:text-content/>
      <number:text> </number:text>
      <style:map style:condition="value()&gt;0" style:apply-style-name="N352P0"/>
      <style:map style:condition="value()&lt;0" style:apply-style-name="N352P1"/>
      <style:map style:condition="value()=0" style:apply-style-name="N352P2"/>
    </number:text-style>
    <number:number-style style:name="N354P0" style:volatile="true">
      <number:number number:decimal-places="2" number:min-integer-digits="1" number:grouping="true"/>
      <number:text> </number:text>
    </number:number-style>
    <number:number-style style:name="N354P1" style:volatile="true">
      <number:text>-</number:text>
      <number:number number:decimal-places="2" number:min-integer-digits="1" number:grouping="true"/>
      <number:text> </number:text>
    </number:number-style>
    <number:number-style style:name="N354P2" style:volatile="true">
      <number:text>-</number:text>
      <number:number number:decimal-places="0" number:min-integer-digits="0"/>
      <number:text> </number:text>
    </number:number-style>
    <number:text-style style:name="N354">
      <number:text-content/>
      <number:text> </number:text>
      <style:map style:condition="value()&gt;0" style:apply-style-name="N354P0"/>
      <style:map style:condition="value()&lt;0" style:apply-style-name="N354P1"/>
      <style:map style:condition="value()=0" style:apply-style-name="N354P2"/>
    </number:text-style>
    <number:currency-style style:name="N356P0" style:volatile="true">
      <number:currency-symbol number:language="zh" number:country="CN">￥</number:currency-symbol>
      <number:number number:decimal-places="2" number:min-integer-digits="1" number:grouping="true"/>
    </number:currency-style>
    <number:currency-style style:name="N356">
      <style:text-properties fo:color="#ff0000"/>
      <number:text>-</number:text>
      <number:currency-symbol number:language="zh" number:country="CN">￥</number:currency-symbol>
      <number:number number:decimal-places="2" number:min-integer-digits="1" number:grouping="true"/>
      <style:map style:condition="value()&gt;=0" style:apply-style-name="N356P0"/>
    </number:currency-style>
    <number:number-style style:name="N357">
      <number:text>TRUE</number:text>
    </number:number-style>
    <number:number-style style:name="N358P0" style:volatile="true">
      <number:text>TRUE</number:text>
    </number:number-style>
    <number:number-style style:name="N358P1" style:volatile="true">
      <number:text>TRUE</number:text>
    </number:number-style>
    <number:number-style style:name="N358">
      <number:text>FALSE</number:text>
      <style:map style:condition="value()&gt;0" style:apply-style-name="N358P0"/>
      <style:map style:condition="value()&lt;0" style:apply-style-name="N358P1"/>
    </number:number-style>
    <number:time-style style:name="N359">
      <number:hours/>
      <number:text>:</number:text>
      <number:minutes number:style="long"/>
      <number:text>:</number:text>
      <number:seconds number:style="long"/>
    </number:time-style>
    <number:number-style style:name="N360">
      <number:number number:decimal-places="2" number:min-integer-digits="0" number:decimal-replacement=""/>
    </number:number-style>
    <number:number-style style:name="N361P0" style:volatile="true">
      <number:number number:decimal-places="2" number:min-integer-digits="1" number:grouping="true"/>
      <number:text> </number:text>
    </number:number-style>
    <number:number-style style:name="N361P1" style:volatile="true">
      <number:text> -</number:text>
      <number:number number:decimal-places="2" number:min-integer-digits="1" number:grouping="true"/>
      <number:text> </number:text>
    </number:number-style>
    <number:number-style style:name="N361P2" style:volatile="true">
      <number:text> - </number:text>
    </number:number-style>
    <number:text-style style:name="N361">
      <number:text-content/>
      <number:text> </number:text>
      <style:map style:condition="value()&gt;0" style:apply-style-name="N361P0"/>
      <style:map style:condition="value()&lt;0" style:apply-style-name="N361P1"/>
      <style:map style:condition="value()=0" style:apply-style-name="N361P2"/>
    </number:text-style>
    <number:date-style style:name="N362">
      <number:year number:style="long"/>
      <number:text>年</number:text>
      <number:month/>
      <number:text>月</number:text>
      <number:day/>
      <number:text>日</number:text>
    </number:date-style>
    <number:number-style style:name="N363P0" style:volatile="true">
      <number:number number:decimal-places="2" number:min-integer-digits="1" number:grouping="true"/>
      <number:text> </number:text>
    </number:number-style>
    <number:number-style style:name="N363P1" style:volatile="true">
      <number:text>-</number:text>
      <number:number number:decimal-places="2" number:min-integer-digits="1" number:grouping="true"/>
      <number:text> </number:text>
    </number:number-style>
    <number:number-style style:name="N363P2" style:volatile="true">
      <number:text>- </number:text>
    </number:number-style>
    <number:text-style style:name="N363">
      <number:text-content/>
      <number:text> </number:text>
      <style:map style:condition="value()&gt;0" style:apply-style-name="N363P0"/>
      <style:map style:condition="value()&lt;0" style:apply-style-name="N363P1"/>
      <style:map style:condition="value()=0" style:apply-style-name="N363P2"/>
    </number:text-style>
    <number:number-style style:name="N364">
      <number:number number:decimal-places="0" number:min-integer-digits="11"/>
    </number:number-style>
    <number:number-style style:name="N365">
      <number:number number:decimal-places="0" number:min-integer-digits="13"/>
    </number:number-style>
    <number:number-style style:name="N366">
      <number:number number:decimal-places="0" number:min-integer-digits="14"/>
    </number:number-style>
    <number:number-style style:name="N367">
      <number:number number:decimal-places="0" number:min-integer-digits="15"/>
    </number:number-style>
    <number:number-style style:name="N368">
      <number:number number:decimal-places="0" number:min-integer-digits="16"/>
    </number:number-style>
    <number:number-style style:name="N369">
      <number:number number:decimal-places="0" number:min-integer-digits="10"/>
    </number:number-style>
    <number:number-style style:name="N370">
      <number:number number:decimal-places="0" number:min-integer-digits="9"/>
    </number:number-style>
    <number:number-style style:name="N371">
      <number:number number:decimal-places="10" number:min-integer-digits="1"/>
    </number:number-style>
    <number:number-style style:name="N372">
      <number:number number:decimal-places="10" number:min-integer-digits="0"/>
    </number:number-style>
    <number:number-style style:name="N373">
      <number:number number:decimal-places="8" number:min-integer-digits="0"/>
    </number:number-style>
    <number:date-style style:name="N374">
      <number:month number:style="long"/>
      <number:text>/</number:text>
      <number:day number:style="long"/>
    </number:date-style>
    <number:number-style style:name="N375">
      <number:number number:decimal-places="1" number:min-integer-digits="0" number:grouping="true"/>
    </number:number-style>
    <number:number-style style:name="N376">
      <number:number number:decimal-places="0" number:min-integer-digits="2">
        <number:embedded-text number:position="1">1</number:embedded-text>
      </number:number>
      <number:text>1</number:text>
    </number:number-style>
    <number:currency-style style:name="N380P0" style:volatile="true">
      <number:currency-symbol>$</number:currency-symbol>
      <number:text> </number:text>
      <number:number number:decimal-places="0" number:min-integer-digits="1" number:grouping="true"/>
      <number:text> </number:text>
    </number:currency-style>
    <number:currency-style style:name="N380P1" style:volatile="true">
      <number:currency-symbol>$</number:currency-symbol>
      <number:text> (</number:text>
      <number:number number:decimal-places="0" number:min-integer-digits="1" number:grouping="true"/>
      <number:text>)</number:text>
    </number:currency-style>
    <number:currency-style style:name="N380P2" style:volatile="true">
      <number:currency-symbol>$</number:currency-symbol>
      <number:text>- </number:text>
    </number:currency-style>
    <number:text-style style:name="N380">
      <number:text-content/>
      <number:text> </number:text>
      <style:map style:condition="value()&gt;0" style:apply-style-name="N380P0"/>
      <style:map style:condition="value()&lt;0" style:apply-style-name="N380P1"/>
      <style:map style:condition="value()=0" style:apply-style-name="N380P2"/>
    </number:text-style>
    <number:number-style style:name="N382P0" style:volatile="true">
      <number:number number:decimal-places="0" number:min-integer-digits="1" number:grouping="true"/>
      <number:text> </number:text>
    </number:number-style>
    <number:number-style style:name="N382P1" style:volatile="true">
      <number:text>  (</number:text>
      <number:number number:decimal-places="0" number:min-integer-digits="1" number:grouping="true"/>
      <number:text>)</number:text>
    </number:number-style>
    <number:number-style style:name="N382P2" style:volatile="true">
      <number:text> - </number:text>
    </number:number-style>
    <number:text-style style:name="N382">
      <number:text-content/>
      <number:text> </number:text>
      <style:map style:condition="value()&gt;0" style:apply-style-name="N382P0"/>
      <style:map style:condition="value()&lt;0" style:apply-style-name="N382P1"/>
      <style:map style:condition="value()=0" style:apply-style-name="N382P2"/>
    </number:text-style>
    <number:currency-style style:name="N385P0" style:volatile="true">
      <number:currency-symbol>$</number:currency-symbol>
      <number:text> </number:text>
      <number:number number:decimal-places="2" number:min-integer-digits="1" number:grouping="true"/>
      <number:text> </number:text>
    </number:currency-style>
    <number:currency-style style:name="N385P1" style:volatile="true">
      <number:currency-symbol>$</number:currency-symbol>
      <number:text> (</number:text>
      <number:number number:decimal-places="2" number:min-integer-digits="1" number:grouping="true"/>
      <number:text>)</number:text>
    </number:currency-style>
    <number:currency-style style:name="N385P2" style:volatile="true">
      <number:currency-symbol>$</number:currency-symbol>
      <number:text>- </number:text>
    </number:currency-style>
    <number:text-style style:name="N385">
      <number:text-content/>
      <number:text> </number:text>
      <style:map style:condition="value()&gt;0" style:apply-style-name="N385P0"/>
      <style:map style:condition="value()&lt;0" style:apply-style-name="N385P1"/>
      <style:map style:condition="value()=0" style:apply-style-name="N385P2"/>
    </number:text-style>
    <number:number-style style:name="N387P0" style:volatile="true">
      <number:number number:decimal-places="2" number:min-integer-digits="1" number:grouping="true"/>
      <number:text> </number:text>
    </number:number-style>
    <number:number-style style:name="N387P1" style:volatile="true">
      <number:text>  (</number:text>
      <number:number number:decimal-places="2" number:min-integer-digits="1" number:grouping="true"/>
      <number:text>)</number:text>
    </number:number-style>
    <number:number-style style:name="N387P2" style:volatile="true">
      <number:text> - </number:text>
    </number:number-style>
    <number:text-style style:name="N387">
      <number:text-content/>
      <number:text> </number:text>
      <style:map style:condition="value()&gt;0" style:apply-style-name="N387P0"/>
      <style:map style:condition="value()&lt;0" style:apply-style-name="N387P1"/>
      <style:map style:condition="value()=0" style:apply-style-name="N387P2"/>
    </number:text-style>
    <number:date-style style:name="N388">
      <number:day/>
      <number:text>/</number:text>
      <number:month number:style="long"/>
      <number:text>/</number:text>
      <number:year number:style="long"/>
    </number:date-style>
    <number:number-style style:name="N389">
      <number:number number:decimal-places="9" number:min-integer-digits="1"/>
    </number:number-style>
    <number:number-style style:name="N390">
      <number:number number:decimal-places="8" number:min-integer-digits="1"/>
    </number:number-style>
    <number:number-style style:name="N391">
      <number:number number:decimal-places="11" number:min-integer-digits="1"/>
    </number:number-style>
    <number:date-style style:name="N392">
      <number:day/>
      <number:text>/</number:text>
      <number:month/>
      <number:text>/</number:text>
      <number:year number:style="long"/>
    </number:date-style>
    <number:number-style style:name="N393">
      <number:text>9,999,999,999</number:text>
    </number:number-style>
    <number:number-style style:name="N394">
      <number:text>1.</number:text>
    </number:number-style>
    <number:number-style style:name="N395">
      <number:text>9.</number:text>
    </number:number-style>
    <number:number-style style:name="N396P0" style:volatile="true">
      <number:number number:decimal-places="2" number:min-integer-digits="1"/>
      <number:text> </number:text>
    </number:number-style>
    <number:number-style style:name="N396">
      <style:text-properties fo:color="#ff0000"/>
      <number:text>-</number:text>
      <number:number number:decimal-places="2" number:min-integer-digits="1"/>
      <number:text> </number:text>
      <style:map style:condition="value()&gt;=0" style:apply-style-name="N396P0"/>
    </number:number-style>
    <number:number-style style:name="N397">
      <number:text>(</number:text>
      <number:number number:decimal-places="0" number:min-integer-digits="1"/>
      <number:text>) </number:text>
    </number:number-style>
    <number:number-style style:name="N398P0" style:volatile="true">
      <number:number number:decimal-places="0" number:min-integer-digits="3"/>
    </number:number-style>
    <number:number-style style:name="N398">
      <number:number number:decimal-places="0" number:min-integer-digits="5">
        <number:embedded-text number:position="2">-</number:embedded-text>
      </number:number>
      <style:map style:condition="value()&lt;=999" style:apply-style-name="N398P0"/>
    </number:number-style>
    <number:number-style style:name="N399">
      <number:number number:decimal-places="2" number:min-integer-digits="3"/>
    </number:number-style>
    <number:number-style style:name="N400">
      <number:number number:decimal-places="4" number:min-integer-digits="1"/>
      <number:text> </number:text>
    </number:number-style>
    <number:number-style style:name="N401">
      <number:number number:decimal-places="6" number:min-integer-digits="1"/>
      <number:text> </number:text>
    </number:number-style>
    <number:text-style style:name="N402">
      <number:text>      </number:text>
      <number:text-content/>
    </number:text-style>
    <number:text-style style:name="N403">
      <number:text>        </number:text>
      <number:text-content/>
    </number:text-style>
    <number:text-style style:name="N404">
      <number:text>       (</number:text>
      <number:text-content/>
      <number:text>)</number:text>
    </number:text-style>
    <number:text-style style:name="N405">
      <number:text>        (</number:text>
      <number:text-content/>
      <number:text>)</number:text>
    </number:text-style>
    <number:text-style style:name="N406">
      <number:text>         (</number:text>
      <number:text-content/>
      <number:text>)</number:text>
    </number:text-style>
    <number:date-style style:name="N407">
      <number:year number:style="long"/>
      <number:text>/,/</number:text>
      <number:day number:style="long"/>
    </number:date-style>
    <number:date-style style:name="N408">
      <number:month number:style="long"/>
      <number:text>/</number:text>
      <number:day number:style="long"/>
      <number:text>(w)</number:text>
    </number:date-style>
    <number:number-style style:name="N409">
      <number:number number:decimal-places="18" number:min-integer-digits="1"/>
      <number:text> </number:text>
    </number:number-style>
    <number:number-style style:name="N410P0" style:volatile="true">
      <number:number number:decimal-places="0" number:min-integer-digits="1"/>
    </number:number-style>
    <number:number-style style:name="N410">
      <number:text>▲ </number:text>
      <number:number number:decimal-places="0" number:min-integer-digits="1"/>
      <style:map style:condition="value()&gt;=0" style:apply-style-name="N410P0"/>
    </number:number-style>
    <number:number-style style:name="N411P0" style:volatile="true">
      <number:number number:decimal-places="0" number:min-integer-digits="1" number:grouping="true"/>
    </number:number-style>
    <number:number-style style:name="N411">
      <number:text>▲ </number:text>
      <number:number number:decimal-places="0" number:min-integer-digits="1" number:grouping="true"/>
      <style:map style:condition="value()&gt;=0" style:apply-style-name="N411P0"/>
    </number:number-style>
    <number:date-style style:name="N412">
      <number:day number:style="long"/>
      <number:text>-</number:text>
      <number:month number:textual="true"/>
      <number:text>-</number:text>
      <number:year/>
    </number:date-style>
    <number:number-style style:name="N413P0" style:volatile="true">
      <number:number number:decimal-places="0" number:min-integer-digits="3"/>
    </number:number-style>
    <number:number-style style:name="N413P1" style:volatile="true">
      <number:number number:decimal-places="0" number:min-integer-digits="5">
        <number:embedded-text number:position="2">-</number:embedded-text>
      </number:number>
    </number:number-style>
    <number:number-style style:name="N413">
      <number:number number:decimal-places="0" number:min-integer-digits="7">
        <number:embedded-text number:position="4">-</number:embedded-text>
      </number:number>
      <style:map style:condition="value()&lt;=999" style:apply-style-name="N413P0"/>
      <style:map style:condition="value()&lt;=99999" style:apply-style-name="N413P1"/>
    </number:number-style>
    <number:number-style style:name="N414P0" style:volatile="true">
      <number:number number:decimal-places="0" number:min-integer-digits="1"/>
      <number:text> </number:text>
    </number:number-style>
    <number:number-style style:name="N414">
      <style:text-properties fo:color="#ff0000"/>
      <number:text>-</number:text>
      <number:number number:decimal-places="0" number:min-integer-digits="1"/>
      <number:text> </number:text>
      <style:map style:condition="value()&gt;=0" style:apply-style-name="N414P0"/>
    </number:number-style>
    <number:number-style style:name="N415P0" style:volatile="true">
      <number:number number:decimal-places="2" number:min-integer-digits="1"/>
    </number:number-style>
    <number:number-style style:name="N415">
      <number:text>▲ </number:text>
      <number:number number:decimal-places="2" number:min-integer-digits="1"/>
      <style:map style:condition="value()&gt;=0" style:apply-style-name="N415P0"/>
    </number:number-style>
    <number:number-style style:name="N416P0" style:volatile="true">
      <number:number number:decimal-places="2" number:min-integer-digits="1"/>
      <number:text> </number:text>
    </number:number-style>
    <number:number-style style:name="N416">
      <number:text>(</number:text>
      <number:number number:decimal-places="2" number:min-integer-digits="1"/>
      <number:text>)</number:text>
      <style:map style:condition="value()&gt;=0" style:apply-style-name="N416P0"/>
    </number:number-style>
    <number:number-style style:name="N417">
      <number:text>(</number:text>
      <number:number number:decimal-places="2" number:min-integer-digits="1"/>
      <number:text>)</number:text>
    </number:number-style>
    <number:number-style style:name="N418">
      <number:text>   </number:text>
    </number:number-style>
    <number:text-style style:name="N419">
      <number:text-content/>
      <number:text> </number:text>
    </number:text-style>
    <number:number-style style:name="N420">
      <number:text>      </number:text>
    </number:number-style>
    <number:text-style style:name="N421">
      <number:text> )</number:text>
      <number:text-content/>
    </number:text-style>
    <number:text-style style:name="N422">
      <number:text>  ()</number:text>
      <number:text-content/>
    </number:text-style>
    <number:text-style style:name="N423">
      <number:text>  A()</number:text>
      <number:text-content/>
    </number:text-style>
    <number:number-style style:name="N424P0" style:volatile="true">
      <number:number number:decimal-places="0" number:min-integer-digits="1"/>
    </number:number-style>
    <number:number-style style:name="N424">
      <number:number number:min-integer-digits="1"/>
      <number:text/>
      <style:map style:condition="value()&lt;=3" style:apply-style-name="N424P0"/>
    </number:number-style>
    <number:number-style style:name="N426P0" style:volatile="true">
      <number:text>err</number:text>
      <number:number number:decimal-places="0" number:min-integer-digits="1"/>
    </number:number-style>
    <number:number-style style:name="N426">
      <number:number number:decimal-places="0" number:min-integer-digits="1"/>
      <style:map style:condition="value()&gt;3" style:apply-style-name="N426P0"/>
    </number:number-style>
    <number:number-style style:name="N428P0" style:volatile="true">
      <number:text>Error</number:text>
    </number:number-style>
    <number:number-style style:name="N428">
      <number:number number:decimal-places="0" number:min-integer-digits="1"/>
      <style:map style:condition="value()&gt;3" style:apply-style-name="N428P0"/>
    </number:number-style>
    <number:number-style style:name="N429P0" style:volatile="true">
      <number:number number:decimal-places="0" number:min-integer-digits="1" number:grouping="true"/>
    </number:number-style>
    <number:number-style style:name="N429">
      <number:text>▲</number:text>
      <number:number number:decimal-places="0" number:min-integer-digits="1" number:grouping="true"/>
      <style:map style:condition="value()&gt;=0" style:apply-style-name="N429P0"/>
    </number:number-style>
    <number:number-style style:name="N431P0" style:volatile="true">
      <number:number number:decimal-places="0" number:min-integer-digits="1" number:grouping="true"/>
      <number:text>件</number:text>
    </number:number-style>
    <number:number-style style:name="N431">
      <number:text>▲</number:text>
      <number:number number:decimal-places="0" number:min-integer-digits="1" number:grouping="true"/>
      <number:text>件</number:text>
      <style:map style:condition="value()&gt;=0" style:apply-style-name="N431P0"/>
    </number:number-style>
    <number:number-style style:name="N432">
      <number:number number:decimal-places="7" number:min-integer-digits="1"/>
    </number:number-style>
    <number:number-style style:name="N433">
      <number:number number:decimal-places="6" number:min-integer-digits="1"/>
    </number:number-style>
    <number:number-style style:name="N434">
      <number:number number:decimal-places="5" number:min-integer-digits="1"/>
    </number:number-style>
    <number:number-style style:name="N435">
      <number:number number:decimal-places="4" number:min-integer-digits="1"/>
    </number:number-style>
    <number:date-style style:name="N436">
      <number:day-of-week number:calendar="gengou"/>
    </number:date-style>
    <number:number-style style:name="N437P0" style:volatile="true">
      <number:number number:decimal-places="0" number:min-integer-digits="1" number:grouping="true"/>
      <number:text> </number:text>
    </number:number-style>
    <number:number-style style:name="N437">
      <number:text>(</number:text>
      <number:number number:decimal-places="0" number:min-integer-digits="1" number:grouping="true"/>
      <number:text>)</number:text>
      <style:map style:condition="value()&gt;=0" style:apply-style-name="N437P0"/>
    </number:number-style>
    <number:date-style style:name="N438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439P0" style:volatile="true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439">
      <number:text-content/>
      <style:map style:condition="value()&gt;=0" style:apply-style-name="N439P0"/>
    </number:text-style>
    <number:number-style style:name="N440P0" style:volatile="true">
      <number:number number:decimal-places="0" number:min-integer-digits="1"/>
      <number:text> </number:text>
    </number:number-style>
    <number:number-style style:name="N440">
      <number:text>(</number:text>
      <number:number number:decimal-places="0" number:min-integer-digits="1"/>
      <number:text>)</number:text>
      <style:map style:condition="value()&gt;=0" style:apply-style-name="N440P0"/>
    </number:number-style>
    <number:number-style style:name="N441P0" style:volatile="true">
      <number:number number:decimal-places="0" number:min-integer-digits="1" number:grouping="true"/>
    </number:number-style>
    <number:number-style style:name="N441">
      <number:text>△ </number:text>
      <number:number number:decimal-places="0" number:min-integer-digits="1" number:grouping="true"/>
      <style:map style:condition="value()&gt;=0" style:apply-style-name="N441P0"/>
    </number:number-style>
    <number:percentage-style style:name="N442">
      <number:number number:decimal-places="0" number:min-integer-digits="1"/>
      <number:text>%支給</number:text>
    </number:percentage-style>
    <number:number-style style:name="N444P0" style:volatile="true">
      <number:number number:decimal-places="0" number:min-integer-digits="1" number:grouping="true"/>
      <number:text>円 </number:text>
    </number:number-style>
    <number:number-style style:name="N444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444P0"/>
    </number:number-style>
    <number:date-style style:name="N446P0" style:volatile="true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446">
      <number:text-content/>
      <style:map style:condition="value()&gt;=0" style:apply-style-name="N446P0"/>
    </number:text-style>
    <number:number-style style:name="N447">
      <number:number number:decimal-places="4" number:min-integer-digits="1" number:grouping="true"/>
      <number:text> </number:text>
    </number:number-style>
    <number:date-style style:name="N448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448">
      <number:text-content/>
      <style:map style:condition="value()&gt;=0" style:apply-style-name="N448P0"/>
    </number:text-style>
    <number:date-style style:name="N449">
      <number:year/>
      <number:text>年</number:text>
      <number:month/>
      <number:text>月</number:text>
      <number:day/>
      <number:text>日</number:text>
    </number:date-style>
    <number:number-style style:name="N450">
      <number:text>QA-</number:text>
      <number:number number:decimal-places="0" number:min-integer-digits="3"/>
    </number:number-style>
    <number:number-style style:name="N451">
      <number:text>ToDo-</number:text>
      <number:number number:decimal-places="0" number:min-integer-digits="3"/>
    </number:number-style>
    <number:number-style style:name="N452">
      <number:text>TP-</number:text>
      <number:number number:decimal-places="0" number:min-integer-digits="3"/>
    </number:number-style>
    <number:number-style style:name="N453">
      <number:text>BS-</number:text>
      <number:number number:decimal-places="0" number:min-integer-digits="3"/>
    </number:number-style>
    <number:time-style style:name="N454">
      <number:hours number:style="long"/>
      <number:text>.</number:text>
      <number:minutes number:style="long"/>
    </number:time-style>
    <number:date-style style:name="N455">
      <number:month/>
    </number:date-style>
    <number:number-style style:name="N457P0" style:volatile="true">
      <number:number number:decimal-places="3" number:min-integer-digits="1" number:grouping="true"/>
      <number:text> </number:text>
    </number:number-style>
    <number:number-style style:name="N457">
      <style:text-properties fo:color="#ff0000"/>
      <number:text>-</number:text>
      <number:number number:decimal-places="3" number:min-integer-digits="1" number:grouping="true"/>
      <number:text> </number:text>
      <style:map style:condition="value()&gt;=0" style:apply-style-name="N457P0"/>
    </number:number-style>
    <number:time-style style:name="N458" number:truncate-on-overflow="false">
      <number:hours/>
      <number:text>:</number:text>
      <number:minutes number:style="long"/>
    </number:time-style>
    <number:date-style style:name="N459P0" style:volatile="true">
      <number:year/>
      <number:text>年</number:text>
      <number:month/>
      <number:text>月</number:text>
      <number:day/>
      <number:text>日</number:text>
    </number:date-style>
    <number:text-style style:name="N459">
      <number:text-content/>
      <style:map style:condition="value()&gt;=0" style:apply-style-name="N459P0"/>
    </number:text-style>
    <number:time-style style:name="N460" number:truncate-on-overflow="false">
      <number:hours/>
      <number:text>時間:</number:text>
      <number:minutes number:style="long"/>
      <number:text>分</number:text>
    </number:time-style>
    <number:time-style style:name="N461" number:truncate-on-overflow="false">
      <number:hours/>
      <number:text>時間</number:text>
      <number:minutes number:style="long"/>
      <number:text>分</number:text>
    </number:time-style>
    <number:time-style style:name="N463P0" style:volatile="true">
      <number:hours/>
      <number:text>:</number:text>
      <number:minutes number:style="long"/>
    </number:time-style>
    <number:text-style style:name="N463">
      <number:text-content/>
      <style:map style:condition="value()&gt;=0" style:apply-style-name="N463P0"/>
    </number:text-style>
    <number:time-style style:name="N464P0" style:volatile="true">
      <number:hours/>
      <number:text>:</number:text>
      <number:minutes number:style="long"/>
      <number:text>:</number:text>
      <number:seconds number:style="long"/>
    </number:time-style>
    <number:text-style style:name="N464">
      <number:text-content/>
      <style:map style:condition="value()&gt;=0" style:apply-style-name="N464P0"/>
    </number:text-style>
    <number:time-style style:name="N465P0" style:volatile="true">
      <number:hours/>
      <number:text>:</number:text>
      <number:minutes number:style="long"/>
    </number:time-style>
    <number:time-style style:name="N465">
      <number:seconds number:style="long"/>
      <style:map style:condition="value()&gt;=0" style:apply-style-name="N465P0"/>
    </number:time-style>
    <number:date-style style:name="N466">
      <number:year/>
      <number:text>年</number:text>
      <number:month/>
      <number:text>月</number:text>
    </number:date-style>
    <number:date-style style:name="N467">
      <number:year number:style="long"/>
      <number:text>年</number:text>
      <number:month/>
      <number:text>月</number:text>
      <number:day/>
      <number:text>日（</number:text>
      <number:day-of-week number:calendar="gengou"/>
      <number:text>）」</number:text>
    </number:date-style>
    <number:date-style style:name="N468">
      <number:year number:style="long"/>
      <number:text>年</number:text>
      <number:month/>
      <number:text>月</number:text>
      <number:day/>
      <number:text>日（</number:text>
      <number:day-of-week number:calendar="gengou"/>
      <number:text>）</number:text>
    </number:date-style>
    <number:number-style style:name="N469P0" style:volatile="true">
      <number:text>\</number:text>
      <number:number number:decimal-places="0" number:min-integer-digits="1" number:grouping="true"/>
    </number:number-style>
    <number:number-style style:name="N469">
      <number:text>\-</number:text>
      <number:number number:decimal-places="0" number:min-integer-digits="1" number:grouping="true"/>
      <number:text>円</number:text>
      <style:map style:condition="value()&gt;=0" style:apply-style-name="N469P0"/>
    </number:number-style>
    <number:number-style style:name="N470P0" style:volatile="true">
      <number:number number:decimal-places="0" number:min-integer-digits="1" number:grouping="true"/>
    </number:number-style>
    <number:number-style style:name="N470">
      <number:text>\-</number:text>
      <number:number number:decimal-places="0" number:min-integer-digits="1" number:grouping="true"/>
      <number:text>円</number:text>
      <style:map style:condition="value()&gt;=0" style:apply-style-name="N470P0"/>
    </number:number-style>
    <number:number-style style:name="N471P0" style:volatile="true">
      <number:text>\</number:text>
      <number:number number:decimal-places="0" number:min-integer-digits="1" number:grouping="true"/>
    </number:number-style>
    <number:number-style style:name="N471">
      <style:text-properties fo:color="#ff0000"/>
      <number:text>\</number:text>
      <number:number number:decimal-places="0" number:min-integer-digits="1" number:grouping="true"/>
      <style:map style:condition="value()&gt;=0" style:apply-style-name="N471P0"/>
    </number:number-style>
    <number:number-style style:name="N472P0" style:volatile="true">
      <number:number number:decimal-places="1" number:min-integer-digits="1"/>
      <number:text> </number:text>
    </number:number-style>
    <number:number-style style:name="N472">
      <style:text-properties fo:color="#ff0000"/>
      <number:text>-</number:text>
      <number:number number:decimal-places="1" number:min-integer-digits="1"/>
      <number:text> </number:text>
      <style:map style:condition="value()&gt;=0" style:apply-style-name="N472P0"/>
    </number:number-style>
    <number:number-style style:name="N473">
      <number:number number:decimal-places="10" number:min-integer-digits="1"/>
      <number:text> </number:text>
    </number:number-style>
    <number:number-style style:name="N474">
      <number:number number:decimal-places="0" number:min-integer-digits="1"/>
      <number:text>日間</number:text>
    </number:number-style>
    <number:date-style style:name="N475">
      <number:month/>
      <number:text>月</number:text>
      <number:day/>
      <number:text>日(</number:text>
      <number:day-of-week number:calendar="gengou"/>
      <number:text>)</number:text>
    </number:date-style>
    <number:date-style style:name="N476">
      <number:era number:calendar="gengou" number:style="long"/>
      <number:year number:calendar="gengou" number:style="long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477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date-style style:name="N478">
      <number:year number:style="long"/>
      <number:text>-</number:text>
      <number:month number:style="long"/>
      <number:text>-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number-style style:name="N480P0" style:volatile="true">
      <number:text>¥</number:text>
      <number:number number:decimal-places="0" number:min-integer-digits="1"/>
    </number:number-style>
    <number:number-style style:name="N480">
      <number:text>¥!-</number:text>
      <number:number number:decimal-places="0" number:min-integer-digits="1"/>
      <style:map style:condition="value()&gt;=0" style:apply-style-name="N480P0"/>
    </number:number-style>
    <number:number-style style:name="N481P0" style:volatile="true">
      <number:text>¥</number:text>
      <number:number number:decimal-places="0" number:min-integer-digits="1"/>
    </number:number-style>
    <number:number-style style:name="N481">
      <style:text-properties fo:color="#ff0000"/>
      <number:text>¥!-</number:text>
      <number:number number:decimal-places="0" number:min-integer-digits="1"/>
      <style:map style:condition="value()&gt;=0" style:apply-style-name="N481P0"/>
    </number:number-style>
    <number:number-style style:name="N483P0" style:volatile="true">
      <number:text>¥</number:text>
      <number:number number:decimal-places="0" number:min-integer-digits="3">
        <number:embedded-text number:position="2">?</number:embedded-text>
      </number:number>
    </number:number-style>
    <number:number-style style:name="N483">
      <number:text>¥!-</number:text>
      <number:number number:decimal-places="0" number:min-integer-digits="3">
        <number:embedded-text number:position="2">?</number:embedded-text>
      </number:number>
      <style:map style:condition="value()&gt;=0" style:apply-style-name="N483P0"/>
    </number:number-style>
    <number:number-style style:name="N484P0" style:volatile="true">
      <number:text>¥</number:text>
      <number:number number:decimal-places="0" number:min-integer-digits="3">
        <number:embedded-text number:position="2">?</number:embedded-text>
      </number:number>
    </number:number-style>
    <number:number-style style:name="N484">
      <style:text-properties fo:color="#ff0000"/>
      <number:text>¥!-</number:text>
      <number:number number:decimal-places="0" number:min-integer-digits="3">
        <number:embedded-text number:position="2">?</number:embedded-text>
      </number:number>
      <style:map style:condition="value()&gt;=0" style:apply-style-name="N484P0"/>
    </number:number-style>
    <number:number-style style:name="N487P0" style:volatile="true">
      <number:text> ¥</number:text>
      <number:number number:decimal-places="0" number:min-integer-digits="1"/>
      <number:text> </number:text>
    </number:number-style>
    <number:number-style style:name="N487P1" style:volatile="true">
      <number:text> ¥!-</number:text>
      <number:number number:decimal-places="0" number:min-integer-digits="1"/>
      <number:text> </number:text>
    </number:number-style>
    <number:number-style style:name="N487P2" style:volatile="true">
      <number:text> ¥- </number:text>
    </number:number-style>
    <number:text-style style:name="N487">
      <number:text-content/>
      <number:text> </number:text>
      <style:map style:condition="value()&gt;0" style:apply-style-name="N487P0"/>
      <style:map style:condition="value()&lt;0" style:apply-style-name="N487P1"/>
      <style:map style:condition="value()=0" style:apply-style-name="N487P2"/>
    </number:text-style>
    <number:number-style style:name="N489P0" style:volatile="true">
      <number:number number:decimal-places="0" number:min-integer-digits="1"/>
      <number:text> </number:text>
    </number:number-style>
    <number:number-style style:name="N489P1" style:volatile="true">
      <number:text> !-</number:text>
      <number:number number:decimal-places="0" number:min-integer-digits="1"/>
      <number:text> </number:text>
    </number:number-style>
    <number:number-style style:name="N489P2" style:volatile="true">
      <number:text> - </number:text>
    </number:number-style>
    <number:text-style style:name="N489">
      <number:text-content/>
      <number:text> </number:text>
      <style:map style:condition="value()&gt;0" style:apply-style-name="N489P0"/>
      <style:map style:condition="value()&lt;0" style:apply-style-name="N489P1"/>
      <style:map style:condition="value()=0" style:apply-style-name="N489P2"/>
    </number:text-style>
    <number:number-style style:name="N492P0" style:volatile="true">
      <number:text> ¥</number:text>
      <number:number number:decimal-places="0" number:min-integer-digits="3">
        <number:embedded-text number:position="2">?</number:embedded-text>
      </number:number>
      <number:text> </number:text>
    </number:number-style>
    <number:number-style style:name="N492P1" style:volatile="true">
      <number:text> ¥!-</number:text>
      <number:number number:decimal-places="0" number:min-integer-digits="3">
        <number:embedded-text number:position="2">?</number:embedded-text>
      </number:number>
      <number:text> </number:text>
    </number:number-style>
    <number:number-style style:name="N492P2" style:volatile="true">
      <number:text> ¥-</number:text>
      <number:number number:decimal-places="0" number:min-integer-digits="0"/>
      <number:text> </number:text>
    </number:number-style>
    <number:text-style style:name="N492">
      <number:text-content/>
      <number:text> </number:text>
      <style:map style:condition="value()&gt;0" style:apply-style-name="N492P0"/>
      <style:map style:condition="value()&lt;0" style:apply-style-name="N492P1"/>
      <style:map style:condition="value()=0" style:apply-style-name="N492P2"/>
    </number:text-style>
    <number:number-style style:name="N495P0" style:volatile="true">
      <number:number number:decimal-places="0" number:min-integer-digits="3">
        <number:embedded-text number:position="2">?</number:embedded-text>
      </number:number>
      <number:text> </number:text>
    </number:number-style>
    <number:number-style style:name="N495P1" style:volatile="true">
      <number:text> !-</number:text>
      <number:number number:decimal-places="0" number:min-integer-digits="3">
        <number:embedded-text number:position="2">?</number:embedded-text>
      </number:number>
      <number:text> </number:text>
    </number:number-style>
    <number:number-style style:name="N495P2" style:volatile="true">
      <number:text> -</number:text>
      <number:number number:decimal-places="0" number:min-integer-digits="0"/>
      <number:text> </number:text>
    </number:number-style>
    <number:text-style style:name="N495">
      <number:text-content/>
      <number:text> </number:text>
      <style:map style:condition="value()&gt;0" style:apply-style-name="N495P0"/>
      <style:map style:condition="value()&lt;0" style:apply-style-name="N495P1"/>
      <style:map style:condition="value()=0" style:apply-style-name="N495P2"/>
    </number:text-style>
    <number:number-style style:name="N497P0" style:volatile="true">
      <number:text>!$</number:text>
      <number:number number:decimal-places="0" number:min-integer-digits="1"/>
      <number:text> </number:text>
    </number:number-style>
    <number:number-style style:name="N497">
      <number:text>!(!$</number:text>
      <number:number number:decimal-places="0" number:min-integer-digits="1"/>
      <number:text>!)</number:text>
      <style:map style:condition="value()&gt;=0" style:apply-style-name="N497P0"/>
    </number:number-style>
    <number:number-style style:name="N498P0" style:volatile="true">
      <number:text>!$</number:text>
      <number:number number:decimal-places="0" number:min-integer-digits="1"/>
      <number:text> </number:text>
    </number:number-style>
    <number:number-style style:name="N498">
      <style:text-properties fo:color="#ff0000"/>
      <number:text>!(!$</number:text>
      <number:number number:decimal-places="0" number:min-integer-digits="1"/>
      <number:text>!)</number:text>
      <style:map style:condition="value()&gt;=0" style:apply-style-name="N498P0"/>
    </number:number-style>
    <number:number-style style:name="N500P0" style:volatile="true">
      <number:text>!$</number:text>
      <number:number number:decimal-places="0" number:min-integer-digits="3">
        <number:embedded-text number:position="2">?</number:embedded-text>
      </number:number>
      <number:text> </number:text>
    </number:number-style>
    <number:number-style style:name="N500">
      <number:text>!(!$</number:text>
      <number:number number:decimal-places="0" number:min-integer-digits="3">
        <number:embedded-text number:position="2">?</number:embedded-text>
      </number:number>
      <number:text>!)</number:text>
      <style:map style:condition="value()&gt;=0" style:apply-style-name="N500P0"/>
    </number:number-style>
    <number:number-style style:name="N501P0" style:volatile="true">
      <number:text>!$</number:text>
      <number:number number:decimal-places="0" number:min-integer-digits="3">
        <number:embedded-text number:position="2">?</number:embedded-text>
      </number:number>
      <number:text> </number:text>
    </number:number-style>
    <number:number-style style:name="N501">
      <style:text-properties fo:color="#ff0000"/>
      <number:text>!(!$</number:text>
      <number:number number:decimal-places="0" number:min-integer-digits="3">
        <number:embedded-text number:position="2">?</number:embedded-text>
      </number:number>
      <number:text>!)</number:text>
      <style:map style:condition="value()&gt;=0" style:apply-style-name="N501P0"/>
    </number:number-style>
    <number:number-style style:name="N503P0" style:volatile="true">
      <number:text>¥</number:text>
      <number:number number:decimal-places="0" number:min-integer-digits="1">
        <number:embedded-text number:position="3">!,</number:embedded-text>
      </number:number>
    </number:number-style>
    <number:number-style style:name="N503">
      <style:text-properties fo:color="#ff0000"/>
      <number:text>¥!-¥</number:text>
      <number:number number:decimal-places="0" number:min-integer-digits="1">
        <number:embedded-text number:position="3">!,</number:embedded-text>
      </number:number>
      <style:map style:condition="value()&gt;=0" style:apply-style-name="N503P0"/>
    </number:number-style>
    <number:number-style style:name="N505P0" style:volatile="true">
      <number:text>¥</number:text>
      <number:number number:decimal-places="2" number:min-integer-digits="1">
        <number:embedded-text number:position="3">!,</number:embedded-text>
      </number:number>
      <number:text>!</number:text>
    </number:number-style>
    <number:number-style style:name="N505">
      <style:text-properties fo:color="#ff0000"/>
      <number:text>¥!-¥</number:text>
      <number:number number:decimal-places="2" number:min-integer-digits="1">
        <number:embedded-text number:position="3">!,</number:embedded-text>
      </number:number>
      <number:text>!</number:text>
      <style:map style:condition="value()&gt;=0" style:apply-style-name="N505P0"/>
    </number:number-style>
    <number:number-style style:name="N506">
      <number:number number:decimal-places="6" number:min-integer-digits="1" number:grouping="true"/>
    </number:number-style>
    <number:number-style style:name="N507P0" style:volatile="true">
      <number:number number:decimal-places="6" number:min-integer-digits="1"/>
      <number:text> </number:text>
    </number:number-style>
    <number:number-style style:name="N507">
      <style:text-properties fo:color="#ff0000"/>
      <number:text>(</number:text>
      <number:number number:decimal-places="6" number:min-integer-digits="1"/>
      <number:text>)</number:text>
      <style:map style:condition="value()&gt;=0" style:apply-style-name="N507P0"/>
    </number:number-style>
    <number:number-style style:name="N508">
      <number:number number:decimal-places="6" number:min-integer-digits="1" number:grouping="true"/>
      <number:text> </number:text>
    </number:number-style>
    <number:number-style style:name="N510P0" style:volatile="true">
      <number:number number:decimal-places="0" number:min-integer-digits="1" number:grouping="true"/>
      <number:text>-</number:text>
    </number:number-style>
    <number:number-style style:name="N510">
      <number:text>▲</number:text>
      <number:number number:decimal-places="0" number:min-integer-digits="1" number:grouping="true"/>
      <number:text>-</number:text>
      <style:map style:condition="value()&gt;=0" style:apply-style-name="N510P0"/>
    </number:number-style>
    <number:number-style style:name="N512P0" style:volatile="true">
      <number:text>¥</number:text>
      <number:number number:decimal-places="0" number:min-integer-digits="1" number:grouping="true"/>
      <number:text>-</number:text>
    </number:number-style>
    <number:number-style style:name="N512">
      <number:text>¥▲</number:text>
      <number:number number:decimal-places="0" number:min-integer-digits="1" number:grouping="true"/>
      <number:text>-</number:text>
      <style:map style:condition="value()&gt;=0" style:apply-style-name="N512P0"/>
    </number:number-style>
    <number:number-style style:name="N513">
      <number:text>1</number:text>
    </number:number-style>
    <number:date-style style:name="N514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:</number:text>
      <number:seconds number:style="long"/>
    </number:date-style>
    <number:date-style style:name="N515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</number:date-style>
    <number:date-style style:name="N516">
      <number:year number:style="long"/>
      <number:text>/</number:text>
      <number:month/>
      <number:text>/</number:text>
      <number:day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17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18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date-style style:name="N519">
      <number:year number:style="long"/>
      <number:month/>
      <number:day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20">
      <number:year number:style="long"/>
      <number:month/>
      <number:day/>
    </number:date-style>
    <number:date-style style:name="N521">
      <number:year number:style="long"/>
      <number:month/>
      <number:day/>
      <number:text> </number:text>
      <number:hours number:style="long"/>
      <number:text>:</number:text>
      <number:minutes number:style="long"/>
    </number:date-style>
    <number:date-style style:name="N522">
      <number:year number:style="long"/>
      <number:month number:style="long"/>
      <number:day number:style="long"/>
      <number:text> </number:text>
      <number:hours number:style="long"/>
      <number:text>:</number:text>
      <number:minutes number:style="long"/>
    </number:date-style>
    <number:date-style style:name="N523">
      <number:year number:style="long"/>
      <number:month number:style="long"/>
      <number:day number:style="long"/>
    </number:date-style>
    <number:date-style style:name="N524">
      <number:year number:style="long"/>
      <number:month number:style="long"/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25">
      <number:year number:style="long"/>
      <number:text>-</number:text>
      <number:month/>
      <number:text>-</number:text>
      <number:day/>
    </number:date-style>
    <number:date-style style:name="N526">
      <number:year number:style="long"/>
      <number:month number:style="long"/>
      <number:day number:style="long"/>
      <number:text>/</number:text>
    </number:date-style>
    <number:date-style style:name="N528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528">
      <number:text-content/>
      <style:map style:condition="value()&gt;=0" style:apply-style-name="N528P0"/>
    </number:text-style>
    <number:date-style style:name="N529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529">
      <number:text-content/>
      <style:map style:condition="value()&gt;=0" style:apply-style-name="N529P0"/>
    </number:text-style>
    <number:date-style style:name="N530">
      <number:year/>
      <number:month number:style="long"/>
      <number:day number:style="long"/>
    </number:date-style>
    <number:date-style style:name="N531">
      <number:year/>
      <number:month number:style="long"/>
      <number:day number:style="long"/>
      <number:text> </number:text>
      <number:hours number:style="long"/>
      <number:text>:</number:text>
      <number:minutes number:style="long"/>
    </number:date-style>
    <number:date-style style:name="N532">
      <number:year/>
      <number:month number:style="long"/>
      <number:day number:style="long"/>
      <number:text> </number:text>
      <number:hours number:style="long"/>
      <number:text>:</number:text>
      <number:minutes number:style="long"/>
      <number:text>:</number:text>
      <number:seconds number:style="long"/>
    </number:date-style>
    <number:date-style style:name="N533">
      <number:day/>
      <number:text>-</number:text>
      <number:month number:textual="true"/>
      <number:text>-</number:text>
      <number:year number:style="long"/>
    </number:date-style>
    <number:date-style style:name="N534">
      <number:year number:style="long"/>
      <number:text>.</number:text>
      <number:month number:style="long"/>
      <number:text>.</number:text>
      <number:day number:style="long"/>
    </number:date-style>
    <number:number-style style:name="N535P0" style:volatile="true">
      <number:number number:decimal-places="0" number:min-integer-digits="1" number:grouping="true"/>
    </number:number-style>
    <number:number-style style:name="N535">
      <style:text-properties fo:color="#ff0000"/>
      <number:number number:decimal-places="0" number:min-integer-digits="1" number:grouping="true"/>
      <style:map style:condition="value()&gt;=0" style:apply-style-name="N535P0"/>
    </number:number-style>
    <number:number-style style:name="N536">
      <number:number number:decimal-places="0" number:min-integer-digits="0">
        <number:embedded-text number:position="4">年</number:embedded-text>
        <number:embedded-text number:position="2">月</number:embedded-text>
      </number:number>
      <number:text>日</number:text>
    </number:number-style>
    <number:text-style style:name="N537">
      <number:text>【</number:text>
      <number:text-content/>
      <number:text>】</number:text>
    </number:text-style>
    <number:currency-style style:name="N539P0" style:volatile="true">
      <number:number number:decimal-places="2" number:min-integer-digits="1" number:grouping="true"/>
      <number:text> </number:text>
      <number:currency-symbol number:language="de" number:country="DE">?</number:currency-symbol>
    </number:currency-style>
    <number:currency-style style:name="N53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?</number:currency-symbol>
      <style:map style:condition="value()&gt;=0" style:apply-style-name="N539P0"/>
    </number:currency-style>
    <number:number-style style:name="N540">
      <number:number number:decimal-places="0" number:min-integer-digits="0"/>
      <number:text>件</number:text>
    </number:number-style>
    <number:number-style style:name="N541">
      <number:text>\</number:text>
      <number:number number:decimal-places="0" number:min-integer-digits="0"/>
    </number:number-style>
    <number:date-style style:name="N542">
      <number:year number:style="long"/>
      <number:text>年</number:text>
      <number:month/>
      <number:text>月</number:text>
      <number:day/>
      <number:text>日 </number:text>
      <number:hours/>
      <number:text>時～</number:text>
    </number:date-style>
    <number:number-style style:name="N543">
      <number:number number:decimal-places="0" number:min-integer-digits="1"/>
      <number:text> 件</number:text>
    </number:number-style>
    <number:date-style style:name="N544">
      <number:month number:textual="true"/>
      <number:text>-</number:text>
      <number:year/>
    </number:date-style>
    <number:date-style style:name="N545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546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547">
      <number:year number:style="long"/>
      <number:text> 年 </number:text>
      <number:month number:style="long"/>
      <number:text> 月 </number:text>
      <number:day number:style="long"/>
      <number:text> 日 </number:text>
    </number:date-style>
    <number:date-style style:name="N548">
      <number:year number:style="long"/>
      <number:text> 年 </number:text>
      <number:month/>
      <number:text> 月 </number:text>
      <number:day/>
      <number:text> 日 </number:text>
    </number:date-style>
    <number:date-style style:name="N549">
      <number:year number:style="long"/>
      <number:text> 年 </number:text>
      <number:month/>
      <number:text>月</number:text>
      <number:day/>
      <number:text> 日 </number:text>
    </number:date-style>
    <number:date-style style:name="N550">
      <number:year number:style="long"/>
      <number:text> 年 </number:text>
      <number:month/>
      <number:text> 月 </number:text>
      <number:day/>
      <number:text> 日</number:text>
    </number:date-style>
    <number:number-style style:name="N551">
      <number:number number:min-integer-digits="1"/>
      <number:text>ケース</number:text>
    </number:number-style>
    <number:number-style style:name="N552">
      <number:number number:min-integer-digits="1"/>
      <number:text>時間</number:text>
    </number:number-style>
    <number:number-style style:name="N553">
      <number:number number:decimal-places="0" number:min-integer-digits="0"/>
      <number:text>”歳”</number:text>
    </number:number-style>
    <number:number-style style:name="N554">
      <number:number number:decimal-places="0" number:min-integer-digits="0"/>
      <number:text>歳</number:text>
    </number:number-style>
    <number:number-style style:name="N555">
      <number:number number:decimal-places="0" number:min-integer-digits="0"/>
      <number:text>日</number:text>
    </number:number-style>
    <number:number-style style:name="N556">
      <number:number number:decimal-places="0" number:min-integer-digits="1"/>
      <number:text>日</number:text>
    </number:number-style>
    <number:time-style style:name="N557P0" style:volatile="true">
      <number:hours/>
      <number:text>:</number:text>
      <number:minutes number:style="long"/>
      <number:text>:</number:text>
      <number:seconds number:style="long"/>
    </number:time-style>
    <number:time-style style:name="N557">
      <number:text>-</number:text>
      <number:hours/>
      <number:text>:</number:text>
      <number:minutes number:style="long"/>
      <number:text>:</number:text>
      <number:seconds number:style="long"/>
      <style:map style:condition="value()&gt;=0" style:apply-style-name="N557P0"/>
    </number:time-style>
    <number:time-style style:name="N558P0" style:volatile="true">
      <number:hours number:style="long"/>
      <number:text>:</number:text>
      <number:minutes number:style="long"/>
      <number:text>:</number:text>
      <number:seconds number:style="long"/>
    </number:time-style>
    <number:time-style style:name="N558">
      <number:text>-</number:text>
      <number:hours number:style="long"/>
      <number:text>:</number:text>
      <number:minutes number:style="long"/>
      <number:text>:</number:text>
      <number:seconds number:style="long"/>
      <style:map style:condition="value()&gt;=0" style:apply-style-name="N558P0"/>
    </number:time-style>
    <number:number-style style:name="N559P0" style:volatile="true">
      <number:number number:decimal-places="1" number:min-integer-digits="1" number:grouping="true"/>
    </number:number-style>
    <number:number-style style:name="N559">
      <number:text>-</number:text>
      <number:number number:decimal-places="1" number:min-integer-digits="1" number:grouping="true"/>
      <style:map style:condition="value()&gt;=0" style:apply-style-name="N559P0"/>
    </number:number-style>
    <number:number-style style:name="N561P0" style:volatile="true">
      <number:text>+</number:text>
      <number:number number:decimal-places="0" number:min-integer-digits="0" number:grouping="true"/>
    </number:number-style>
    <number:number-style style:name="N561">
      <number:text>(-</number:text>
      <number:number number:decimal-places="0" number:min-integer-digits="0" number:grouping="true"/>
      <number:text>)</number:text>
      <style:map style:condition="value()&gt;=0" style:apply-style-name="N561P0"/>
    </number:number-style>
    <number:number-style style:name="N562P0" style:volatile="true">
      <number:text>+</number:text>
      <number:number number:decimal-places="0" number:min-integer-digits="0" number:grouping="true"/>
    </number:number-style>
    <number:number-style style:name="N562">
      <style:text-properties fo:color="#ff0000"/>
      <number:text>-</number:text>
      <number:number number:decimal-places="0" number:min-integer-digits="0" number:grouping="true"/>
      <style:map style:condition="value()&gt;=0" style:apply-style-name="N562P0"/>
    </number:number-style>
    <number:date-style style:name="N563">
      <number:year/>
      <number:text>年</number:text>
      <number:month number:style="long"/>
      <number:text>月</number:text>
      <number:day number:style="long"/>
      <number:text>日</number:text>
    </number:date-style>
    <number:number-style style:name="N564P0" style:volatile="true">
      <number:number number:decimal-places="0" number:min-integer-digits="1" number:grouping="true"/>
      <number:text> </number:text>
    </number:number-style>
    <number:number-style style:name="N564P1" style:volatile="true">
      <number:text>(</number:text>
      <number:number number:decimal-places="0" number:min-integer-digits="1" number:grouping="true"/>
      <number:text>)</number:text>
    </number:number-style>
    <number:number-style style:name="N564P2" style:volatile="true">
      <number:text>- </number:text>
    </number:number-style>
    <number:text-style style:name="N564">
      <number:text-content/>
      <number:text> </number:text>
      <style:map style:condition="value()&gt;0" style:apply-style-name="N564P0"/>
      <style:map style:condition="value()&lt;0" style:apply-style-name="N564P1"/>
      <style:map style:condition="value()=0" style:apply-style-name="N564P2"/>
    </number:text-style>
    <number:number-style style:name="N565P0" style:volatile="true">
      <number:number number:decimal-places="2" number:min-integer-digits="1" number:grouping="true"/>
      <number:text> </number:text>
    </number:number-style>
    <number:number-style style:name="N565P1" style:volatile="true">
      <number:text>(</number:text>
      <number:number number:decimal-places="2" number:min-integer-digits="1" number:grouping="true"/>
      <number:text>)</number:text>
    </number:number-style>
    <number:number-style style:name="N565P2" style:volatile="true">
      <number:text>-</number:text>
      <number:number number:decimal-places="0" number:min-integer-digits="0"/>
      <number:text> </number:text>
    </number:number-style>
    <number:text-style style:name="N565">
      <number:text-content/>
      <number:text> </number:text>
      <style:map style:condition="value()&gt;0" style:apply-style-name="N565P0"/>
      <style:map style:condition="value()&lt;0" style:apply-style-name="N565P1"/>
      <style:map style:condition="value()=0" style:apply-style-name="N565P2"/>
    </number:text-style>
    <number:date-style style:name="N566">
      <number:year number:style="long"/>
      <number:text>/</number:text>
      <number:month number:style="long"/>
      <number:text>/</number:text>
      <number:day number:style="long"/>
      <number:text>現在</number:text>
    </number:date-style>
    <number:date-style style:name="N567">
      <number:day number:style="long"/>
      <number:text> </number:text>
      <number:month number:textual="true"/>
      <number:text> </number:text>
      <number:year number:style="long"/>
    </number:date-style>
    <number:number-style style:name="N568">
      <number:scientific-number number:decimal-places="0" number:min-integer-digits="1" number:min-exponent-digits="2"/>
    </number:number-style>
    <number:date-style style:name="N569">
      <number:year number:style="long"/>
      <number:text>年</number:text>
      <number:month number:style="long"/>
      <number:text>"月</number:text>
    </number:date-style>
    <number:date-style style:name="N570">
      <number:year number:style="long"/>
      <number:text>年</number:text>
      <number:month number:style="long"/>
      <number:text>月</number:text>
    </number:date-style>
    <number:date-style style:name="N571">
      <number:year/>
      <number:text>年</number:text>
      <number:month number:style="long"/>
      <number:text>月</number:text>
    </number:date-style>
    <number:number-style style:name="N572">
      <number:text>差異No.</number:text>
      <number:number number:min-integer-digits="1"/>
      <number:text/>
    </number:number-style>
    <number:number-style style:name="N573" number:title="230000000000:230000000000">
      <number:number number:decimal-places="13" number:min-integer-digits="5"/>
    </number:number-style>
    <number:date-style style:name="N574">
      <number:day/>
      <number:text>¥¥.</number:text>
      <number:month number:textual="true"/>
      <number:text>¥¥.</number:text>
      <number:year/>
    </number:date-style>
    <number:percentage-style style:name="N575">
      <number:text>t</number:text>
      <number:number number:decimal-places="2" number:min-integer-digits="1"/>
      <number:text>%</number:text>
    </number:percentage-style>
    <number:number-style style:name="N576">
      <number:text>t</number:text>
      <number:fraction number:min-integer-digits="0" number:min-numerator-digits="3" number:min-denominator-digits="3"/>
    </number:number-style>
    <number:number-style style:name="N577P0" style:volatile="true">
      <number:text>$</number:text>
      <number:number number:decimal-places="0" number:min-integer-digits="1" number:grouping="true"/>
    </number:number-style>
    <number:number-style style:name="N577">
      <style:text-properties fo:color="#ff0000"/>
      <number:text>-$</number:text>
      <number:number number:decimal-places="0" number:min-integer-digits="1" number:grouping="true"/>
      <style:map style:condition="value()&gt;=0" style:apply-style-name="N577P0"/>
    </number:number-style>
    <number:number-style style:name="N578P0" style:volatile="true">
      <number:text>$</number:text>
      <number:number number:decimal-places="2" number:min-integer-digits="1" number:grouping="true"/>
    </number:number-style>
    <number:number-style style:name="N578">
      <style:text-properties fo:color="#ff0000"/>
      <number:text>-$</number:text>
      <number:number number:decimal-places="2" number:min-integer-digits="1" number:grouping="true"/>
      <style:map style:condition="value()&gt;=0" style:apply-style-name="N578P0"/>
    </number:number-style>
    <number:number-style style:name="N579P0" style:volatile="true">
      <number:number number:decimal-places="0" number:min-integer-digits="1" number:grouping="true"/>
    </number:number-style>
    <number:number-style style:name="N579P1" style:volatile="true">
      <number:text>-</number:text>
      <number:number number:decimal-places="0" number:min-integer-digits="1" number:grouping="true"/>
    </number:number-style>
    <number:number-style style:name="N579">
      <number:number number:decimal-places="0" number:min-integer-digits="0"/>
      <style:map style:condition="value()&gt;0" style:apply-style-name="N579P0"/>
      <style:map style:condition="value()&lt;0" style:apply-style-name="N579P1"/>
    </number:number-style>
    <number:number-style style:name="N581P0" style:volatile="true">
      <number:text>¥</number:text>
      <number:number number:decimal-places="0" number:min-integer-digits="1" number:grouping="true"/>
      <number:text>.-</number:text>
    </number:number-style>
    <number:number-style style:name="N581">
      <number:text>▲¥</number:text>
      <number:number number:decimal-places="0" number:min-integer-digits="1" number:grouping="true"/>
      <number:text>.-</number:text>
      <style:map style:condition="value()&gt;=0" style:apply-style-name="N581P0"/>
    </number:number-style>
    <number:number-style style:name="N582">
      <number:scientific-number number:decimal-places="1" number:min-integer-digits="1" number:min-exponent-digits="1"/>
    </number:number-style>
    <number:number-style style:name="N583">
      <number:number number:decimal-places="0" number:min-integer-digits="2" number:grouping="true"/>
    </number:number-style>
    <number:number-style style:name="N584P0" style:volatile="true">
      <number:number number:decimal-places="0" number:min-integer-digits="1" number:grouping="true"/>
      <number:text> </number:text>
    </number:number-style>
    <number:number-style style:name="N584P1" style:volatile="true">
      <number:text> (</number:text>
      <number:number number:decimal-places="0" number:min-integer-digits="1" number:grouping="true"/>
      <number:text>)</number:text>
    </number:number-style>
    <number:number-style style:name="N584P2" style:volatile="true">
      <number:text>-</number:text>
      <number:number number:decimal-places="0" number:min-integer-digits="0"/>
      <number:text> </number:text>
    </number:number-style>
    <number:text-style style:name="N584">
      <number:text-content/>
      <number:text> </number:text>
      <style:map style:condition="value()&gt;0" style:apply-style-name="N584P0"/>
      <style:map style:condition="value()&lt;0" style:apply-style-name="N584P1"/>
      <style:map style:condition="value()=0" style:apply-style-name="N584P2"/>
    </number:text-style>
    <number:date-style style:name="N585P0" style:volatile="true">
      <number:month/>
      <number:text>月</number:text>
      <number:day/>
      <number:text>日</number:text>
    </number:date-style>
    <number:text-style style:name="N585">
      <number:text-content/>
      <style:map style:condition="value()&lt;=0" style:apply-style-name="N585P0"/>
    </number:text-style>
    <number:date-style style:name="N586P0" style:volatile="true">
      <number:year number:style="long"/>
      <number:text>年</number:text>
      <number:month/>
      <number:text>月</number:text>
    </number:date-style>
    <number:text-style style:name="N586">
      <number:text-content/>
      <style:map style:condition="value()&lt;=0" style:apply-style-name="N586P0"/>
    </number:text-style>
    <number:number-style style:name="N587P0" style:volatile="true">
      <number:number number:decimal-places="2" number:min-integer-digits="1" number:grouping="true"/>
      <number:text> </number:text>
    </number:number-style>
    <number:number-style style:name="N587P1" style:volatile="true">
      <number:text> (</number:text>
      <number:number number:decimal-places="2" number:min-integer-digits="1" number:grouping="true"/>
      <number:text>)</number:text>
    </number:number-style>
    <number:number-style style:name="N587P2" style:volatile="true">
      <number:text>-</number:text>
      <number:number number:decimal-places="0" number:min-integer-digits="0"/>
      <number:text> </number:text>
    </number:number-style>
    <number:text-style style:name="N587">
      <number:text-content/>
      <number:text> </number:text>
      <style:map style:condition="value()&gt;0" style:apply-style-name="N587P0"/>
      <style:map style:condition="value()&lt;0" style:apply-style-name="N587P1"/>
      <style:map style:condition="value()=0" style:apply-style-name="N587P2"/>
    </number:text-style>
    <number:date-style style:name="N588P0" style:volatile="true">
      <number:year number:style="long"/>
      <number:text>/</number:text>
      <number:month/>
      <number:text>/</number:text>
      <number:day/>
    </number:date-style>
    <number:text-style style:name="N588">
      <number:text-content/>
      <style:map style:condition="value()&lt;=0" style:apply-style-name="N588P0"/>
    </number:text-style>
    <number:number-style style:name="N589P0" style:volatile="true">
      <number:number number:decimal-places="1" number:min-integer-digits="1" number:grouping="true"/>
      <number:text> </number:text>
    </number:number-style>
    <number:number-style style:name="N589P1" style:volatile="true">
      <number:text>-</number:text>
      <number:number number:decimal-places="1" number:min-integer-digits="1" number:grouping="true"/>
      <number:text> </number:text>
    </number:number-style>
    <number:number-style style:name="N589P2" style:volatile="true">
      <number:text>-</number:text>
      <number:number number:decimal-places="0" number:min-integer-digits="0"/>
      <number:text> </number:text>
    </number:number-style>
    <number:text-style style:name="N589">
      <number:text-content/>
      <number:text> </number:text>
      <style:map style:condition="value()&gt;0" style:apply-style-name="N589P0"/>
      <style:map style:condition="value()&lt;0" style:apply-style-name="N589P1"/>
      <style:map style:condition="value()=0" style:apply-style-name="N589P2"/>
    </number:text-style>
    <number:date-style style:name="N590P0" style:volatile="true">
      <number:month/>
      <number:text>/</number:text>
      <number:day/>
    </number:date-style>
    <number:text-style style:name="N590">
      <number:text-content/>
      <style:map style:condition="value()&lt;=0" style:apply-style-name="N590P0"/>
    </number:text-style>
    <number:date-style style:name="N591P0" style:volatile="true">
      <number:month/>
      <number:text>/</number:text>
      <number:day/>
      <number:text>/</number:text>
      <number:year number:style="long"/>
    </number:date-style>
    <number:text-style style:name="N591">
      <number:text-content/>
      <style:map style:condition="value()&lt;=0" style:apply-style-name="N591P0"/>
    </number:text-style>
    <number:date-style style:name="N592P0" style:volatile="true">
      <number:day number:style="long"/>
      <number:text>/</number:text>
      <number:month number:style="long"/>
      <number:text>/</number:text>
      <number:year number:style="long"/>
    </number:date-style>
    <number:text-style style:name="N592">
      <number:text-content/>
      <style:map style:condition="value()&lt;=0" style:apply-style-name="N592P0"/>
    </number:text-style>
    <number:number-style style:name="N593P0" style:volatile="true">
      <number:number number:decimal-places="2" number:min-integer-digits="1" number:grouping="true"/>
      <number:text> </number:text>
    </number:number-style>
    <number:number-style style:name="N593P1" style:volatile="true">
      <number:text>-</number:text>
      <number:number number:decimal-places="2" number:min-integer-digits="1" number:grouping="true"/>
      <number:text> </number:text>
    </number:number-style>
    <number:number-style style:name="N593P2" style:volatile="true">
      <number:text> - </number:text>
    </number:number-style>
    <number:text-style style:name="N593">
      <number:text-content/>
      <number:text> </number:text>
      <style:map style:condition="value()&gt;0" style:apply-style-name="N593P0"/>
      <style:map style:condition="value()&lt;0" style:apply-style-name="N593P1"/>
      <style:map style:condition="value()=0" style:apply-style-name="N593P2"/>
    </number:text-style>
    <number:date-style style:name="N594P0" style:volatile="true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text-style style:name="N594">
      <number:text-content/>
      <style:map style:condition="value()&lt;=0" style:apply-style-name="N594P0"/>
    </number:text-style>
    <number:date-style style:name="N595P0" style:volatile="true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text-style style:name="N595">
      <number:text-content/>
      <style:map style:condition="value()&lt;=0" style:apply-style-name="N595P0"/>
    </number:text-style>
    <number:date-style style:name="N596P0" style:volatile="true">
      <number:year number:style="long"/>
      <number:text>年</number:text>
      <number:month/>
      <number:text>月</number:text>
      <number:day/>
      <number:text>日</number:text>
    </number:date-style>
    <number:text-style style:name="N596">
      <number:text-content/>
      <style:map style:condition="value()&lt;=0" style:apply-style-name="N596P0"/>
    </number:text-style>
    <number:date-style style:name="N597P0" style:volatile="true">
      <number:year/>
      <number:text>年</number:text>
      <number:month/>
      <number:text>月</number:text>
      <number:day/>
      <number:text>日</number:text>
    </number:date-style>
    <number:text-style style:name="N597">
      <number:text-content/>
      <style:map style:condition="value()&lt;=0" style:apply-style-name="N597P0"/>
    </number:text-style>
    <number:time-style style:name="N598P0" style:volatile="true">
      <number:hours/>
      <number:text>:</number:text>
      <number:minutes number:style="long"/>
    </number:time-style>
    <number:text-style style:name="N598">
      <number:text-content/>
      <style:map style:condition="value()&lt;=0" style:apply-style-name="N598P0"/>
    </number:text-style>
    <number:time-style style:name="N599P0" style:volatile="true">
      <number:hours/>
      <number:text>:</number:text>
      <number:minutes number:style="long"/>
      <number:text>:</number:text>
      <number:seconds number:style="long"/>
    </number:time-style>
    <number:text-style style:name="N599">
      <number:text-content/>
      <style:map style:condition="value()&lt;=0" style:apply-style-name="N599P0"/>
    </number:text-style>
    <number:number-style style:name="N600P0" style:volatile="true">
      <number:number number:decimal-places="0" number:min-integer-digits="3">
        <number:embedded-text number:position="2">?</number:embedded-text>
      </number:number>
      <number:text> </number:text>
    </number:number-style>
    <number:number-style style:name="N600P1" style:volatile="true">
      <number:text> !-</number:text>
      <number:number number:decimal-places="0" number:min-integer-digits="3">
        <number:embedded-text number:position="2">?</number:embedded-text>
      </number:number>
      <number:text> </number:text>
    </number:number-style>
    <number:number-style style:name="N600P2" style:volatile="true">
      <number:text>-</number:text>
      <number:number number:decimal-places="0" number:min-integer-digits="0"/>
      <number:text> </number:text>
    </number:number-style>
    <number:text-style style:name="N600">
      <number:text-content/>
      <number:text> </number:text>
      <style:map style:condition="value()&gt;0" style:apply-style-name="N600P0"/>
      <style:map style:condition="value()&lt;0" style:apply-style-name="N600P1"/>
      <style:map style:condition="value()=0" style:apply-style-name="N600P2"/>
    </number:text-style>
    <number:date-style style:name="N601P0" style:volatile="true">
      <number:year number:style="long"/>
      <number:text>/</number:text>
      <number:month number:style="long"/>
      <number:text>/</number:text>
      <number:day number:style="long"/>
    </number:date-style>
    <number:text-style style:name="N601">
      <number:text-content/>
      <style:map style:condition="value()&lt;=0" style:apply-style-name="N601P0"/>
    </number:text-style>
    <number:date-style style:name="N602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602">
      <number:text-content/>
      <style:map style:condition="value()&lt;=0" style:apply-style-name="N602P0"/>
    </number:text-style>
    <number:time-style style:name="N603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604">
      <number:day/>
      <number:text>-</number:text>
      <number:month number:textual="true"/>
      <number:text>-</number:text>
      <number:year/>
    </number:date-style>
    <number:date-style style:name="N605P0" style:volatile="true">
      <number:day/>
      <number:text>-</number:text>
      <number:month number:textual="true"/>
      <number:text>-</number:text>
      <number:year/>
    </number:date-style>
    <number:text-style style:name="N605">
      <number:text-content/>
      <style:map style:condition="value()&gt;=0" style:apply-style-name="N605P0"/>
    </number:text-style>
    <number:date-style style:name="N606">
      <number:day number:style="long"/>
      <number:text>-</number:text>
      <number:month number:style="long"/>
      <number:text>-</number:text>
      <number:year/>
    </number:date-style>
    <number:date-style style:name="N607P0" style:volatile="true">
      <number:day number:style="long"/>
      <number:text>-</number:text>
      <number:month number:style="long"/>
      <number:text>-</number:text>
      <number:year/>
    </number:date-style>
    <number:text-style style:name="N607">
      <number:text-content/>
      <style:map style:condition="value()&gt;=0" style:apply-style-name="N607P0"/>
    </number:text-style>
    <number:date-style style:name="N608">
      <number:day/>
      <number:text>-</number:text>
      <number:month number:textual="true"/>
    </number:date-style>
    <number:date-style style:name="N609">
      <number:year/>
    </number:date-style>
    <number:date-style style:name="N610">
      <number:year/>
      <number:text>.</number:text>
      <number:month number:style="long"/>
    </number:date-style>
    <number:number-style style:name="N611P0" style:volatile="true">
      <number:number number:decimal-places="2" number:min-integer-digits="1"/>
    </number:number-style>
    <number:number-style style:name="N611">
      <style:text-properties fo:color="#ff0000"/>
      <number:number number:decimal-places="2" number:min-integer-digits="1"/>
      <style:map style:condition="value()&gt;=0" style:apply-style-name="N611P0"/>
    </number:number-style>
    <number:date-style style:name="N612">
      <number:month/>
      <number:text>/</number:text>
      <number:day number:style="long"/>
    </number:date-style>
    <number:date-style style:name="N613">
      <number:month number:style="long"/>
      <number:text>月</number:text>
      <number:day number:style="long"/>
      <number:text>日</number:text>
    </number:date-style>
    <number:date-style style:name="N615P0" style:volatile="true">
      <number:day/>
      <number:text>/</number:text>
      <number:month number:textual="true"/>
      <number:text>/</number:text>
      <number:year/>
    </number:date-style>
    <number:text-style style:name="N615">
      <number:text-content/>
      <style:map style:condition="value()&gt;=0" style:apply-style-name="N615P0"/>
    </number:text-style>
    <number:date-style style:name="N617P0" style:volatile="true">
      <number:day number:style="long"/>
      <number:text>/</number:text>
      <number:month number:textual="true"/>
      <number:text>/</number:text>
      <number:year/>
    </number:date-style>
    <number:text-style style:name="N617">
      <number:text-content/>
      <style:map style:condition="value()&gt;=0" style:apply-style-name="N617P0"/>
    </number:text-style>
    <number:date-style style:name="N618">
      <number:month number:textual="true"/>
      <number:text>/</number:text>
      <number:year number:style="long"/>
    </number:date-style>
    <number:date-style style:name="N619">
      <number:month number:style="long"/>
      <number:text>-</number:text>
      <number:day number:style="long"/>
      <number:text>-</number:text>
      <number:year number:style="long"/>
    </number:date-style>
    <number:number-style style:name="N620">
      <number:number number:decimal-places="1" number:min-integer-digits="0"/>
    </number:number-style>
    <number:currency-style style:name="N622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622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622P0"/>
    </number:currency-style>
    <number:text-style style:name="N623">
      <number:text>Team - </number:text>
      <number:text-content/>
    </number:text-style>
    <number:number-style style:name="N624P0" style:volatile="true">
      <number:text>\</number:text>
      <number:number number:decimal-places="0" number:min-integer-digits="1" number:grouping="true"/>
    </number:number-style>
    <number:number-style style:name="N624">
      <style:text-properties fo:color="#ff0000"/>
      <number:text>-\</number:text>
      <number:number number:decimal-places="0" number:min-integer-digits="1" number:grouping="true"/>
      <style:map style:condition="value()&gt;=0" style:apply-style-name="N624P0"/>
    </number:number-style>
    <number:number-style style:name="N625P0" style:volatile="true">
      <number:text>\</number:text>
      <number:number number:decimal-places="2" number:min-integer-digits="1" number:grouping="true"/>
    </number:number-style>
    <number:number-style style:name="N625">
      <number:text>-\</number:text>
      <number:number number:decimal-places="2" number:min-integer-digits="1" number:grouping="true"/>
      <style:map style:condition="value()&gt;=0" style:apply-style-name="N625P0"/>
    </number:number-style>
    <number:number-style style:name="N626P0" style:volatile="true">
      <number:text>\</number:text>
      <number:number number:decimal-places="2" number:min-integer-digits="1" number:grouping="true"/>
    </number:number-style>
    <number:number-style style:name="N626">
      <style:text-properties fo:color="#ff0000"/>
      <number:text>-\</number:text>
      <number:number number:decimal-places="2" number:min-integer-digits="1" number:grouping="true"/>
      <style:map style:condition="value()&gt;=0" style:apply-style-name="N626P0"/>
    </number:number-style>
    <number:number-style style:name="N627">
      <number:text/>
    </number:number-style>
    <number:date-style style:name="N628">
      <number:day number:style="long"/>
      <number:text>/</number:text>
      <number:month number:style="long"/>
      <number:text>/</number:text>
      <number:year/>
    </number:date-style>
    <number:date-style style:name="N629">
      <number:day number:style="long"/>
      <number:text>/</number:text>
      <number:month number:textual="true"/>
    </number:date-style>
    <number:date-style style:name="N8108" number:language="ja" number:country="JP">
      <number:year number:style="long"/>
      <number:text>/</number:text>
      <number:month/>
      <number:text>/</number:text>
      <number:day/>
    </number:date-style>
    <number:date-style style:name="N8109" number:language="ja" number:country="JP">
      <number:day/>
      <number:text>-</number:text>
      <number:month number:textual="true"/>
      <number:text>-</number:text>
      <number:year/>
    </number:date-style>
    <number:date-style style:name="N8110" number:language="ja" number:country="JP">
      <number:day/>
      <number:text>-</number:text>
      <number:month number:textual="true"/>
    </number:date-style>
    <number:date-style style:name="N8111" number:language="ja" number:country="JP">
      <number:month number:textual="true"/>
      <number:text>-</number:text>
      <number:year/>
    </number:date-style>
    <number:time-style style:name="N8112" number:language="ja" number:country="JP">
      <number:hours/>
      <number:text>:</number:text>
      <number:minutes number:style="long"/>
      <number:text> </number:text>
      <number:am-pm/>
    </number:time-style>
    <number:time-style style:name="N8113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4" number:language="ja" number:country="JP">
      <number:hours/>
      <number:text>:</number:text>
      <number:minutes number:style="long"/>
      <number:text>:</number:text>
      <number:seconds number:style="long"/>
    </number:time-style>
    <number:number-style style:name="N8116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6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16P0"/>
    </number:number-style>
    <number:number-style style:name="N8117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17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17P0"/>
    </number:number-style>
    <number:number-style style:name="N8119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19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19P0"/>
    </number:number-style>
    <number:number-style style:name="N8120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0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0P0"/>
    </number:number-style>
    <number:date-style style:name="N8121" number:language="ja" number:country="JP">
      <number:era number:calendar="gengou"/>
      <number:year number:calendar="gengou"/>
      <number:text>.</number:text>
      <number:month number:calendar="gengou"/>
      <number:text>.</number:text>
      <number:day number:calendar="gengou"/>
    </number:date-style>
    <number:date-style style:name="N8122" number:language="ja" number:country="JP">
      <number:era number:calendar="gengou" number:style="long"/>
      <number:year number:calendar="gengou"/>
      <number:text>年</number:text>
      <number:month number:calendar="gengou"/>
      <number:text>月</number:text>
      <number:day number:calendar="gengou"/>
      <number:text>日</number:text>
    </number:date-style>
    <number:date-style style:name="N8123" number:language="ja" number:country="JP">
      <number:month/>
      <number:text>/</number:text>
      <number:day/>
      <number:text>/</number:text>
      <number:year/>
    </number:date-style>
    <number:date-style style:name="N8124" number:language="ja" number:country="JP">
      <number:year number:style="long"/>
      <number:text>年</number:text>
      <number:month/>
      <number:text>月</number:text>
      <number:day/>
      <number:text>日</number:text>
    </number:date-style>
    <number:time-style style:name="N8125" number:language="ja" number:country="JP">
      <number:hours/>
      <number:text>時</number:text>
      <number:minutes number:style="long"/>
      <number:text>分</number:text>
    </number:time-style>
    <number:time-style style:name="N8126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27" number:language="ja" number:country="JP">
      <number:year number:style="long"/>
      <number:text>年</number:text>
      <number:month/>
      <number:text>月</number:text>
    </number:date-style>
    <number:date-style style:name="N8128" number:language="ja" number:country="JP">
      <number:month/>
      <number:text>月</number:text>
      <number:day/>
      <number:text>日</number:text>
    </number:date-style>
    <number:number-style style:name="N8130P0" style:volatile="true" number:language="ja" number:country="JP">
      <number:text>¥</number:text>
      <number:number number:decimal-places="0" number:min-integer-digits="1" number:grouping="true"/>
    </number:number-style>
    <number:number-style style:name="N8130" number:language="ja" number:country="JP">
      <number:text>-¥</number:text>
      <number:number number:decimal-places="0" number:min-integer-digits="1" number:grouping="true"/>
      <style:map style:condition="value()&gt;=0" style:apply-style-name="N8130P0"/>
    </number:number-style>
    <number:number-style style:name="N8131P0" style:volatile="true" number:language="ja" number:country="JP">
      <number:text>¥</number:text>
      <number:number number:decimal-places="0" number:min-integer-digits="1" number:grouping="true"/>
    </number:number-style>
    <number:number-style style:name="N8131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31P0"/>
    </number:number-style>
    <number:number-style style:name="N8133P0" style:volatile="true" number:language="ja" number:country="JP">
      <number:text>¥</number:text>
      <number:number number:decimal-places="2" number:min-integer-digits="1" number:grouping="true"/>
    </number:number-style>
    <number:number-style style:name="N8133" number:language="ja" number:country="JP">
      <number:text>-¥</number:text>
      <number:number number:decimal-places="2" number:min-integer-digits="1" number:grouping="true"/>
      <style:map style:condition="value()&gt;=0" style:apply-style-name="N8133P0"/>
    </number:number-style>
    <number:number-style style:name="N8134P0" style:volatile="true" number:language="ja" number:country="JP">
      <number:text>¥</number:text>
      <number:number number:decimal-places="2" number:min-integer-digits="1" number:grouping="true"/>
    </number:number-style>
    <number:number-style style:name="N8134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34P0"/>
    </number:number-style>
    <number:currency-style style:name="N8135" number:language="ja" number:country="JP">
      <number:currency-symbol number:language="ja" number:country="JP">￥</number:currency-symbol>
      <number:number number:decimal-places="0" number:min-integer-digits="1" number:grouping="true"/>
    </number:currency-style>
    <number:date-style style:name="N8136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37" number:language="ja" number:country="JP">
      <number:day number:style="long"/>
      <number:text>-</number:text>
      <number:month number:textual="true"/>
    </number:date-style>
    <number:date-style style:name="N8138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date-style style:name="N8139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40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41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42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date-style style:name="N8143" number:language="ja" number:country="JP">
      <number:year number:style="long"/>
      <number:text>年</number:text>
      <number:month number:style="long"/>
      <number:text>月</number:text>
    </number:date-style>
    <number:date-style style:name="N8144" number:language="ja" number:country="JP">
      <number:month number:style="long"/>
      <number:text>月</number:text>
      <number:day number:style="long"/>
      <number:text>日</number:text>
    </number:date-style>
    <number:number-style style:name="N8145P0" style:volatile="true" number:language="ja" number:country="JP">
      <number:number number:decimal-places="0" number:min-integer-digits="1" number:grouping="true"/>
    </number:number-style>
    <number:number-style style:name="N8145" number:language="ja" number:country="JP">
      <number:text>-</number:text>
      <number:number number:decimal-places="0" number:min-integer-digits="1" number:grouping="true"/>
      <style:map style:condition="value()&gt;=0" style:apply-style-name="N8145P0"/>
    </number:number-style>
    <number:number-style style:name="N8146P0" style:volatile="true" number:language="ja" number:country="JP">
      <number:number number:decimal-places="0" number:min-integer-digits="1" number:grouping="true"/>
    </number:number-style>
    <number:number-style style:name="N8146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46P0"/>
    </number:number-style>
    <number:number-style style:name="N8147P0" style:volatile="true" number:language="ja" number:country="JP">
      <number:number number:decimal-places="2" number:min-integer-digits="1" number:grouping="true"/>
    </number:number-style>
    <number:number-style style:name="N8147" number:language="ja" number:country="JP">
      <number:text>-</number:text>
      <number:number number:decimal-places="2" number:min-integer-digits="1" number:grouping="true"/>
      <style:map style:condition="value()&gt;=0" style:apply-style-name="N8147P0"/>
    </number:number-style>
    <number:number-style style:name="N8148P0" style:volatile="true" number:language="ja" number:country="JP">
      <number:number number:decimal-places="2" number:min-integer-digits="1" number:grouping="true"/>
    </number:number-style>
    <number:number-style style:name="N814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48P0"/>
    </number:number-style>
    <number:number-style style:name="N8152P0" style:volatile="true" number:language="ja" number:country="JP">
      <number:number number:decimal-places="0" number:min-integer-digits="1" number:grouping="true"/>
      <number:text> </number:text>
    </number:number-style>
    <number:number-style style:name="N815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52P2" style:volatile="true" number:language="ja" number:country="JP">
      <number:text> - </number:text>
    </number:number-style>
    <number:text-style style:name="N8152" number:language="ja" number:country="JP">
      <number:text-content/>
      <number:text> </number:text>
      <style:map style:condition="value()&gt;0" style:apply-style-name="N8152P0"/>
      <style:map style:condition="value()&lt;0" style:apply-style-name="N8152P1"/>
      <style:map style:condition="value()=0" style:apply-style-name="N8152P2"/>
    </number:text-style>
    <number:number-style style:name="N815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5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56P2" style:volatile="true" number:language="ja" number:country="JP">
      <number:text> ¥- </number:text>
    </number:number-style>
    <number:text-style style:name="N8156" number:language="ja" number:country="JP">
      <number:text-content/>
      <number:text> </number:text>
      <style:map style:condition="value()&gt;0" style:apply-style-name="N8156P0"/>
      <style:map style:condition="value()&lt;0" style:apply-style-name="N8156P1"/>
      <style:map style:condition="value()=0" style:apply-style-name="N8156P2"/>
    </number:text-style>
    <number:number-style style:name="N8160P0" style:volatile="true" number:language="ja" number:country="JP">
      <number:number number:decimal-places="2" number:min-integer-digits="1" number:grouping="true"/>
      <number:text> </number:text>
    </number:number-style>
    <number:number-style style:name="N816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6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60" number:language="ja" number:country="JP">
      <number:text-content/>
      <number:text> </number:text>
      <style:map style:condition="value()&gt;0" style:apply-style-name="N8160P0"/>
      <style:map style:condition="value()&lt;0" style:apply-style-name="N8160P1"/>
      <style:map style:condition="value()=0" style:apply-style-name="N8160P2"/>
    </number:text-style>
    <number:number-style style:name="N816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6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6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64" number:language="ja" number:country="JP">
      <number:text-content/>
      <number:text> </number:text>
      <style:map style:condition="value()&gt;0" style:apply-style-name="N8164P0"/>
      <style:map style:condition="value()&lt;0" style:apply-style-name="N8164P1"/>
      <style:map style:condition="value()=0" style:apply-style-name="N8164P2"/>
    </number:text-style>
    <number:time-style style:name="N8165" number:language="ja" number:country="JP">
      <number:minutes number:style="long"/>
      <number:text>:</number:text>
      <number:seconds number:style="long"/>
    </number:time-style>
    <number:time-style style:name="N816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67" number:language="ja" number:country="JP">
      <number:minutes number:style="long"/>
      <number:text>:</number:text>
      <number:seconds number:style="long" number:decimal-places="1"/>
    </number:time-style>
    <number:number-style style:name="N8168" number:language="ja" number:country="JP">
      <number:scientific-number number:decimal-places="1" number:min-integer-digits="3" number:min-exponent-digits="1"/>
    </number:number-style>
    <number:date-style style:name="N8169" number:language="ja" number:country="JP">
      <number:month/>
      <number:text>/</number:text>
      <number:day/>
    </number:date-style>
    <number:number-style style:name="N8171P0" style:volatile="true" number:language="ja" number:country="JP">
      <number:number number:decimal-places="2" number:min-integer-digits="1" number:grouping="true"/>
      <number:text> </number:text>
    </number:number-style>
    <number:number-style style:name="N8171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71P2" style:volatile="true" number:language="ja" number:country="JP">
      <number:text>-</number:text>
      <number:number number:decimal-places="0" number:min-integer-digits="0"/>
      <number:text> </number:text>
    </number:number-style>
    <number:text-style style:name="N8171" number:language="ja" number:country="JP">
      <number:text-content/>
      <number:text> </number:text>
      <style:map style:condition="value()&gt;0" style:apply-style-name="N8171P0"/>
      <style:map style:condition="value()&lt;0" style:apply-style-name="N8171P1"/>
      <style:map style:condition="value()=0" style:apply-style-name="N8171P2"/>
    </number:text-style>
    <number:number-style style:name="N8173P0" style:volatile="true" number:language="ja" number:country="JP">
      <number:number number:decimal-places="0" number:min-integer-digits="1" number:grouping="true"/>
      <number:text> </number:text>
    </number:number-style>
    <number:number-style style:name="N8173P1" style:volatile="true" number:language="ja" number:country="JP">
      <number:number number:decimal-places="0" number:min-integer-digits="1" number:grouping="true"/>
      <number:text> </number:text>
    </number:number-style>
    <number:number-style style:name="N8173P2" style:volatile="true" number:language="ja" number:country="JP">
      <number:text>- </number:text>
    </number:number-style>
    <number:text-style style:name="N8173" number:language="ja" number:country="JP">
      <number:text-content/>
      <number:text> </number:text>
      <style:map style:condition="value()&gt;0" style:apply-style-name="N8173P0"/>
      <style:map style:condition="value()&lt;0" style:apply-style-name="N8173P1"/>
      <style:map style:condition="value()=0" style:apply-style-name="N8173P2"/>
    </number:text-style>
    <number:number-style style:name="N8174P0" style:volatile="true" number:language="ja" number:country="JP">
      <number:number number:decimal-places="2" number:min-integer-digits="1" number:grouping="true"/>
      <number:text> </number:text>
    </number:number-style>
    <number:number-style style:name="N8174P1" style:volatile="true" number:language="ja" number:country="JP">
      <number:number number:decimal-places="2" number:min-integer-digits="1" number:grouping="true"/>
      <number:text> </number:text>
    </number:number-style>
    <number:number-style style:name="N8174P2" style:volatile="true" number:language="ja" number:country="JP">
      <number:text>-</number:text>
      <number:number number:decimal-places="0" number:min-integer-digits="0"/>
      <number:text> </number:text>
    </number:number-style>
    <number:text-style style:name="N8174" number:language="ja" number:country="JP">
      <number:text-content/>
      <number:text> </number:text>
      <style:map style:condition="value()&gt;0" style:apply-style-name="N8174P0"/>
      <style:map style:condition="value()&lt;0" style:apply-style-name="N8174P1"/>
      <style:map style:condition="value()=0" style:apply-style-name="N8174P2"/>
    </number:text-style>
    <number:number-style style:name="N8175P0" style:volatile="true" number:language="ja" number:country="JP">
      <number:number number:decimal-places="0" number:min-integer-digits="1" number:grouping="true"/>
      <number:text> </number:text>
    </number:number-style>
    <number:number-style style:name="N8175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75P2" style:volatile="true" number:language="ja" number:country="JP">
      <number:text>- </number:text>
    </number:number-style>
    <number:text-style style:name="N8175" number:language="ja" number:country="JP">
      <number:text-content/>
      <number:text> </number:text>
      <style:map style:condition="value()&gt;0" style:apply-style-name="N8175P0"/>
      <style:map style:condition="value()&lt;0" style:apply-style-name="N8175P1"/>
      <style:map style:condition="value()=0" style:apply-style-name="N8175P2"/>
    </number:text-style>
    <number:number-style style:name="N16106P0" style:volatile="true" number:language="en" number:country="IN">
      <number:number number:decimal-places="0" number:min-integer-digits="1" number:grouping="true"/>
    </number:number-style>
    <number:number-style style:name="N16106" number:language="en" number:country="IN">
      <number:text>-</number:text>
      <number:number number:decimal-places="0" number:min-integer-digits="1" number:grouping="true"/>
      <style:map style:condition="value()&gt;=0" style:apply-style-name="N16106P0"/>
    </number:number-style>
    <number:number-style style:name="N16107P0" style:volatile="true" number:language="en" number:country="IN">
      <number:number number:decimal-places="0" number:min-integer-digits="1" number:grouping="true"/>
    </number:number-style>
    <number:number-style style:name="N16107" number:language="en" number:country="IN">
      <style:text-properties fo:color="#ff0000"/>
      <number:text>-</number:text>
      <number:number number:decimal-places="0" number:min-integer-digits="1" number:grouping="true"/>
      <style:map style:condition="value()&gt;=0" style:apply-style-name="N16107P0"/>
    </number:number-style>
    <number:number-style style:name="N16108P0" style:volatile="true" number:language="en" number:country="IN">
      <number:number number:decimal-places="2" number:min-integer-digits="1" number:grouping="true"/>
    </number:number-style>
    <number:number-style style:name="N16108" number:language="en" number:country="IN">
      <number:text>-</number:text>
      <number:number number:decimal-places="2" number:min-integer-digits="1" number:grouping="true"/>
      <style:map style:condition="value()&gt;=0" style:apply-style-name="N16108P0"/>
    </number:number-style>
    <number:number-style style:name="N16109P0" style:volatile="true" number:language="en" number:country="IN">
      <number:number number:decimal-places="2" number:min-integer-digits="1" number:grouping="true"/>
    </number:number-style>
    <number:number-style style:name="N16109" number:language="en" number:country="IN">
      <style:text-properties fo:color="#ff0000"/>
      <number:text>-</number:text>
      <number:number number:decimal-places="2" number:min-integer-digits="1" number:grouping="true"/>
      <style:map style:condition="value()&gt;=0" style:apply-style-name="N16109P0"/>
    </number:number-style>
    <number:number-style style:name="N16113P0" style:volatile="true" number:language="en" number:country="IN">
      <number:number number:decimal-places="0" number:min-integer-digits="1" number:grouping="true"/>
      <number:text> </number:text>
    </number:number-style>
    <number:number-style style:name="N16113P1" style:volatile="true" number:language="en" number:country="IN">
      <number:text>-</number:text>
      <number:number number:decimal-places="0" number:min-integer-digits="1" number:grouping="true"/>
      <number:text> </number:text>
    </number:number-style>
    <number:number-style style:name="N16113P2" style:volatile="true" number:language="en" number:country="IN">
      <number:text> - </number:text>
    </number:number-style>
    <number:text-style style:name="N16113" number:language="en" number:country="IN">
      <number:text-content/>
      <number:text> </number:text>
      <style:map style:condition="value()&gt;0" style:apply-style-name="N16113P0"/>
      <style:map style:condition="value()&lt;0" style:apply-style-name="N16113P1"/>
      <style:map style:condition="value()=0" style:apply-style-name="N16113P2"/>
    </number:text-style>
    <number:number-style style:name="N16117P0" style:volatile="true" number:language="en" number:country="IN">
      <number:number number:decimal-places="2" number:min-integer-digits="1" number:grouping="true"/>
      <number:text> </number:text>
    </number:number-style>
    <number:number-style style:name="N16117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16117P2" style:volatile="true" number:language="en" number:country="IN">
      <number:text> -</number:text>
      <number:number number:decimal-places="0" number:min-integer-digits="0"/>
      <number:text> </number:text>
    </number:number-style>
    <number:text-style style:name="N16117" number:language="en" number:country="IN">
      <number:text-content/>
      <number:text> </number:text>
      <style:map style:condition="value()&gt;0" style:apply-style-name="N16117P0"/>
      <style:map style:condition="value()&lt;0" style:apply-style-name="N16117P1"/>
      <style:map style:condition="value()=0" style:apply-style-name="N16117P2"/>
    </number:text-style>
    <number:time-style style:name="N16118" number:language="en" number:country="IN">
      <number:minutes number:style="long"/>
      <number:text>:</number:text>
      <number:seconds number:style="long"/>
    </number:time-style>
    <number:time-style style:name="N16119" number:language="en" number:country="IN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120" number:language="en" number:country="IN">
      <number:minutes number:style="long"/>
      <number:text>:</number:text>
      <number:seconds number:style="long" number:decimal-places="1"/>
    </number:time-style>
    <number:number-style style:name="N16121" number:language="en" number:country="IN">
      <number:scientific-number number:decimal-places="1" number:min-integer-digits="3" number:min-exponent-digits="1"/>
    </number:number-style>
    <number:number-style style:name="N16122" number:language="en" number:country="IN">
      <number:number number:decimal-places="2" number:min-integer-digits="0"/>
    </number:number-style>
    <number:number-style style:name="N16123" number:language="en" number:country="IN">
      <number:number number:decimal-places="4" number:min-integer-digits="0"/>
    </number:number-style>
    <number:number-style style:name="N16125P0" style:volatile="true" number:language="en" number:country="IN">
      <number:number number:decimal-places="2" number:min-integer-digits="1" number:grouping="true"/>
      <number:text> </number:text>
    </number:number-style>
    <number:number-style style:name="N16125P1" style:volatile="true" number:language="en" number:country="IN">
      <number:text>-</number:text>
      <number:number number:decimal-places="2" number:min-integer-digits="1" number:grouping="true"/>
      <number:text> </number:text>
    </number:number-style>
    <number:number-style style:name="N16125P2" style:volatile="true" number:language="en" number:country="IN">
      <number:text>-</number:text>
      <number:number number:decimal-places="0" number:min-integer-digits="0"/>
      <number:text> </number:text>
    </number:number-style>
    <number:text-style style:name="N16125" number:language="en" number:country="IN">
      <number:text-content/>
      <number:text> </number:text>
      <style:map style:condition="value()&gt;0" style:apply-style-name="N16125P0"/>
      <style:map style:condition="value()&lt;0" style:apply-style-name="N16125P1"/>
      <style:map style:condition="value()=0" style:apply-style-name="N16125P2"/>
    </number:text-style>
    <number:date-style style:name="N24116" number:language="en" number:country="US">
      <number:month/>
      <number:text>/</number:text>
      <number:day/>
      <number:text>/</number:text>
      <number:year number:style="long"/>
    </number:date-style>
    <number:date-style style:name="N24117" number:language="en" number:country="US">
      <number:day/>
      <number:text>-</number:text>
      <number:month number:textual="true"/>
      <number:text>-</number:text>
      <number:year/>
    </number:date-style>
    <number:date-style style:name="N24118" number:language="en" number:country="US">
      <number:day/>
      <number:text>-</number:text>
      <number:month number:textual="true"/>
    </number:date-style>
    <number:date-style style:name="N24119" number:language="en" number:country="US">
      <number:month number:textual="true"/>
      <number:text>-</number:text>
      <number:year/>
    </number:date-style>
    <number:time-style style:name="N24120" number:language="en" number:country="US">
      <number:hours/>
      <number:text>:</number:text>
      <number:minutes number:style="long"/>
      <number:text> </number:text>
      <number:am-pm/>
    </number:time-style>
    <number:time-style style:name="N24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24122" number:language="en" number:country="US">
      <number:hours/>
      <number:text>:</number:text>
      <number:minutes number:style="long"/>
    </number:time-style>
    <number:time-style style:name="N24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24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24126P0" style:volatile="true" number:language="en" number:country="US">
      <number:number number:decimal-places="0" number:min-integer-digits="1" number:grouping="true"/>
      <number:text> </number:text>
    </number:number-style>
    <number:number-style style:name="N24126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24126P0"/>
    </number:number-style>
    <number:number-style style:name="N24127P0" style:volatile="true" number:language="en" number:country="US">
      <number:number number:decimal-places="0" number:min-integer-digits="1" number:grouping="true"/>
      <number:text> </number:text>
    </number:number-style>
    <number:number-style style:name="N24127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24127P0"/>
    </number:number-style>
    <number:number-style style:name="N24129P0" style:volatile="true" number:language="en" number:country="US">
      <number:number number:decimal-places="2" number:min-integer-digits="1" number:grouping="true"/>
      <number:text> </number:text>
    </number:number-style>
    <number:number-style style:name="N24129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24129P0"/>
    </number:number-style>
    <number:number-style style:name="N24130P0" style:volatile="true" number:language="en" number:country="US">
      <number:number number:decimal-places="2" number:min-integer-digits="1" number:grouping="true"/>
      <number:text> </number:text>
    </number:number-style>
    <number:number-style style:name="N24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24130P0"/>
    </number:number-style>
    <number:currency-style style:name="N24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4132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4132P0"/>
    </number:currency-style>
    <number:currency-style style:name="N24133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4133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24133P0"/>
    </number:currency-style>
    <number:currency-style style:name="N2413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4135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4135P0"/>
    </number:currency-style>
    <number:currency-style style:name="N24136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4136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24136P0"/>
    </number:currency-style>
    <number:number-style style:name="N24139P0" style:volatile="true" number:language="en" number:country="US">
      <number:number number:decimal-places="0" number:min-integer-digits="1" number:grouping="true"/>
      <number:text> </number:text>
    </number:number-style>
    <number:number-style style:name="N24139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24139P2" style:volatile="true" number:language="en" number:country="US">
      <number:text> - </number:text>
    </number:number-style>
    <number:text-style style:name="N24139" number:language="en" number:country="US">
      <number:text-content/>
      <number:text> </number:text>
      <style:map style:condition="value()&gt;0" style:apply-style-name="N24139P0"/>
      <style:map style:condition="value()&lt;0" style:apply-style-name="N24139P1"/>
      <style:map style:condition="value()=0" style:apply-style-name="N24139P2"/>
    </number:text-style>
    <number:currency-style style:name="N2414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24142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24142P2" style:volatile="true" number:language="en" number:country="US">
      <number:currency-symbol/>
      <number:text>- </number:text>
    </number:currency-style>
    <number:text-style style:name="N24142" number:language="en" number:country="US">
      <number:text-content/>
      <number:text> </number:text>
      <style:map style:condition="value()&gt;0" style:apply-style-name="N24142P0"/>
      <style:map style:condition="value()&lt;0" style:apply-style-name="N24142P1"/>
      <style:map style:condition="value()=0" style:apply-style-name="N24142P2"/>
    </number:text-style>
    <number:number-style style:name="N24145P0" style:volatile="true" number:language="en" number:country="US">
      <number:number number:decimal-places="2" number:min-integer-digits="1" number:grouping="true"/>
      <number:text> </number:text>
    </number:number-style>
    <number:number-style style:name="N2414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2414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24145" number:language="en" number:country="US">
      <number:text-content/>
      <number:text> </number:text>
      <style:map style:condition="value()&gt;0" style:apply-style-name="N24145P0"/>
      <style:map style:condition="value()&lt;0" style:apply-style-name="N24145P1"/>
      <style:map style:condition="value()=0" style:apply-style-name="N24145P2"/>
    </number:text-style>
    <number:currency-style style:name="N2414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24148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24148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24148" number:language="en" number:country="US">
      <number:text-content/>
      <number:text> </number:text>
      <style:map style:condition="value()&gt;0" style:apply-style-name="N24148P0"/>
      <style:map style:condition="value()&lt;0" style:apply-style-name="N24148P1"/>
      <style:map style:condition="value()=0" style:apply-style-name="N24148P2"/>
    </number:text-style>
    <number:time-style style:name="N24149" number:language="en" number:country="US">
      <number:minutes number:style="long"/>
      <number:text>:</number:text>
      <number:seconds number:style="long"/>
    </number:time-style>
    <number:time-style style:name="N24150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24151" number:language="en" number:country="US">
      <number:minutes number:style="long"/>
      <number:text>:</number:text>
      <number:seconds number:style="long" number:decimal-places="1"/>
    </number:time-style>
    <number:number-style style:name="N24152" number:language="en" number:country="US">
      <number:scientific-number number:decimal-places="1" number:min-integer-digits="3" number:min-exponent-digits="1"/>
    </number:number-style>
    <number:number-style style:name="N24154P0" style:volatile="true" number:language="en" number:country="US">
      <number:number number:decimal-places="2" number:min-integer-digits="1" number:grouping="true"/>
      <number:text> </number:text>
    </number:number-style>
    <number:number-style style:name="N24154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24154P2" style:volatile="true" number:language="en" number:country="US">
      <number:text>-</number:text>
      <number:number number:decimal-places="0" number:min-integer-digits="0"/>
      <number:text> </number:text>
    </number:number-style>
    <number:text-style style:name="N24154" number:language="en" number:country="US">
      <number:text-content/>
      <number:text> </number:text>
      <style:map style:condition="value()&gt;0" style:apply-style-name="N24154P0"/>
      <style:map style:condition="value()&lt;0" style:apply-style-name="N24154P1"/>
      <style:map style:condition="value()=0" style:apply-style-name="N24154P2"/>
    </number:text-style>
    <number:date-style style:name="N32115" number:language="zh" number:country="CN">
      <number:year number:style="long"/>
      <number:text>-</number:text>
      <number:month/>
      <number:text>-</number:text>
      <number:day/>
    </number:date-style>
    <number:date-style style:name="N32116" number:language="zh" number:country="CN">
      <number:day/>
      <number:text>-</number:text>
      <number:month number:textual="true"/>
      <number:text>-</number:text>
      <number:year/>
    </number:date-style>
    <number:date-style style:name="N32117" number:language="zh" number:country="CN">
      <number:day/>
      <number:text>-</number:text>
      <number:month number:textual="true"/>
    </number:date-style>
    <number:date-style style:name="N32118" number:language="zh" number:country="CN">
      <number:month number:textual="true"/>
      <number:text>-</number:text>
      <number:year/>
    </number:date-style>
    <number:time-style style:name="N32119" number:language="zh" number:country="CN">
      <number:hours/>
      <number:text>:</number:text>
      <number:minutes number:style="long"/>
      <number:text> </number:text>
      <number:am-pm/>
    </number:time-style>
    <number:time-style style:name="N32120" number:language="zh" number:country="CN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32121" number:language="zh" number:country="CN">
      <number:hours/>
      <number:text>:</number:text>
      <number:minutes number:style="long"/>
    </number:time-style>
    <number:time-style style:name="N32122" number:language="zh" number:country="CN">
      <number:hours/>
      <number:text>:</number:text>
      <number:minutes number:style="long"/>
      <number:text>:</number:text>
      <number:seconds number:style="long"/>
    </number:time-style>
    <number:date-style style:name="N32123" number:language="zh" number:country="CN">
      <number:year number:style="long"/>
      <number:text>-</number:text>
      <number:month/>
      <number:text>-</number:text>
      <number:day/>
      <number:text> </number:text>
      <number:hours/>
      <number:text>:</number:text>
      <number:minutes number:style="long"/>
    </number:date-style>
    <number:number-style style:name="N32125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32125" number:language="zh" number:country="CN">
      <number:text>($</number:text>
      <number:number number:decimal-places="0" number:min-integer-digits="1" number:grouping="true"/>
      <number:text>)</number:text>
      <style:map style:condition="value()&gt;=0" style:apply-style-name="N32125P0"/>
    </number:number-style>
    <number:number-style style:name="N32126P0" style:volatile="true" number:language="zh" number:country="CN">
      <number:text>$</number:text>
      <number:number number:decimal-places="0" number:min-integer-digits="1" number:grouping="true"/>
      <number:text> </number:text>
    </number:number-style>
    <number:number-style style:name="N32126" number:language="zh" number:country="CN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32126P0"/>
    </number:number-style>
    <number:number-style style:name="N32128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32128" number:language="zh" number:country="CN">
      <number:text>($</number:text>
      <number:number number:decimal-places="2" number:min-integer-digits="1" number:grouping="true"/>
      <number:text>)</number:text>
      <style:map style:condition="value()&gt;=0" style:apply-style-name="N32128P0"/>
    </number:number-style>
    <number:number-style style:name="N32129P0" style:volatile="true" number:language="zh" number:country="CN">
      <number:text>$</number:text>
      <number:number number:decimal-places="2" number:min-integer-digits="1" number:grouping="true"/>
      <number:text> </number:text>
    </number:number-style>
    <number:number-style style:name="N32129" number:language="zh" number:country="CN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32129P0"/>
    </number:number-style>
    <number:date-style style:name="N32130" number:language="zh" number:country="CN">
      <number:month/>
      <number:text>-</number:text>
      <number:day/>
      <number:text>-</number:text>
      <number:year/>
    </number:date-style>
    <number:time-style style:name="N32131" number:language="zh" number:country="CN">
      <number:hours/>
      <number:text>时</number:text>
      <number:minutes number:style="long"/>
      <number:text>分</number:text>
    </number:time-style>
    <number:time-style style:name="N32132" number:language="zh" number:country="CN">
      <number:hours/>
      <number:text>时</number:text>
      <number:minutes number:style="long"/>
      <number:text>分</number:text>
      <number:seconds number:style="long"/>
      <number:text>秒</number:text>
    </number:time-style>
    <number:time-style style:name="N32133" number:language="zh" number:country="CN">
      <number:am-pm/>
      <number:hours/>
      <number:text>时</number:text>
      <number:minutes number:style="long"/>
      <number:text>分</number:text>
    </number:time-style>
    <number:time-style style:name="N32134" number:language="zh" number:country="CN">
      <number:am-pm/>
      <number:hours/>
      <number:text>时</number:text>
      <number:minutes number:style="long"/>
      <number:text>分</number:text>
      <number:seconds number:style="long"/>
      <number:text>秒</number:text>
    </number:time-style>
    <number:number-style style:name="N32136P0" style:volatile="true" number:language="zh" number:country="CN">
      <number:text>￥</number:text>
      <number:number number:decimal-places="2" number:min-integer-digits="1" number:grouping="true"/>
    </number:number-style>
    <number:number-style style:name="N32136" number:language="zh" number:country="CN">
      <number:text>-￥</number:text>
      <number:number number:decimal-places="2" number:min-integer-digits="1" number:grouping="true"/>
      <style:map style:condition="value()&gt;=0" style:apply-style-name="N32136P0"/>
    </number:number-style>
    <number:currency-style style:name="N40106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107P0" style:volatile="true" number:language="de" number:country="D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40107" number:language="de" number:country="DE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40107P0"/>
    </number:currency-style>
    <style:style style:name="Default" style:family="table-cell">
      <style:table-cell-properties style:rotation-align="none"/>
      <style:text-properties style:font-name="ＭＳ Ｐゴシック" style:font-name-asian="ＭＳ Ｐゴシック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automatic"/>
      <style:paragraph-properties fo:margin-left="0in" style:writing-mode="page"/>
      <style:text-properties style:use-window-font-color="true" style:text-outline="false" style:text-line-through-styl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row1" style:family="table-cell" style:parent-style-name="Default">
      <style:table-cell-properties fo:background-color="#cfe7f5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style1" style:family="table-cell" style:parent-style-name="Default"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Untitled1" style:family="table-cell" style:parent-style-name="Default">
      <style:table-cell-properties fo:background-color="#00cc00"/>
      <style:text-properties style:use-window-font-color="true" style:text-outline="false" style:text-line-through-style="none" style:font-name="ＭＳ Ｐゴシック" fo:font-size="10pt" fo:font-style="normal" fo:text-shadow="none" style:text-underline-style="none" fo:font-weight="normal" style:font-name-asian="ＭＳ Ｐゴシック" style:font-size-asian="10pt" style:font-style-asian="normal" style:font-weight-asian="normal" style:font-size-complex="10pt" style:font-style-complex="normal" style:font-weight-complex="normal"/>
    </style:style>
    <style:style style:name="color" style:family="table-cell" style:parent-style-name="Default"/>
    <style:style style:name="color1" style:family="table-cell" style:parent-style-name="Default">
      <style:table-cell-properties fo:background-color="#cccc99"/>
    </style:style>
    <style:style style:name="color2" style:family="table-cell" style:parent-style-name="Default">
      <style:table-cell-properties fo:background-color="#ffcc99"/>
    </style:style>
    <style:style style:name="title1" style:family="table-cell" style:parent-style-name="Default">
      <style:table-cell-properties fo:background-color="#ffcc99" style:vertical-align="middle"/>
      <style:text-properties style:font-name="Verdana1" fo:font-size="8pt" style:font-name-asian="Verdana1" style:font-size-asian="8pt"/>
    </style:style>
    <style:style style:name="title2" style:family="table-cell" style:parent-style-name="Default">
      <style:table-cell-properties fo:background-color="#ffcc99" style:vertical-align="middle"/>
      <style:text-properties style:font-name="Verdana1" fo:font-size="8pt" style:font-name-asian="Verdana1" style:font-size-asian="8pt"/>
    </style:style>
    <style:style style:name="count1" style:family="table-cell" style:parent-style-name="Default">
      <style:text-properties style:font-name="Verdana2" fo:font-weight="bold" style:font-weight-asian="bold"/>
    </style:style>
    <style:style style:name="count2" style:family="table-cell" style:parent-style-name="Default">
      <style:table-cell-properties fo:background-color="#ffcc99"/>
      <style:text-properties style:font-name="Verdana2" fo:font-weight="bold" style:font-name-asian="Verdana2" style:font-weight-asian="bold"/>
    </style:style>
    <style:style style:name="codeColor" style:family="table-cell" style:parent-style-name="Default">
      <style:table-cell-properties fo:background-color="#e6e6ff"/>
    </style:style>
    <style:style style:name="codeColor2" style:family="table-cell" style:parent-style-name="Default">
      <style:table-cell-properties fo:background-color="#e6e6ff"/>
      <style:text-properties style:font-name="Verdana1" fo:font-size="8pt" style:font-name-asian="Verdana1" style:font-size-asian="8pt"/>
    </style:style>
    <style:style style:name="Untitled2" style:family="table-cell" style:parent-style-name="Default">
      <style:table-cell-properties fo:background-color="#e6e6ff"/>
      <style:text-properties style:font-name="Verdana2" fo:font-weight="bold" style:font-name-asian="Verdana2" style:font-weight-asian="bold"/>
    </style:style>
    <style:style style:name="analysis" style:family="table-cell" style:parent-style-name="title2">
      <style:table-cell-properties fo:background-color="#ccffff"/>
    </style:style>
    <style:style style:name="scolor" style:family="table-cell" style:parent-style-name="color2">
      <style:table-cell-properties fo:background-color="#ffcc99"/>
      <style:text-properties style:font-name="Verdana1" fo:font-size="8pt" style:font-name-asian="Verdana1" style:font-size-asian="8pt"/>
    </style:style>
    <style:style style:name="boldColor" style:family="table-cell" style:parent-style-name="color2">
      <style:table-cell-properties fo:background-color="transparent"/>
      <style:text-properties style:font-name="Verdana1" style:font-name-asian="Verdana1"/>
    </style:style>
    <style:style style:name="boldC1" style:family="table-cell" style:parent-style-name="Default">
      <style:table-cell-properties fo:background-color="#ffcc99"/>
      <style:text-properties style:font-name="Verdana1" style:font-name-asian="Verdana1"/>
    </style:style>
    <style:style style:name="test1" style:family="table-cell" style:parent-style-name="Default">
      <style:table-cell-properties fo:background-color="#ccffff"/>
      <style:text-properties style:font-name="Verdana1" fo:font-size="8pt" style:font-name-asian="Verdana1" style:font-size-asian="8pt"/>
    </style:style>
    <style:style style:name="Untitled3" style:family="table-cell" style:parent-style-name="Default">
      <style:table-cell-properties fo:background-color="#dddddd"/>
    </style:style>
    <style:style style:name="Untitled4" style:family="table-cell" style:parent-style-name="Default">
      <style:table-cell-properties fo:background-color="#dddddd"/>
      <style:text-properties style:font-name="Verdana1" fo:font-size="8pt" style:font-name-asian="Verdana1" style:font-size-asian="8pt"/>
    </style:style>
    <style:style style:name="Untitled5" style:family="table-cell" style:parent-style-name="Default">
      <style:table-cell-properties fo:background-color="#dddddd"/>
      <style:text-properties style:font-name="Verdana1" style:font-name-asian="Verdana1"/>
    </style:style>
    <style:style style:name="summary" style:family="table-cell" style:parent-style-name="Default">
      <style:table-cell-properties fo:background-color="#ffcc99"/>
      <style:text-properties style:font-name="Verdana1" fo:font-size="9pt" style:font-name-asian="Verdana1" style:font-size-asian="9pt"/>
    </style:style>
    <style:style style:name="Untitled6" style:family="table-cell" style:parent-style-name="Default">
      <style:table-cell-properties fo:background-color="#ffcc99"/>
      <style:text-properties style:font-name="Verdana1" fo:font-size="9pt" style:font-size-asian="9pt"/>
    </style:style>
    <style:style style:name="Untitled7" style:family="table-cell" style:parent-style-name="Default">
      <style:table-cell-properties fo:background-color="#eeeeee"/>
      <style:text-properties style:font-name="Verdana1" fo:font-size="9pt" style:font-name-asian="Verdana1" style:font-size-asian="9pt"/>
    </style:style>
    <style:style style:name="Untitled8" style:family="table-cell" style:parent-style-name="Default">
      <style:text-properties style:font-name="Verdana2" fo:font-size="9pt" fo:font-weight="bold" style:font-name-asian="Verdana2" style:font-size-asian="9pt" style:font-weight-asian="bold"/>
    </style:style>
    <style:style style:name="Untitled9" style:family="table-cell" style:parent-style-name="Default">
      <style:table-cell-properties fo:background-color="#ffcc99"/>
      <style:text-properties style:font-name="Verdana1" fo:font-size="9pt" style:font-name-asian="Verdana1" style:font-size-asian="9pt"/>
    </style:style>
    <style:style style:name="Untitled10" style:family="table-cell" style:parent-style-name="Default">
      <style:table-cell-properties fo:background-color="#eeeeee"/>
    </style:style>
    <style:style style:name="Untitled11" style:family="table-cell" style:parent-style-name="Default">
      <style:table-cell-properties fo:background-color="#eeeeee"/>
      <style:text-properties style:font-name="Verdana1" fo:font-size="9pt" style:font-name-asian="Verdana1" style:font-size-asian="9pt"/>
    </style:style>
    <style:style style:name="Untitled12" style:family="table-cell" style:parent-style-name="Default">
      <style:table-cell-properties fo:background-color="#eeeeee"/>
      <style:text-properties style:font-name="Verdana2" fo:font-size="9pt" fo:font-weight="bold" style:font-name-asian="Verdana2" style:font-size-asian="9pt" style:font-weight-asian="bold"/>
    </style:style>
    <style:style style:name="Untitled13" style:family="table-cell" style:parent-style-name="Default">
      <style:table-cell-properties fo:background-color="#eeeeee"/>
      <style:text-properties style:font-name="Verdana1" fo:font-size="9pt" style:font-name-asian="Verdana1" style:font-size-asian="9pt"/>
    </style:style>
    <style:style style:name="Untitled14" style:family="table-cell" style:parent-style-name="Default">
      <style:table-cell-properties fo:background-color="#ffcc99"/>
      <style:text-properties style:font-name="Verdana1" style:font-name-asian="Verdana1"/>
    </style:style>
    <style:style style:name="Untitled15" style:family="table-cell" style:parent-style-name="Default">
      <style:table-cell-properties fo:background-color="#eeeeee"/>
      <style:text-properties style:font-name="Verdana1" style:font-name-asian="Verdana1"/>
    </style:style>
    <style:style style:name="catalog" style:family="table-cell" style:parent-style-name="Default">
      <style:table-cell-properties fo:background-color="#ffcc99"/>
      <style:text-properties style:font-name="Verdana1"/>
    </style:style>
    <draw:marker draw:name="Arrowheads_20_1" draw:display-name="Arrowheads 1" svg:viewBox="0 0 20 30" svg:d="M10 0l-10 30h20z"/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29in" fo:page-height="8.2681in" style:num-format="1" style:print-orientation="landscape" fo:margin-top="0.1965in" fo:margin-bottom="0.1965in" fo:margin-left="0.1965in" fo:margin-right="0.1965in" style:print-page-order="ltr" style:scale-to="76%" style:table-centering="horizontal" style:writing-mode="lr-tb"/>
      <style:header-style>
        <style:header-footer-properties fo:min-height="0.2957in" fo:margin-left="0.5516in" fo:margin-right="0.5516in" fo:margin-bottom="0in"/>
      </style:header-style>
      <style:footer-style>
        <style:header-footer-properties fo:min-height="0.2957in" fo:margin-left="0.5516in" fo:margin-right="0.5516in" fo:margin-top="0in"/>
      </style:footer-style>
    </style:page-layout>
    <style:page-layout style:name="Mpm4">
      <style:page-layout-properties fo:page-width="11.6929in" fo:page-height="8.2681in" style:num-format="1" style:print-orientation="landscape" fo:margin-top="0.1965in" fo:margin-bottom="0.1965in" fo:margin-left="0.1965in" fo:margin-right="0.1965in" style:print-page-order="ltr" style:first-page-number="continue" style:scale-to="49%" style:table-centering="horizontal" style:writing-mode="lr-tb"/>
      <style:header-style>
        <style:header-footer-properties fo:min-height="0.2957in" fo:margin-left="0.5516in" fo:margin-right="0.5516in" fo:margin-bottom="0in"/>
      </style:header-style>
      <style:footer-style>
        <style:header-footer-properties fo:min-height="0.2957in" fo:margin-left="0.5516in" fo:margin-right="0.5516in" fo:margin-top="0in"/>
      </style:footer-style>
    </style:page-layout>
    <style:page-layout style:name="Mpm5">
      <style:page-layout-properties fo:page-width="11.6929in" fo:page-height="8.2681in" style:num-format="1" style:print-orientation="landscape" fo:margin-top="0.1965in" fo:margin-bottom="0.1965in" fo:margin-left="0.1965in" fo:margin-right="0.1965in" style:print-page-order="ltr" style:first-page-number="continue" style:scale-to="76%" style:table-centering="horizontal" style:writing-mode="lr-tb"/>
      <style:header-style>
        <style:header-footer-properties fo:min-height="0.2957in" fo:margin-left="0.5516in" fo:margin-right="0.5516in" fo:margin-bottom="0in"/>
      </style:header-style>
      <style:footer-style>
        <style:header-footer-properties fo:min-height="0.2957in" fo:margin-left="0.5516in" fo:margin-right="0.5516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4">07/04/2017</text:date>, <text:time>12:02:0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ummary" style:display-name="PageStyle_Summar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chedule" style:display-name="PageStyle_Schedul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eference" style:display-name="PageStyle_Referenc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ateSchedule" style:display-name="PageStyle_DateSchedul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edmine_20_Task" style:display-name="PageStyle_Redmine Task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7T17:05:27</meta:creation-date>
    <dc:date>2017-07-04T12:02:06.82</dc:date>
    <meta:editing-cycles>4396</meta:editing-cycles>
    <meta:editing-duration>P6DT13H41M48S</meta:editing-duration>
    <meta:generator>OpenOffice/4.1.2$Win32 OpenOffice.org_project/412m3$Build-9782</meta:generator>
    <meta:document-statistic meta:table-count="6" meta:cell-count="2560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REM  *****  BASIC  *****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